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808af" officeooo:paragraph-rsid="001808af"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2a0e2f" officeooo:paragraph-rsid="002a0e2f"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1808af" officeooo:paragraph-rsid="001808af"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808af" officeooo:paragraph-rsid="001e880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93a6b" officeooo:paragraph-rsid="00193a6b"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6a33a" officeooo:paragraph-rsid="0026a33a"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6a33a" officeooo:paragraph-rsid="00313bfa"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a0e2f" officeooo:paragraph-rsid="002a0e2f"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b71f6" officeooo:paragraph-rsid="002b71f6"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bf69f" officeooo:paragraph-rsid="002bf69f"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30d34" officeooo:paragraph-rsid="00313bfa"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normal" officeooo:rsid="001808af" officeooo:paragraph-rsid="001808a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808af" officeooo:paragraph-rsid="001e880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808af" officeooo:paragraph-rsid="00193a6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93a6b" officeooo:paragraph-rsid="00193a6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820f8" officeooo:paragraph-rsid="001808a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820f8" officeooo:paragraph-rsid="001e880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a0e2f" officeooo:paragraph-rsid="002a0e2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b71f6" officeooo:paragraph-rsid="002b71f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bf69f" officeooo:paragraph-rsid="002bf69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c610e" officeooo:paragraph-rsid="002c610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6a33a" officeooo:paragraph-rsid="00313bfa"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font-weight="normal" officeooo:rsid="001a1305" officeooo:paragraph-rsid="001a1305"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officeooo:rsid="00193a6b" officeooo:paragraph-rsid="00193a6b"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20695e" officeooo:paragraph-rsid="0020695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bf69f" officeooo:paragraph-rsid="002bf69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8cf4c" officeooo:paragraph-rsid="0038cf4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8cf4c" officeooo:paragraph-rsid="0039583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95838" officeooo:paragraph-rsid="0039583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9a249" officeooo:paragraph-rsid="0039a249"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bold" officeooo:rsid="002a0e2f" officeooo:paragraph-rsid="002a0e2f"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2b71f6" officeooo:paragraph-rsid="002b71f6"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2bf69f" officeooo:paragraph-rsid="002bf69f"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38cf4c" officeooo:paragraph-rsid="0038cf4c"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395838" officeooo:paragraph-rsid="00395838"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39a249" officeooo:paragraph-rsid="0039a249"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4pt" fo:font-weight="bold" officeooo:rsid="002a0e2f" officeooo:paragraph-rsid="002a0e2f"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normal" officeooo:rsid="0039a249" officeooo:paragraph-rsid="0039a249"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6pt" style:text-underline-style="solid" style:text-underline-width="auto" style:text-underline-color="font-color" fo:font-weight="bold" officeooo:rsid="0039a249" officeooo:paragraph-rsid="0039a249" style:font-size-asian="16pt" style:font-weight-asian="bold" style:font-size-complex="16pt" style:font-weight-complex="bold"/>
    </style:style>
    <style:style style:name="P40" style:family="paragraph" style:parent-style-name="Standard">
      <style:paragraph-properties fo:text-align="start" style:justify-single-word="false" fo:padding="0.0291in" fo:border-left="none" fo:border-right="none" fo:border-top="none" fo:border-bottom="0.06pt solid #000000" style:join-border="false"/>
      <style:text-properties fo:font-size="12pt" fo:font-weight="normal" officeooo:rsid="0039a249" officeooo:paragraph-rsid="0039a249" style:font-size-asian="10.5pt" style:font-weight-asian="normal" style:font-size-complex="12pt" style:font-weight-complex="normal"/>
    </style:style>
    <style:style style:name="P41" style:family="paragraph" style:parent-style-name="Standard">
      <style:paragraph-properties fo:text-align="start" style:justify-single-word="false" fo:padding="0.0291in" fo:border-left="none" fo:border-right="none" fo:border-top="none" fo:border-bottom="0.06pt solid #000000" style:join-border="false"/>
      <style:text-properties fo:font-size="12pt" fo:font-weight="bold" officeooo:rsid="0039a249" officeooo:paragraph-rsid="0039a249" style:font-size-asian="10.5pt" style:font-weight-asian="bold" style:font-size-complex="12pt" style:font-weight-complex="bold"/>
    </style:style>
    <style:style style:name="T1" style:family="text">
      <style:text-properties officeooo:rsid="00193a6b"/>
    </style:style>
    <style:style style:name="T2" style:family="text">
      <style:text-properties officeooo:rsid="001a1305"/>
    </style:style>
    <style:style style:name="T3" style:family="text">
      <style:text-properties officeooo:rsid="001b653a"/>
    </style:style>
    <style:style style:name="T4" style:family="text">
      <style:text-properties officeooo:rsid="001d323c"/>
    </style:style>
    <style:style style:name="T5" style:family="text">
      <style:text-properties officeooo:rsid="0022183d"/>
    </style:style>
    <style:style style:name="T6" style:family="text">
      <style:text-properties fo:font-weight="normal" style:font-weight-asian="normal" style:font-weight-complex="normal"/>
    </style:style>
    <style:style style:name="T7" style:family="text">
      <style:text-properties fo:font-weight="normal" officeooo:rsid="0024e715" style:font-weight-asian="normal" style:font-weight-complex="normal"/>
    </style:style>
    <style:style style:name="T8" style:family="text">
      <style:text-properties fo:font-weight="normal" officeooo:rsid="0025ecc5" style:font-weight-asian="normal" style:font-weight-complex="normal"/>
    </style:style>
    <style:style style:name="T9" style:family="text">
      <style:text-properties fo:font-weight="normal" officeooo:rsid="0026a33a" style:font-weight-asian="normal" style:font-weight-complex="normal"/>
    </style:style>
    <style:style style:name="T10" style:family="text">
      <style:text-properties fo:font-weight="normal" officeooo:rsid="00277453" style:font-weight-asian="normal" style:font-weight-complex="normal"/>
    </style:style>
    <style:style style:name="T11" style:family="text">
      <style:text-properties fo:font-weight="normal" officeooo:rsid="0027ac32" style:font-weight-asian="normal" style:font-weight-complex="normal"/>
    </style:style>
    <style:style style:name="T12" style:family="text">
      <style:text-properties fo:font-weight="normal" officeooo:rsid="00313bfa" style:font-weight-asian="normal" style:font-weight-complex="normal"/>
    </style:style>
    <style:style style:name="T13" style:family="text">
      <style:text-properties fo:font-weight="normal" officeooo:rsid="00329a5f" style:font-weight-asian="normal" style:font-weight-complex="normal"/>
    </style:style>
    <style:style style:name="T14" style:family="text">
      <style:text-properties fo:font-weight="normal" officeooo:rsid="00341e7c" style:font-weight-asian="normal" style:font-weight-complex="normal"/>
    </style:style>
    <style:style style:name="T15" style:family="text">
      <style:text-properties fo:font-weight="normal" officeooo:rsid="0034935e" style:font-weight-asian="normal" style:font-weight-complex="normal"/>
    </style:style>
    <style:style style:name="T16" style:family="text">
      <style:text-properties officeooo:rsid="002d12dd"/>
    </style:style>
    <style:style style:name="T17" style:family="text">
      <style:text-properties officeooo:rsid="002f7752"/>
    </style:style>
    <style:style style:name="T18" style:family="text">
      <style:text-properties officeooo:rsid="00313bfa"/>
    </style:style>
    <style:style style:name="T19" style:family="text">
      <style:text-properties officeooo:rsid="00369652"/>
    </style:style>
    <style:style style:name="T20" style:family="text">
      <style:text-properties officeooo:rsid="00277453"/>
    </style:style>
    <style:style style:name="T21" style:family="text">
      <style:text-properties officeooo:rsid="00395838"/>
    </style:style>
    <style:style style:name="T22" style:family="text">
      <style:text-properties officeooo:rsid="0039a24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486/586 – PDP8 Simulator Report</text:p>
      <text:p text:style-name="P1">Sean Koppenhafer, Ken Benderly, Luis Santiago, Steve P<text:span text:style-name="T3">ei</text:span>rce</text:p>
      <text:p text:style-name="P1"/>
      <text:p text:style-name="P3">General Design Specifications</text:p>
      <text:p text:style-name="P12">Our PDP8 simulator uses the octal format of output from the PAL assembler. <text:s/>Our simulator has a starting address of 0200 octal when executing programs. <text:s/><text:span text:style-name="T1">The simulator can run in the terminal, or in a GUI debugger. <text:s/>To build the terminal based simulator, build with makefile. <text:s/>To build the GUI based simulator, build with makefile.gui. <text:s/>Make clean must be done before switching to the other version.</text:span></text:p>
      <text:p text:style-name="P16"/>
      <text:p text:style-name="P21">Memory layout was implemented as an array of 16-bit, unsigned integers, (uint16_t). The number of entries was sized as [PAGES * WORDS_PER_PAGE] with PAGES and WORDS_PER_PAGE defined as 32 and 128, respectively. These values are consistent with the PDP-8 <text:span text:style-name="T17">and it's 4KB of memory</text:span>. Since only 12 <text:span text:style-name="T16">of the 16 </text:span>bits, <text:span text:style-name="T17">(per index) </text:span>were used, we were able to “shoe-horn” some functionality i<text:span text:style-name="T18">n</text:span>to the remaining 4 bits, such as <text:span text:style-name="T18">the</text:span> valid, breakpoint and trace<text:span text:style-name="T18">point</text:span> bits. <text:span text:style-name="T16">When writing to memory, the page and offset were determined by masking the value to convert with 0xF80 and 0x07F, then adding the values together, completing the new, converted value. This new, converted value is used as the index into the memory array. Once indexed, we then write this value to the tracefile and preserve the extra state bits. For debugging of the code the address and computed values can be printed to the terminal by defining MEMORY_DEBUG. </text:span></text:p>
      <text:p text:style-name="P21"/>
      <text:p text:style-name="P11">Effective Address Calculation</text:p>
      <text:p text:style-name="P11"><text:span text:style-name="T8">The function </text:span><text:span text:style-name="T12">takes in an instruction </text:span><text:span text:style-name="T8">and place</text:span><text:span text:style-name="T12">s</text:span><text:span text:style-name="T8"> the effective address in the CPMA </text:span><text:span text:style-name="T12">register as output</text:span><text:span text:style-name="T8">. </text:span><text:span text:style-name="T7">A </text:span><text:span text:style-name="T6">12 bit </text:span><text:span text:style-name="T7">instruction </text:span><text:span text:style-name="T8">and a pointer to the registers struct</text:span><text:span text:style-name="T12">ure</text:span><text:span text:style-name="T7"> </text:span><text:span text:style-name="T8">are</text:span><text:span text:style-name="T7"> </text:span><text:span text:style-name="T6">passed </text:span><text:span text:style-name="T8">as arguments </text:span><text:span text:style-name="T6">to the effective address </text:span><text:span text:style-name="T7">calculation</text:span><text:span text:style-name="T6"> function. </text:span><text:span text:style-name="T7">The function </text:span><text:span text:style-name="T8">test</text:span><text:span text:style-name="T12">s</text:span><text:span text:style-name="T7"> bit 3</text:span><text:span text:style-name="T6"> </text:span><text:span text:style-name="T8">of the instruction to determine if it is a direct or </text:span><text:span text:style-name="T12">an</text:span><text:span text:style-name="T8"> indirect mode instruction. Next i</text:span><text:span text:style-name="T12">t</text:span><text:span text:style-name="T8"> test</text:span><text:span text:style-name="T12">s</text:span><text:span text:style-name="T8"> bit 4 to determine if the instruction is in the current page or </text:span><text:span text:style-name="T12">in</text:span><text:span text:style-name="T8"> zero page. If the instruction is direct mode, current page, the offset in the instruction is concatenated </text:span><text:span text:style-name="T9">with </text:span><text:span text:style-name="T8">the current page and the value placed on the CPMA register. <text:s/>Similarly, for </text:span><text:span text:style-name="T12">a </text:span><text:span text:style-name="T8">direct mode zero page </text:span><text:span text:style-name="T12">instruction, only the offset from the instruction</text:span><text:span text:style-name="T9"> is placed in the CPMA. <text:s/>If indirect mode is detected the same steps are taken to determine the value but instead of placing the value directly to the CPMA register, the value is used to do a memory read and the value from the memory read it is placed in the CPMA. <text:s/>Indirect address has one more featur</text:span><text:span text:style-name="T12">e. I</text:span><text:span text:style-name="T9">f the address to be used for indirect mode is stored between address 10 and 17 octal, the </text:span><text:span text:style-name="T15">memory </text:span><text:span text:style-name="T9">value is incremented </text:span><text:span text:style-name="T15">with </text:span><text:span text:style-name="T9">each access and the incremented value is used for </text:span><text:span text:style-name="T14">a memory read. <text:s/>The memory read value is then placed in the CPMA.</text:span><text:span text:style-name="T9"> </text:span></text:p>
      <text:p text:style-name="P22"/>
      <text:p text:style-name="P7"><text:span text:style-name="T6">To test the </text:span><text:span text:style-name="T10">function</text:span><text:span text:style-name="T6"> we</text:span><text:span text:style-name="T10"> wrote a program that used all 5 addressing modes and </text:span><text:span text:style-name="T13">also</text:span><text:span text:style-name="T10"> tested the entire range of auto increment address</text:span><text:span text:style-name="T11">es</text:span><text:span text:style-name="T10">. A second version of the </text:span><text:span text:style-name="T11">previous </text:span><text:span text:style-name="T10">program was sl</text:span><text:span text:style-name="T11">i</text:span><text:span text:style-name="T10">ghtly modif</text:span><text:span text:style-name="T11">ied </text:span><text:span text:style-name="T10">to ensure auto increment only happen</text:span><text:span text:style-name="T13">s when</text:span><text:span text:style-name="T10"> indirect </text:span><text:span text:style-name="T13">addressing mode is used</text:span><text:span text:style-name="T10">.</text:span></text:p>
      <text:p text:style-name="P16"/>
      <text:p text:style-name="P5">Testing</text:p>
      <text:p text:style-name="P15">We <text:span text:style-name="T4">tried to test all possible edge case scenarios</text:span>. <text:s/>For the non micro instructions, there is a test case for each instruction. <text:s/>The only somewhat challenging test is the TAD test, since there <text:span text:style-name="T4">are</text:span> many edge cases. <text:s/>In the TAD test, carry and non-carry situations were generated to test <text:span text:style-name="T4">if link register functionality worked correctly. <text:s/>Micro instruction tests were divided into group 1 and group 2. <text:s/>Group 1 micro instructions were tested for each level to be completed in order and in combinations that combined levels of instructions. <text:s/>Group 2 micro instructions were tested as OR group or AND group skip level one instructions with and without other instruction levels. <text:s/>The OR and AND group micro instructions were tested for all possible combinations of one, two, or three skip combinations either triggering or not triggering the skip.</text:span></text:p>
      <text:p text:style-name="P14"><text:soft-page-break/></text:p>
      <text:p text:style-name="P4">I/O Implementation</text:p>
      <text:p text:style-name="P13">To implement truly non-blocking I/O, we had to make our simulator multi-threaded. <text:s/>One thread executes the simulator, while the other thread grabs keyboard input as is it received. <text:s/>Because both threads begin running at the same time, keyboard input can be entered throughout the simulators execution. <text:s/>The input will have no effect unless the simulator thread is currently executing an instruction <text:span text:style-name="T1">that checks if the keyboard is receiving input.</text:span></text:p>
      <text:p text:style-name="P13"/>
      <text:p text:style-name="P13">All I/O instructions have been implemente<text:span text:style-name="T19">d, but only the krb, ksf, tsf and tls opcodes have been tested.</text:span> <text:span text:style-name="T3">The ~ character is special. <text:s/>The ~ character is not grabbed by the krb opcode to allow for testing of “missing” the input. <text:s/>The tsf opcode simulates the printer being ready by setting a counter to a randomly generated number between 1 and 10 on the first call of tsf. <text:s/>Subsequent calls to tsf decrement the counter by 1 until 0 is reached again. <text:s/>On 0, the printer is ready to print, and the opcode skips to the next instruction.</text:span></text:p>
      <text:p text:style-name="P13"/>
      <text:p text:style-name="P17">A test case has been included that prints out a welcome message that asks for the users name. <text:s/>The user can then enter in their name (up to 8 characters) and press enter. <text:s/>When either 8 characters or enter has been reached, the program will print out “nice to meet you name”. <text:s/>All printed and stored messages take place inside of the PDP8 simulator.</text:p>
      <text:p text:style-name="P15"/>
      <text:p text:style-name="P5">GUI Debugger</text:p>
      <text:p text:style-name="P15">The GUI debugger was implemented using gtk3. <text:s/>Here is a list of features that the GUI debugger has:</text:p>
      <text:list xml:id="list67589377181301384" text:style-name="L1">
        <text:list-item>
          <text:p text:style-name="P23">Options to step and run through the program</text:p>
        </text:list-item>
        <text:list-item>
          <text:p text:style-name="P24">Can set and remove both breakpoints and tracepoints.</text:p>
        </text:list-item>
        <text:list-item>
          <text:p text:style-name="P25">Button to show all breakpoints.</text:p>
        </text:list-item>
        <text:list-item>
          <text:p text:style-name="P24"><text:span text:style-name="T2">V</text:span>iew register values once a breakpoint, tracepoint, or halt instruction has been reached <text:span text:style-name="T2">when running</text:span>. <text:s/><text:span text:style-name="T2">When stepping, register values are updated every step.</text:span></text:p>
        </text:list-item>
        <text:list-item>
          <text:p text:style-name="P24">Ability to view any of the 32 pages of memory whenever program execution is stalled.</text:p>
        </text:list-item>
        <text:list-item>
          <text:p text:style-name="P23">Ability to view the branch trace and memory trace results whenever the programs execution is stalled.</text:p>
        </text:list-item>
        <text:list-item>
          <text:p text:style-name="P23">Return the memory value at a specified address.</text:p>
        </text:list-item>
        <text:list-item>
          <text:p text:style-name="P25">Opens the list file of the object file and steps through the code <text:span text:style-name="T5">in tandem with the step button.</text:span></text:p>
        </text:list-item>
      </text:list>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Test Cases</text:p>
      <text:p text:style-name="P34">Non-Micro Instructions</text:p>
      <text:p text:style-name="P34"/>
      <text:p text:style-name="P34">AND_test.as</text:p>
      <text:p text:style-name="P27">/ Date : Feb 7, 2015</text:p>
      <text:p text:style-name="P27">/</text:p>
      <text:p text:style-name="P27">/ Desc : Tests the AND instruction</text:p>
      <text:p text:style-name="P27">/ Should take 8 cycles total</text:p>
      <text:p text:style-name="P27">/-------------------------------------------</text:p>
      <text:p text:style-name="P27">/ Code Section</text:p>
      <text:p text:style-name="P27">*0200<text:tab/><text:tab/><text:tab/>/ start at address 0200</text:p>
      <text:p text:style-name="P27">Main, <text:tab/></text:p>
      <text:p text:style-name="P27"><text:tab/>cla cll <text:tab/><text:tab/><text:tab/><text:tab/>/ clear AC and Link</text:p>
      <text:p text:style-name="P27"><text:tab/>tad fillAccum<text:tab/><text:tab/>/ Fill accum with 1s</text:p>
      <text:p text:style-name="P27"><text:tab/>and andMask<text:tab/><text:tab/><text:tab/>/ Keep 731</text:p>
      <text:p text:style-name="P27"><text:tab/>and zero<text:tab/><text:tab/><text:tab/><text:tab/>/ Zero out accum</text:p>
      <text:p text:style-name="P27"><text:tab/>hlt<text:tab/><text:tab/><text:tab/><text:tab/><text:tab/>/ Halt the system</text:p>
      <text:p text:style-name="P27"><text:tab/>jmp Main<text:tab/><text:tab/><text:tab/><text:tab/>/Incase something goes wrong<text:tab/></text:p>
      <text:p text:style-name="P27">/</text:p>
      <text:p text:style-name="P27">/ Data Section</text:p>
      <text:p text:style-name="P27">/</text:p>
      <text:p text:style-name="P27">*0250 <text:tab/><text:tab/><text:tab/><text:tab/><text:tab/>/ place data at address 0250</text:p>
      <text:p text:style-name="P27">fillAccum, 7777<text:tab/> <text:tab/>/ All 1s</text:p>
      <text:p text:style-name="P27">andMask, 731 <text:tab/><text:tab/><text:tab/>/ Bitmask for the and test</text:p>
      <text:p text:style-name="P27">zero, 0<text:tab/><text:tab/><text:tab/><text:tab/><text:tab/></text:p>
      <text:p text:style-name="P27"></text:p>
      <text:p text:style-name="P27">$Main <text:tab/><text:tab/><text:tab/>/ End of Program; Main is entry point</text:p>
      <text:p text:style-name="P28">----------------------------------------------------------------------------------------------------------------------------</text:p>
      <text:p text:style-name="P34">ISZ_test.as</text:p>
      <text:p text:style-name="P27">/ Date : Feb 7, 2015</text:p>
      <text:p text:style-name="P27">/ 10 clock cycles since TAD is skipped</text:p>
      <text:p text:style-name="P27">/ X = 0 and Y = 51 at the end of the program</text:p>
      <text:p text:style-name="P27">/ Desc : Tests the ISZ instruction</text:p>
      <text:p text:style-name="P27">/-------------------------------------------</text:p>
      <text:p text:style-name="P27">/ Code Section</text:p>
      <text:p text:style-name="P27">*0200<text:tab/><text:tab/><text:tab/>/ start at address 0200</text:p>
      <text:p text:style-name="P27">Main,</text:p>
      <text:p text:style-name="P27"><text:tab/>cll cla<text:tab/><text:tab/><text:tab/><text:tab/>/ Clear link and accum</text:p>
      <text:p text:style-name="P27"><text:tab/>isz X<text:tab/><text:tab/><text:tab/><text:tab/><text:tab/>/ Increment but don't skip</text:p>
      <text:p text:style-name="P27"><text:tab/>isz X<text:tab/><text:tab/><text:tab/><text:tab/><text:tab/>/ Increment but don't skip</text:p>
      <text:p text:style-name="P27"><text:tab/>isz X<text:tab/><text:tab/><text:tab/><text:tab/><text:tab/>/ Increment and do skip</text:p>
      <text:p text:style-name="P27"><text:tab/>tad Y<text:tab/><text:tab/><text:tab/><text:tab/><text:tab/>/ If this is executed, ISZ is wrong</text:p>
      <text:p text:style-name="P27"><text:tab/>isz Y<text:tab/><text:tab/><text:tab/><text:tab/><text:tab/>/ Increment and don't skip</text:p>
      <text:p text:style-name="P27"><text:tab/>hlt<text:tab/><text:tab/><text:tab/><text:tab/><text:tab/>/ Halt the system</text:p>
      <text:p text:style-name="P27"><text:tab/><text:tab/></text:p>
      <text:p text:style-name="P27">/</text:p>
      <text:p text:style-name="P27">/ Data Section</text:p>
      <text:p text:style-name="P27">/</text:p>
      <text:p text:style-name="P27"><text:soft-page-break/>*0250 <text:tab/><text:tab/><text:tab/><text:tab/><text:tab/>/ place data at address 0250</text:p>
      <text:p text:style-name="P27">X, 7775<text:tab/><text:tab/><text:tab/>/ -3 decimal</text:p>
      <text:p text:style-name="P27">Y, 50<text:tab/><text:tab/><text:tab/><text:tab/>/ 50 octal</text:p>
      <text:p text:style-name="P27"></text:p>
      <text:p text:style-name="P27">$Main <text:tab/><text:tab/><text:tab/>/ End of Program; Main is entry point</text:p>
      <text:p text:style-name="P28">----------------------------------------------------------------------------------------------------------------------------</text:p>
      <text:p text:style-name="P34">JMP_test.as</text:p>
      <text:p text:style-name="P27">/ Program : JMP_test.as</text:p>
      <text:p text:style-name="P27">/ Date : Feb 11, 2015</text:p>
      <text:p text:style-name="P27">/ Should take 8 cycles</text:p>
      <text:p text:style-name="P27">/ 2 JMPS, 2 TADs, 2 uOps</text:p>
      <text:p text:style-name="P27">/-------------------------------------------</text:p>
      <text:p text:style-name="P27">/</text:p>
      <text:p text:style-name="P27">/ Code Section</text:p>
      <text:p text:style-name="P27">/</text:p>
      <text:p text:style-name="P27">*0200<text:tab/><text:tab/><text:tab/>/ start at address 0200</text:p>
      <text:p text:style-name="P27">Main, <text:tab/></text:p>
      <text:p text:style-name="P27"><text:tab/>cla cll<text:tab/><text:tab/>/ Clear link and accum</text:p>
      <text:p text:style-name="P27"><text:tab/>tad A<text:tab/><text:tab/>/ Put 2 in accum</text:p>
      <text:p text:style-name="P27"><text:tab/>jmp Add<text:tab/>/ Goto add</text:p>
      <text:p text:style-name="P27"></text:p>
      <text:p text:style-name="P27">Halt,</text:p>
      <text:p text:style-name="P27"><text:tab/>hlt <text:tab/><text:tab/>/ Halt program</text:p>
      <text:p text:style-name="P27"></text:p>
      <text:p text:style-name="P27">ADD, </text:p>
      <text:p text:style-name="P27"><text:tab/>tad B<text:tab/><text:tab/>/ Add 3 to accum</text:p>
      <text:p text:style-name="P27"><text:tab/>jmp Halt / Goto Halt</text:p>
      <text:p text:style-name="P27"><text:tab/>tad B<text:tab/><text:tab/>/ Should never execute this instruction</text:p>
      <text:p text:style-name="P27">/</text:p>
      <text:p text:style-name="P27">/ Data Section</text:p>
      <text:p text:style-name="P27">/</text:p>
      <text:p text:style-name="P27">*0250 <text:tab/><text:tab/><text:tab/>/ place data at address 0250</text:p>
      <text:p text:style-name="P27">A, <text:tab/>2 <text:tab/><text:tab/>/ A equals 2</text:p>
      <text:p text:style-name="P27">B, <text:tab/>3 <text:tab/><text:tab/>/ B equals 3</text:p>
      <text:p text:style-name="P27"></text:p>
      <text:p text:style-name="P27">$Main <text:tab/><text:tab/><text:tab/>/ End of Program; Main is entry point</text:p>
      <text:p text:style-name="P28">----------------------------------------------------------------------------------------------------------------------------</text:p>
      <text:p text:style-name="P34">JMS_DCA_test.as</text:p>
      <text:p text:style-name="P27">/ Program : JMS_DCA_test.as</text:p>
      <text:p text:style-name="P27">/ Date : Feb 2, 2015</text:p>
      <text:p text:style-name="P27">/ 12 cycles in total</text:p>
      <text:p text:style-name="P27">/ C = 5 at the end of the program and accum = 0</text:p>
      <text:p text:style-name="P27">/-------------------------------------------</text:p>
      <text:p text:style-name="P27">/ Code Section</text:p>
      <text:p text:style-name="P27">/</text:p>
      <text:p text:style-name="P27">*0200<text:tab/><text:tab/><text:tab/>/ start at address 0200</text:p>
      <text:p text:style-name="P27">Main, <text:tab/></text:p>
      <text:p text:style-name="P27"><text:tab/>cla cll <text:tab/>/ clear AC and Link</text:p>
      <text:p text:style-name="P27"><text:tab/>jms Add<text:tab/>/ Go to sub</text:p>
      <text:p text:style-name="P27"><text:soft-page-break/><text:tab/>hlt <text:tab/><text:tab/>/ Halt program</text:p>
      <text:p text:style-name="P27"></text:p>
      <text:p text:style-name="P27">Add, <text:tab/><text:tab/><text:tab/>/ C = A + B</text:p>
      <text:p text:style-name="P27"><text:tab/>nop<text:tab/><text:tab/><text:tab/>/ Space for return address</text:p>
      <text:p text:style-name="P27"><text:tab/>tad A <text:tab/><text:tab/>/ add A to Accumulator</text:p>
      <text:p text:style-name="P27"><text:tab/>tad B <text:tab/><text:tab/>/ add B</text:p>
      <text:p text:style-name="P27"><text:tab/>dca C <text:tab/><text:tab/>/ store sum at C</text:p>
      <text:p text:style-name="P27"><text:tab/>jmp i ADD<text:tab/>/ Return to main</text:p>
      <text:p text:style-name="P27">/</text:p>
      <text:p text:style-name="P27">/ Data Section</text:p>
      <text:p text:style-name="P27">/</text:p>
      <text:p text:style-name="P27">*0250 <text:tab/><text:tab/><text:tab/>/ place data at address 0250</text:p>
      <text:p text:style-name="P27">A, <text:tab/>2 <text:tab/><text:tab/>/ A equals 2</text:p>
      <text:p text:style-name="P27">B, <text:tab/>3 <text:tab/><text:tab/>/ B equals 3</text:p>
      <text:p text:style-name="P27">C, <text:tab/>0</text:p>
      <text:p text:style-name="P27">$Main <text:tab/><text:tab/><text:tab/>/ End of Program; Main is entry point</text:p>
      <text:p text:style-name="P28">----------------------------------------------------------------------------------------------------------------------------</text:p>
      <text:p text:style-name="P34">TAD_test.as</text:p>
      <text:p text:style-name="P27">/ Date : Feb 7, 2015</text:p>
      <text:p text:style-name="P27">/ 23 cycles in total</text:p>
      <text:p text:style-name="P27">/ 9 TAD, 5 uOps</text:p>
      <text:p text:style-name="P27">/ Desc : Tests the TAD instruction</text:p>
      <text:p text:style-name="P27">/-------------------------------------------</text:p>
      <text:p text:style-name="P27">/ Code Section</text:p>
      <text:p text:style-name="P27">*0200<text:tab/><text:tab/><text:tab/>/ start at address 0200</text:p>
      <text:p text:style-name="P27">Main,<text:tab/></text:p>
      <text:p text:style-name="P27"><text:tab/>cll cla<text:tab/><text:tab/>/ Clear link and accum</text:p>
      <text:p text:style-name="P27"><text:tab/>tad A<text:tab/><text:tab/>/ 0 + 5 = 5 octal</text:p>
      <text:p text:style-name="P27"><text:tab/>tad B<text:tab/><text:tab/>/ 5 + 10 = 15 decimal or 17 octal</text:p>
      <text:p text:style-name="P27"><text:tab/>tad C<text:tab/><text:tab/>/ 15 + -20 = -5 decimal or 7773 octal</text:p>
      <text:p text:style-name="P27"><text:tab/>cla</text:p>
      <text:p text:style-name="P27"><text:tab/>tad E<text:tab/><text:tab/>/ 0 + -7 = -7 decimal or 7771 octal</text:p>
      <text:p text:style-name="P27"><text:tab/>tad F<text:tab/><text:tab/>/ -7 + -19 = -26 or 7746 octal. Produces carry out. Compliment link</text:p>
      <text:p text:style-name="P27"><text:tab/>cla</text:p>
      <text:p text:style-name="P27"><text:tab/>tad D<text:tab/><text:tab/>/ 0 + 2047 = 2047 decimal or 3777 octal</text:p>
      <text:p text:style-name="P27"><text:tab/>tad A<text:tab/><text:tab/>/ 2047 + 5 = -2044 decimal or 4004 octal. No carry out. Link = 1 still</text:p>
      <text:p text:style-name="P27"><text:tab/>cla</text:p>
      <text:p text:style-name="P27"><text:tab/>tad E<text:tab/><text:tab/>/ 0 + -7 = -7 decimal or 7771 octal</text:p>
      <text:p text:style-name="P27"><text:tab/>tad F<text:tab/><text:tab/>/ -7 + -19 = -26 or 7746 octal. Produces carry out. Compliment link</text:p>
      <text:p text:style-name="P27"><text:tab/>hlt<text:tab/><text:tab/><text:tab/><text:tab/><text:tab/>/ Halt the system</text:p>
      <text:p text:style-name="P27"><text:tab/><text:tab/></text:p>
      <text:p text:style-name="P27">/</text:p>
      <text:p text:style-name="P27">/ Data Section</text:p>
      <text:p text:style-name="P27">/</text:p>
      <text:p text:style-name="P27">*0250 <text:tab/><text:tab/><text:tab/>/ place data at address 0250</text:p>
      <text:p text:style-name="P27">A, 5<text:tab/><text:tab/><text:tab/>/ 5 in decimal</text:p>
      <text:p text:style-name="P27">B, 12<text:tab/><text:tab/><text:tab/>/ 10 in decimal</text:p>
      <text:p text:style-name="P27">C, 7754<text:tab/><text:tab/>/ -20 in decimal</text:p>
      <text:p text:style-name="P27">D, 3777<text:tab/><text:tab/>/ 2047 in decimal - largest positive number</text:p>
      <text:p text:style-name="P27"><text:soft-page-break/>E, 7771<text:tab/><text:tab/>/ -7 in decimal</text:p>
      <text:p text:style-name="P27">F, 7755<text:tab/><text:tab/><text:tab/><text:tab/><text:tab/>/ -19 in decimal</text:p>
      <text:p text:style-name="P27"></text:p>
      <text:p text:style-name="P27">$Main <text:tab/><text:tab/><text:tab/>/ End of Program; Main is entry point</text:p>
      <text:p text:style-name="P28">----------------------------------------------------------------------------------------------------------------------------</text:p>
      <text:p text:style-name="P2"><text:span text:style-name="T20">M</text:span>icro Instruction <text:span text:style-name="T21">Tests</text:span></text:p>
      <text:p text:style-name="P8">group_1.as </text:p>
      <text:p text:style-name="P18">/ Date : Feb 15, 2015 </text:p>
      <text:p text:style-name="P18">/ </text:p>
      <text:p text:style-name="P18">/ Desc : Tests the group 1 micro instructions </text:p>
      <text:p text:style-name="P18">/ Should take 27 cycles total </text:p>
      <text:p text:style-name="P18">/------------------------------------------- </text:p>
      <text:p text:style-name="P18">/ Code Section </text:p>
      <text:p text:style-name="P18">*0200<text:tab/><text:tab/><text:tab/>/ start at address 0200 </text:p>
      <text:p text:style-name="P18">Main, <text:tab/> </text:p>
      <text:p text:style-name="P18"><text:tab/>cla cll <text:tab/><text:tab/>/ clear AC and Link </text:p>
      <text:p text:style-name="P18"><text:tab/>nop<text:tab/><text:tab/>/ no operation </text:p>
      <text:p text:style-name="P18"><text:tab/>dca A<text:tab/><text:tab/>/ overwrite A, should change to zero </text:p>
      <text:p text:style-name="P18"><text:tab/>cma cml<text:tab/>/ complement AC and link, should be all 1's </text:p>
      <text:p text:style-name="P18"><text:tab/>dca B<text:tab/><text:tab/>/ store in B, should be 1's </text:p>
      <text:p text:style-name="P18"><text:tab/>cla<text:tab/><text:tab/>/ clear AC, but link is still 1 </text:p>
      <text:p text:style-name="P18"><text:tab/>rar<text:tab/><text:tab/>/ link bit rotates to bit 0 of AC </text:p>
      <text:p text:style-name="P18"><text:tab/>dca C<text:tab/><text:tab/>/ store in C, should be 4000 octal </text:p>
      <text:p text:style-name="P18"><text:tab/>cml rtr<text:tab/><text:tab/>/ set link, link bit rotates to bit 1 of AC </text:p>
      <text:p text:style-name="P18"><text:tab/>dca D<text:tab/><text:tab/>/ store in D, should be 2000 octal </text:p>
      <text:p text:style-name="P18"><text:tab/>cml ral<text:tab/><text:tab/>/ set link, link bit rotates to bit 11 of AC </text:p>
      <text:p text:style-name="P18"><text:tab/>dca E<text:tab/><text:tab/>/ store in E, should be 1 octal </text:p>
      <text:p text:style-name="P18"><text:tab/>cml rtl<text:tab/><text:tab/>/ set link, link bit rotates to bit 10 of AC </text:p>
      <text:p text:style-name="P18"><text:tab/>dca F<text:tab/><text:tab/>/ store in E, should be 2 octal </text:p>
      <text:p text:style-name="P18"><text:tab/>iac<text:tab/><text:tab/>/ increment AC </text:p>
      <text:p text:style-name="P18"><text:tab/>dca G<text:tab/><text:tab/>/ should be 1 </text:p>
      <text:p text:style-name="P18"><text:tab/>cma iac<text:tab/>/ complement AC, then increment AC </text:p>
      <text:p text:style-name="P18"><text:tab/>dca H<text:tab/><text:tab/>/ should be 0 </text:p>
      <text:p text:style-name="P18"><text:tab/>hlt<text:tab/><text:tab/>/ Halt the system </text:p>
      <text:p text:style-name="P18"><text:tab/>jmp Main<text:tab/>/ In case something goes wrong<text:tab/> </text:p>
      <text:p text:style-name="P18">/ </text:p>
      <text:p text:style-name="P18">/ Data Section </text:p>
      <text:p text:style-name="P18">/ </text:p>
      <text:p text:style-name="P18">*0250 <text:tab/><text:tab/><text:tab/>/ place data at address 0250 </text:p>
      <text:p text:style-name="P18">A, 7777<text:tab/> <text:tab/>/ cla will change this to zero </text:p>
      <text:p text:style-name="P18">B, 0 <text:tab/><text:tab/><text:tab/>/ cma will change this to 1's </text:p>
      <text:p text:style-name="P18">C, 0<text:tab/><text:tab/><text:tab/>/ rar will change this to 04000<text:tab/> </text:p>
      <text:p text:style-name="P18">D, 0<text:tab/><text:tab/><text:tab/>/ rtr will change this to 02000<text:tab/> </text:p>
      <text:p text:style-name="P18">E, 0<text:tab/><text:tab/><text:tab/>/ ral will change this to 01<text:tab/> </text:p>
      <text:p text:style-name="P18">F, 0<text:tab/><text:tab/><text:tab/>/ rtl will change this to 02<text:tab/> </text:p>
      <text:p text:style-name="P18">G, 0<text:tab/><text:tab/><text:tab/>/ iac will change this to 01<text:tab/> </text:p>
      <text:p text:style-name="P18">H, 7777<text:tab/><text:tab/>/ iac will change this to 0</text:p>
      <text:p text:style-name="P28">----------------------------------------------------------------------------------------------------------------------------</text:p>
      <text:p text:style-name="P8"/>
      <text:p text:style-name="P8"><text:soft-page-break/></text:p>
      <text:p text:style-name="P8">group_2_OR_test_1.as </text:p>
      <text:p text:style-name="P18">/ Date : Feb 15, 2015 </text:p>
      <text:p text:style-name="P18">/ </text:p>
      <text:p text:style-name="P18">/ Desc : Tests the group 2 micro instructions </text:p>
      <text:p text:style-name="P18">/ Should take 21 cycles total </text:p>
      <text:p text:style-name="P18">/------------------------------------------- </text:p>
      <text:p text:style-name="P18">/ Code Section </text:p>
      <text:p text:style-name="P18">*0200<text:tab/><text:tab/><text:tab/>/ start at address 0200 </text:p>
      <text:p text:style-name="P18">Main,<text:tab/><text:tab/><text:tab/>/ Test skips working first </text:p>
      <text:p text:style-name="P18"><text:tab/>cla cll <text:tab/>/ clear AC and link </text:p>
      <text:p text:style-name="P18"><text:tab/>tad A<text:tab/><text:tab/>/ load AC with -1 </text:p>
      <text:p text:style-name="P18"><text:tab/>sma<text:tab/><text:tab/>/ skip on minus AC </text:p>
      <text:p text:style-name="P18"><text:tab/>dca B<text:tab/><text:tab/>/ overwrite B if SMA fails, should not run </text:p>
      <text:p text:style-name="P18"><text:tab/>cla cll <text:tab/>/ clear AC and link </text:p>
      <text:p text:style-name="P18"><text:tab/>sza<text:tab/><text:tab/>/ skip on zero AC </text:p>
      <text:p text:style-name="P18"><text:tab/>dca C<text:tab/><text:tab/>/ overwrite C if SZA fails, should not run </text:p>
      <text:p text:style-name="P18"><text:tab/>cla cll cml<text:tab/>/ clear AC and link, set link high </text:p>
      <text:p text:style-name="P18"><text:tab/>snl<text:tab/><text:tab/>/ skip on nonzero link </text:p>
      <text:p text:style-name="P18"><text:tab/>dca D<text:tab/><text:tab/>/ overwrite D if SZA fails, should not run </text:p>
      <text:p text:style-name="P18"/>
      <text:p text:style-name="P18"><text:tab/><text:tab/><text:tab/>/ Test skips failing </text:p>
      <text:p text:style-name="P18"><text:tab/>cla cll <text:tab/>/ clear AC and link </text:p>
      <text:p text:style-name="P18"><text:tab/>sma<text:tab/><text:tab/>/ skip on minus AC </text:p>
      <text:p text:style-name="P18"><text:tab/>dca E<text:tab/><text:tab/>/ overwrite E if SMA fails, should run </text:p>
      <text:p text:style-name="P18"><text:tab/>cla cll cma <text:tab/>/ clear AC and link </text:p>
      <text:p text:style-name="P18"><text:tab/>sza<text:tab/><text:tab/>/ skip on zero AC </text:p>
      <text:p text:style-name="P18"><text:tab/>dca F<text:tab/><text:tab/>/ overwrite F if SZA fails, should run </text:p>
      <text:p text:style-name="P18"><text:tab/>cla cll <text:tab/>/ clear AC and link, set link high </text:p>
      <text:p text:style-name="P18"><text:tab/>snl<text:tab/><text:tab/>/ skip on nonzero link </text:p>
      <text:p text:style-name="P18"><text:tab/>dca G<text:tab/><text:tab/>/ overwrite G if SZA fails, should run </text:p>
      <text:p text:style-name="P18"/>
      <text:p text:style-name="P18"><text:tab/>hlt<text:tab/><text:tab/>/ Halt the system </text:p>
      <text:p text:style-name="P18"><text:tab/>jmp Main<text:tab/>/ In case something goes wrong<text:tab/> </text:p>
      <text:p text:style-name="P18">/ </text:p>
      <text:p text:style-name="P18">/ Data Section </text:p>
      <text:p text:style-name="P18">/ </text:p>
      <text:p text:style-name="P18">*0250 <text:tab/><text:tab/><text:tab/>/ place data at address 0250 </text:p>
      <text:p text:style-name="P18">A, 7777<text:tab/> <text:tab/>/ -1 </text:p>
      <text:p text:style-name="P18">B, 0 <text:tab/><text:tab/><text:tab/>/ will get -1 if sma fails </text:p>
      <text:p text:style-name="P18">C, 1<text:tab/><text:tab/><text:tab/>/ will get 0 if sza fails </text:p>
      <text:p text:style-name="P18">D, 2<text:tab/><text:tab/><text:tab/>/ will get 0 if snl fails </text:p>
      <text:p text:style-name="P18">E, 3<text:tab/><text:tab/><text:tab/>/ will get 0 when sma fails </text:p>
      <text:p text:style-name="P18">F, 4<text:tab/><text:tab/><text:tab/>/ will get 7777 when sza fails<text:tab/> </text:p>
      <text:p text:style-name="P18">G, 5<text:tab/><text:tab/><text:tab/>/ will get 0 when snl fails</text:p>
      <text:p text:style-name="P28">----------------------------------------------------------------------------------------------------------------------------</text:p>
      <text:p text:style-name="P9"/>
      <text:p text:style-name="P9"/>
      <text:p text:style-name="P9"/>
      <text:p text:style-name="P9"><text:soft-page-break/></text:p>
      <text:p text:style-name="P9">group_2_OR_test_2.as </text:p>
      <text:p text:style-name="P19">/ Date : Feb 15, 2015 </text:p>
      <text:p text:style-name="P19">/ </text:p>
      <text:p text:style-name="P19">/ Desc : Tests the group 2 micro instructions </text:p>
      <text:p text:style-name="P19">/ Should take 25 cycles total </text:p>
      <text:p text:style-name="P19">/------------------------------------------- </text:p>
      <text:p text:style-name="P19">/ Code Section </text:p>
      <text:p text:style-name="P19">*0200<text:tab/><text:tab/><text:tab/>/ start at address 0200 </text:p>
      <text:p text:style-name="P19">Main,<text:tab/><text:tab/><text:tab/>/ Test combos of sma and sza </text:p>
      <text:p text:style-name="P19"><text:tab/>cla cll cma<text:tab/>/ clear AC and link, load AC with -1 </text:p>
      <text:p text:style-name="P19"><text:tab/>sma<text:tab/>sza<text:tab/>/ skip on minus AC, zero AC </text:p>
      <text:p text:style-name="P19"><text:tab/>dca B<text:tab/><text:tab/>/ overwrite B if SMA sza fails, should not run </text:p>
      <text:p text:style-name="P19"><text:tab/>cla cll <text:tab/>/ clear AC and link </text:p>
      <text:p text:style-name="P19"><text:tab/>sma sza<text:tab/>/ skip on minus AC, zero AC </text:p>
      <text:p text:style-name="P19"><text:tab/>dca C<text:tab/><text:tab/>/ overwrite C if SMA SZA fails, should not run </text:p>
      <text:p text:style-name="P19"><text:tab/>cla cll iac<text:tab/>/ clear AC and link, set AC to 1 </text:p>
      <text:p text:style-name="P19"><text:tab/>sma sza<text:tab/>/ skip on minus AC, zero AC </text:p>
      <text:p text:style-name="P19"><text:tab/>dca D<text:tab/><text:tab/>/ overwrite C if SMA SZA fails, should run </text:p>
      <text:p text:style-name="P19"/>
      <text:p text:style-name="P19"><text:tab/>cla cll cma<text:tab/>/ clear AC and link, load AC with -1 </text:p>
      <text:p text:style-name="P19"><text:tab/>sma<text:tab/>snl<text:tab/>/ skip on minus AC, non-zero link </text:p>
      <text:p text:style-name="P19"><text:tab/>dca E<text:tab/><text:tab/>/ overwrite E if sma snl fails, should not run </text:p>
      <text:p text:style-name="P19"><text:tab/>cla cll cml<text:tab/>/ clear AC and link, set link high </text:p>
      <text:p text:style-name="P19"><text:tab/>sma snl<text:tab/>/ skip on minus AC, non-zero link </text:p>
      <text:p text:style-name="P19"><text:tab/>dca F<text:tab/><text:tab/>/ overwrite F if sma snl fails, should not run </text:p>
      <text:p text:style-name="P19"><text:tab/>cla cll iac<text:tab/>/ clear AC and link, set AC to 1 </text:p>
      <text:p text:style-name="P19"><text:tab/>sma snl<text:tab/>/ </text:p>
      <text:p text:style-name="P19"><text:tab/>dca G<text:tab/><text:tab/>/ overwrite G if sma snl fails, should run </text:p>
      <text:p text:style-name="P19"/>
      <text:p text:style-name="P19"><text:tab/>cla cll<text:tab/><text:tab/>/ clear AC and link, load AC with -1 </text:p>
      <text:p text:style-name="P19"><text:tab/>sza<text:tab/>snl<text:tab/>/ skip on minus AC, non-zero link </text:p>
      <text:p text:style-name="P19"><text:tab/>dca H<text:tab/><text:tab/>/ overwrite H if sma snl fails, should not run </text:p>
      <text:p text:style-name="P19"><text:tab/>cla cll cml<text:tab/>/ clear AC and link, set link high </text:p>
      <text:p text:style-name="P19"><text:tab/>sza snl<text:tab/><text:tab/>/ skip on minus AC, non-zero link </text:p>
      <text:p text:style-name="P19"><text:tab/>dca I<text:tab/><text:tab/>/ overwrite I if sma snl fails, should not run </text:p>
      <text:p text:style-name="P19"><text:tab/>cla cll iac<text:tab/>/ clear AC and link, set AC to 1 </text:p>
      <text:p text:style-name="P19"><text:tab/>sza snl<text:tab/><text:tab/>/ </text:p>
      <text:p text:style-name="P19"><text:tab/>dca J<text:tab/><text:tab/>/ overwrite J if sma snl fails, should run </text:p>
      <text:p text:style-name="P19"/>
      <text:p text:style-name="P19"><text:tab/>hlt<text:tab/><text:tab/>/ Halt the system </text:p>
      <text:p text:style-name="P19"><text:tab/>jmp Main<text:tab/>/ In case something goes wrong<text:tab/> </text:p>
      <text:p text:style-name="P19">/ </text:p>
      <text:p text:style-name="P19">/ Data Section </text:p>
      <text:p text:style-name="P19">/ </text:p>
      <text:p text:style-name="P19">*0250 <text:tab/><text:tab/><text:tab/>/ place data at address 0250 </text:p>
      <text:p text:style-name="P19">B, 0 <text:tab/><text:tab/><text:tab/>/ should not change </text:p>
      <text:p text:style-name="P19">C, 1<text:tab/><text:tab/><text:tab/>/ should not change </text:p>
      <text:p text:style-name="P19">D, 2<text:tab/><text:tab/><text:tab/>/ will get 1 when sma sza fails </text:p>
      <text:p text:style-name="P19"><text:soft-page-break/>E, 3<text:tab/><text:tab/><text:tab/>/ should not change </text:p>
      <text:p text:style-name="P19">F, 4<text:tab/><text:tab/><text:tab/>/ should not change </text:p>
      <text:p text:style-name="P19">G, 5<text:tab/><text:tab/><text:tab/>/ will get 1 when sma snl fails </text:p>
      <text:p text:style-name="P19">H, 6<text:tab/><text:tab/><text:tab/>/ should not change </text:p>
      <text:p text:style-name="P19">I, 7<text:tab/><text:tab/><text:tab/>/ should not change </text:p>
      <text:p text:style-name="P19">J, 10<text:tab/><text:tab/><text:tab/>/ will get 1 when sza snl fails</text:p>
      <text:p text:style-name="P28">----------------------------------------------------------------------------------------------------------------------------</text:p>
      <text:p text:style-name="P9">group_2_OR_test_3.as </text:p>
      <text:p text:style-name="P19">/ Date : Feb 15, 2015 </text:p>
      <text:p text:style-name="P19">/ </text:p>
      <text:p text:style-name="P19">/ Desc : Tests the group 2 micro instructions </text:p>
      <text:p text:style-name="P19">/ Should take 25 cycles total </text:p>
      <text:p text:style-name="P19">/------------------------------------------- </text:p>
      <text:p text:style-name="P19">/ Code Section </text:p>
      <text:p text:style-name="P19">*0200<text:tab/><text:tab/><text:tab/>/ start at address 0200 </text:p>
      <text:p text:style-name="P19">Main,<text:tab/><text:tab/><text:tab/>/ Test combos sma sza snl at the same time </text:p>
      <text:p text:style-name="P19"><text:tab/>cla cll cma<text:tab/>/ clear AC and link, load AC with -1 </text:p>
      <text:p text:style-name="P19"><text:tab/>sma<text:tab/>sza snl<text:tab/>/ skip on minus AC, zero AC, non-zero link </text:p>
      <text:p text:style-name="P19"><text:tab/>dca B<text:tab/><text:tab/>/ overwrite B if SMA sza snl fails, should not run </text:p>
      <text:p text:style-name="P19"><text:tab/>cla cll <text:tab/><text:tab/>/ clear AC and link </text:p>
      <text:p text:style-name="P19"><text:tab/>sma<text:tab/>sza snl<text:tab/>/ skip on minus AC, zero AC, non-zero link </text:p>
      <text:p text:style-name="P19"><text:tab/>dca C<text:tab/><text:tab/>/ overwrite C if SMA SZA snl fails, should not run </text:p>
      <text:p text:style-name="P19"><text:tab/>cla cll iac cml<text:tab/>/ clear AC and link, set AC to 1, set link to 1 </text:p>
      <text:p text:style-name="P19"><text:tab/>sma<text:tab/>sza snl<text:tab/>/ skip on minus AC, zero AC, non-zero link </text:p>
      <text:p text:style-name="P19"><text:tab/>dca D<text:tab/><text:tab/>/ overwrite C if SMA SZA snl fails, should not run </text:p>
      <text:p text:style-name="P19"/>
      <text:p text:style-name="P19"><text:tab/>cla cll iac<text:tab/>/ clear AC and link, load AC with 1 </text:p>
      <text:p text:style-name="P19"><text:tab/>sma<text:tab/>sza snl<text:tab/>/ skip on minus AC, zero AC, non-zero link </text:p>
      <text:p text:style-name="P19"><text:tab/>dca E<text:tab/><text:tab/>/ overwrite E if sma snl fails, should run </text:p>
      <text:p text:style-name="P19"/>
      <text:p text:style-name="P19"><text:tab/>hlt<text:tab/><text:tab/>/ Halt the system </text:p>
      <text:p text:style-name="P19"><text:tab/>jmp Main<text:tab/>/ In case something goes wrong<text:tab/> </text:p>
      <text:p text:style-name="P19">/ </text:p>
      <text:p text:style-name="P19">/ Data Section </text:p>
      <text:p text:style-name="P19">/ </text:p>
      <text:p text:style-name="P19">*0250 <text:tab/><text:tab/><text:tab/>/ place data at address 0250 </text:p>
      <text:p text:style-name="P19">B, 0 <text:tab/><text:tab/><text:tab/>/ should not change </text:p>
      <text:p text:style-name="P19">C, 1<text:tab/><text:tab/><text:tab/>/ should not change </text:p>
      <text:p text:style-name="P19">D, 2<text:tab/><text:tab/><text:tab/>/ should not change </text:p>
      <text:p text:style-name="P19">E, 3<text:tab/><text:tab/><text:tab/>/ will get 1 when sma sza snl fails</text:p>
      <text:p text:style-name="P28">----------------------------------------------------------------------------------------------------------------------------</text:p>
      <text:p text:style-name="P9"/>
      <text:p text:style-name="P9"/>
      <text:p text:style-name="P9"/>
      <text:p text:style-name="P9"/>
      <text:p text:style-name="P9"/>
      <text:p text:style-name="P9"/>
      <text:p text:style-name="P9"/>
      <text:p text:style-name="P9"/>
      <text:p text:style-name="P9"><text:soft-page-break/></text:p>
      <text:p text:style-name="P9">group_2_AND_test_1.as<text:span text:style-name="T6"> </text:span></text:p>
      <text:p text:style-name="P19">/ Date : Feb 15, 2015 </text:p>
      <text:p text:style-name="P19">/ </text:p>
      <text:p text:style-name="P19">/ Desc : Tests the group 2 micro instructions, AND subgroup </text:p>
      <text:p text:style-name="P19">/ Should take 19 cycles total </text:p>
      <text:p text:style-name="P19">/------------------------------------------- </text:p>
      <text:p text:style-name="P19">/ Code Section </text:p>
      <text:p text:style-name="P19">*0200<text:tab/><text:tab/><text:tab/>/ start at address 0200 </text:p>
      <text:p text:style-name="P19">Main,<text:tab/><text:tab/><text:tab/>/ Test skips working first </text:p>
      <text:p text:style-name="P19"><text:tab/>cla cll iac<text:tab/>/ clear AC and link, set AC to 1 </text:p>
      <text:p text:style-name="P19"><text:tab/>spa<text:tab/><text:tab/>/ skip on positive AC </text:p>
      <text:p text:style-name="P19"><text:tab/>dca A<text:tab/><text:tab/>/ overwrite A if spa fails, should not run </text:p>
      <text:p text:style-name="P19"><text:tab/>cla cll iac<text:tab/>/ clear AC and link, set AC to 1 </text:p>
      <text:p text:style-name="P19"><text:tab/>sna<text:tab/><text:tab/>/ skip on non-zero AC </text:p>
      <text:p text:style-name="P19"><text:tab/>dca B<text:tab/><text:tab/>/ overwrite B if sna fails, should not run </text:p>
      <text:p text:style-name="P19"><text:tab/>cla cll iac<text:tab/>/ clear AC and link, set AC to 1 </text:p>
      <text:p text:style-name="P19"><text:tab/>szl<text:tab/><text:tab/>/ skip on zero link </text:p>
      <text:p text:style-name="P19"><text:tab/>dca C<text:tab/><text:tab/>/ overwrite C if szl fails, should not run </text:p>
      <text:p text:style-name="P19"/>
      <text:p text:style-name="P19"><text:tab/><text:tab/><text:tab/>/ Test skips failing </text:p>
      <text:p text:style-name="P19"><text:tab/>cla cll cma<text:tab/>/ clear AC and link </text:p>
      <text:p text:style-name="P19"><text:tab/>spa<text:tab/><text:tab/>/ skip on positive AC </text:p>
      <text:p text:style-name="P19"><text:tab/>dca D<text:tab/><text:tab/>/ overwrite D if spa fails, should run </text:p>
      <text:p text:style-name="P19"><text:tab/>cla cll<text:tab/><text:tab/>/ clear AC and link </text:p>
      <text:p text:style-name="P19"><text:tab/>sna<text:tab/><text:tab/>/ skip on non-zero AC </text:p>
      <text:p text:style-name="P19"><text:tab/>dca E<text:tab/><text:tab/>/ overwrite E if sna fails, should run </text:p>
      <text:p text:style-name="P19"><text:tab/>cla cll cml<text:tab/>/ clear AC and link, set link to 1 </text:p>
      <text:p text:style-name="P19"><text:tab/>szl<text:tab/><text:tab/>/ skip on zero link </text:p>
      <text:p text:style-name="P19"><text:tab/>dca F<text:tab/><text:tab/>/ overwrite F if szl fails, should run </text:p>
      <text:p text:style-name="P19"/>
      <text:p text:style-name="P19"><text:tab/>hlt<text:tab/><text:tab/>/ Halt the system </text:p>
      <text:p text:style-name="P19"><text:tab/>jmp Main<text:tab/>/ In case something goes wrong<text:tab/> </text:p>
      <text:p text:style-name="P19">/ </text:p>
      <text:p text:style-name="P19">/ Data Section </text:p>
      <text:p text:style-name="P19">/ </text:p>
      <text:p text:style-name="P19">*0250 <text:tab/><text:tab/><text:tab/>/ place data at address 0250 </text:p>
      <text:p text:style-name="P19">A, 0<text:tab/> <text:tab/><text:tab/>/ should not change </text:p>
      <text:p text:style-name="P19">B, 0 <text:tab/><text:tab/><text:tab/>/ should not change </text:p>
      <text:p text:style-name="P19">C, 0<text:tab/><text:tab/><text:tab/>/ should not change </text:p>
      <text:p text:style-name="P19">D, 77<text:tab/><text:tab/><text:tab/>/ will get 7777 when spa fails </text:p>
      <text:p text:style-name="P19">E, 77<text:tab/><text:tab/><text:tab/>/ will get 0 when sna fails </text:p>
      <text:p text:style-name="P19">F, 77<text:tab/><text:tab/><text:tab/>/ will get 0 when szl fails</text:p>
      <text:p text:style-name="P28">----------------------------------------------------------------------------------------------------------------------------</text:p>
      <text:p text:style-name="P10"/>
      <text:p text:style-name="P10"/>
      <text:p text:style-name="P10"/>
      <text:p text:style-name="P10"/>
      <text:p text:style-name="P10"/>
      <text:p text:style-name="P10"><text:soft-page-break/></text:p>
      <text:p text:style-name="P10">group_2_AND_test_2.as<text:span text:style-name="T6"> </text:span></text:p>
      <text:p text:style-name="P20">/ Date : Feb 15, 2015 </text:p>
      <text:p text:style-name="P20">/ </text:p>
      <text:p text:style-name="P20">/ Desc : Tests the group 2 micro instructions, AND subgroup </text:p>
      <text:p text:style-name="P20">/ Should take 31 cycles total </text:p>
      <text:p text:style-name="P20">/------------------------------------------- </text:p>
      <text:p text:style-name="P20">/ Code Section </text:p>
      <text:p text:style-name="P20">*0200<text:tab/><text:tab/><text:tab/>/ start at address 0200 </text:p>
      <text:p text:style-name="P20">Main,<text:tab/><text:tab/><text:tab/>/ Test skips working first </text:p>
      <text:p text:style-name="P20"><text:tab/>cla cll iac<text:tab/>/ clear AC and link, set AC to 1 </text:p>
      <text:p text:style-name="P20"><text:tab/>spa<text:tab/>sna<text:tab/>/ skip on positive AC, non-zero AC </text:p>
      <text:p text:style-name="P20"><text:tab/>dca A<text:tab/><text:tab/>/ overwrite A if spa sna fails, should not run </text:p>
      <text:p text:style-name="P20"><text:tab/>cla cll iac<text:tab/>/ clear AC and link, set AC to 1 </text:p>
      <text:p text:style-name="P20"><text:tab/>sna<text:tab/>szl<text:tab/>/ skip on non-zero AC, zero link </text:p>
      <text:p text:style-name="P20"><text:tab/>dca B<text:tab/><text:tab/>/ overwrite B if sna szl fails, should not run </text:p>
      <text:p text:style-name="P20"><text:tab/>cla cll iac<text:tab/>/ clear AC and link, set AC to 1 </text:p>
      <text:p text:style-name="P20"><text:tab/>spa szl<text:tab/><text:tab/>/ skip on positive AC, zero link </text:p>
      <text:p text:style-name="P20"><text:tab/>dca C<text:tab/><text:tab/>/ overwrite C if szl fails, should not run </text:p>
      <text:p text:style-name="P20"/>
      <text:p text:style-name="P20"><text:tab/><text:tab/><text:tab/>/ Test skips failing </text:p>
      <text:p text:style-name="P20"><text:tab/>cla cll cma<text:tab/>/ clear AC and link, load AC with 7777 </text:p>
      <text:p text:style-name="P20"><text:tab/>spa<text:tab/>sna<text:tab/>/ skip on positive AC, non-zero AC </text:p>
      <text:p text:style-name="P20"><text:tab/>dca D<text:tab/><text:tab/>/ overwrite D if spa fails, should run </text:p>
      <text:p text:style-name="P20"><text:tab/>cla cll<text:tab/><text:tab/>/ clear AC and link </text:p>
      <text:p text:style-name="P20"><text:tab/>spa<text:tab/>sna<text:tab/>/ skip on positive AC, non-zero AC </text:p>
      <text:p text:style-name="P20"><text:tab/>dca E<text:tab/><text:tab/>/ overwrite E if spa fails, should run </text:p>
      <text:p text:style-name="P20"/>
      <text:p text:style-name="P20"><text:tab/>cla cll<text:tab/><text:tab/>/ clear AC and link </text:p>
      <text:p text:style-name="P20"><text:tab/>sna<text:tab/>szl<text:tab/>/ skip on non-zero AC, zero link </text:p>
      <text:p text:style-name="P20"><text:tab/>dca F<text:tab/><text:tab/>/ overwrite F if sna szl fails, should run </text:p>
      <text:p text:style-name="P20"><text:tab/>cla cll iac cml<text:tab/>/ clear AC and link, set AC to 1, set link to 1 </text:p>
      <text:p text:style-name="P20"><text:tab/>sna<text:tab/>szl<text:tab/>/ skip on non-zero AC, zero link </text:p>
      <text:p text:style-name="P20"><text:tab/>dca G<text:tab/><text:tab/>/ overwrite G if sna fails, should run </text:p>
      <text:p text:style-name="P20"/>
      <text:p text:style-name="P20"><text:tab/>cla cll cml<text:tab/>/ clear AC and link, set link to 1 </text:p>
      <text:p text:style-name="P20"><text:tab/>spa szl<text:tab/><text:tab/>/ skip on positive AC, skip on zero link </text:p>
      <text:p text:style-name="P20"><text:tab/>dca H<text:tab/><text:tab/>/ overwrite H if szl fails, should run </text:p>
      <text:p text:style-name="P20"><text:tab/>cla cll iac cml<text:tab/>/ clear AC and link, set AC to 1, set link to 1 </text:p>
      <text:p text:style-name="P20"><text:tab/>spa szl<text:tab/><text:tab/>/ skip on positive AC, skip on zero link </text:p>
      <text:p text:style-name="P20"><text:tab/>dca I<text:tab/><text:tab/>/ overwrite I if szl fails, should run </text:p>
      <text:p text:style-name="P20"/>
      <text:p text:style-name="P20"><text:tab/>hlt<text:tab/><text:tab/>/ Halt the system </text:p>
      <text:p text:style-name="P20"><text:tab/>jmp Main<text:tab/>/ In case something goes wrong<text:tab/> </text:p>
      <text:p text:style-name="P20">/ </text:p>
      <text:p text:style-name="P20">/ Data Section </text:p>
      <text:p text:style-name="P20">/ </text:p>
      <text:p text:style-name="P20">*0250 <text:tab/><text:tab/><text:tab/>/ place data at address 0250 </text:p>
      <text:p text:style-name="P20">A, 0<text:tab/> <text:tab/><text:tab/>/ should not change </text:p>
      <text:p text:style-name="P20"><text:soft-page-break/>B, 0 <text:tab/><text:tab/><text:tab/>/ should not change </text:p>
      <text:p text:style-name="P20">C, 0<text:tab/><text:tab/><text:tab/>/ should not change </text:p>
      <text:p text:style-name="P20">D, 77<text:tab/><text:tab/><text:tab/>/ will get 7777 when spa fails </text:p>
      <text:p text:style-name="P20">E, 77<text:tab/><text:tab/><text:tab/>/ will get 0 when sna fails </text:p>
      <text:p text:style-name="P20">F, 77<text:tab/><text:tab/><text:tab/>/ will get 0 when szl fails<text:tab/> </text:p>
      <text:p text:style-name="P20">G, 77<text:tab/><text:tab/><text:tab/>/ will get 1 when szl fails<text:tab/> </text:p>
      <text:p text:style-name="P20">H, 77<text:tab/><text:tab/><text:tab/>/ will get 0 when szl fails<text:tab/> </text:p>
      <text:p text:style-name="P20">I, 77<text:tab/><text:tab/><text:tab/>/ will get 1 when szl fails</text:p>
      <text:p text:style-name="P28">----------------------------------------------------------------------------------------------------------------------------</text:p>
      <text:p text:style-name="P10">group_2_AND_test_3.as<text:span text:style-name="T6"> </text:span></text:p>
      <text:p text:style-name="P20">/ Date : Feb 15, 2015 </text:p>
      <text:p text:style-name="P20">/ </text:p>
      <text:p text:style-name="P20">/ Desc : Tests the group 2 micro instructions, AND subgroup </text:p>
      <text:p text:style-name="P20">/ Should take 15 cycles total </text:p>
      <text:p text:style-name="P20">/------------------------------------------- </text:p>
      <text:p text:style-name="P20">/ Code Section </text:p>
      <text:p text:style-name="P20">*0200<text:tab/><text:tab/><text:tab/>/ start at address 0200 </text:p>
      <text:p text:style-name="P20">Main,<text:tab/><text:tab/><text:tab/>/ Test skips working first </text:p>
      <text:p text:style-name="P20"><text:tab/>cla cll iac<text:tab/>/ clear AC and link, set AC to 1 </text:p>
      <text:p text:style-name="P20"><text:tab/>spa<text:tab/>sna szl<text:tab/>/ skip on positive AC, non-zero AC, zero link </text:p>
      <text:p text:style-name="P20"><text:tab/>dca A<text:tab/><text:tab/>/ overwrite A if spa sna fails, should not run </text:p>
      <text:p text:style-name="P20"/>
      <text:p text:style-name="P20"><text:tab/><text:tab/><text:tab/>/ Test skips failing </text:p>
      <text:p text:style-name="P20"><text:tab/>cla cll cma<text:tab/>/ clear AC and link, set AC to 7777 </text:p>
      <text:p text:style-name="P20"><text:tab/>spa<text:tab/>sna szl<text:tab/>/ skip on positive AC, non-zero AC, zero link </text:p>
      <text:p text:style-name="P20"><text:tab/>dca B<text:tab/><text:tab/>/ overwrite B if spa sna fails, should run </text:p>
      <text:p text:style-name="P20"/>
      <text:p text:style-name="P20"><text:tab/>cla cll <text:tab/><text:tab/>/ clear AC and link </text:p>
      <text:p text:style-name="P20"><text:tab/>spa<text:tab/>sna szl<text:tab/>/ skip on positive AC, non-zero AC, zero link </text:p>
      <text:p text:style-name="P20"><text:tab/>dca C<text:tab/><text:tab/>/ overwrite C if spa sna fails, should run </text:p>
      <text:p text:style-name="P20"/>
      <text:p text:style-name="P20"><text:tab/>cla cll iac cml<text:tab/>/ clear AC and link, set AC to 1, set link to 1 </text:p>
      <text:p text:style-name="P20"><text:tab/>spa<text:tab/>sna szl<text:tab/>/ skip on positive AC, non-zero AC, zero link </text:p>
      <text:p text:style-name="P20"><text:tab/>dca D<text:tab/><text:tab/>/ overwrite D if spa sna fails, should not run </text:p>
      <text:p text:style-name="P20"/>
      <text:p text:style-name="P20"><text:tab/>hlt<text:tab/><text:tab/>/ Halt the system </text:p>
      <text:p text:style-name="P20"><text:tab/>jmp Main<text:tab/>/ In case something goes wrong<text:tab/> </text:p>
      <text:p text:style-name="P20">/ </text:p>
      <text:p text:style-name="P20">/ Data Section </text:p>
      <text:p text:style-name="P20">/ </text:p>
      <text:p text:style-name="P20">*0250 <text:tab/><text:tab/><text:tab/>/ place data at address 0250 </text:p>
      <text:p text:style-name="P20">A, 0<text:tab/> <text:tab/><text:tab/>/ should not change </text:p>
      <text:p text:style-name="P20">B, 77 <text:tab/><text:tab/><text:tab/>/ will get 7777 when sna fails </text:p>
      <text:p text:style-name="P20">C, 77<text:tab/><text:tab/><text:tab/>/ will get 0 when szl fails </text:p>
      <text:p text:style-name="P20">D, 77<text:tab/><text:tab/><text:tab/>/ will get 1 when spa fails</text:p>
      <text:p text:style-name="P28">----------------------------------------------------------------------------------------------------------------------------</text:p>
      <text:p text:style-name="P29"/>
      <text:p text:style-name="P10"/>
      <text:p text:style-name="P10"/>
      <text:p text:style-name="P10"><text:soft-page-break/></text:p>
      <text:p text:style-name="P10">group_2_AND_test_4.as<text:span text:style-name="T6"> </text:span></text:p>
      <text:p text:style-name="P20">/ Date : Feb 15, 2015 </text:p>
      <text:p text:style-name="P20">/ </text:p>
      <text:p text:style-name="P20">/ Desc : Tests the group 2 micro instructions, AND subgroup </text:p>
      <text:p text:style-name="P20">/ Should take 15 cycles total </text:p>
      <text:p text:style-name="P20">/------------------------------------------- </text:p>
      <text:p text:style-name="P20">/ Code Section </text:p>
      <text:p text:style-name="P20">*0200<text:tab/><text:tab/><text:tab/>/ start at address 0200 </text:p>
      <text:p text:style-name="P20">Main,<text:tab/><text:tab/><text:tab/>/ Test SKP </text:p>
      <text:p text:style-name="P20"><text:tab/>cla cll iac<text:tab/>/ clear AC and link, set AC to 1 </text:p>
      <text:p text:style-name="P20"><text:tab/>skp<text:tab/><text:tab/>/ skip </text:p>
      <text:p text:style-name="P20"><text:tab/>dca A<text:tab/><text:tab/>/ overwrite A if skp fails, should not run </text:p>
      <text:p text:style-name="P20"/>
      <text:p text:style-name="P20"><text:tab/><text:tab/><text:tab/>/ Test CLA </text:p>
      <text:p text:style-name="P20"><text:tab/>cla cll iac<text:tab/>/ clear AC and link, set AC 1 </text:p>
      <text:p text:style-name="P20"><text:tab/>sma cla<text:tab/>/ skip, clear AC </text:p>
      <text:p text:style-name="P20"><text:tab/>dca B<text:tab/><text:tab/>/ overwrite B if sma fails, should run </text:p>
      <text:p text:style-name="P20"/>
      <text:p text:style-name="P20"><text:tab/>cla cll <text:tab/><text:tab/>/ clear AC and link </text:p>
      <text:p text:style-name="P20"><text:tab/>osr<text:tab/><text:tab/>/ OR switch register with AC </text:p>
      <text:p text:style-name="P20"><text:tab/>dca C<text:tab/><text:tab/>/ overwrite C, should run </text:p>
      <text:p text:style-name="P20"/>
      <text:p text:style-name="P20"><text:tab/>cla cll<text:tab/>iac cml<text:tab/>/ clear AC and link, set AC to 1, set link to 1 </text:p>
      <text:p text:style-name="P20"><text:tab/>spa cla hlt<text:tab/>/ skip on positive AC, clear AC </text:p>
      <text:p text:style-name="P20"><text:tab/>dca D<text:tab/><text:tab/>/ overwrite D if spa sna fails, should not run </text:p>
      <text:p text:style-name="P20"><text:tab/>dca E<text:tab/><text:tab/>/ overwrite E if spa sna fails, should not run </text:p>
      <text:p text:style-name="P20"/>
      <text:p text:style-name="P20"><text:tab/>hlt<text:tab/><text:tab/>/ Halt the system </text:p>
      <text:p text:style-name="P20"><text:tab/>jmp Main<text:tab/>/ In case something goes wrong<text:tab/> </text:p>
      <text:p text:style-name="P20">/ </text:p>
      <text:p text:style-name="P20">/ Data Section </text:p>
      <text:p text:style-name="P20">/ </text:p>
      <text:p text:style-name="P20">*0250 <text:tab/><text:tab/><text:tab/>/ place data at address 0250 </text:p>
      <text:p text:style-name="P20">A, 0<text:tab/> <text:tab/><text:tab/>/ should not change </text:p>
      <text:p text:style-name="P20">B, 77 <text:tab/><text:tab/><text:tab/>/ will get 0 when sma fails </text:p>
      <text:p text:style-name="P20">C, 77<text:tab/><text:tab/><text:tab/>/ will get OCR contents </text:p>
      <text:p text:style-name="P20">D, 77<text:tab/><text:tab/><text:tab/>/ should not change </text:p>
      <text:p text:style-name="P20">E, 77<text:tab/><text:tab/><text:tab/>/ should not change</text:p>
      <text:p text:style-name="P20">----------------------------------------------------------------------------------------------------------------------------</text:p>
      <text:p text:style-name="P35">Effective_address.as</text:p>
      <text:p text:style-name="P29">/Test case: Effective address calculation </text:p>
      <text:p text:style-name="P29">/ Objective: test all addressing modes and </text:p>
      <text:p text:style-name="P29">/ <text:s text:c="11"/>and the entire range of autoincrement </text:p>
      <text:p text:style-name="P29">/ <text:s text:c="11"/>address </text:p>
      <text:p text:style-name="P29">/</text:p>
      <text:p text:style-name="P29">/ Description: It has a pointer before 10 and past</text:p>
      <text:p text:style-name="P29">/ address 10 it should only out increment 10-17</text:p>
      <text:p text:style-name="P29">/ not the others. Also access the same array using </text:p>
      <text:p text:style-name="P29"><text:soft-page-break/>/ zero page indirect</text:p>
      <text:p text:style-name="P29">*7</text:p>
      <text:p text:style-name="P29">var1,<text:tab/>Array</text:p>
      <text:p text:style-name="P29">Ptr0,<text:tab/>Array-1</text:p>
      <text:p text:style-name="P29">Ptr1,<text:tab/>Array-1</text:p>
      <text:p text:style-name="P29">Ptr2,<text:tab/>Array-1</text:p>
      <text:p text:style-name="P29">Ptr3,<text:tab/>Array-1</text:p>
      <text:p text:style-name="P29">Ptr4,<text:tab/>Array-1</text:p>
      <text:p text:style-name="P29">Ptr5,<text:tab/>Array-1</text:p>
      <text:p text:style-name="P29">Ptr6,<text:tab/>Array-1</text:p>
      <text:p text:style-name="P29">Ptr7,<text:tab/>Array-1</text:p>
      <text:p text:style-name="P29">Ptr8,<text:tab/>Array</text:p>
      <text:p text:style-name="P29"></text:p>
      <text:p text:style-name="P29">*50 </text:p>
      <text:p text:style-name="P29">C,<text:tab/>0 <text:s text:c="14"/>/ C=0 to start C=6 at the end</text:p>
      <text:p text:style-name="P29"></text:p>
      <text:p text:style-name="P29"></text:p>
      <text:p text:style-name="P29"></text:p>
      <text:p text:style-name="P29">*0200<text:tab/><text:tab/><text:tab/>/ start at address 0200</text:p>
      <text:p text:style-name="P29">Main, <text:tab/>cla cll <text:tab/>/ clear AC and Link</text:p>
      <text:p text:style-name="P29"><text:tab/>tad i Ptr0 <text:tab/>/ Auto inc. add Array[1] to Accumulator </text:p>
      <text:p text:style-name="P29"><text:tab/>tad i Ptr1 <text:tab/>/ Auto inc. add Array[1]to Accumulator</text:p>
      <text:p text:style-name="P29"><text:tab/>tad i Ptr2 <text:tab/>/ Auto inc. add Array[1] to Accumulator</text:p>
      <text:p text:style-name="P29"><text:tab/>tad i Ptr3 <text:tab/>/ Auto inc. add Array[1] to Accumulator</text:p>
      <text:p text:style-name="P29"><text:tab/>tad i Ptr4 <text:tab/>/ Auto inc. add Array[1] to Accumulator</text:p>
      <text:p text:style-name="P29"><text:tab/>tad i Ptr5 <text:tab/>/ Auto inc. add Array[1] to Accumulator</text:p>
      <text:p text:style-name="P29"><text:tab/>tad i Ptr6 <text:tab/>/ Auto inc. add Array[1] to Accumulator</text:p>
      <text:p text:style-name="P29"><text:tab/>tad i Ptr7 <text:tab/>/ Auto inc. add Array[1] to Accumulator</text:p>
      <text:p text:style-name="P29"><text:s text:c="8"/></text:p>
      <text:p text:style-name="P29"><text:tab/>dca <text:s/>A<text:tab/><text:tab/>/ Current page direct </text:p>
      <text:p text:style-name="P29"><text:s text:c="8"/>tad i B <text:s text:c="8"/>/ current page indirect</text:p>
      <text:p text:style-name="P29"><text:tab/>tad i Ptr8 <text:tab/>/ NOT Auto inc. add Array to Accumulator</text:p>
      <text:p text:style-name="P29"><text:tab/>tad i var1 <text:tab/>/ Not Auto inc. add Array to Accumulator</text:p>
      <text:p text:style-name="P29"><text:tab/>dca C <text:tab/><text:tab/>/ Direct Zero page</text:p>
      <text:p text:style-name="P29"><text:tab/>hlt <text:tab/><text:tab/>/ Halt program</text:p>
      <text:p text:style-name="P29"><text:tab/>jmp Main<text:tab/>/ To continue - goto Main</text:p>
      <text:p text:style-name="P29">/</text:p>
      <text:p text:style-name="P29">/ Data Section</text:p>
      <text:p text:style-name="P29">/</text:p>
      <text:p text:style-name="P29"></text:p>
      <text:p text:style-name="P29"></text:p>
      <text:p text:style-name="P29">*0250 <text:tab/><text:tab/><text:tab/>/ place data at address 0250</text:p>
      <text:p text:style-name="P29">A, <text:tab/>0 <text:tab/><text:tab/>/ A=0 at start A=20 at the end</text:p>
      <text:p text:style-name="P29">B, <text:tab/>300 <text:tab/><text:tab/>/ B used as address to array</text:p>
      <text:p text:style-name="P29"></text:p>
      <text:p text:style-name="P29">/ auto incremented</text:p>
      <text:p text:style-name="P29">*300</text:p>
      <text:p text:style-name="P29">Array,<text:tab/>2</text:p>
      <text:p text:style-name="P29"><text:tab/>0</text:p>
      <text:p text:style-name="P29"><text:soft-page-break/></text:p>
      <text:p text:style-name="P29">$Main <text:tab/><text:tab/><text:tab/>/ End of Program; Main is entry point</text:p>
      <text:p text:style-name="P20">----------------------------------------------------------------------------------------------------------------------------</text:p>
      <text:p text:style-name="P35">Effective_address2.as</text:p>
      <text:p text:style-name="P29">/Similar the the other Effective address </text:p>
      <text:p text:style-name="P29">/ calcualion test but on this one we are not using </text:p>
      <text:p text:style-name="P29">/ indirect mode so address 10 -17 </text:p>
      <text:p text:style-name="P29">/ should not be incremented</text:p>
      <text:p text:style-name="P29">*7</text:p>
      <text:p text:style-name="P29">var1,<text:tab/>Array</text:p>
      <text:p text:style-name="P29">Ptr0,<text:tab/>2</text:p>
      <text:p text:style-name="P29">Ptr1,<text:tab/>2</text:p>
      <text:p text:style-name="P29">Ptr2,<text:tab/>2</text:p>
      <text:p text:style-name="P29">Ptr3,<text:tab/>2</text:p>
      <text:p text:style-name="P29">Ptr4,<text:tab/>2</text:p>
      <text:p text:style-name="P29">Ptr5,<text:tab/>2</text:p>
      <text:p text:style-name="P29">Ptr6,<text:tab/>2</text:p>
      <text:p text:style-name="P29">Ptr7,<text:tab/>2</text:p>
      <text:p text:style-name="P29">Ptr8,<text:tab/>Array</text:p>
      <text:p text:style-name="P29"></text:p>
      <text:p text:style-name="P29">*50 </text:p>
      <text:p text:style-name="P29">C,<text:tab/>0 <text:s text:c="14"/>/ C=0 to start C=6 at the end</text:p>
      <text:p text:style-name="P29"></text:p>
      <text:p text:style-name="P29"></text:p>
      <text:p text:style-name="P29"></text:p>
      <text:p text:style-name="P29">*0200<text:tab/><text:tab/><text:tab/>/ start at address 0200</text:p>
      <text:p text:style-name="P29">Main, <text:tab/>cla cll <text:tab/>/ clear AC and Link</text:p>
      <text:p text:style-name="P29"><text:tab/>tad <text:s/>Ptr0 <text:tab/>/ Auto inc. add Array[1] to Accumulator </text:p>
      <text:p text:style-name="P29"><text:tab/>tad <text:s/>Ptr1 <text:tab/>/ Auto inc. add Array[1]to Accumulator</text:p>
      <text:p text:style-name="P29"><text:tab/>tad <text:s/>Ptr2 <text:tab/>/ Auto inc. add Array[1] to Accumulator</text:p>
      <text:p text:style-name="P29"><text:tab/>tad <text:s/>Ptr3 <text:tab/>/ Auto inc. add Array[1] to Accumulator</text:p>
      <text:p text:style-name="P29"><text:tab/>tad <text:s/>Ptr4 <text:tab/>/ Auto inc. add Array[1] to Accumulator</text:p>
      <text:p text:style-name="P29"><text:tab/>tad <text:s/>Ptr5 <text:tab/>/ Auto inc. add Array[1] to Accumulator</text:p>
      <text:p text:style-name="P29"><text:tab/>tad <text:s/>Ptr6 <text:tab/>/ Auto inc. add Array[1] to Accumulator</text:p>
      <text:p text:style-name="P29"><text:tab/>tad <text:s/>Ptr7 <text:tab/>/ Auto inc. add Array[1] to Accumulator</text:p>
      <text:p text:style-name="P29"><text:s text:c="8"/></text:p>
      <text:p text:style-name="P29"><text:tab/>dca <text:s/>A<text:tab/><text:tab/>/ Current page direct </text:p>
      <text:p text:style-name="P29"><text:s text:c="8"/>tad i B <text:s text:c="8"/>/ current page indirect</text:p>
      <text:p text:style-name="P29"><text:tab/>tad i Ptr8 <text:tab/>/ NOT Auto inc. add Array to Accumulator</text:p>
      <text:p text:style-name="P29"><text:tab/>tad i var1 <text:tab/>/ Not Auto inc. add Array to Accumulator</text:p>
      <text:p text:style-name="P29"><text:tab/>dca C <text:tab/><text:tab/>/ Direct Zero page</text:p>
      <text:p text:style-name="P29"><text:tab/>hlt <text:tab/><text:tab/>/ Halt program</text:p>
      <text:p text:style-name="P29"><text:tab/>jmp Main<text:tab/>/ To continue - goto Main</text:p>
      <text:p text:style-name="P29">/</text:p>
      <text:p text:style-name="P29">/ Data Section</text:p>
      <text:p text:style-name="P29">/</text:p>
      <text:p text:style-name="P29"></text:p>
      <text:p text:style-name="P29"></text:p>
      <text:p text:style-name="P29">*0250 <text:tab/><text:tab/><text:tab/>/ place data at address 0250</text:p>
      <text:p text:style-name="P29"><text:soft-page-break/>A, <text:tab/>0 <text:tab/><text:tab/>/ A=0 at start A=20 at the end</text:p>
      <text:p text:style-name="P29">B, <text:tab/>300 <text:tab/><text:tab/>/ B used as address to array</text:p>
      <text:p text:style-name="P29"></text:p>
      <text:p text:style-name="P29">/ auto incremented</text:p>
      <text:p text:style-name="P29">*300</text:p>
      <text:p text:style-name="P29">Array,<text:tab/>2</text:p>
      <text:p text:style-name="P29"><text:tab/>0</text:p>
      <text:p text:style-name="P29"></text:p>
      <text:p text:style-name="P29">$Main <text:tab/><text:tab/><text:tab/>/ End of Program; Main is entry point</text:p>
      <text:p text:style-name="P29">----------------------------------------------------------------------------------------------------------------------------</text:p>
      <text:p text:style-name="P35">IO_test.as</text:p>
      <text:p text:style-name="P29">/ Date : Feb 13, 2015</text:p>
      <text:p text:style-name="P29">/</text:p>
      <text:p text:style-name="P29">/ This tests the I/O function of the PDP8</text:p>
      <text:p text:style-name="P29">/ The program will ask for your name (up to 8 characters long).</text:p>
      <text:p text:style-name="P29">/ It will then say "Nice to meet you name"</text:p>
      <text:p text:style-name="P29">/</text:p>
      <text:p text:style-name="P29">/-------------------------------------------</text:p>
      <text:p text:style-name="P29">/ Code Section</text:p>
      <text:p text:style-name="P29">*0200<text:tab/><text:tab/><text:tab/>/ start at address 0200</text:p>
      <text:p text:style-name="P29">Main, <text:tab/></text:p>
      <text:p text:style-name="P29"><text:tab/>cll cla</text:p>
      <text:p text:style-name="P29"><text:tab/>jms printGreeting<text:tab/>/ Greets the user and asks for name</text:p>
      <text:p text:style-name="P29"><text:tab/>jms getName<text:tab/><text:tab/><text:tab/>/ Gets name from user</text:p>
      <text:p text:style-name="P29"><text:tab/>jms printResponse / Prints out response plus name</text:p>
      <text:p text:style-name="P29"><text:tab/>hlt</text:p>
      <text:p text:style-name="P29"></text:p>
      <text:p text:style-name="P29">printGreeting,</text:p>
      <text:p text:style-name="P29"><text:tab/>NOP</text:p>
      <text:p text:style-name="P29"><text:tab/>cla</text:p>
      <text:p text:style-name="P29">printLoop,</text:p>
      <text:p text:style-name="P29"><text:tab/>tad i gPtr<text:tab/><text:tab/><text:tab/>/ Put next character in accumulator</text:p>
      <text:p text:style-name="P29">poll,<text:tab/>tsf<text:tab/><text:tab/><text:tab/><text:tab/>/ Check printer flag</text:p>
      <text:p text:style-name="P29"><text:tab/>jmp poll<text:tab/><text:tab/><text:tab/>/ Loop until we can print</text:p>
      <text:p text:style-name="P29"><text:tab/>tls<text:tab/><text:tab/><text:tab/><text:tab/>/ Print the character</text:p>
      <text:p text:style-name="P29"><text:tab/>cla<text:tab/><text:tab/><text:tab/><text:tab/><text:tab/>/ Clear accumulator</text:p>
      <text:p text:style-name="P29"><text:tab/>isz gPtr<text:tab/><text:tab/><text:tab/><text:tab/>/ Move to the next character</text:p>
      <text:p text:style-name="P29"><text:tab/>isz gLen<text:tab/><text:tab/><text:tab/><text:tab/>/ Used to end loop</text:p>
      <text:p text:style-name="P29"><text:tab/>jmp printLoop<text:tab/><text:tab/>/ Loop until done printing greeting</text:p>
      <text:p text:style-name="P29"><text:tab/>jmp i printGreeting<text:tab/>/Return to main</text:p>
      <text:p text:style-name="P29"></text:p>
      <text:p text:style-name="P29">getName,</text:p>
      <text:p text:style-name="P29"><text:tab/>NOP</text:p>
      <text:p text:style-name="P29"><text:tab/>cla</text:p>
      <text:p text:style-name="P29"><text:tab/>tad namePtr<text:tab/><text:tab/><text:tab/>/ Load pointer of char1 into accum</text:p>
      <text:p text:style-name="P29"><text:tab/>dca tempPtr<text:tab/><text:tab/><text:tab/>/ Make copy of the pointer</text:p>
      <text:p text:style-name="P29">nameLoop,</text:p>
      <text:p text:style-name="P29"><text:tab/>ksf<text:tab/><text:tab/><text:tab/><text:tab/><text:tab/>/ Skip only if char inputted</text:p>
      <text:p text:style-name="P29"><text:tab/>jmp nameLoop</text:p>
      <text:p text:style-name="P29"><text:soft-page-break/><text:tab/>krb<text:tab/><text:tab/><text:tab/><text:tab/><text:tab/>/ Read in the char to accum</text:p>
      <text:p text:style-name="P29"><text:tab/>dca i tempPtr<text:tab/><text:tab/>/ Deposit char into memory</text:p>
      <text:p text:style-name="P29"></text:p>
      <text:p text:style-name="P29"><text:tab/>tad numChars<text:tab/><text:tab/>/ Put in accum</text:p>
      <text:p text:style-name="P29"><text:tab/>tad negOne<text:tab/><text:tab/><text:tab/>/ Decrement the number</text:p>
      <text:p text:style-name="P29"><text:tab/>dca numChars<text:tab/><text:tab/>/ Store back</text:p>
      <text:p text:style-name="P29"></text:p>
      <text:p text:style-name="P29"><text:tab/>tad numChars<text:tab/><text:tab/>/ Reload in accum</text:p>
      <text:p text:style-name="P29"><text:tab/>tad maxLen<text:tab/><text:tab/><text:tab/>/ Add 8 to number</text:p>
      <text:p text:style-name="P29"><text:tab/>spa<text:tab/><text:tab/><text:tab/><text:tab/><text:tab/>/ Skip if (numChars + 8) &gt; 0</text:p>
      <text:p text:style-name="P29"><text:tab/>jmp i getName<text:tab/><text:tab/>/ Return to main</text:p>
      <text:p text:style-name="P29"></text:p>
      <text:p text:style-name="P29"><text:tab/>cla<text:tab/><text:tab/><text:tab/><text:tab/><text:tab/>/ Clear accum</text:p>
      <text:p text:style-name="P29"><text:tab/>tad i tempPtr<text:tab/><text:tab/>/ Load the inputted char</text:p>
      <text:p text:style-name="P29"><text:tab/>tad enterChk<text:tab/><text:tab/>/ Subtract the ascii value of enter</text:p>
      <text:p text:style-name="P29"><text:tab/>sna<text:tab/><text:tab/><text:tab/><text:tab/><text:tab/>/ Skip if (character - enter) != 0</text:p>
      <text:p text:style-name="P29"><text:tab/>jmp i getName<text:tab/><text:tab/>/ Return to main</text:p>
      <text:p text:style-name="P29"></text:p>
      <text:p text:style-name="P29"><text:tab/>cla<text:tab/><text:tab/><text:tab/><text:tab/><text:tab/>/ Clear accum</text:p>
      <text:p text:style-name="P29"><text:tab/>isz tempPtr<text:tab/><text:tab/><text:tab/>/ Increment char ptr</text:p>
      <text:p text:style-name="P29"><text:tab/>jmp nameLoop<text:tab/><text:tab/>/ Grab another char</text:p>
      <text:p text:style-name="P29"></text:p>
      <text:p text:style-name="P29">printResponse,</text:p>
      <text:p text:style-name="P29"><text:tab/>NOP</text:p>
      <text:p text:style-name="P29"><text:tab/>cla</text:p>
      <text:p text:style-name="P29">resLoop,</text:p>
      <text:p text:style-name="P29"><text:tab/>tad i oPtr<text:tab/><text:tab/><text:tab/>/ Put next character in accumulator</text:p>
      <text:p text:style-name="P29">pLoop,<text:tab/>tsf<text:tab/><text:tab/><text:tab/><text:tab/>/ Check printer flag</text:p>
      <text:p text:style-name="P29"><text:tab/>jmp pLoop<text:tab/><text:tab/><text:tab/>/ Loop until we can print</text:p>
      <text:p text:style-name="P29"><text:tab/>tls<text:tab/><text:tab/><text:tab/><text:tab/><text:tab/>/ Print the character</text:p>
      <text:p text:style-name="P29"><text:tab/>cla<text:tab/><text:tab/><text:tab/><text:tab/><text:tab/>/ Clear accumulator</text:p>
      <text:p text:style-name="P29"><text:tab/>isz oPtr<text:tab/><text:tab/><text:tab/><text:tab/>/ Move to the next character</text:p>
      <text:p text:style-name="P29"><text:tab/>isz oLen<text:tab/><text:tab/><text:tab/><text:tab/>/ Used to end loop</text:p>
      <text:p text:style-name="P29"><text:tab/>jmp resLoop<text:tab/><text:tab/><text:tab/>/ Loop until done printing hard coded responseo</text:p>
      <text:p text:style-name="P29"></text:p>
      <text:p text:style-name="P29"><text:tab/>tad namePtr<text:tab/><text:tab/><text:tab/>/ Load in nameptr to Accum</text:p>
      <text:p text:style-name="P29"><text:tab/>dca tempPtr<text:tab/><text:tab/><text:tab/>/ Make copy of the pointer</text:p>
      <text:p text:style-name="P29"><text:tab/></text:p>
      <text:p text:style-name="P29">printName,</text:p>
      <text:p text:style-name="P29"><text:tab/>tad i tempPtr<text:tab/><text:tab/>/ Load in name char</text:p>
      <text:p text:style-name="P29">nLoop,<text:tab/>tsf<text:tab/><text:tab/><text:tab/>/ Check printer flag</text:p>
      <text:p text:style-name="P29"><text:tab/>jmp nLoop<text:tab/><text:tab/>/ Loop until printer ready</text:p>
      <text:p text:style-name="P29"><text:tab/>tls<text:tab/><text:tab/><text:tab/><text:tab/><text:tab/>/ Print the char</text:p>
      <text:p text:style-name="P29"><text:tab/>cla<text:tab/><text:tab/><text:tab/><text:tab/><text:tab/>/ Clear accum</text:p>
      <text:p text:style-name="P29"><text:tab/>isz tempPtr<text:tab/><text:tab/><text:tab/>/ Increment character address</text:p>
      <text:p text:style-name="P29"><text:tab/>isz numChars<text:tab/><text:tab/>/ Check to see if all chars printed</text:p>
      <text:p text:style-name="P29"><text:tab/>jmp printName<text:tab/><text:tab/>/ Continue printing name</text:p>
      <text:p text:style-name="P29"><text:tab/>jmp i printResponse<text:tab/>/Return to main</text:p>
      <text:p text:style-name="P29"></text:p>
      <text:p text:style-name="P29"><text:soft-page-break/>/</text:p>
      <text:p text:style-name="P29">/ Data Section</text:p>
      <text:p text:style-name="P29">/</text:p>
      <text:p text:style-name="P29">*0300</text:p>
      <text:p text:style-name="P29">gPtr, 0302<text:tab/><text:tab/><text:tab/><text:tab/>/ Ptr to starting address of greeting </text:p>
      <text:p text:style-name="P29">gLen, 7745<text:tab/><text:tab/><text:tab/><text:tab/>/ -27 to print all characters in greeting</text:p>
      <text:p text:style-name="P29">2560<text:tab/><text:tab/><text:tab/><text:tab/><text:tab/><text:tab/>/ W</text:p>
      <text:p text:style-name="P29">3200<text:tab/><text:tab/><text:tab/><text:tab/><text:tab/><text:tab/>/ h</text:p>
      <text:p text:style-name="P29">3020<text:tab/><text:tab/><text:tab/><text:tab/><text:tab/><text:tab/>/ a</text:p>
      <text:p text:style-name="P29">3500<text:tab/><text:tab/><text:tab/><text:tab/><text:tab/><text:tab/>/ t</text:p>
      <text:p text:style-name="P29">1000<text:tab/><text:tab/><text:tab/><text:tab/><text:tab/><text:tab/>/ space</text:p>
      <text:p text:style-name="P29">3220<text:tab/><text:tab/><text:tab/><text:tab/><text:tab/><text:tab/>/ i</text:p>
      <text:p text:style-name="P29">3460<text:tab/><text:tab/><text:tab/><text:tab/><text:tab/><text:tab/>/ s</text:p>
      <text:p text:style-name="P29">1000<text:tab/><text:tab/><text:tab/><text:tab/><text:tab/><text:tab/>/ space</text:p>
      <text:p text:style-name="P29">3620<text:tab/><text:tab/><text:tab/><text:tab/><text:tab/><text:tab/>/ y</text:p>
      <text:p text:style-name="P29">3360<text:tab/><text:tab/><text:tab/><text:tab/><text:tab/><text:tab/>/ o</text:p>
      <text:p text:style-name="P29">3520<text:tab/><text:tab/><text:tab/><text:tab/><text:tab/><text:tab/>/ u</text:p>
      <text:p text:style-name="P29">3440<text:tab/><text:tab/><text:tab/><text:tab/><text:tab/><text:tab/>/ r</text:p>
      <text:p text:style-name="P29">1000<text:tab/><text:tab/><text:tab/><text:tab/><text:tab/><text:tab/>/ space</text:p>
      <text:p text:style-name="P29">3340<text:tab/><text:tab/><text:tab/><text:tab/><text:tab/><text:tab/>/ n</text:p>
      <text:p text:style-name="P29">3020<text:tab/><text:tab/><text:tab/><text:tab/><text:tab/><text:tab/>/ a</text:p>
      <text:p text:style-name="P29">3320<text:tab/><text:tab/><text:tab/><text:tab/><text:tab/><text:tab/>/ m</text:p>
      <text:p text:style-name="P29">3120<text:tab/><text:tab/><text:tab/><text:tab/><text:tab/><text:tab/>/ e</text:p>
      <text:p text:style-name="P29">1000<text:tab/><text:tab/><text:tab/><text:tab/><text:tab/><text:tab/>/ space</text:p>
      <text:p text:style-name="P29">1200<text:tab/><text:tab/><text:tab/><text:tab/><text:tab/><text:tab/>/ (</text:p>
      <text:p text:style-name="P29">3320<text:tab/><text:tab/><text:tab/><text:tab/><text:tab/><text:tab/>/ m</text:p>
      <text:p text:style-name="P29">3020<text:tab/><text:tab/><text:tab/><text:tab/><text:tab/><text:tab/>/ a</text:p>
      <text:p text:style-name="P29">3600<text:tab/><text:tab/><text:tab/><text:tab/><text:tab/><text:tab/>/ x</text:p>
      <text:p text:style-name="P29">1000<text:tab/><text:tab/><text:tab/><text:tab/><text:tab/><text:tab/>/ space</text:p>
      <text:p text:style-name="P29">1600<text:tab/><text:tab/><text:tab/><text:tab/><text:tab/><text:tab/>/ 8</text:p>
      <text:p text:style-name="P29">1220<text:tab/><text:tab/><text:tab/><text:tab/><text:tab/><text:tab/>/ )</text:p>
      <text:p text:style-name="P29">1760<text:tab/><text:tab/><text:tab/><text:tab/><text:tab/><text:tab/>/ ?</text:p>
      <text:p text:style-name="P29">1000<text:tab/><text:tab/><text:tab/><text:tab/><text:tab/><text:tab/>/space</text:p>
      <text:p text:style-name="P29"></text:p>
      <text:p text:style-name="P29">negOne, 7777<text:tab/><text:tab/><text:tab/>/ -1 Decimal</text:p>
      <text:p text:style-name="P29">numChars, 0<text:tab/><text:tab/><text:tab/><text:tab/>/ Decrement when char entered</text:p>
      <text:p text:style-name="P29">maxLen, 0010<text:tab/><text:tab/><text:tab/>/ Maximum of 8 characters allowed</text:p>
      <text:p text:style-name="P29">namePtr, 0343<text:tab/><text:tab/><text:tab/>/ Ptr to char1</text:p>
      <text:p text:style-name="P29">tempPtr, 0<text:tab/><text:tab/><text:tab/><text:tab/>/ Copy of ptr for filling letters</text:p>
      <text:p text:style-name="P29">enterChk, 7540<text:tab/><text:tab/><text:tab/>/ -160 in decimal to check for enter keypress</text:p>
      <text:p text:style-name="P29">char1, 0<text:tab/><text:tab/><text:tab/><text:tab/><text:tab/>/ Letter 1</text:p>
      <text:p text:style-name="P29">char2, 0<text:tab/><text:tab/><text:tab/><text:tab/><text:tab/>/ Letter 2</text:p>
      <text:p text:style-name="P29">char3, 0<text:tab/><text:tab/><text:tab/><text:tab/><text:tab/>/ Letter 3</text:p>
      <text:p text:style-name="P29">char4, 0<text:tab/><text:tab/><text:tab/><text:tab/><text:tab/>/ Letter 4</text:p>
      <text:p text:style-name="P29">char5, 0<text:tab/><text:tab/><text:tab/><text:tab/><text:tab/>/ Letter 5</text:p>
      <text:p text:style-name="P29">char6, 0<text:tab/><text:tab/><text:tab/><text:tab/><text:tab/>/ Letter 6</text:p>
      <text:p text:style-name="P29">char7, 0<text:tab/><text:tab/><text:tab/><text:tab/><text:tab/>/ Letter 7</text:p>
      <text:p text:style-name="P29">char8, 0<text:tab/><text:tab/><text:tab/><text:tab/><text:tab/>/ Letter 8</text:p>
      <text:p text:style-name="P29">char9, 240<text:tab/><text:tab/><text:tab/><text:tab/>/ Newline</text:p>
      <text:p text:style-name="P29"><text:soft-page-break/></text:p>
      <text:p text:style-name="P29">oPtr, 0356<text:tab/><text:tab/><text:tab/><text:tab/>/Pointer for output message</text:p>
      <text:p text:style-name="P29">oLen, 7756<text:tab/><text:tab/><text:tab/><text:tab/>/ -18 - increment to print out message</text:p>
      <text:p text:style-name="P29">240<text:tab/><text:tab/><text:tab/><text:tab/><text:tab/><text:tab/>/ Newline</text:p>
      <text:p text:style-name="P29">2340<text:tab/><text:tab/><text:tab/><text:tab/><text:tab/><text:tab/>/ N</text:p>
      <text:p text:style-name="P29">3220<text:tab/><text:tab/><text:tab/><text:tab/><text:tab/><text:tab/>/ i</text:p>
      <text:p text:style-name="P29">3060<text:tab/><text:tab/><text:tab/><text:tab/><text:tab/><text:tab/>/ c</text:p>
      <text:p text:style-name="P29">3120<text:tab/><text:tab/><text:tab/><text:tab/><text:tab/><text:tab/>/ e</text:p>
      <text:p text:style-name="P29">1000<text:tab/><text:tab/><text:tab/><text:tab/><text:tab/><text:tab/>/ space</text:p>
      <text:p text:style-name="P29">3500<text:tab/><text:tab/><text:tab/><text:tab/><text:tab/><text:tab/>/ t</text:p>
      <text:p text:style-name="P29">3360<text:tab/><text:tab/><text:tab/><text:tab/><text:tab/><text:tab/>/ o</text:p>
      <text:p text:style-name="P29">1000<text:tab/><text:tab/><text:tab/><text:tab/><text:tab/><text:tab/>/ space</text:p>
      <text:p text:style-name="P29">3320<text:tab/><text:tab/><text:tab/><text:tab/><text:tab/><text:tab/>/ m</text:p>
      <text:p text:style-name="P29">3120<text:tab/><text:tab/><text:tab/><text:tab/><text:tab/><text:tab/>/ e</text:p>
      <text:p text:style-name="P29">3120<text:tab/><text:tab/><text:tab/><text:tab/><text:tab/><text:tab/>/ e</text:p>
      <text:p text:style-name="P29">3500<text:tab/><text:tab/><text:tab/><text:tab/><text:tab/><text:tab/>/ t</text:p>
      <text:p text:style-name="P29">1000<text:tab/><text:tab/><text:tab/><text:tab/><text:tab/><text:tab/>/ space</text:p>
      <text:p text:style-name="P29">3620<text:tab/><text:tab/><text:tab/><text:tab/><text:tab/><text:tab/>/ y</text:p>
      <text:p text:style-name="P29">3360<text:tab/><text:tab/><text:tab/><text:tab/><text:tab/><text:tab/>/ o</text:p>
      <text:p text:style-name="P29">3520<text:tab/><text:tab/><text:tab/><text:tab/><text:tab/><text:tab/>/ u</text:p>
      <text:p text:style-name="P29">1000<text:tab/><text:tab/><text:tab/><text:tab/><text:tab/><text:tab/>/ space</text:p>
      <text:p text:style-name="P29">$Main <text:tab/><text:tab/><text:tab/>/ End of Program; Main is entry point</text:p>
      <text:p text:style-name="P29">----------------------------------------------------------------------------------------------------------------------------</text:p>
      <text:p text:style-name="P35">OSR_test.as</text:p>
      <text:p text:style-name="P29">/ Program : OSR_test.as</text:p>
      <text:p text:style-name="P29">/ Date : March 5th, 2015</text:p>
      <text:p text:style-name="P29">/</text:p>
      <text:p text:style-name="P29">/ Desc : This program tests the OSR instruction</text:p>
      <text:p text:style-name="P29">/ Should take 5 cycles and 4 instructions</text:p>
      <text:p text:style-name="P29">/</text:p>
      <text:p text:style-name="P29">/-------------------------------------------</text:p>
      <text:p text:style-name="P29">/</text:p>
      <text:p text:style-name="P29">/ Code Section</text:p>
      <text:p text:style-name="P29">/</text:p>
      <text:p text:style-name="P29">*0200<text:tab/><text:tab/><text:tab/>/ start at address 0200</text:p>
      <text:p text:style-name="P29">Main, <text:tab/>cla cll <text:tab/>/ clear AC and Link</text:p>
      <text:p text:style-name="P29"><text:tab/>OSR<text:tab/><text:tab/>/ Grab switch register value</text:p>
      <text:p text:style-name="P29"><text:tab/>dca switch <text:tab/>/ store SR value at switch</text:p>
      <text:p text:style-name="P29"><text:tab/>hlt <text:tab/><text:tab/>/ Halt program</text:p>
      <text:p text:style-name="P29">/</text:p>
      <text:p text:style-name="P29">/ Data Section</text:p>
      <text:p text:style-name="P29">/</text:p>
      <text:p text:style-name="P29">*0250 <text:tab/><text:tab/><text:tab/>/ place data at address 0250</text:p>
      <text:p text:style-name="P29">switch,<text:tab/>0<text:tab/><text:tab/>/ Holds switch reg<text:span text:style-name="T22">i</text:span>ster value</text:p>
      <text:p text:style-name="P29">$Main <text:tab/><text:tab/><text:tab/>/ End of Program; Main is entry point</text:p>
      <text:p text:style-name="P29"/>
      <text:p text:style-name="P29"/>
      <text:p text:style-name="P29"/>
      <text:p text:style-name="P29"/>
      <text:p text:style-name="P29"><text:soft-page-break/></text:p>
      <text:p text:style-name="P39">Source Code</text:p>
      <text:p text:style-name="P38"/>
      <text:p text:style-name="P36">branch_trace.c</text:p>
      <text:p text:style-name="P36"><text:span text:style-name="T6">/******************************************************************************</text:span></text:p>
      <text:p text:style-name="P36"><text:span text:style-name="T6">** ECE486/586 PDP-8 Simulator</text:span></text:p>
      <text:p text:style-name="P36"><text:span text:style-name="T6">** Sean Koppenhafer, Luis Santiago, Ken Benderly, J.S. Peirce</text:span></text:p>
      <text:p text:style-name="P36"><text:span text:style-name="T6">** </text:span></text:p>
      <text:p text:style-name="P36"><text:span text:style-name="T6">** branch_trace.c - Implements the branch trace file functions</text:span></text:p>
      <text:p text:style-name="P36"><text:span text:style-name="T6">******************************************************************************/</text:span></text:p>
      <text:p text:style-name="P36"><text:span text:style-name="T6"></text:span></text:p>
      <text:p text:style-name="P36"><text:span text:style-name="T6">#include "branch_trace.h"</text:span></text:p>
      <text:p text:style-name="P36"><text:span text:style-name="T6"></text:span></text:p>
      <text:p text:style-name="P36"><text:span text:style-name="T6">/* Declare branch text types */</text:span></text:p>
      <text:p text:style-name="P36"><text:span text:style-name="T6">const char* const unconditional_text = "Unconditional";</text:span></text:p>
      <text:p text:style-name="P36"><text:span text:style-name="T6">const char* const conditional_text = "Conditional";</text:span></text:p>
      <text:p text:style-name="P36"><text:span text:style-name="T6">const char* const sub_text = "Subroutine";</text:span></text:p>
      <text:p text:style-name="P36"><text:span text:style-name="T6"></text:span></text:p>
      <text:p text:style-name="P36"><text:span text:style-name="T6">/******************************************************************************</text:span></text:p>
      <text:p text:style-name="P36"><text:span text:style-name="T6">** THIS FUNCTIONS OPENS THE BRANCH TRACE FILE</text:span></text:p>
      <text:p text:style-name="P36"><text:span text:style-name="T6">******************************************************************************/</text:span></text:p>
      <text:p text:style-name="P36"><text:span text:style-name="T6">int branch_trace_init(void) {</text:span></text:p>
      <text:p text:style-name="P36"><text:span text:style-name="T6"><text:tab/>const char* trace_name = "branch_trace.txt";</text:span></text:p>
      <text:p text:style-name="P36"><text:span text:style-name="T6"><text:tab/>int retval = 0;</text:span></text:p>
      <text:p text:style-name="P36"><text:span text:style-name="T6"><text:tab/>branch_file = fopen(trace_name, "w");</text:span></text:p>
      <text:p text:style-name="P36"><text:span text:style-name="T6"></text:span></text:p>
      <text:p text:style-name="P36"><text:span text:style-name="T6"><text:tab/>if(branch_file == NULL) {</text:span></text:p>
      <text:p text:style-name="P36"><text:span text:style-name="T6"><text:tab/><text:tab/>#ifdef TRACE_DEBUG</text:span></text:p>
      <text:p text:style-name="P36"><text:span text:style-name="T6"><text:tab/><text:tab/>printf("ERROR: Failed to open branch trace file.\n");</text:span></text:p>
      <text:p text:style-name="P36"><text:span text:style-name="T6"><text:tab/><text:tab/>#endif</text:span></text:p>
      <text:p text:style-name="P36"><text:span text:style-name="T6"><text:tab/><text:tab/>retval = -2;</text:span></text:p>
      <text:p text:style-name="P36"><text:span text:style-name="T6"><text:tab/>}</text:span></text:p>
      <text:p text:style-name="P36"><text:span text:style-name="T6"><text:tab/>else {</text:span></text:p>
      <text:p text:style-name="P36"><text:span text:style-name="T6"><text:tab/><text:tab/>#ifdef TRACE_DEBUG</text:span></text:p>
      <text:p text:style-name="P36"><text:span text:style-name="T6"><text:tab/><text:tab/>printf("Branch trace file opened successfully\n");</text:span></text:p>
      <text:p text:style-name="P36"><text:span text:style-name="T6"><text:tab/><text:tab/>#endif</text:span></text:p>
      <text:p text:style-name="P36"><text:span text:style-name="T6"><text:tab/><text:tab/>retval = 0;</text:span></text:p>
      <text:p text:style-name="P36"><text:span text:style-name="T6"><text:tab/>}</text:span></text:p>
      <text:p text:style-name="P36"><text:span text:style-name="T6"></text:span></text:p>
      <text:p text:style-name="P36"><text:span text:style-name="T6"><text:tab/>return retval;</text:span></text:p>
      <text:p text:style-name="P36"><text:span text:style-name="T6">}</text:span></text:p>
      <text:p text:style-name="P36"><text:span text:style-name="T6"></text:span></text:p>
      <text:p text:style-name="P36"><text:span text:style-name="T6">/*******************************************************************************</text:span></text:p>
      <text:p text:style-name="P36"><text:span text:style-name="T6">** THIS FUNCTION WRITES TO THE BRANCH TRACE FILE</text:span></text:p>
      <text:p text:style-name="P36"><text:span text:style-name="T6">** IT TAKES IN THE CURRENT PC, THE INSTRUCTION NAME, AND THE BRANCH TARGET</text:span></text:p>
      <text:p text:style-name="P36"><text:span text:style-name="T6">** TAKEN = 0 MEANS NOT TAKEN, TAKEN = 1 MEANS BRANCH TAKEN</text:span></text:p>
      <text:p text:style-name="P36"><text:span text:style-name="T6">******************************************************************************/</text:span></text:p>
      <text:p text:style-name="P36"><text:span text:style-name="T6">void write_branch_trace(uint16_t PC, uint16_t target_address, const char* opcode, uint8_t taken) {</text:span></text:p>
      <text:p text:style-name="P36"><text:soft-page-break/><text:span text:style-name="T6"><text:tab/>char result_text[10];</text:span></text:p>
      <text:p text:style-name="P36"><text:span text:style-name="T6"></text:span></text:p>
      <text:p text:style-name="P36"><text:span text:style-name="T6"><text:tab/>if(taken) strcpy(result_text, "Taken");</text:span></text:p>
      <text:p text:style-name="P36"><text:span text:style-name="T6"><text:tab/>else strcpy(result_text, "Not Taken");</text:span></text:p>
      <text:p text:style-name="P36"><text:span text:style-name="T6"></text:span></text:p>
      <text:p text:style-name="P36"><text:span text:style-name="T6"><text:tab/>fprintf(branch_file, "Current PC: %04o, Target: %04o, Type: %s, Result: %s\n", PC - 1,</text:span></text:p>
      <text:p text:style-name="P36"><text:span text:style-name="T6"><text:tab/><text:tab/><text:tab/><text:tab/>target_address, opcode, result_text);</text:span></text:p>
      <text:p text:style-name="P36"><text:span text:style-name="T6">}</text:span></text:p>
      <text:p text:style-name="P36"><text:span text:style-name="T6"></text:span></text:p>
      <text:p text:style-name="P36"><text:span text:style-name="T6">/******************************************************************************</text:span></text:p>
      <text:p text:style-name="P36"><text:span text:style-name="T6">** WRITES TO THE BRANCH TRACE FILE IN THE MIDDLE OF THE PROGRAM</text:span></text:p>
      <text:p text:style-name="P36"><text:span text:style-name="T6">******************************************************************************/</text:span></text:p>
      <text:p text:style-name="P36"><text:span text:style-name="T6">void update_branch_trace(void) {</text:span></text:p>
      <text:p text:style-name="P36"><text:span text:style-name="T6"><text:tab/>const char* trace_name = "branch_trace.txt";</text:span></text:p>
      <text:p text:style-name="P36"><text:span text:style-name="T6"></text:span></text:p>
      <text:p text:style-name="P36"><text:span text:style-name="T6"><text:tab/>fclose(branch_file);</text:span></text:p>
      <text:p text:style-name="P36"><text:span text:style-name="T6"><text:tab/>branch_file = fopen(trace_name, "a");</text:span></text:p>
      <text:p text:style-name="P36"><text:span text:style-name="T6"><text:tab/><text:tab/></text:span></text:p>
      <text:p text:style-name="P36"><text:span text:style-name="T6"><text:tab/>#ifdef TRACE_DEBUG</text:span></text:p>
      <text:p text:style-name="P36"><text:span text:style-name="T6"><text:tab/>if(branch_file == NULL) {</text:span></text:p>
      <text:p text:style-name="P36"><text:span text:style-name="T6"><text:tab/><text:tab/>printf("ERROR: Failed to open branch trace file for append.\n");</text:span></text:p>
      <text:p text:style-name="P36"><text:span text:style-name="T6"><text:tab/>}</text:span></text:p>
      <text:p text:style-name="P36"><text:span text:style-name="T6"><text:tab/>else {</text:span></text:p>
      <text:p text:style-name="P36"><text:span text:style-name="T6"><text:tab/><text:tab/>printf("Branch trace file opened successfully for append\n");</text:span></text:p>
      <text:p text:style-name="P36"><text:span text:style-name="T6"><text:tab/>}</text:span></text:p>
      <text:p text:style-name="P36"><text:span text:style-name="T6"><text:tab/>#endif</text:span></text:p>
      <text:p text:style-name="P36"><text:span text:style-name="T6">}</text:span></text:p>
      <text:p text:style-name="P36"><text:span text:style-name="T6"></text:span></text:p>
      <text:p text:style-name="P36"><text:span text:style-name="T6">int close_branch_trace(void) {</text:span></text:p>
      <text:p text:style-name="P36"><text:span text:style-name="T6"><text:tab/>int retval;</text:span></text:p>
      <text:p text:style-name="P36"><text:span text:style-name="T6"></text:span></text:p>
      <text:p text:style-name="P36"><text:span text:style-name="T6"><text:tab/>retval = fclose(branch_file);</text:span></text:p>
      <text:p text:style-name="P36"><text:span text:style-name="T6"></text:span></text:p>
      <text:p text:style-name="P36"><text:span text:style-name="T6"><text:tab/>return retval;</text:span></text:p>
      <text:p text:style-name="P36"><text:span text:style-name="T6">}</text:span></text:p>
      <text:p text:style-name="P41"/>
      <text:p text:style-name="P36"/>
      <text:p text:style-name="P36">branch_trace.h</text:p>
      <text:p text:style-name="P30">/******************************************************************************</text:p>
      <text:p text:style-name="P30">** ECE486/586 PDP-8 Simulator</text:p>
      <text:p text:style-name="P30">** Sean Koppenhafer, Luis Santiago, Ken Benderly, J.S. Peirce</text:p>
      <text:p text:style-name="P30">** </text:p>
      <text:p text:style-name="P30">** branch_trace.h</text:p>
      <text:p text:style-name="P30">******************************************************************************/</text:p>
      <text:p text:style-name="P30"/>
      <text:p text:style-name="P30">#ifndef BRANCH_TRACE_H</text:p>
      <text:p text:style-name="P30">#define BRANCH_TRACE_H</text:p>
      <text:p text:style-name="P30"/>
      <text:p text:style-name="P30">#include &lt;stdio.h&gt;</text:p>
      <text:p text:style-name="P30"><text:soft-page-break/>#include &lt;string.h&gt;</text:p>
      <text:p text:style-name="P30">#include &lt;inttypes.h&gt;</text:p>
      <text:p text:style-name="P30"/>
      <text:p text:style-name="P30">FILE* branch_file;</text:p>
      <text:p text:style-name="P30"/>
      <text:p text:style-name="P30">/* Branch type for branch trace file */</text:p>
      <text:p text:style-name="P30">extern const char* const unconditional_text;</text:p>
      <text:p text:style-name="P30">extern const char* const conditional_text;</text:p>
      <text:p text:style-name="P30">extern const char* const sub_text;</text:p>
      <text:p text:style-name="P30"/>
      <text:p text:style-name="P30">int branch_trace_init(void);</text:p>
      <text:p text:style-name="P30">void write_branch_trace(uint16_t, uint16_t, const char*, uint8_t);</text:p>
      <text:p text:style-name="P30">void update_branch_trace(void);</text:p>
      <text:p text:style-name="P30">int close_branch_trace(void);</text:p>
      <text:p text:style-name="P30"/>
      <text:p text:style-name="P30">#endif</text:p>
      <text:p text:style-name="P40"/>
      <text:p text:style-name="P36"/>
      <text:p text:style-name="P36">callback.c</text:p>
      <text:p text:style-name="P30">/******************************************************************************</text:p>
      <text:p text:style-name="P30">** ECE486/586 PDP-8 Simulator</text:p>
      <text:p text:style-name="P30">** Sean Koppenhafer, Luis Santiago, Ken Benderly, J.S. Peirce</text:p>
      <text:p text:style-name="P30">** </text:p>
      <text:p text:style-name="P30">** callback.c - Implements the callback functions for the buttons, radio buttons,</text:p>
      <text:p text:style-name="P30">** and text boxes found in the GUI.</text:p>
      <text:p text:style-name="P30">******************************************************************************/</text:p>
      <text:p text:style-name="P30"></text:p>
      <text:p text:style-name="P30">#include "callback.h"</text:p>
      <text:p text:style-name="P30">#include "gui.h"</text:p>
      <text:p text:style-name="P30">#include "memory.h"</text:p>
      <text:p text:style-name="P30">#include "main.h"</text:p>
      <text:p text:style-name="P30"></text:p>
      <text:p text:style-name="P30">extern uint8_t tracepoint_reached;<text:tab/>//From memory.h</text:p>
      <text:p text:style-name="P30">extern uint8_t tracepoint_number;<text:tab/>//From memory.h</text:p>
      <text:p text:style-name="P30"></text:p>
      <text:p text:style-name="P30">/********************************************************************</text:p>
      <text:p text:style-name="P30"><text:s text:c="29"/>Buttons</text:p>
      <text:p text:style-name="P30">********************************************************************/</text:p>
      <text:p text:style-name="P30"></text:p>
      <text:p text:style-name="P30">/******************************************************************************</text:p>
      <text:p text:style-name="P30">** CHOSES THE PAGE OF MEMORY VALUES TO PRINT OUT</text:p>
      <text:p text:style-name="P30">******************************************************************************/</text:p>
      <text:p text:style-name="P30">void page_number_entry_callback (GtkEntry *entry, gpointer <text:s/>user_data)</text:p>
      <text:p text:style-name="P30">{</text:p>
      <text:p text:style-name="P30"><text:s text:c="3"/>g_items * local_object;</text:p>
      <text:p text:style-name="P30"><text:s text:c="3"/>const char *pagenumber_text;</text:p>
      <text:p text:style-name="P30"><text:tab/>const char *octal_error = "The inputted address is not a valid octal address";</text:p>
      <text:p text:style-name="P30"><text:tab/>const uint16_t maximum_page_num = 037;</text:p>
      <text:p text:style-name="P30"><text:tab/>char buffer_text[50];</text:p>
      <text:p text:style-name="P30"><text:soft-page-break/><text:tab/>static int valid_octal;</text:p>
      <text:p text:style-name="P30"><text:s text:c="3"/>pagenumber_text = gtk_entry_get_text(entry);</text:p>
      <text:p text:style-name="P30"><text:s text:c="3"/>local_object = (g_items *) user_data;</text:p>
      <text:p text:style-name="P30"></text:p>
      <text:p text:style-name="P30"><text:tab/>check_if_octal( atoi(pagenumber_text), &amp;valid_octal );</text:p>
      <text:p text:style-name="P30"></text:p>
      <text:p text:style-name="P30"><text:tab/>local_object-&gt;msgbuff = gtk_text_view_get_buffer (GTK_TEXT_VIEW (local_object-&gt;messages_txt));</text:p>
      <text:p text:style-name="P30"><text:tab/>if(valid_octal) {</text:p>
      <text:p text:style-name="P30"><text:s text:c="3"/><text:tab/>local_object-&gt;coherance_vars-&gt;last_mem_page = strtol(pagenumber_text, NULL, 8);<text:tab/>//Use octal base</text:p>
      <text:p text:style-name="P30"></text:p>
      <text:p text:style-name="P30"><text:tab/><text:tab/>if(local_object-&gt;coherance_vars-&gt;last_mem_page &gt; maximum_page_num) {</text:p>
      <text:p text:style-name="P30"><text:tab/><text:tab/><text:tab/>sprintf(buffer_text, "Page number %02o is out of range", local_object-&gt;coherance_vars-&gt;last_mem_page );</text:p>
      <text:p text:style-name="P30"><text:tab/><text:tab/><text:tab/>gtk_text_buffer_set_text (local_object-&gt;msgbuff, buffer_text, -1);</text:p>
      <text:p text:style-name="P30"><text:tab/><text:tab/>}</text:p>
      <text:p text:style-name="P30"><text:tab/><text:tab/>else {</text:p>
      <text:p text:style-name="P30"><text:tab/><text:tab/><text:tab/>print_memory_page(local_object-&gt;coherance_vars-&gt;last_mem_page);</text:p>
      <text:p text:style-name="P30"><text:tab/><text:tab/><text:tab/>update_memory_buffer(local_object);</text:p>
      <text:p text:style-name="P30"><text:tab/><text:tab/><text:tab/>gtk_text_buffer_set_text (local_object-&gt;msgbuff, "", -1);</text:p>
      <text:p text:style-name="P30"><text:tab/><text:tab/>}</text:p>
      <text:p text:style-name="P30"><text:tab/>}</text:p>
      <text:p text:style-name="P30"><text:tab/>else {</text:p>
      <text:p text:style-name="P30"><text:s text:c="6"/>gtk_text_buffer_set_text (local_object-&gt;msgbuff, octal_error, -1);</text:p>
      <text:p text:style-name="P30"><text:tab/>}</text:p>
      <text:p text:style-name="P30"></text:p>
      <text:p text:style-name="P30"><text:s text:c="3"/>// clear screen to confirm entry</text:p>
      <text:p text:style-name="P30"><text:s text:c="4"/>gtk_entry_set_text (entry,"\0");</text:p>
      <text:p text:style-name="P30">}</text:p>
      <text:p text:style-name="P30"></text:p>
      <text:p text:style-name="P30">/******************************************************************************</text:p>
      <text:p text:style-name="P30">** LOADS A BUFFER ON THE GUI WITH TEXT FROM A TEXTFILE</text:p>
      <text:p text:style-name="P30">******************************************************************************/</text:p>
      <text:p text:style-name="P30">void load_buffer(g_items *object, const char* text_name, GtkTextBuffer* text_buffer)</text:p>
      <text:p text:style-name="P30">{</text:p>
      <text:p text:style-name="P30"><text:s text:c="4"/>gchar *contents;</text:p>
      <text:p text:style-name="P30"><text:s text:c="4"/>gsize length;</text:p>
      <text:p text:style-name="P30"></text:p>
      <text:p text:style-name="P30"><text:s text:c="4"/>object-&gt;FP = g_file_new_for_path (text_name);</text:p>
      <text:p text:style-name="P30"></text:p>
      <text:p text:style-name="P30"><text:s text:c="4"/>if (g_file_load_contents (object-&gt;FP, NULL, &amp;contents, &amp;length, NULL, NULL))</text:p>
      <text:p text:style-name="P30"><text:s text:c="4"/>{</text:p>
      <text:p text:style-name="P30"><text:s text:c="8"/>gtk_text_buffer_set_text (text_buffer, contents, length);</text:p>
      <text:p text:style-name="P30"><text:s text:c="8"/>g_free (contents);</text:p>
      <text:p text:style-name="P30"><text:s text:c="4"/>}</text:p>
      <text:p text:style-name="P30"><text:s text:c="4"/>g_free (object-&gt;fname);</text:p>
      <text:p text:style-name="P30">}</text:p>
      <text:p text:style-name="P30"></text:p>
      <text:p text:style-name="P30"><text:soft-page-break/>/******************************************************************************</text:p>
      <text:p text:style-name="P30">** SHOW ALL BREAKPOINTS</text:p>
      <text:p text:style-name="P30">******************************************************************************/</text:p>
      <text:p text:style-name="P30">void show_breakpoints_click (GtkButton *button, gpointer <text:s text:c="2"/>data)</text:p>
      <text:p text:style-name="P30">{</text:p>
      <text:p text:style-name="P30"><text:tab/>g_items* local_object = (g_items*)data;</text:p>
      <text:p text:style-name="P30"></text:p>
      <text:p text:style-name="P30"><text:tab/>print_breakpoints();</text:p>
      <text:p text:style-name="P30"><text:tab/>load_buffer(local_object, "breakpoints.txt", local_object-&gt;msgbuff);</text:p>
      <text:p text:style-name="P30">}</text:p>
      <text:p text:style-name="P30"></text:p>
      <text:p text:style-name="P30">/******************************************************************************</text:p>
      <text:p text:style-name="P30">** CLOSES THE SIMULATOR AND PRINTS STATS</text:p>
      <text:p text:style-name="P30">******************************************************************************/</text:p>
      <text:p text:style-name="P30">void exit_button_click(GtkButton *button, gpointer <text:s text:c="2"/>data)</text:p>
      <text:p text:style-name="P30">{</text:p>
      <text:p text:style-name="P30"><text:s text:c="2"/>g_items* local_object = (g_items*)data;</text:p>
      <text:p text:style-name="P30"><text:s text:c="2"/>shutdown_system(local_object-&gt;coherance_vars);</text:p>
      <text:p text:style-name="P30"><text:s text:c="2"/>gtk_widget_destroy(GTK_WIDGET(local_object-&gt;window));</text:p>
      <text:p text:style-name="P30">}</text:p>
      <text:p text:style-name="P30"></text:p>
      <text:p text:style-name="P30">/******************************************************************************</text:p>
      <text:p text:style-name="P30">** RUNS UNTIL A BREAKPOINT OR TRACEPOINT IS HIT</text:p>
      <text:p text:style-name="P30">******************************************************************************/</text:p>
      <text:p text:style-name="P30">void run_button_click (GtkButton *button,</text:p>
      <text:p text:style-name="P30"><text:s text:c="23"/>gpointer <text:s text:c="2"/>data)</text:p>
      <text:p text:style-name="P30">{</text:p>
      <text:p text:style-name="P30"><text:tab/>int thread1_return, thread2_return;</text:p>
      <text:p text:style-name="P30"><text:tab/>pthread_t keyboard_thread, simulator_thread;</text:p>
      <text:p text:style-name="P30"><text:s text:c="3"/>g_items* local_object = (g_items*)data;</text:p>
      <text:p text:style-name="P30"><text:tab/>char buffer_text[60];</text:p>
      <text:p text:style-name="P30"></text:p>
      <text:p text:style-name="P30"><text:tab/>//Don't do anything if execution is complete</text:p>
      <text:p text:style-name="P30"><text:tab/>if(local_object-&gt;coherance_vars-&gt;execution_done) goto EXECUTION_DONE;</text:p>
      <text:p text:style-name="P30"></text:p>
      <text:p text:style-name="P30"><text:tab/>//Tell the GUI we have ran at least once and that we intend to run, not step</text:p>
      <text:p text:style-name="P30"><text:tab/>local_object-&gt;coherance_vars-&gt;ran_once = 1;</text:p>
      <text:p text:style-name="P30"><text:tab/>local_object-&gt;coherance_vars-&gt;step_or_run = RUN;</text:p>
      <text:p text:style-name="P30"><text:tab/> </text:p>
      <text:p text:style-name="P30"><text:tab/>thread1_return = pthread_create(&amp;keyboard_thread, NULL, read_keyboard, (void*)(local_object-&gt;coherance_vars-&gt;kb_ptr));</text:p>
      <text:p text:style-name="P30"><text:tab/>if(thread1_return) {</text:p>
      <text:p text:style-name="P30"><text:tab/><text:tab/>fprintf(stderr, "Keyboard thread failed\n");</text:p>
      <text:p text:style-name="P30"><text:tab/><text:tab/>exit(-1);</text:p>
      <text:p text:style-name="P30"><text:s text:c="3"/>}</text:p>
      <text:p text:style-name="P30"></text:p>
      <text:p text:style-name="P30"><text:tab/>thread2_return = pthread_create( &amp;simulator_thread, NULL, run_program, (void*)(local_object-&gt;coherance_vars));</text:p>
      <text:p text:style-name="P30"><text:tab/>if(thread2_return) {</text:p>
      <text:p text:style-name="P30"><text:soft-page-break/><text:tab/><text:tab/>fprintf(stderr, "Simulator thread failed\n");</text:p>
      <text:p text:style-name="P30"><text:tab/><text:tab/>exit(-2);</text:p>
      <text:p text:style-name="P30"><text:s text:c="3"/>}</text:p>
      <text:p text:style-name="P30"></text:p>
      <text:p text:style-name="P30"><text:tab/>//Run the threads</text:p>
      <text:p text:style-name="P30"><text:tab/>pthread_join(keyboard_thread, NULL);</text:p>
      <text:p text:style-name="P30"><text:tab/>pthread_join(simulator_thread, NULL);</text:p>
      <text:p text:style-name="P30"></text:p>
      <text:p text:style-name="P30"><text:tab/>//Check after thread exits</text:p>
      <text:p text:style-name="P30"><text:tab/>//Update the screen values</text:p>
      <text:p text:style-name="P30"><text:tab/>loadscreen_trace(local_object);<text:tab/>//update the trace window</text:p>
      <text:p text:style-name="P30"><text:tab/>update_labels(local_object);</text:p>
      <text:p text:style-name="P30"></text:p>
      <text:p text:style-name="P30"><text:tab/>//Update the text files and the buffer</text:p>
      <text:p text:style-name="P30"><text:tab/>print_memory_page(local_object-&gt;coherance_vars-&gt;last_mem_page);</text:p>
      <text:p text:style-name="P30"><text:tab/>print_memory_list();</text:p>
      <text:p text:style-name="P30"><text:tab/>update_memory_buffer(local_object);</text:p>
      <text:p text:style-name="P30"></text:p>
      <text:p text:style-name="P30"><text:tab/>if(local_object-&gt;coherance_vars-&gt;breakpoint_reached) {</text:p>
      <text:p text:style-name="P30"><text:tab/><text:tab/>local_object-&gt;coherance_vars-&gt;breakpoint_reached = 0;</text:p>
      <text:p text:style-name="P30"><text:tab/><text:tab/>local_object-&gt;coherance_vars-&gt;breakpoint_serviced = 1;</text:p>
      <text:p text:style-name="P30"></text:p>
      <text:p text:style-name="P30"><text:tab/><text:tab/>local_object-&gt;msgbuff = gtk_text_view_get_buffer (GTK_TEXT_VIEW (local_object-&gt;messages_txt));</text:p>
      <text:p text:style-name="P30"><text:tab/> <text:tab/>sprintf(buffer_text, "Breakpoint reached at address %04o", </text:p>
      <text:p text:style-name="P30"><text:tab/><text:tab/><text:tab/><text:tab/><text:tab/>local_object-&gt;coherance_vars-&gt;registers_ptr-&gt;PC);</text:p>
      <text:p text:style-name="P30"><text:s text:c="6"/>gtk_text_buffer_set_text (local_object-&gt;msgbuff, buffer_text,-1);</text:p>
      <text:p text:style-name="P30"><text:tab/>}</text:p>
      <text:p text:style-name="P30"></text:p>
      <text:p text:style-name="P30"><text:tab/>if(tracepoint_reached) {</text:p>
      <text:p text:style-name="P30"><text:tab/><text:tab/>tracepoint_reached = 0;</text:p>
      <text:p text:style-name="P30"></text:p>
      <text:p text:style-name="P30"><text:tab/><text:tab/>local_object-&gt;msgbuff = gtk_text_view_get_buffer (GTK_TEXT_VIEW (local_object-&gt;messages_txt));</text:p>
      <text:p text:style-name="P30"><text:tab/> <text:tab/>sprintf(buffer_text, "Tracepoint at address %04o touched by instruction at address %04o",</text:p>
      <text:p text:style-name="P30"><text:tab/><text:tab/><text:tab/><text:tab/><text:tab/>tracepoint_number,</text:p>
      <text:p text:style-name="P30"><text:tab/><text:tab/><text:tab/><text:tab/><text:tab/>local_object-&gt;coherance_vars-&gt;registers_ptr-&gt;PC - 1);</text:p>
      <text:p text:style-name="P30"><text:s text:c="6"/>gtk_text_buffer_set_text (local_object-&gt;msgbuff, buffer_text, -1);</text:p>
      <text:p text:style-name="P30"><text:tab/>}</text:p>
      <text:p text:style-name="P30"><text:tab/></text:p>
      <text:p text:style-name="P30">EXECUTION_DONE:</text:p>
      <text:p text:style-name="P30"><text:tab/>if(local_object-&gt;coherance_vars-&gt;execution_done) {</text:p>
      <text:p text:style-name="P30"><text:tab/><text:tab/>local_object-&gt;msgbuff = gtk_text_view_get_buffer (GTK_TEXT_VIEW (local_object-&gt;messages_txt));</text:p>
      <text:p text:style-name="P30"><text:tab/> <text:tab/>sprintf(buffer_text, "Execution of program complete");</text:p>
      <text:p text:style-name="P30"><text:tab/><text:tab/>gtk_text_buffer_set_text (local_object-&gt;msgbuff, buffer_text, -1);</text:p>
      <text:p text:style-name="P30"><text:tab/><text:tab/>update_labels(local_object);</text:p>
      <text:p text:style-name="P30"><text:tab/>}</text:p>
      <text:p text:style-name="P30"><text:soft-page-break/>}</text:p>
      <text:p text:style-name="P30"></text:p>
      <text:p text:style-name="P30">/******************************************************************************</text:p>
      <text:p text:style-name="P30">** EXECUTES ONE OPCODE BEFORE HALTING AGAIN</text:p>
      <text:p text:style-name="P30">******************************************************************************/</text:p>
      <text:p text:style-name="P30">void step_button_click(GtkButton *button, gpointer <text:s text:c="2"/>data)</text:p>
      <text:p text:style-name="P30">{</text:p>
      <text:p text:style-name="P30"><text:s text:c="3"/>g_items* local_object = (g_items*)data;</text:p>
      <text:p text:style-name="P30"><text:tab/>char buffer_text[60];</text:p>
      <text:p text:style-name="P30"></text:p>
      <text:p text:style-name="P30"><text:tab/>//Tell the GUI we have ran at least once and that we intend to step</text:p>
      <text:p text:style-name="P30"><text:tab/>local_object-&gt;coherance_vars-&gt;ran_once = 1;</text:p>
      <text:p text:style-name="P30"><text:tab/>local_object-&gt;coherance_vars-&gt;step_or_run = STEP;</text:p>
      <text:p text:style-name="P30"></text:p>
      <text:p text:style-name="P30"><text:tab/>//Don't do anything if execution is complete</text:p>
      <text:p text:style-name="P30"><text:tab/>if(local_object-&gt;coherance_vars-&gt;execution_done) goto EXECUTION_DONE;</text:p>
      <text:p text:style-name="P30"></text:p>
      <text:p text:style-name="P30"><text:tab/>execute_opcode(local_object-&gt;coherance_vars);</text:p>
      <text:p text:style-name="P30"></text:p>
      <text:p text:style-name="P30"><text:tab/>//Update the screen values</text:p>
      <text:p text:style-name="P30"><text:tab/>loadscreen_trace(local_object);<text:tab/>//update the trace window</text:p>
      <text:p text:style-name="P30"><text:tab/>update_labels(local_object);</text:p>
      <text:p text:style-name="P30"></text:p>
      <text:p text:style-name="P30"><text:tab/>//Update text files and buffer</text:p>
      <text:p text:style-name="P30"><text:tab/>print_memory_page(local_object-&gt;coherance_vars-&gt;last_mem_page);</text:p>
      <text:p text:style-name="P30"><text:tab/>print_memory_list();</text:p>
      <text:p text:style-name="P30"><text:tab/>update_memory_buffer(local_object);</text:p>
      <text:p text:style-name="P30"></text:p>
      <text:p text:style-name="P30">EXECUTION_DONE:</text:p>
      <text:p text:style-name="P30"><text:tab/>if(local_object-&gt;coherance_vars-&gt;execution_done) {</text:p>
      <text:p text:style-name="P30"><text:tab/><text:tab/>local_object-&gt;msgbuff = gtk_text_view_get_buffer (GTK_TEXT_VIEW (local_object-&gt;messages_txt));</text:p>
      <text:p text:style-name="P30"><text:tab/> <text:tab/>sprintf(buffer_text, "Execution of program complete");</text:p>
      <text:p text:style-name="P30"><text:tab/><text:tab/>gtk_text_buffer_set_text (local_object-&gt;msgbuff, buffer_text, -1);</text:p>
      <text:p text:style-name="P30"><text:tab/>}</text:p>
      <text:p text:style-name="P30">}</text:p>
      <text:p text:style-name="P30"></text:p>
      <text:p text:style-name="P30">/******************************************************************************</text:p>
      <text:p text:style-name="P30">** PRINT OUT THE BRANCH TRACE FILE TO TEXT WINDOW</text:p>
      <text:p text:style-name="P30">******************************************************************************/</text:p>
      <text:p text:style-name="P30">void loadscreen_trace(g_items* local_object) {</text:p>
      <text:p text:style-name="P30"><text:tab/>gchar *contents;</text:p>
      <text:p text:style-name="P30"><text:s text:c="3"/>gsize length;</text:p>
      <text:p text:style-name="P30"><text:tab/></text:p>
      <text:p text:style-name="P30"><text:tab/>if(local_object-&gt;coherance_vars-&gt;branch_trace) {</text:p>
      <text:p text:style-name="P30"><text:tab/><text:tab/>update_branch_trace();</text:p>
      <text:p text:style-name="P30"><text:tab/><text:tab/>local_object-&gt;FP = g_file_new_for_path ("branch_trace.txt");</text:p>
      <text:p text:style-name="P30"><text:tab/>}</text:p>
      <text:p text:style-name="P30"><text:tab/>else {</text:p>
      <text:p text:style-name="P30"><text:soft-page-break/><text:tab/><text:tab/>update_memory_trace();</text:p>
      <text:p text:style-name="P30"><text:tab/><text:tab/>local_object-&gt;FP = g_file_new_for_path ("memory_trace.txt");</text:p>
      <text:p text:style-name="P30"><text:tab/>}</text:p>
      <text:p text:style-name="P30"></text:p>
      <text:p text:style-name="P30"><text:tab/>if (g_file_load_contents (local_object-&gt;FP, NULL, &amp;contents, &amp;length, NULL, NULL))</text:p>
      <text:p text:style-name="P30"><text:s text:c="3"/>{</text:p>
      <text:p text:style-name="P30"><text:s text:c="3"/><text:tab/>gtk_text_buffer_set_text (local_object-&gt;trace_text_buffer, contents, length);</text:p>
      <text:p text:style-name="P30"><text:s text:c="6"/>g_free (contents); </text:p>
      <text:p text:style-name="P30"><text:s text:c="3"/>}</text:p>
      <text:p text:style-name="P30"><text:s text:c="3"/>g_free (local_object-&gt;fname); </text:p>
      <text:p text:style-name="P30">}</text:p>
      <text:p text:style-name="P30"></text:p>
      <text:p text:style-name="P30">/******************************************************************************</text:p>
      <text:p text:style-name="P30">** PRINTS THE BRANCH TRACE FILE TO THE GUI WINDOW</text:p>
      <text:p text:style-name="P30">******************************************************************************/</text:p>
      <text:p text:style-name="P30">void Display_Mem_trace (GtkWidget *button, gpointer <text:s text:c="2"/>user_data)</text:p>
      <text:p text:style-name="P30">{</text:p>
      <text:p text:style-name="P30"><text:s text:c="4"/>g_items* local_object = (g_items *) user_data;</text:p>
      <text:p text:style-name="P30"></text:p>
      <text:p text:style-name="P30"><text:s text:c="4"/>if (gtk_toggle_button_get_active (GTK_TOGGLE_BUTTON (button)))</text:p>
      <text:p text:style-name="P30"><text:s text:c="4"/>{</text:p>
      <text:p text:style-name="P30"><text:tab/><text:tab/> <text:s/>local_object-&gt;coherance_vars-&gt;branch_trace = 0;</text:p>
      <text:p text:style-name="P30"><text:tab/><text:tab/> <text:s/>loadscreen_trace(local_object);</text:p>
      <text:p text:style-name="P30"><text:tab/><text:tab/> <text:s/>#ifdef GUI_DEBUG</text:p>
      <text:p text:style-name="P30"><text:s text:c="8"/>g_print ("\nDisplay MEM Trace!\n");</text:p>
      <text:p text:style-name="P30"><text:tab/><text:tab/> <text:s/>#endif</text:p>
      <text:p text:style-name="P30"><text:s text:c="4"/>}</text:p>
      <text:p text:style-name="P30"></text:p>
      <text:p text:style-name="P30">}</text:p>
      <text:p text:style-name="P30"></text:p>
      <text:p text:style-name="P30">/******************************************************************************</text:p>
      <text:p text:style-name="P30">** PRINTS THE BRANCH TRACE FILE TO THE GUI WINDOW</text:p>
      <text:p text:style-name="P30">******************************************************************************/</text:p>
      <text:p text:style-name="P30">void Diplay_branch_trace(GtkWidget *button, gpointer <text:s text:c="2"/>user_data)</text:p>
      <text:p text:style-name="P30">{</text:p>
      <text:p text:style-name="P30"><text:s text:c="4"/>g_items* local_object = (g_items *) user_data;</text:p>
      <text:p text:style-name="P30"></text:p>
      <text:p text:style-name="P30"><text:s/><text:tab/>if (gtk_toggle_button_get_active (GTK_TOGGLE_BUTTON (button))) {</text:p>
      <text:p text:style-name="P30"><text:tab/><text:tab/>local_object-&gt;coherance_vars-&gt;branch_trace = 1;</text:p>
      <text:p text:style-name="P30"><text:tab/><text:tab/>loadscreen_trace(local_object);</text:p>
      <text:p text:style-name="P30"><text:tab/><text:tab/>#ifdef GUI_DEBUG</text:p>
      <text:p text:style-name="P30"><text:s text:c="5"/><text:tab/>g_print ("\nDisplay Branch Trace!\n");</text:p>
      <text:p text:style-name="P30"><text:tab/><text:tab/>#endif</text:p>
      <text:p text:style-name="P30"><text:s text:c="2"/><text:tab/>}</text:p>
      <text:p text:style-name="P30">}</text:p>
      <text:p text:style-name="P30"></text:p>
      <text:p text:style-name="P30">/******************************************************************************</text:p>
      <text:p text:style-name="P30">** PRINTS THE LIST FILE TO THE SCREEN</text:p>
      <text:p text:style-name="P30">******************************************************************************/</text:p>
      <text:p text:style-name="P30"><text:soft-page-break/>void display_lst_file(GtkWidget *button, gpointer <text:s text:c="2"/>user_data)</text:p>
      <text:p text:style-name="P30">{</text:p>
      <text:p text:style-name="P30"><text:s text:c="3"/>g_items* local_object = (g_items *) user_data;</text:p>
      <text:p text:style-name="P30"></text:p>
      <text:p text:style-name="P30"><text:s/><text:tab/>if (gtk_toggle_button_get_active (GTK_TOGGLE_BUTTON (button))) {</text:p>
      <text:p text:style-name="P30"><text:s text:c="8"/>load_buffer(local_object, "MEMORY_LIST.txt", local_object-&gt;buffer);</text:p>
      <text:p text:style-name="P30"><text:s text:c="2"/><text:tab/>}</text:p>
      <text:p text:style-name="P30">}</text:p>
      <text:p text:style-name="P30"></text:p>
      <text:p text:style-name="P30">/******************************************************************************</text:p>
      <text:p text:style-name="P30">** PRINTS THE PAGE NUMBER </text:p>
      <text:p text:style-name="P30">******************************************************************************/</text:p>
      <text:p text:style-name="P30">void display_memory_page(GtkWidget *button, gpointer <text:s text:c="2"/>user_data)</text:p>
      <text:p text:style-name="P30">{</text:p>
      <text:p text:style-name="P30"><text:s text:c="3"/>g_items* local_object = (g_items *) user_data;</text:p>
      <text:p text:style-name="P30"></text:p>
      <text:p text:style-name="P30"><text:s/><text:tab/>if (gtk_toggle_button_get_active (GTK_TOGGLE_BUTTON (button))) {</text:p>
      <text:p text:style-name="P30"><text:s text:c="8"/>load_buffer(local_object, "MEMORY_PAGE.txt", local_object-&gt;buffer);</text:p>
      <text:p text:style-name="P30"><text:s text:c="2"/><text:tab/>}</text:p>
      <text:p text:style-name="P30">}</text:p>
      <text:p text:style-name="P30"></text:p>
      <text:p text:style-name="P30">/******************************************************************************</text:p>
      <text:p text:style-name="P30">** CHOOSES TO UPDATE THE MEMORY PAGE FILE OR THE LIST FILE</text:p>
      <text:p text:style-name="P30">******************************************************************************/</text:p>
      <text:p text:style-name="P30">void update_memory_buffer(g_items* local_object) {</text:p>
      <text:p text:style-name="P30"><text:tab/>const char* page_file = "MEMORY_PAGE.txt";</text:p>
      <text:p text:style-name="P30"><text:tab/>const char* list_file = "MEMORY_LIST.txt";</text:p>
      <text:p text:style-name="P30"></text:p>
      <text:p text:style-name="P30"><text:s/><text:tab/>if (gtk_toggle_button_get_active (GTK_TOGGLE_BUTTON (local_object-&gt;display_lst_file))) {</text:p>
      <text:p text:style-name="P30"><text:s text:c="3"/><text:tab/>load_buffer(local_object, list_file, local_object-&gt;buffer);</text:p>
      <text:p text:style-name="P30"><text:tab/>}</text:p>
      <text:p text:style-name="P30"><text:tab/>else {</text:p>
      <text:p text:style-name="P30"><text:s text:c="3"/><text:tab/>load_buffer(local_object, page_file, local_object-&gt;buffer);</text:p>
      <text:p text:style-name="P30"><text:tab/>}</text:p>
      <text:p text:style-name="P30">}</text:p>
      <text:p text:style-name="P30"></text:p>
      <text:p text:style-name="P30">/******************************************************************************</text:p>
      <text:p text:style-name="P30">** DETERMINES IF WE WANT TO ADD OR REMOVE A BREAKPOINT</text:p>
      <text:p text:style-name="P30">******************************************************************************/</text:p>
      <text:p text:style-name="P30">void breakpoint_handler(GtkEntry *entry, gpointer <text:s/>user_data)</text:p>
      <text:p text:style-name="P30">{</text:p>
      <text:p text:style-name="P30"><text:s text:c="3"/>g_items * local_object;</text:p>
      <text:p text:style-name="P30"><text:s text:c="3"/>const char *breakpoint_text;</text:p>
      <text:p text:style-name="P30"><text:tab/>const char *octal_error = "The inputted address is not a valid octal address";</text:p>
      <text:p text:style-name="P30"><text:tab/>static int valid_octal;</text:p>
      <text:p text:style-name="P30"><text:s text:c="3"/>int breakpoint_address; </text:p>
      <text:p text:style-name="P30"><text:s text:c="3"/>breakpoint_text = gtk_entry_get_text(entry);</text:p>
      <text:p text:style-name="P30"><text:s text:c="3"/>local_object = (g_items *) user_data;</text:p>
      <text:p text:style-name="P30"><text:soft-page-break/></text:p>
      <text:p text:style-name="P30"><text:tab/>check_if_octal( atoi(breakpoint_text), &amp;valid_octal );</text:p>
      <text:p text:style-name="P30"></text:p>
      <text:p text:style-name="P30"><text:tab/>if(valid_octal) {</text:p>
      <text:p text:style-name="P30"><text:s text:c="3"/><text:tab/>breakpoint_address = strtol(breakpoint_text, NULL, 8);<text:tab/>//Use octal base</text:p>
      <text:p text:style-name="P30"></text:p>
      <text:p text:style-name="P30"><text:tab/><text:tab/>if (gtk_toggle_button_get_active (GTK_TOGGLE_BUTTON (local_object-&gt;radio_set_BP)))</text:p>
      <text:p text:style-name="P30"><text:tab/><text:tab/>{</text:p>
      <text:p text:style-name="P30"><text:tab/><text:tab/><text:tab/>breakpoint_to_set(breakpoint_address, local_object);</text:p>
      <text:p text:style-name="P30"><text:tab/><text:tab/>}</text:p>
      <text:p text:style-name="P30"><text:tab/><text:tab/>else{</text:p>
      <text:p text:style-name="P30"><text:tab/><text:tab/><text:tab/>breakpoint_to_remove(breakpoint_address, local_object);</text:p>
      <text:p text:style-name="P30"><text:tab/><text:tab/>}</text:p>
      <text:p text:style-name="P30"><text:tab/>}</text:p>
      <text:p text:style-name="P30"><text:tab/>else {</text:p>
      <text:p text:style-name="P30"><text:tab/><text:tab/>local_object-&gt;msgbuff = gtk_text_view_get_buffer (GTK_TEXT_VIEW (local_object-&gt;messages_txt));</text:p>
      <text:p text:style-name="P30"><text:s text:c="6"/>gtk_text_buffer_set_text (local_object-&gt;msgbuff, octal_error, -1);</text:p>
      <text:p text:style-name="P30"><text:tab/>}</text:p>
      <text:p text:style-name="P30"></text:p>
      <text:p text:style-name="P30"><text:s text:c="3"/>// clear screen to confirm entry</text:p>
      <text:p text:style-name="P30"><text:s text:c="4"/>gtk_entry_set_text (entry,"\0");</text:p>
      <text:p text:style-name="P30">}</text:p>
      <text:p text:style-name="P30"></text:p>
      <text:p text:style-name="P30">/******************************************************************************</text:p>
      <text:p text:style-name="P30">** OUTPUTS THE MEMORY VALUE AT A SPECIFIED LOCATION IN THE MESSAGE BOX</text:p>
      <text:p text:style-name="P30">******************************************************************************/</text:p>
      <text:p text:style-name="P30">void print_memory_location (GtkEntry *entry, gpointer <text:s/>user_data)</text:p>
      <text:p text:style-name="P30">{</text:p>
      <text:p text:style-name="P30"><text:s text:c="4"/>const int maximum_address = 07777;<text:tab/>//Maximum address allowed in PDP8</text:p>
      <text:p text:style-name="P30"><text:s text:c="4"/>const char *memory_text;</text:p>
      <text:p text:style-name="P30"><text:tab/> const char *octal_error = "The inputted address is not a valid octal address";</text:p>
      <text:p text:style-name="P30"><text:s text:c="4"/>char buffer_text[100];</text:p>
      <text:p text:style-name="P30"><text:s text:c="4"/>g_items * local_object = (g_items *) user_data; </text:p>
      <text:p text:style-name="P30"><text:s text:c="4"/>int memory_address;</text:p>
      <text:p text:style-name="P30"><text:tab/> static int valid_octal;</text:p>
      <text:p text:style-name="P30"><text:s text:c="4"/>memory_text = gtk_entry_get_text(entry);</text:p>
      <text:p text:style-name="P30"><text:tab/></text:p>
      <text:p text:style-name="P30"><text:tab/> check_if_octal( atoi(memory_text), &amp;valid_octal );</text:p>
      <text:p text:style-name="P30"></text:p>
      <text:p text:style-name="P30"><text:tab/> local_object-&gt;msgbuff = gtk_text_view_get_buffer (GTK_TEXT_VIEW (local_object-&gt;messages_txt));</text:p>
      <text:p text:style-name="P30"><text:tab/> if(valid_octal) {</text:p>
      <text:p text:style-name="P30"><text:tab/><text:tab/> memory_address = strtol(memory_text, NULL, 8);<text:tab/>//Use octal base</text:p>
      <text:p text:style-name="P30"><text:tab/><text:tab/> if( memory_address &gt; maximum_address)</text:p>
      <text:p text:style-name="P30"><text:tab/><text:tab/> {</text:p>
      <text:p text:style-name="P30"><text:tab/><text:tab/><text:tab/>sprintf(buffer_text, "Memory address %04o is out of range", memory_address);</text:p>
      <text:p text:style-name="P30"><text:tab/><text:tab/><text:tab/>gtk_text_buffer_set_text (local_object-&gt;msgbuff, buffer_text, -1);</text:p>
      <text:p text:style-name="P30"><text:soft-page-break/><text:tab/><text:tab/> }</text:p>
      <text:p text:style-name="P30"><text:tab/><text:tab/> else</text:p>
      <text:p text:style-name="P30"><text:tab/><text:tab/> {</text:p>
      <text:p text:style-name="P30"><text:tab/><text:tab/><text:tab/> <text:s/>sprintf(buffer_text, "The memory value at address %04o is: %04o", memory_address, (memory[memory_address] &amp; MEMORY_MASK));</text:p>
      <text:p text:style-name="P30"><text:tab/><text:tab/><text:tab/> <text:s/>gtk_text_buffer_set_text (local_object-&gt;msgbuff, buffer_text,-1);</text:p>
      <text:p text:style-name="P30"><text:tab/><text:tab/> }</text:p>
      <text:p text:style-name="P30"><text:tab/>}</text:p>
      <text:p text:style-name="P30"><text:tab/>else {</text:p>
      <text:p text:style-name="P30"><text:s text:c="6"/>gtk_text_buffer_set_text (local_object-&gt;msgbuff, octal_error, -1);</text:p>
      <text:p text:style-name="P30"><text:tab/>}</text:p>
      <text:p text:style-name="P30"><text:tab/>gtk_entry_set_text (entry,"\0");</text:p>
      <text:p text:style-name="P30">}</text:p>
      <text:p text:style-name="P30"></text:p>
      <text:p text:style-name="P30">/******************************************************************************</text:p>
      <text:p text:style-name="P30">** THIS FUNCTION GETS SR VALUE FROM GUI</text:p>
      <text:p text:style-name="P30">******************************************************************************/</text:p>
      <text:p text:style-name="P30">void sr_entry_callback (GtkEntry *entry, gpointer <text:s/>user_data)</text:p>
      <text:p text:style-name="P30">{</text:p>
      <text:p text:style-name="P30"><text:s text:c="3"/>const int maximum_address = 07777;<text:tab/>//Maximum address allowed in PDP8</text:p>
      <text:p text:style-name="P30"><text:s text:c="3"/>const char *sr_text;</text:p>
      <text:p text:style-name="P30"><text:s text:c="3"/>char buffer_text[100];</text:p>
      <text:p text:style-name="P30"><text:s text:c="3"/>g_items *local_object = (g_items *) user_data; </text:p>
      <text:p text:style-name="P30"><text:s text:c="3"/>int sr_value;</text:p>
      <text:p text:style-name="P30"><text:tab/>static int valid_octal;</text:p>
      <text:p text:style-name="P30"><text:s text:c="3"/>sr_text = gtk_entry_get_text(entry);</text:p>
      <text:p text:style-name="P30"></text:p>
      <text:p text:style-name="P30"><text:tab/>check_if_octal( atoi(sr_text), &amp;valid_octal);</text:p>
      <text:p text:style-name="P30"><text:tab/>local_object-&gt;msgbuff = gtk_text_view_get_buffer (GTK_TEXT_VIEW (local_object-&gt;messages_txt));</text:p>
      <text:p text:style-name="P30"><text:tab/>if(valid_octal) {</text:p>
      <text:p text:style-name="P30"><text:tab/><text:tab/>sr_value = strtol(sr_text, NULL, 8);<text:tab/>//Use octal base</text:p>
      <text:p text:style-name="P30"><text:tab/><text:tab/> </text:p>
      <text:p text:style-name="P30"><text:tab/> <text:tab/>if(sr_value &gt; maximum_address) {</text:p>
      <text:p text:style-name="P30"><text:tab/><text:tab/><text:tab/>sprintf(buffer_text, "SR value larger than 12 bits");</text:p>
      <text:p text:style-name="P30"><text:tab/><text:tab/>}</text:p>
      <text:p text:style-name="P30"><text:tab/><text:tab/>else {</text:p>
      <text:p text:style-name="P30"><text:tab/><text:tab/><text:tab/>local_object-&gt;coherance_vars-&gt;registers_ptr-&gt;SR = sr_value;</text:p>
      <text:p text:style-name="P30"><text:tab/><text:tab/> <text:tab/>sprintf(buffer_text, "SR value entered: <text:s/>%04o", sr_value);</text:p>
      <text:p text:style-name="P30"><text:tab/><text:tab/>}</text:p>
      <text:p text:style-name="P30"><text:tab/>}</text:p>
      <text:p text:style-name="P30"><text:tab/>else {</text:p>
      <text:p text:style-name="P30"><text:tab/> <text:tab/>sprintf(buffer_text, "Not an octal value");</text:p>
      <text:p text:style-name="P30"><text:tab/>}</text:p>
      <text:p text:style-name="P30"></text:p>
      <text:p text:style-name="P30"><text:tab/>gtk_text_buffer_set_text (local_object-&gt;msgbuff, buffer_text,-1);</text:p>
      <text:p text:style-name="P30"><text:s/><text:tab/>gtk_entry_set_text (entry,"\0");</text:p>
      <text:p text:style-name="P30">}</text:p>
      <text:p text:style-name="P30"></text:p>
      <text:p text:style-name="P30"><text:soft-page-break/>/******************************************************************************</text:p>
      <text:p text:style-name="P30">** THIS FUNCTION ADDS A BREAKPOINT TO MEMORY</text:p>
      <text:p text:style-name="P30">******************************************************************************/</text:p>
      <text:p text:style-name="P30">void breakpoint_to_set(int breakpoint_address, g_items * obj)</text:p>
      <text:p text:style-name="P30">{</text:p>
      <text:p text:style-name="P30"><text:s text:c="4"/>const int maximum_address = 07777;<text:tab/>//Maximum address allowed in PDP8</text:p>
      <text:p text:style-name="P30"><text:tab/> char buffer_text[100];</text:p>
      <text:p text:style-name="P30"></text:p>
      <text:p text:style-name="P30"><text:s text:c="4"/>obj-&gt;msgbuff = gtk_text_view_get_buffer (GTK_TEXT_VIEW (obj-&gt;messages_txt));</text:p>
      <text:p text:style-name="P30"><text:s text:c="4"/>if(breakpoint_address &gt; maximum_address)</text:p>
      <text:p text:style-name="P30"><text:s text:c="4"/>{</text:p>
      <text:p text:style-name="P30"><text:tab/> <text:tab/>sprintf(buffer_text, "Breakpoint address %o is out of range", breakpoint_address);</text:p>
      <text:p text:style-name="P30"><text:s text:c="6"/>gtk_text_buffer_set_text (obj-&gt;msgbuff, buffer_text,-1);</text:p>
      <text:p text:style-name="P30"><text:s text:c="4"/>}</text:p>
      <text:p text:style-name="P30"><text:s text:c="4"/>else</text:p>
      <text:p text:style-name="P30"><text:s text:c="4"/>{</text:p>
      <text:p text:style-name="P30"><text:s text:c="8"/>set_breakpoint( (uint16_t)(breakpoint_address &amp; 0xFFFF) );</text:p>
      <text:p text:style-name="P30"><text:tab/> <text:tab/> <text:s/>sprintf(buffer_text, "Breakpoint set at address %04o", breakpoint_address);</text:p>
      <text:p text:style-name="P30"><text:s text:c="8"/>gtk_text_buffer_set_text (obj-&gt;msgbuff, buffer_text,-1);</text:p>
      <text:p text:style-name="P30"><text:s text:c="4"/>}</text:p>
      <text:p text:style-name="P30">}</text:p>
      <text:p text:style-name="P30"></text:p>
      <text:p text:style-name="P30">/******************************************************************************</text:p>
      <text:p text:style-name="P30">** THIS FUNCTION REMOVES A BREAKPOINT FROM MEMORY</text:p>
      <text:p text:style-name="P30">******************************************************************************/</text:p>
      <text:p text:style-name="P30">void breakpoint_to_remove(int breakpoint_address, g_items * obj)</text:p>
      <text:p text:style-name="P30">{</text:p>
      <text:p text:style-name="P30"><text:s text:c="4"/>const int maximum_address = 07777;<text:tab/>//Maximum address allowed in PDP8</text:p>
      <text:p text:style-name="P30"><text:tab/> char buffer_text[100];</text:p>
      <text:p text:style-name="P30"></text:p>
      <text:p text:style-name="P30"><text:s text:c="4"/>obj-&gt;msgbuff = gtk_text_view_get_buffer (GTK_TEXT_VIEW (obj-&gt;messages_txt));</text:p>
      <text:p text:style-name="P30"><text:s text:c="4"/>if(breakpoint_address &gt; maximum_address)</text:p>
      <text:p text:style-name="P30"><text:s text:c="4"/>{</text:p>
      <text:p text:style-name="P30"><text:tab/> <text:tab/>sprintf(buffer_text, "Breakpoint address %04o is out of range", breakpoint_address);</text:p>
      <text:p text:style-name="P30"><text:s text:c="6"/>gtk_text_buffer_set_text (obj-&gt;msgbuff, buffer_text, -1);</text:p>
      <text:p text:style-name="P30"><text:s text:c="4"/>}</text:p>
      <text:p text:style-name="P30"><text:s text:c="4"/>else</text:p>
      <text:p text:style-name="P30"><text:s text:c="4"/>{</text:p>
      <text:p text:style-name="P30"><text:s text:c="8"/>remove_breakpoint( (uint16_t)(breakpoint_address &amp; 0xFFFF) );</text:p>
      <text:p text:style-name="P30"><text:tab/> <text:tab/> <text:s/>sprintf(buffer_text, "Breakpoint removed at address %04o", breakpoint_address);</text:p>
      <text:p text:style-name="P30"><text:s text:c="8"/>gtk_text_buffer_set_text (obj-&gt;msgbuff, buffer_text, -1);</text:p>
      <text:p text:style-name="P30"><text:s text:c="4"/>}</text:p>
      <text:p text:style-name="P30">}</text:p>
      <text:p text:style-name="P30"></text:p>
      <text:p text:style-name="P30">/******************************************************************************</text:p>
      <text:p text:style-name="P30">** DETERMINES IF WE WANT TO ADD OR REMOVE A TRACEPOINT</text:p>
      <text:p text:style-name="P30">******************************************************************************/</text:p>
      <text:p text:style-name="P30">void tracepoint_handler(GtkEntry *entry,</text:p>
      <text:p text:style-name="P30"><text:s text:c="20"/>gpointer <text:s/>data)</text:p>
      <text:p text:style-name="P30"><text:soft-page-break/>{</text:p>
      <text:p text:style-name="P30"><text:s text:c="3"/>const char *tracepoint_text;</text:p>
      <text:p text:style-name="P30"><text:tab/>const char *octal_error = "The inputted address is not a valid octal address";</text:p>
      <text:p text:style-name="P30"><text:tab/>static int valid_octal;</text:p>
      <text:p text:style-name="P30"><text:s text:c="3"/>g_items* local_object = (g_items*)data;</text:p>
      <text:p text:style-name="P30"><text:s text:c="3"/>tracepoint_text = gtk_entry_get_text(entry);</text:p>
      <text:p text:style-name="P30"></text:p>
      <text:p text:style-name="P30"><text:tab/>check_if_octal( atoi(tracepoint_text), &amp;valid_octal );</text:p>
      <text:p text:style-name="P30"></text:p>
      <text:p text:style-name="P30"><text:tab/>if(valid_octal) {</text:p>
      <text:p text:style-name="P30"><text:tab/><text:tab/>int tracepoint_address = strtol(tracepoint_text, NULL, 8);<text:tab/>//Use octal base</text:p>
      <text:p text:style-name="P30"></text:p>
      <text:p text:style-name="P30"><text:tab/><text:tab/>if (gtk_toggle_button_get_active (GTK_TOGGLE_BUTTON (local_object-&gt;radioB_SetTr))) {</text:p>
      <text:p text:style-name="P30"><text:tab/><text:tab/><text:tab/>tracepoint_to_set(tracepoint_address, local_object);</text:p>
      <text:p text:style-name="P30"><text:tab/><text:tab/>}</text:p>
      <text:p text:style-name="P30"><text:tab/><text:tab/>else {</text:p>
      <text:p text:style-name="P30"><text:tab/><text:tab/><text:tab/>tracepoint_to_remove(tracepoint_address, local_object); </text:p>
      <text:p text:style-name="P30"><text:tab/><text:tab/>}</text:p>
      <text:p text:style-name="P30"><text:tab/>}</text:p>
      <text:p text:style-name="P30"><text:tab/>else {</text:p>
      <text:p text:style-name="P30"><text:tab/><text:tab/>local_object-&gt;msgbuff = gtk_text_view_get_buffer (GTK_TEXT_VIEW (local_object-&gt;messages_txt));</text:p>
      <text:p text:style-name="P30"><text:s text:c="6"/>gtk_text_buffer_set_text (local_object-&gt;msgbuff, octal_error, -1);</text:p>
      <text:p text:style-name="P30"><text:tab/>}</text:p>
      <text:p text:style-name="P30"></text:p>
      <text:p text:style-name="P30"><text:tab/>// clear screen to confirm entry</text:p>
      <text:p text:style-name="P30"><text:s text:c="3"/>gtk_entry_set_text (entry,"\0");</text:p>
      <text:p text:style-name="P30">}</text:p>
      <text:p text:style-name="P30"></text:p>
      <text:p text:style-name="P30">/******************************************************************************</text:p>
      <text:p text:style-name="P30">** THIS FUNCTION ADDS A TRACEPOINT TO MEMORY</text:p>
      <text:p text:style-name="P30">******************************************************************************/</text:p>
      <text:p text:style-name="P30">void tracepoint_to_set(int tracepoint_address, g_items * obj)</text:p>
      <text:p text:style-name="P30">{</text:p>
      <text:p text:style-name="P30"><text:s text:c="4"/>const int maximum_address = 07777;<text:tab/>//Maximum address allowed in PDP8</text:p>
      <text:p text:style-name="P30"><text:tab/> char buffer_text[100];</text:p>
      <text:p text:style-name="P30"></text:p>
      <text:p text:style-name="P30"><text:s text:c="4"/>obj-&gt;msgbuff = gtk_text_view_get_buffer (GTK_TEXT_VIEW (obj-&gt;messages_txt));</text:p>
      <text:p text:style-name="P30"><text:s text:c="4"/>if(tracepoint_address &gt; maximum_address)</text:p>
      <text:p text:style-name="P30"><text:s text:c="4"/>{</text:p>
      <text:p text:style-name="P30"><text:tab/> <text:tab/>sprintf(buffer_text, "Tracepoint address %o is not valid", tracepoint_address);</text:p>
      <text:p text:style-name="P30"><text:s text:c="6"/>gtk_text_buffer_set_text (obj-&gt;msgbuff, buffer_text, -1);</text:p>
      <text:p text:style-name="P30"><text:s text:c="4"/>}</text:p>
      <text:p text:style-name="P30"><text:s text:c="4"/>else</text:p>
      <text:p text:style-name="P30"><text:s text:c="4"/>{</text:p>
      <text:p text:style-name="P30"><text:s text:c="8"/>set_tracepoint( (uint16_t)(tracepoint_address &amp; 0xFFFF) );</text:p>
      <text:p text:style-name="P30"><text:tab/> <text:tab/> <text:s/>sprintf(buffer_text, "Tracepoint set at address %04o", tracepoint_address);</text:p>
      <text:p text:style-name="P30"><text:s text:c="8"/>gtk_text_buffer_set_text (obj-&gt;msgbuff, buffer_text, -1);</text:p>
      <text:p text:style-name="P30"><text:soft-page-break/><text:s text:c="4"/>}</text:p>
      <text:p text:style-name="P30">}</text:p>
      <text:p text:style-name="P30"></text:p>
      <text:p text:style-name="P30">/******************************************************************************</text:p>
      <text:p text:style-name="P30">** THIS FUNCTION REMOVES A TRACEPOINT FROM MEMORY</text:p>
      <text:p text:style-name="P30">******************************************************************************/</text:p>
      <text:p text:style-name="P30">void tracepoint_to_remove(int tracepoint_address, g_items * obj)</text:p>
      <text:p text:style-name="P30">{</text:p>
      <text:p text:style-name="P30"><text:s text:c="4"/>const int maximum_address = 07777;<text:tab/>//Maximum address allowed in PDP8</text:p>
      <text:p text:style-name="P30"><text:tab/> char buffer_text[100];</text:p>
      <text:p text:style-name="P30"></text:p>
      <text:p text:style-name="P30"><text:s text:c="4"/>obj-&gt;msgbuff = gtk_text_view_get_buffer (GTK_TEXT_VIEW (obj-&gt;messages_txt));</text:p>
      <text:p text:style-name="P30"><text:s text:c="4"/>if(tracepoint_address &gt; maximum_address)</text:p>
      <text:p text:style-name="P30"><text:s text:c="4"/>{</text:p>
      <text:p text:style-name="P30"><text:tab/> <text:tab/>sprintf(buffer_text, "Not a valid address");</text:p>
      <text:p text:style-name="P30"><text:s text:c="6"/>gtk_text_buffer_set_text (obj-&gt;msgbuff, buffer_text, -1);</text:p>
      <text:p text:style-name="P30"><text:s text:c="4"/>}</text:p>
      <text:p text:style-name="P30"><text:s text:c="4"/>else</text:p>
      <text:p text:style-name="P30"><text:s text:c="4"/>{</text:p>
      <text:p text:style-name="P30"><text:s text:c="8"/>remove_tracepoint( (uint16_t)(tracepoint_address &amp; 0xFFFF) );</text:p>
      <text:p text:style-name="P30"><text:tab/>sprintf(buffer_text, "Tracepoint removed at address %04o", tracepoint_address);</text:p>
      <text:p text:style-name="P30"><text:s text:c="8"/>gtk_text_buffer_set_text (obj-&gt;msgbuff, buffer_text, -1);</text:p>
      <text:p text:style-name="P30"><text:s text:c="4"/>}</text:p>
      <text:p text:style-name="P30">}<text:tab/></text:p>
      <text:p text:style-name="P30"></text:p>
      <text:p text:style-name="P30">/******************************************************************************</text:p>
      <text:p text:style-name="P30">** CHECKS TO SEE IF THE INPUTTED VALUE FROM THE USER IS VALID OCTAL VALUE</text:p>
      <text:p text:style-name="P30">** RETURNS 1 IF INPUT IS A VALID OCTAL VALUE</text:p>
      <text:p text:style-name="P30">** RETURNS 0 IF INPUT IS NOT A VALID OCTAL VALUE</text:p>
      <text:p text:style-name="P30">******************************************************************************/</text:p>
      <text:p text:style-name="P30">void check_if_octal(int input, int* value_good) {</text:p>
      <text:p text:style-name="P30"><text:tab/>int tens_place = input / 10;<text:tab/>//Checks if number is less than 10</text:p>
      <text:p text:style-name="P30"><text:tab/>int mod_value = input % 10;</text:p>
      <text:p text:style-name="P30"></text:p>
      <text:p text:style-name="P30"><text:s/><text:tab/>if ( (tens_place == 0) &amp;&amp; (mod_value &lt; 8) ) { // less than 10 and valid octal </text:p>
      <text:p text:style-name="P30"><text:s text:c="4"/><text:tab/>*value_good = 1;</text:p>
      <text:p text:style-name="P30"><text:s text:c="3"/>}</text:p>
      <text:p text:style-name="P30"><text:s text:c="2"/><text:tab/>else if(mod_value &gt; 7) { //Not a valid octal value</text:p>
      <text:p text:style-name="P30"><text:s text:c="4"/><text:tab/>*value_good = 0;</text:p>
      <text:p text:style-name="P30"><text:s text:c="3"/>}</text:p>
      <text:p text:style-name="P30"><text:s text:c="3"/>else if (tens_place &gt; 0) {</text:p>
      <text:p text:style-name="P30"><text:s text:c="3"/><text:tab/>check_if_octal(tens_place, value_good);</text:p>
      <text:p text:style-name="P30"><text:s text:c="2"/><text:tab/>}</text:p>
      <text:p text:style-name="P30">}</text:p>
      <text:p text:style-name="P40"/>
      <text:p text:style-name="P30"/>
      <text:p text:style-name="P36">callback.h</text:p>
      <text:p text:style-name="P30">/******************************************************************************</text:p>
      <text:p text:style-name="P30">** ECE486/586 PDP-8 Simulator</text:p>
      <text:p text:style-name="P30"><text:soft-page-break/>** Sean Koppenhafer, Luis Santiago, Ken Benderly, J.S. Peirce</text:p>
      <text:p text:style-name="P30">** </text:p>
      <text:p text:style-name="P30">** callback.h</text:p>
      <text:p text:style-name="P30">******************************************************************************/</text:p>
      <text:p text:style-name="P30"></text:p>
      <text:p text:style-name="P30">#ifndef _CALLBACK_H_</text:p>
      <text:p text:style-name="P30">#define _CALLBACK_H_</text:p>
      <text:p text:style-name="P30"></text:p>
      <text:p text:style-name="P30">#include "gui.h"</text:p>
      <text:p text:style-name="P30"></text:p>
      <text:p text:style-name="P30">/******************************************************************* *</text:p>
      <text:p text:style-name="P30"><text:s text:c="28"/>PROTOTYPES Buttons</text:p>
      <text:p text:style-name="P30">********************************************************************/</text:p>
      <text:p text:style-name="P30">void load_buffer(g_items*, const char*, GtkTextBuffer*);</text:p>
      <text:p text:style-name="P30"></text:p>
      <text:p text:style-name="P30">void page_number_entry_callback (GtkEntry *entry, gpointer <text:s/>user_data);</text:p>
      <text:p text:style-name="P30">void run_button_click (GtkButton *button1, gpointer <text:s text:c="2"/>data);</text:p>
      <text:p text:style-name="P30">void step_button_click(GtkButton *button, gpointer <text:s text:c="2"/>data);</text:p>
      <text:p text:style-name="P30">void exit_button_click(GtkButton *button, gpointer <text:s text:c="2"/>data);</text:p>
      <text:p text:style-name="P30">void show_breakpoints_click(GtkButton *button, gpointer <text:s text:c="2"/>data);</text:p>
      <text:p text:style-name="P30">void print_memory_location (GtkEntry *entry, gpointer <text:s/>user_data);</text:p>
      <text:p text:style-name="P30">void loadscreen_trace(g_items*);</text:p>
      <text:p text:style-name="P30"></text:p>
      <text:p text:style-name="P30">//Tracepoint and breakpoint functions</text:p>
      <text:p text:style-name="P30">void breakpoint_handler(GtkEntry *entry, gpointer <text:s/>user_data);</text:p>
      <text:p text:style-name="P30">void tracepoint_handler(GtkEntry *entry, gpointer <text:s/>user_data);</text:p>
      <text:p text:style-name="P30">void breakpoint_to_set(int breakpoint_address, g_items * obj);</text:p>
      <text:p text:style-name="P30">void breakpoint_to_remove(int breakpoint_address, g_items * obj);</text:p>
      <text:p text:style-name="P30">void tracepoint_to_set(int, g_items*);</text:p>
      <text:p text:style-name="P30">void tracepoint_to_remove(int, g_items*);</text:p>
      <text:p text:style-name="P30">void sr_entry_callback (GtkEntry *entry, gpointer <text:s/>user_data);</text:p>
      <text:p text:style-name="P30">void display_memory_page(GtkWidget *button, gpointer <text:s text:c="2"/>user_data);</text:p>
      <text:p text:style-name="P30">void display_lst_file(GtkWidget *button, gpointer <text:s text:c="2"/>user_data);</text:p>
      <text:p text:style-name="P30">void update_memory_buffer(g_items*);</text:p>
      <text:p text:style-name="P30"></text:p>
      <text:p text:style-name="P30"></text:p>
      <text:p text:style-name="P30">//Intermediate functions</text:p>
      <text:p text:style-name="P30">void Diplay_branch_trace(GtkWidget *button, gpointer <text:s text:c="2"/>user_data);</text:p>
      <text:p text:style-name="P30">void Display_Mem_trace (GtkWidget *button, gpointer <text:s text:c="2"/>user_data);</text:p>
      <text:p text:style-name="P30">void check_if_octal(int, int*);</text:p>
      <text:p text:style-name="P30"></text:p>
      <text:p text:style-name="P30">#endif</text:p>
      <text:p text:style-name="P30">----------------------------------------------------------------------------------------------------------------------------</text:p>
      <text:p text:style-name="P30"/>
      <text:p text:style-name="P36">cpu.c</text:p>
      <text:p text:style-name="P30">/******************************************************************************</text:p>
      <text:p text:style-name="P30">** ECE486/586 PDP-8 Simulator</text:p>
      <text:p text:style-name="P30">** Sean Koppenhafer, Luis Santiago, Ken Benderly, J.S. Peirce</text:p>
      <text:p text:style-name="P30">** </text:p>
      <text:p text:style-name="P30"><text:soft-page-break/>** cpu.c - Implements the cpu opcode functions</text:p>
      <text:p text:style-name="P30">******************************************************************************/</text:p>
      <text:p text:style-name="P30"></text:p>
      <text:p text:style-name="P30">#include "cpu.h"</text:p>
      <text:p text:style-name="P30">#include "memory.h"</text:p>
      <text:p text:style-name="P30">#include "branch_trace.h"</text:p>
      <text:p text:style-name="P30"></text:p>
      <text:p text:style-name="P30">/******************************************************************************</text:p>
      <text:p text:style-name="P30">** OPCODE 0 - AND</text:p>
      <text:p text:style-name="P30">******************************************************************************/</text:p>
      <text:p text:style-name="P30">void AND(regs* registers) {</text:p>
      <text:p text:style-name="P30"><text:tab/>registers-&gt;MB = mem_read(registers-&gt;CPMA, DATA_READ);</text:p>
      <text:p text:style-name="P30"><text:tab/>registers-&gt;AC &amp;= registers-&gt;MB;</text:p>
      <text:p text:style-name="P30">}</text:p>
      <text:p text:style-name="P30"></text:p>
      <text:p text:style-name="P30">/******************************************************************************</text:p>
      <text:p text:style-name="P30">** OPCODE 1 - TAD</text:p>
      <text:p text:style-name="P30">******************************************************************************/</text:p>
      <text:p text:style-name="P30">void TAD(regs* registers) {</text:p>
      <text:p text:style-name="P30"><text:tab/>const uint16_t carry_out = 0x1000;<text:tab/>/* Check bit 13 for carry out */</text:p>
      <text:p text:style-name="P30"><text:tab/>registers-&gt;MB = mem_read(registers-&gt;CPMA, DATA_READ);</text:p>
      <text:p text:style-name="P30"><text:tab/>registers-&gt;AC += registers-&gt;MB;</text:p>
      <text:p text:style-name="P30"></text:p>
      <text:p text:style-name="P30"><text:tab/>//Keep only the first bit after complimenting</text:p>
      <text:p text:style-name="P30"><text:tab/>if(registers-&gt;AC &amp; carry_out) registers-&gt;link_bit = (~registers-&gt;link_bit) &amp; 1;</text:p>
      <text:p text:style-name="P30"></text:p>
      <text:p text:style-name="P30"><text:tab/>registers-&gt;AC &amp;= CUTOFF_MASK;</text:p>
      <text:p text:style-name="P30">}</text:p>
      <text:p text:style-name="P30"></text:p>
      <text:p text:style-name="P30">/******************************************************************************</text:p>
      <text:p text:style-name="P30">** OPCODE 2 - ISZ</text:p>
      <text:p text:style-name="P30">******************************************************************************/</text:p>
      <text:p text:style-name="P30">void ISZ(regs* registers) {</text:p>
      <text:p text:style-name="P30"><text:tab/>uint8_t taken = 0;</text:p>
      <text:p text:style-name="P30"><text:tab/>uint16_t current_PC = registers-&gt;PC;</text:p>
      <text:p text:style-name="P30"></text:p>
      <text:p text:style-name="P30"><text:tab/>registers-&gt;MB = mem_read(registers-&gt;CPMA, DATA_READ);</text:p>
      <text:p text:style-name="P30"><text:tab/>registers-&gt;MB = (registers-&gt;MB + 1) &amp; CUTOFF_MASK;</text:p>
      <text:p text:style-name="P30"><text:tab/>mem_write(registers-&gt;CPMA, registers-&gt;MB);</text:p>
      <text:p text:style-name="P30"></text:p>
      <text:p text:style-name="P30"><text:tab/>if(!registers-&gt;MB) {</text:p>
      <text:p text:style-name="P30"><text:tab/><text:tab/>registers-&gt;PC++;</text:p>
      <text:p text:style-name="P30"><text:tab/><text:tab/>taken = 1;</text:p>
      <text:p text:style-name="P30"><text:tab/>}</text:p>
      <text:p text:style-name="P30"></text:p>
      <text:p text:style-name="P30"><text:tab/>write_branch_trace(current_PC, current_PC + 1, conditional_text, taken);</text:p>
      <text:p text:style-name="P30">}</text:p>
      <text:p text:style-name="P30"></text:p>
      <text:p text:style-name="P30">/******************************************************************************</text:p>
      <text:p text:style-name="P30"><text:soft-page-break/>** OPCODE 3 - DCA</text:p>
      <text:p text:style-name="P30">******************************************************************************/</text:p>
      <text:p text:style-name="P30">void DCA(regs* registers) {</text:p>
      <text:p text:style-name="P30"><text:tab/>registers-&gt;MB = registers-&gt;AC;</text:p>
      <text:p text:style-name="P30"><text:tab/>mem_write(registers-&gt;CPMA, registers-&gt;MB);</text:p>
      <text:p text:style-name="P30"><text:tab/>registers-&gt;AC = 0;</text:p>
      <text:p text:style-name="P30">}</text:p>
      <text:p text:style-name="P30"></text:p>
      <text:p text:style-name="P30">/******************************************************************************</text:p>
      <text:p text:style-name="P30">** OPCODE 4 - JMS</text:p>
      <text:p text:style-name="P30">******************************************************************************/</text:p>
      <text:p text:style-name="P30">void JMS(regs* registers) {</text:p>
      <text:p text:style-name="P30"><text:tab/>uint8_t taken = 1;</text:p>
      <text:p text:style-name="P30"><text:tab/>uint16_t current_PC = registers-&gt;PC;</text:p>
      <text:p text:style-name="P30"></text:p>
      <text:p text:style-name="P30"><text:tab/>registers-&gt;MB = registers-&gt;PC; </text:p>
      <text:p text:style-name="P30"><text:tab/>mem_write(registers-&gt;CPMA, registers-&gt;MB);</text:p>
      <text:p text:style-name="P30"><text:tab/>registers-&gt;PC = (registers-&gt;CPMA + 1) &amp; CUTOFF_MASK; //Start 1 address into sub</text:p>
      <text:p text:style-name="P30"></text:p>
      <text:p text:style-name="P30"><text:tab/>write_branch_trace(current_PC, registers-&gt;PC, sub_text, taken);</text:p>
      <text:p text:style-name="P30">}</text:p>
      <text:p text:style-name="P30"></text:p>
      <text:p text:style-name="P30">/******************************************************************************</text:p>
      <text:p text:style-name="P30">** OPCODE 5 - JMP</text:p>
      <text:p text:style-name="P30">******************************************************************************/</text:p>
      <text:p text:style-name="P30">void JMP(regs* registers) {</text:p>
      <text:p text:style-name="P30"><text:tab/>uint8_t taken = 1;</text:p>
      <text:p text:style-name="P30"><text:tab/>uint16_t current_PC = registers-&gt;PC;</text:p>
      <text:p text:style-name="P30"></text:p>
      <text:p text:style-name="P30"><text:tab/>registers-&gt;PC = registers-&gt;CPMA;</text:p>
      <text:p text:style-name="P30"></text:p>
      <text:p text:style-name="P30"><text:tab/>write_branch_trace(current_PC, registers-&gt;PC, unconditional_text, taken);</text:p>
      <text:p text:style-name="P30">}</text:p>
      <text:p text:style-name="P30"></text:p>
      <text:p text:style-name="P30">/******************************************************************************</text:p>
      <text:p text:style-name="P30">** OPCODE 6 - Keyboard - KCF</text:p>
      <text:p text:style-name="P30">******************************************************************************/</text:p>
      <text:p text:style-name="P30">void KCF(struct keyboard* kb_state) {</text:p>
      <text:p text:style-name="P30"><text:tab/>pthread_mutex_lock(&amp;keyboard_mux);</text:p>
      <text:p text:style-name="P30"><text:tab/>kb_state-&gt;input_flag = 0;</text:p>
      <text:p text:style-name="P30"><text:tab/>pthread_mutex_unlock(&amp;keyboard_mux);</text:p>
      <text:p text:style-name="P30">}</text:p>
      <text:p text:style-name="P30"></text:p>
      <text:p text:style-name="P30">/******************************************************************************</text:p>
      <text:p text:style-name="P30">** OPCODE 6 - Keyboard - KSF</text:p>
      <text:p text:style-name="P30">******************************************************************************/</text:p>
      <text:p text:style-name="P30">void KSF(regs* registers, struct keyboard* kb_state) {</text:p>
      <text:p text:style-name="P30"><text:tab/>uint8_t taken = 0;</text:p>
      <text:p text:style-name="P30"><text:tab/>uint16_t current_PC = registers-&gt;PC;</text:p>
      <text:p text:style-name="P30"><text:soft-page-break/></text:p>
      <text:p text:style-name="P30"><text:tab/>pthread_mutex_lock(&amp;keyboard_mux);</text:p>
      <text:p text:style-name="P30"><text:tab/>if(kb_state-&gt;input_flag) {</text:p>
      <text:p text:style-name="P30"><text:tab/><text:tab/>registers-&gt;PC++;</text:p>
      <text:p text:style-name="P30"><text:tab/><text:tab/>taken = 1;</text:p>
      <text:p text:style-name="P30"><text:tab/>}</text:p>
      <text:p text:style-name="P30"><text:tab/>pthread_mutex_unlock(&amp;keyboard_mux);</text:p>
      <text:p text:style-name="P30"><text:tab/>write_branch_trace(current_PC, current_PC + 1, conditional_text, taken);</text:p>
      <text:p text:style-name="P30">}</text:p>
      <text:p text:style-name="P30"></text:p>
      <text:p text:style-name="P30">/******************************************************************************</text:p>
      <text:p text:style-name="P30">** OPCODE 6 - Keyboard - KCC</text:p>
      <text:p text:style-name="P30">******************************************************************************/</text:p>
      <text:p text:style-name="P30">void KCC(regs* registers, struct keyboard* kb_state) {</text:p>
      <text:p text:style-name="P30"><text:tab/>CLA(registers);</text:p>
      <text:p text:style-name="P30"><text:tab/>pthread_mutex_lock(&amp;keyboard_mux);</text:p>
      <text:p text:style-name="P30"><text:tab/>kb_state-&gt;input_flag = 0;</text:p>
      <text:p text:style-name="P30"><text:tab/>pthread_mutex_unlock(&amp;keyboard_mux);</text:p>
      <text:p text:style-name="P30">}</text:p>
      <text:p text:style-name="P30"></text:p>
      <text:p text:style-name="P30">/******************************************************************************</text:p>
      <text:p text:style-name="P30">** OPCODE 6 - Keyboard - KRS</text:p>
      <text:p text:style-name="P30">******************************************************************************/</text:p>
      <text:p text:style-name="P30">void KRS(regs* registers, struct keyboard* kb_state) {</text:p>
      <text:p text:style-name="P30"><text:tab/>pthread_mutex_lock(&amp;keyboard_mux);</text:p>
      <text:p text:style-name="P30"><text:tab/><text:tab/>registers-&gt;AC |= kb_state-&gt;input_char &lt;&lt; 4;</text:p>
      <text:p text:style-name="P30"><text:tab/>pthread_mutex_unlock(&amp;keyboard_mux);</text:p>
      <text:p text:style-name="P30">}</text:p>
      <text:p text:style-name="P30"></text:p>
      <text:p text:style-name="P30">/******************************************************************************</text:p>
      <text:p text:style-name="P30">** OPCODE 6 - Keyboard - KRB</text:p>
      <text:p text:style-name="P30">******************************************************************************/</text:p>
      <text:p text:style-name="P30">void KRB(regs* registers, struct keyboard* kb_state) {</text:p>
      <text:p text:style-name="P30"><text:tab/>registers-&gt;AC = 0;</text:p>
      <text:p text:style-name="P30"><text:tab/>pthread_mutex_lock(&amp;keyboard_mux);</text:p>
      <text:p text:style-name="P30"><text:tab/><text:tab/>kb_state-&gt;input_flag = 0;</text:p>
      <text:p text:style-name="P30"><text:tab/><text:tab/>if(kb_state-&gt;input_char != '~') registers-&gt;AC |= kb_state-&gt;input_char &lt;&lt; 4;</text:p>
      <text:p text:style-name="P30"><text:tab/>pthread_mutex_unlock(&amp;keyboard_mux);</text:p>
      <text:p text:style-name="P30">}</text:p>
      <text:p text:style-name="P30"></text:p>
      <text:p text:style-name="P30">/******************************************************************************</text:p>
      <text:p text:style-name="P30">** OPCODE 6 - Monitor - TFL</text:p>
      <text:p text:style-name="P30">******************************************************************************/</text:p>
      <text:p text:style-name="P30">void TFL(regs* registers) {</text:p>
      <text:p text:style-name="P30"><text:tab/>registers-&gt;print_flag = 1;</text:p>
      <text:p text:style-name="P30">}</text:p>
      <text:p text:style-name="P30"></text:p>
      <text:p text:style-name="P30">/******************************************************************************</text:p>
      <text:p text:style-name="P30">** OPCODE 6 - Monitor - TSF</text:p>
      <text:p text:style-name="P30"><text:soft-page-break/>******************************************************************************/</text:p>
      <text:p text:style-name="P30">void TSF(regs* registers) {</text:p>
      <text:p text:style-name="P30"><text:tab/>uint8_t taken = 0;</text:p>
      <text:p text:style-name="P30"><text:tab/>uint16_t current_PC = registers-&gt;PC;</text:p>
      <text:p text:style-name="P30"><text:tab/>static int printer_counter = 0;<text:tab/>//Initalize at 0 only</text:p>
      <text:p text:style-name="P30"></text:p>
      <text:p text:style-name="P30"><text:tab/>//If printer counter is 0, then choose random number</text:p>
      <text:p text:style-name="P30"><text:tab/>//for it to countdown to 0 with. <text:s/>When 0 is reached, then</text:p>
      <text:p text:style-name="P30"><text:tab/>//the printer flag is "set"</text:p>
      <text:p text:style-name="P30"><text:tab/>if(!printer_counter) {</text:p>
      <text:p text:style-name="P30"><text:tab/><text:tab/>printer_counter = (rand() % 10) + 1; //1 to 10 </text:p>
      <text:p text:style-name="P30"><text:tab/>}</text:p>
      <text:p text:style-name="P30"><text:tab/>else {</text:p>
      <text:p text:style-name="P30"><text:tab/><text:tab/>printer_counter--;</text:p>
      <text:p text:style-name="P30"><text:tab/><text:tab/>if(!printer_counter) {</text:p>
      <text:p text:style-name="P30"><text:tab/><text:tab/><text:tab/>registers-&gt;PC++;</text:p>
      <text:p text:style-name="P30"><text:tab/><text:tab/><text:tab/>taken = 1;</text:p>
      <text:p text:style-name="P30"><text:tab/><text:tab/><text:tab/>write_branch_trace(current_PC, current_PC + 1, conditional_text, taken);</text:p>
      <text:p text:style-name="P30"><text:tab/><text:tab/>}</text:p>
      <text:p text:style-name="P30"><text:tab/>}</text:p>
      <text:p text:style-name="P30">}</text:p>
      <text:p text:style-name="P30"></text:p>
      <text:p text:style-name="P30">/******************************************************************************</text:p>
      <text:p text:style-name="P30">** OPCODE 6 - Monitor - TCF</text:p>
      <text:p text:style-name="P30">******************************************************************************/</text:p>
      <text:p text:style-name="P30">void TCF(regs* registers) {</text:p>
      <text:p text:style-name="P30"><text:tab/>registers-&gt;print_flag = 0;</text:p>
      <text:p text:style-name="P30">}</text:p>
      <text:p text:style-name="P30"></text:p>
      <text:p text:style-name="P30">/******************************************************************************</text:p>
      <text:p text:style-name="P30">** OPCODE 6 - Monitor - TPC</text:p>
      <text:p text:style-name="P30">******************************************************************************/</text:p>
      <text:p text:style-name="P30">void TPC(regs* registers) {</text:p>
      <text:p text:style-name="P30"><text:tab/>char to_print = (registers-&gt;AC &gt;&gt; 4) &amp; 0xFF;</text:p>
      <text:p text:style-name="P30"><text:tab/>printf("%c", to_print);</text:p>
      <text:p text:style-name="P30"><text:tab/>fflush(stdout);</text:p>
      <text:p text:style-name="P30">}</text:p>
      <text:p text:style-name="P30"></text:p>
      <text:p text:style-name="P30">/******************************************************************************</text:p>
      <text:p text:style-name="P30">** OPCODE 6 - Monitor - TLS</text:p>
      <text:p text:style-name="P30">******************************************************************************/</text:p>
      <text:p text:style-name="P30">void TLS(regs* registers) {</text:p>
      <text:p text:style-name="P30"><text:tab/>registers-&gt;print_flag = 0;</text:p>
      <text:p text:style-name="P30"><text:tab/>char to_print = (registers-&gt;AC &gt;&gt; 4) &amp; 0xFF;</text:p>
      <text:p text:style-name="P30"><text:tab/>printf("%c", to_print);</text:p>
      <text:p text:style-name="P30"><text:tab/>fflush(stdout);</text:p>
      <text:p text:style-name="P30">}</text:p>
      <text:p text:style-name="P30"></text:p>
      <text:p text:style-name="P30">/******************************************************************************</text:p>
      <text:p text:style-name="P30"><text:soft-page-break/>** OPCODE 7 GROUP 1 - CLA</text:p>
      <text:p text:style-name="P30">******************************************************************************/</text:p>
      <text:p text:style-name="P30">void CLA(regs* registers) {</text:p>
      <text:p text:style-name="P30"><text:tab/>registers-&gt;AC = 0;</text:p>
      <text:p text:style-name="P30">}</text:p>
      <text:p text:style-name="P30"></text:p>
      <text:p text:style-name="P30">/******************************************************************************</text:p>
      <text:p text:style-name="P30">** OPCODE 7 GROUP 1 - CLL</text:p>
      <text:p text:style-name="P30">******************************************************************************/</text:p>
      <text:p text:style-name="P30">void CLL(regs* registers) {</text:p>
      <text:p text:style-name="P30"><text:tab/>registers-&gt;link_bit = 0;</text:p>
      <text:p text:style-name="P30">}</text:p>
      <text:p text:style-name="P30"></text:p>
      <text:p text:style-name="P30">/******************************************************************************</text:p>
      <text:p text:style-name="P30">** OPCODE 7 GROUP 1 - CMA</text:p>
      <text:p text:style-name="P30">******************************************************************************/</text:p>
      <text:p text:style-name="P30">void CMA(regs* registers) {</text:p>
      <text:p text:style-name="P30"><text:tab/>registers-&gt;AC = ~registers-&gt;AC &amp; CUTOFF_MASK;</text:p>
      <text:p text:style-name="P30">}</text:p>
      <text:p text:style-name="P30"></text:p>
      <text:p text:style-name="P30">/******************************************************************************</text:p>
      <text:p text:style-name="P30">** OPCODE 7 GROUP 1 - CML</text:p>
      <text:p text:style-name="P30">******************************************************************************/</text:p>
      <text:p text:style-name="P30">void CML(regs* registers) {</text:p>
      <text:p text:style-name="P30"><text:tab/>registers-&gt;link_bit = ~registers-&gt;link_bit &amp; 1;</text:p>
      <text:p text:style-name="P30">}</text:p>
      <text:p text:style-name="P30"></text:p>
      <text:p text:style-name="P30">/******************************************************************************</text:p>
      <text:p text:style-name="P30">** OPCODE 7 GROUP 1 - IAC</text:p>
      <text:p text:style-name="P30">******************************************************************************/</text:p>
      <text:p text:style-name="P30">void IAC(regs* registers) {</text:p>
      <text:p text:style-name="P30"><text:tab/>registers-&gt;AC = (registers-&gt;AC + 1) &amp; CUTOFF_MASK;</text:p>
      <text:p text:style-name="P30">}</text:p>
      <text:p text:style-name="P30"></text:p>
      <text:p text:style-name="P30">/******************************************************************************</text:p>
      <text:p text:style-name="P30">** OPCODE 7 GROUP 1 - RAR</text:p>
      <text:p text:style-name="P30">******************************************************************************/</text:p>
      <text:p text:style-name="P30">void RAR(regs* registers) {</text:p>
      <text:p text:style-name="P30"><text:tab/>const uint8_t bit11_shift = 11;</text:p>
      <text:p text:style-name="P30"><text:tab/>uint8_t old_link = registers-&gt;link_bit;</text:p>
      <text:p text:style-name="P30"></text:p>
      <text:p text:style-name="P30"><text:tab/>/* Shift right 1. <text:s/>New link is bit 0 of registers-&gt;AC.</text:p>
      <text:p text:style-name="P30"><text:tab/>** Bit 11 of new registers-&gt;AC is old link bit value.</text:p>
      <text:p text:style-name="P30"><text:tab/>*/</text:p>
      <text:p text:style-name="P30"><text:tab/>registers-&gt;AC &gt;&gt;= 1;</text:p>
      <text:p text:style-name="P30"><text:tab/>registers-&gt;link_bit = registers-&gt;AC &amp; 1;</text:p>
      <text:p text:style-name="P30"><text:tab/>registers-&gt;AC = (registers-&gt;AC | (old_link &lt;&lt; bit11_shift)) &amp; CUTOFF_MASK;</text:p>
      <text:p text:style-name="P30">}</text:p>
      <text:p text:style-name="P30"></text:p>
      <text:p text:style-name="P30"><text:soft-page-break/>/******************************************************************************</text:p>
      <text:p text:style-name="P30">** OPCODE 7 GROUP 1 - RTR</text:p>
      <text:p text:style-name="P30">******************************************************************************/</text:p>
      <text:p text:style-name="P30">void RTR(regs* registers) {</text:p>
      <text:p text:style-name="P30"><text:tab/>/* Same as two RAR in a row */</text:p>
      <text:p text:style-name="P30"><text:tab/>RAR(registers);</text:p>
      <text:p text:style-name="P30"><text:tab/>RAR(registers);</text:p>
      <text:p text:style-name="P30">}</text:p>
      <text:p text:style-name="P30"></text:p>
      <text:p text:style-name="P30">/******************************************************************************</text:p>
      <text:p text:style-name="P30">** OPCODE 7 GROUP 1 - RAL</text:p>
      <text:p text:style-name="P30">******************************************************************************/</text:p>
      <text:p text:style-name="P30">void RAL(regs* registers) {</text:p>
      <text:p text:style-name="P30"><text:tab/>const uint8_t shift_num = 12;<text:tab/>/* Shift bit 12 into bit 0 */</text:p>
      <text:p text:style-name="P30"><text:tab/>const uint16_t new_link_pos = 0x1000;<text:tab/>/* Bit 12 */</text:p>
      <text:p text:style-name="P30"></text:p>
      <text:p text:style-name="P30"><text:tab/>/* Shift registers-&gt;AC left 1. <text:s/>New link is bit 12</text:p>
      <text:p text:style-name="P30"><text:tab/>** Bit 0 of registers-&gt;AC is old link bit</text:p>
      <text:p text:style-name="P30"><text:tab/>*/</text:p>
      <text:p text:style-name="P30"><text:tab/>registers-&gt;AC &lt;&lt;= 1;</text:p>
      <text:p text:style-name="P30"><text:tab/>registers-&gt;AC |= registers-&gt;link_bit;</text:p>
      <text:p text:style-name="P30"><text:tab/>registers-&gt;link_bit = (registers-&gt;AC &amp; new_link_pos) &gt;&gt; shift_num;</text:p>
      <text:p text:style-name="P30"><text:tab/>registers-&gt;AC &amp;= CUTOFF_MASK;</text:p>
      <text:p text:style-name="P30">}</text:p>
      <text:p text:style-name="P30"></text:p>
      <text:p text:style-name="P30">/******************************************************************************</text:p>
      <text:p text:style-name="P30">** OPCODE 7 GROUP 1 - RTL</text:p>
      <text:p text:style-name="P30">******************************************************************************/</text:p>
      <text:p text:style-name="P30">void RTL(regs* registers) {</text:p>
      <text:p text:style-name="P30"><text:tab/>/* Same as two RAL in a row */</text:p>
      <text:p text:style-name="P30"><text:tab/>RAL(registers);</text:p>
      <text:p text:style-name="P30"><text:tab/>RAL(registers);</text:p>
      <text:p text:style-name="P30">}</text:p>
      <text:p text:style-name="P30"></text:p>
      <text:p text:style-name="P30">/******************************************************************************</text:p>
      <text:p text:style-name="P30">** OPCODE 7 GROUP 2 - SMA</text:p>
      <text:p text:style-name="P30">******************************************************************************/</text:p>
      <text:p text:style-name="P30">uint8_t SMA(regs* registers) {</text:p>
      <text:p text:style-name="P30"><text:tab/>const uint16_t sign_bit = 0x800;</text:p>
      <text:p text:style-name="P30"><text:tab/>uint8_t retval = 0;</text:p>
      <text:p text:style-name="P30"></text:p>
      <text:p text:style-name="P30"><text:tab/>if(registers-&gt;AC &amp; sign_bit) {</text:p>
      <text:p text:style-name="P30"><text:tab/><text:tab/>retval = 1;</text:p>
      <text:p text:style-name="P30"><text:tab/>}</text:p>
      <text:p text:style-name="P30"><text:tab/>return retval;</text:p>
      <text:p text:style-name="P30">}</text:p>
      <text:p text:style-name="P30"></text:p>
      <text:p text:style-name="P30">/******************************************************************************</text:p>
      <text:p text:style-name="P30">** OPCODE 7 GROUP 2 - SZA</text:p>
      <text:p text:style-name="P30"><text:soft-page-break/>******************************************************************************/</text:p>
      <text:p text:style-name="P30">uint8_t SZA(regs* registers) {</text:p>
      <text:p text:style-name="P30"><text:tab/>uint8_t retval = 0;</text:p>
      <text:p text:style-name="P30"></text:p>
      <text:p text:style-name="P30"><text:tab/>if(!registers-&gt;AC) {</text:p>
      <text:p text:style-name="P30"><text:tab/><text:tab/>retval = 1;</text:p>
      <text:p text:style-name="P30"><text:tab/>}</text:p>
      <text:p text:style-name="P30"><text:tab/>return retval;</text:p>
      <text:p text:style-name="P30">}</text:p>
      <text:p text:style-name="P30"></text:p>
      <text:p text:style-name="P30">/******************************************************************************</text:p>
      <text:p text:style-name="P30">** OPCODE 7 GROUP 2 - SNL</text:p>
      <text:p text:style-name="P30">******************************************************************************/</text:p>
      <text:p text:style-name="P30">uint8_t SNL(regs* registers) {</text:p>
      <text:p text:style-name="P30"><text:tab/>uint8_t retval = 0;</text:p>
      <text:p text:style-name="P30"></text:p>
      <text:p text:style-name="P30"><text:tab/>if(registers-&gt;link_bit) {</text:p>
      <text:p text:style-name="P30"><text:tab/><text:tab/>retval = 1;</text:p>
      <text:p text:style-name="P30"><text:tab/>}</text:p>
      <text:p text:style-name="P30"><text:tab/>return retval;</text:p>
      <text:p text:style-name="P30">}</text:p>
      <text:p text:style-name="P30"></text:p>
      <text:p text:style-name="P30">/******************************************************************************</text:p>
      <text:p text:style-name="P30">** OPCODE 7 GROUP 2 - SPA</text:p>
      <text:p text:style-name="P30">******************************************************************************/</text:p>
      <text:p text:style-name="P30">uint8_t SPA(regs* registers) {</text:p>
      <text:p text:style-name="P30"><text:tab/>const uint16_t sign_bit = 0x800;</text:p>
      <text:p text:style-name="P30"><text:tab/>uint8_t retval = 0;</text:p>
      <text:p text:style-name="P30"></text:p>
      <text:p text:style-name="P30"><text:tab/>if( !(registers-&gt;AC &amp; sign_bit) ) {</text:p>
      <text:p text:style-name="P30"><text:tab/><text:tab/>retval = 1;</text:p>
      <text:p text:style-name="P30"><text:tab/>}</text:p>
      <text:p text:style-name="P30"><text:tab/>return retval;</text:p>
      <text:p text:style-name="P30">}</text:p>
      <text:p text:style-name="P30"></text:p>
      <text:p text:style-name="P30">/******************************************************************************</text:p>
      <text:p text:style-name="P30">** OPCODE 7 GROUP 2 - SNA</text:p>
      <text:p text:style-name="P30">******************************************************************************/</text:p>
      <text:p text:style-name="P30">uint8_t SNA(regs* registers) {</text:p>
      <text:p text:style-name="P30"><text:tab/>uint8_t retval = 0;</text:p>
      <text:p text:style-name="P30"></text:p>
      <text:p text:style-name="P30"><text:tab/>if(registers-&gt;AC) {</text:p>
      <text:p text:style-name="P30"><text:tab/><text:tab/>retval = 1;</text:p>
      <text:p text:style-name="P30"><text:tab/>}</text:p>
      <text:p text:style-name="P30"><text:tab/>return retval;</text:p>
      <text:p text:style-name="P30">}</text:p>
      <text:p text:style-name="P30"></text:p>
      <text:p text:style-name="P30">/******************************************************************************</text:p>
      <text:p text:style-name="P30">** OPCODE 7 GROUP 2 - SZL</text:p>
      <text:p text:style-name="P30"><text:soft-page-break/>******************************************************************************/</text:p>
      <text:p text:style-name="P30">uint8_t SZL(regs* registers) {</text:p>
      <text:p text:style-name="P30"><text:tab/>uint8_t retval = 0;</text:p>
      <text:p text:style-name="P30"></text:p>
      <text:p text:style-name="P30"><text:tab/>if(!registers-&gt;link_bit) {</text:p>
      <text:p text:style-name="P30"><text:tab/><text:tab/>retval = 1;</text:p>
      <text:p text:style-name="P30"><text:tab/>}</text:p>
      <text:p text:style-name="P30"><text:tab/>return retval;</text:p>
      <text:p text:style-name="P30">}</text:p>
      <text:p text:style-name="P30"></text:p>
      <text:p text:style-name="P30">/******************************************************************************</text:p>
      <text:p text:style-name="P30">** OPCODE 7 GROUP 2 - SKP</text:p>
      <text:p text:style-name="P30">******************************************************************************/</text:p>
      <text:p text:style-name="P30">void SKP(regs* registers) {</text:p>
      <text:p text:style-name="P30"><text:tab/>uint8_t taken = 1;</text:p>
      <text:p text:style-name="P30"><text:tab/></text:p>
      <text:p text:style-name="P30"><text:tab/>write_branch_trace(registers-&gt;PC, registers-&gt;PC + 1, unconditional_text, taken);</text:p>
      <text:p text:style-name="P30"><text:tab/>registers-&gt;PC++;</text:p>
      <text:p text:style-name="P30">}</text:p>
      <text:p text:style-name="P30"></text:p>
      <text:p text:style-name="P30">/******************************************************************************</text:p>
      <text:p text:style-name="P30">** OPCODE 7 GROUP 2 - OSR</text:p>
      <text:p text:style-name="P30">******************************************************************************/</text:p>
      <text:p text:style-name="P30">void OSR(regs* registers) {</text:p>
      <text:p text:style-name="P30"><text:tab/>registers-&gt;AC = (registers-&gt;AC | registers-&gt;SR) &amp; CUTOFF_MASK;</text:p>
      <text:p text:style-name="P30">}</text:p>
      <text:p text:style-name="P30"></text:p>
      <text:p text:style-name="P30">/******************************************************************************</text:p>
      <text:p text:style-name="P30">** OPCODE 7 GROUP 2 - HLT</text:p>
      <text:p text:style-name="P30">******************************************************************************/</text:p>
      <text:p text:style-name="P30">void HLT(struct keyboard* kb_state) {</text:p>
      <text:p text:style-name="P30"><text:tab/>printf("\n\nHALTING SYSTEM\n");</text:p>
      <text:p text:style-name="P30"></text:p>
      <text:p text:style-name="P30"><text:tab/>pthread_mutex_lock(&amp;keyboard_mux);</text:p>
      <text:p text:style-name="P30"><text:tab/>kb_state-&gt;quit = 1;</text:p>
      <text:p text:style-name="P30"><text:tab/>pthread_mutex_unlock(&amp;keyboard_mux);</text:p>
      <text:p text:style-name="P30">}</text:p>
      <text:p text:style-name="P30"></text:p>
      <text:p text:style-name="P30">/******************************************************************************</text:p>
      <text:p text:style-name="P30">** RESET REGISTER VALUES</text:p>
      <text:p text:style-name="P30">******************************************************************************/</text:p>
      <text:p text:style-name="P30">void reset_regs(regs* registers) {</text:p>
      <text:p text:style-name="P30"><text:tab/>registers-&gt;PC = STARTING_ADDRESS;</text:p>
      <text:p text:style-name="P30"><text:tab/>registers-&gt;AC = 0;</text:p>
      <text:p text:style-name="P30"><text:tab/>registers-&gt;MQ = 0;</text:p>
      <text:p text:style-name="P30"><text:tab/>registers-&gt;link_bit = 0;</text:p>
      <text:p text:style-name="P30"><text:tab/>registers-&gt;CPMA = 0;</text:p>
      <text:p text:style-name="P30"><text:tab/>registers-&gt;MB = 0;</text:p>
      <text:p text:style-name="P30"><text:tab/>registers-&gt;SR = 0;</text:p>
      <text:p text:style-name="P30"><text:soft-page-break/><text:tab/>registers-&gt;IR = 0;</text:p>
      <text:p text:style-name="P30"><text:tab/>registers-&gt;print_flag = 0;</text:p>
      <text:p text:style-name="P30">}</text:p>
      <text:p text:style-name="P40"/>
      <text:p text:style-name="P30"/>
      <text:p text:style-name="P36">cpu.h</text:p>
      <text:p text:style-name="P30">/******************************************************************************</text:p>
      <text:p text:style-name="P30">** ECE486/586 PDP-8 Simulator</text:p>
      <text:p text:style-name="P30">** Sean Koppenhafer, Luis Santiago, Ken Benderly, J.S. Peirce</text:p>
      <text:p text:style-name="P30">** </text:p>
      <text:p text:style-name="P30">** cpu.h</text:p>
      <text:p text:style-name="P30">******************************************************************************/</text:p>
      <text:p text:style-name="P30"></text:p>
      <text:p text:style-name="P30">#ifndef CPU_H</text:p>
      <text:p text:style-name="P30">#define CPU_H</text:p>
      <text:p text:style-name="P30"></text:p>
      <text:p text:style-name="P30">#include &lt;stdio.h&gt;</text:p>
      <text:p text:style-name="P30">#include &lt;inttypes.h&gt;</text:p>
      <text:p text:style-name="P30">#include &lt;assert.h&gt;</text:p>
      <text:p text:style-name="P30">#include &lt;stdlib.h&gt;</text:p>
      <text:p text:style-name="P30">#include &lt;time.h&gt;</text:p>
      <text:p text:style-name="P30">#include "kb_input.h"</text:p>
      <text:p text:style-name="P30"></text:p>
      <text:p text:style-name="P30">#define CUTOFF_MASK 0xFFF<text:tab/>/* Bitmask to keep registers/memory at 12 bits */</text:p>
      <text:p text:style-name="P30">#define STARTING_ADDRESS 0200<text:tab/>// start at 200 octal</text:p>
      <text:p text:style-name="P30"></text:p>
      <text:p text:style-name="P30">#define OP_CODE_AND<text:tab/><text:tab/>0</text:p>
      <text:p text:style-name="P30">#define OP_CODE_TAD<text:tab/><text:tab/>01000</text:p>
      <text:p text:style-name="P30">#define OP_CODE_ISZ<text:tab/><text:tab/>02000</text:p>
      <text:p text:style-name="P30">#define OP_CODE_DCA<text:tab/><text:tab/>03000</text:p>
      <text:p text:style-name="P30">#define OP_CODE_JMS<text:tab/><text:tab/>04000</text:p>
      <text:p text:style-name="P30">#define OP_CODE_JMP<text:tab/><text:tab/>05000</text:p>
      <text:p text:style-name="P30">#define OP_CODE_IO<text:tab/><text:tab/>06000</text:p>
      <text:p text:style-name="P30">#define OP_CODE_MICRO<text:tab/>07000</text:p>
      <text:p text:style-name="P30"></text:p>
      <text:p text:style-name="P30">#define IO_OPCODE_BITS_MASK 0077</text:p>
      <text:p text:style-name="P30">#define MICRO_INSTRUCTION_GROUP_BIT 0400</text:p>
      <text:p text:style-name="P30">#define MICRO_INSTRUCTION_BITS_MASK 0377</text:p>
      <text:p text:style-name="P30">#define MICRO_GROUP2_SUBGROUP_BIT 00010</text:p>
      <text:p text:style-name="P30"></text:p>
      <text:p text:style-name="P30">// I/O Keyboard</text:p>
      <text:p text:style-name="P30">#define IO_OPCODE_KCF_BITS 0030</text:p>
      <text:p text:style-name="P30">#define IO_OPCODE_KSF_BITS 0031</text:p>
      <text:p text:style-name="P30">#define IO_OPCODE_KCC_BITS 0032</text:p>
      <text:p text:style-name="P30">#define IO_OPCODE_KRS_BITS 0034</text:p>
      <text:p text:style-name="P30">#define IO_OPCODE_KRB_BITS 0036</text:p>
      <text:p text:style-name="P30"></text:p>
      <text:p text:style-name="P30">// I/O Monitor</text:p>
      <text:p text:style-name="P30">#define IO_OPCODE_TFL_BITS 0040</text:p>
      <text:p text:style-name="P30"><text:soft-page-break/>#define IO_OPCODE_TSF_BITS 0041</text:p>
      <text:p text:style-name="P30">#define IO_OPCODE_TCF_BITS 0042</text:p>
      <text:p text:style-name="P30">#define IO_OPCODE_TPC_BITS 0044</text:p>
      <text:p text:style-name="P30">#define IO_OPCODE_TLS_BITS 0046</text:p>
      <text:p text:style-name="P30"></text:p>
      <text:p text:style-name="P30">// Group 1 micro instructions</text:p>
      <text:p text:style-name="P30">#define MICRO_INSTRUCTION_CLA_BITS<text:tab/>0200</text:p>
      <text:p text:style-name="P30">#define MICRO_INSTRUCTION_CLL_BITS<text:tab/>0100</text:p>
      <text:p text:style-name="P30">#define MICRO_INSTRUCTION_CMA_BITS<text:tab/>0040</text:p>
      <text:p text:style-name="P30">#define MICRO_INSTRUCTION_CML_BITS<text:tab/>0020</text:p>
      <text:p text:style-name="P30">#define MICRO_INSTRUCTION_IAC_BITS<text:tab/>0001</text:p>
      <text:p text:style-name="P30">#define MICRO_INSTRUCTION_RAR_BITS<text:tab/>0010</text:p>
      <text:p text:style-name="P30">#define MICRO_INSTRUCTION_RTR_BITS<text:tab/>0012</text:p>
      <text:p text:style-name="P30">#define MICRO_INSTRUCTION_RAL_BITS<text:tab/>0004</text:p>
      <text:p text:style-name="P30">#define MICRO_INSTRUCTION_RTL_BITS<text:tab/>0006</text:p>
      <text:p text:style-name="P30"></text:p>
      <text:p text:style-name="P30">// Group 2 micro instructions</text:p>
      <text:p text:style-name="P30">#define MICRO_INSTRUCTION_SMA_BITS<text:tab/>0100</text:p>
      <text:p text:style-name="P30">#define MICRO_INSTRUCTION_SZA_BITS<text:tab/>0040</text:p>
      <text:p text:style-name="P30">#define MICRO_INSTRUCTION_SNL_BITS<text:tab/>0020</text:p>
      <text:p text:style-name="P30">#define MICRO_INSTRUCTION_SPA_BITS<text:tab/>0110</text:p>
      <text:p text:style-name="P30">#define MICRO_INSTRUCTION_SNA_BITS<text:tab/>0050</text:p>
      <text:p text:style-name="P30">#define MICRO_INSTRUCTION_SZL_BITS<text:tab/>0030</text:p>
      <text:p text:style-name="P30">#define MICRO_INSTRUCTION_SKP_BITS<text:tab/>0010</text:p>
      <text:p text:style-name="P30">#define MICRO_INSTRUCTION_CLA_BITS<text:tab/>0200</text:p>
      <text:p text:style-name="P30">#define MICRO_INSTRUCTION_OSR_BITS<text:tab/>0004</text:p>
      <text:p text:style-name="P30">#define MICRO_INSTRUCTION_HLT_BITS<text:tab/>0002</text:p>
      <text:p text:style-name="P30"></text:p>
      <text:p text:style-name="P30">/* CPU registers - only 12 bits are used of the 16 */</text:p>
      <text:p text:style-name="P30">typedef struct {</text:p>
      <text:p text:style-name="P30"><text:tab/>uint16_t AC;<text:tab/><text:tab/>/* Accumulator */</text:p>
      <text:p text:style-name="P30"><text:tab/>uint16_t MQ;<text:tab/><text:tab/>/* Multiplier Quotient */</text:p>
      <text:p text:style-name="P30"><text:tab/>uint16_t PC;<text:tab/><text:tab/>/* Program Counter */</text:p>
      <text:p text:style-name="P30"><text:tab/>uint16_t MB;<text:tab/><text:tab/>/* Memory Buffer */</text:p>
      <text:p text:style-name="P30"><text:tab/>uint16_t CPMA;<text:tab/><text:tab/>/* Central Processor Memory Address */</text:p>
      <text:p text:style-name="P30"><text:tab/>uint16_t SR;<text:tab/><text:tab/>/* Console Switch Register */</text:p>
      <text:p text:style-name="P30"><text:tab/>uint8_t IR;<text:tab/><text:tab/><text:tab/>/* Instruction Register - only 3 bits are used */</text:p>
      <text:p text:style-name="P30"><text:tab/>uint8_t link_bit;<text:tab/>/* Carry out bit */</text:p>
      <text:p text:style-name="P30"><text:tab/>uint8_t print_flag;</text:p>
      <text:p text:style-name="P30">} regs;</text:p>
      <text:p text:style-name="P30"></text:p>
      <text:p text:style-name="P30">/* Opcodes 0-5 - Memory reference functions */</text:p>
      <text:p text:style-name="P30">void AND(regs*);</text:p>
      <text:p text:style-name="P30">void TAD(regs*);</text:p>
      <text:p text:style-name="P30">void ISZ(regs*);</text:p>
      <text:p text:style-name="P30">void DCA(regs*);</text:p>
      <text:p text:style-name="P30">void JMS(regs*);</text:p>
      <text:p text:style-name="P30">void JMP(regs*);</text:p>
      <text:p text:style-name="P30"></text:p>
      <text:p text:style-name="P30"><text:soft-page-break/>/* Opcode 6 - I/O - Keyboard */</text:p>
      <text:p text:style-name="P30">void KCF(struct keyboard*);</text:p>
      <text:p text:style-name="P30">void KSF(regs*, struct keyboard*);</text:p>
      <text:p text:style-name="P30">void KCC(regs*, struct keyboard*);</text:p>
      <text:p text:style-name="P30">void KRS(regs*, struct keyboard*);</text:p>
      <text:p text:style-name="P30">void KRB(regs*, struct keyboard*);</text:p>
      <text:p text:style-name="P30"></text:p>
      <text:p text:style-name="P30">/* Opcode 6 - I/O - Monitor */</text:p>
      <text:p text:style-name="P30">void TFL(regs*);</text:p>
      <text:p text:style-name="P30">void TSF(regs*);</text:p>
      <text:p text:style-name="P30">void TCF(regs*);</text:p>
      <text:p text:style-name="P30">void TPC(regs*);</text:p>
      <text:p text:style-name="P30">void TLS(regs*);</text:p>
      <text:p text:style-name="P30"></text:p>
      <text:p text:style-name="P30">/* Opcode 7 - group 1 */</text:p>
      <text:p text:style-name="P30">void CLA(regs*);</text:p>
      <text:p text:style-name="P30">void CLL(regs*);</text:p>
      <text:p text:style-name="P30">void CMA(regs*);</text:p>
      <text:p text:style-name="P30">void CML(regs*);</text:p>
      <text:p text:style-name="P30">void IAC(regs*);</text:p>
      <text:p text:style-name="P30">void RAR(regs*);</text:p>
      <text:p text:style-name="P30">void RTR(regs*);</text:p>
      <text:p text:style-name="P30">void RAL(regs*);</text:p>
      <text:p text:style-name="P30">void RTL(regs*);</text:p>
      <text:p text:style-name="P30"></text:p>
      <text:p text:style-name="P30">/* Opcoderegs* 7 - group 2 */</text:p>
      <text:p text:style-name="P30">uint8_t SMA(regs*);</text:p>
      <text:p text:style-name="P30">uint8_t SZA(regs*);</text:p>
      <text:p text:style-name="P30">uint8_t SNL(regs*);</text:p>
      <text:p text:style-name="P30">uint8_t SPA(regs*);</text:p>
      <text:p text:style-name="P30">uint8_t SNA(regs*);</text:p>
      <text:p text:style-name="P30">uint8_t SZL(regs*);</text:p>
      <text:p text:style-name="P30">void SKP(regs*);</text:p>
      <text:p text:style-name="P30">void OSR(regs*);</text:p>
      <text:p text:style-name="P30">void HLT(struct keyboard*);</text:p>
      <text:p text:style-name="P30"></text:p>
      <text:p text:style-name="P30">/* Reset the registers */</text:p>
      <text:p text:style-name="P30">void reset_regs(regs*);</text:p>
      <text:p text:style-name="P30"></text:p>
      <text:p text:style-name="P30">#endif</text:p>
      <text:p text:style-name="P40"/>
      <text:p text:style-name="P30"/>
      <text:p text:style-name="P36">gui.c</text:p>
      <text:p text:style-name="P30">/******************************************************************************</text:p>
      <text:p text:style-name="P30">** ECE486/586 PDP-8 Simulator</text:p>
      <text:p text:style-name="P30">** Sean Koppenhafer, Luis Santiago, Ken Benderly, J.S. Peirce</text:p>
      <text:p text:style-name="P30">** </text:p>
      <text:p text:style-name="P30">** gui.c - Implements functions that add content to the GUI window</text:p>
      <text:p text:style-name="P30">******************************************************************************/</text:p>
      <text:p text:style-name="P30"><text:soft-page-break/></text:p>
      <text:p text:style-name="P30">#include "gui.h"</text:p>
      <text:p text:style-name="P30">#include "callback.h"</text:p>
      <text:p text:style-name="P30">#include "main.h"</text:p>
      <text:p text:style-name="P30"></text:p>
      <text:p text:style-name="P30">/*Create a label and set its alignment. Setting the line wrap to TRUE makes</text:p>
      <text:p text:style-name="P30">the label break lines if the text exceeds the widget's size. When set to</text:p>
      <text:p text:style-name="P30">FALSE the text gets cut off by the edge of the widget*/</text:p>
      <text:p text:style-name="P30">void create_labels(g_items * obj)</text:p>
      <text:p text:style-name="P30">{</text:p>
      <text:p text:style-name="P30"><text:s text:c="4"/>obj-&gt;pagenum= gtk_label_new ("Select a Page Number");</text:p>
      <text:p text:style-name="P30"><text:s text:c="4"/>obj-&gt;label = gtk_label_new ("Register");</text:p>
      <text:p text:style-name="P30"><text:s text:c="4"/>obj-&gt;PC_label= gtk_label_new ("PC");</text:p>
      <text:p text:style-name="P30"><text:s text:c="4"/>obj-&gt;Accumulator_label= gtk_label_new ("AC");</text:p>
      <text:p text:style-name="P30"><text:s text:c="4"/>obj-&gt;CPMA_label= gtk_label_new ("CPMA");</text:p>
      <text:p text:style-name="P30"><text:s text:c="4"/>obj-&gt;IR_label= gtk_label_new ("IR");</text:p>
      <text:p text:style-name="P30"><text:s text:c="4"/>obj-&gt;Link_label= gtk_label_new ("Link");</text:p>
      <text:p text:style-name="P30"><text:s text:c="4"/>obj-&gt;Memory_Buffer_label= gtk_label_new ("Memory Buffer");</text:p>
      <text:p text:style-name="P30"><text:s text:c="4"/>obj-&gt;memory_entry_label= gtk_label_new ("Memory Value At Address"); </text:p>
      <text:p text:style-name="P30"><text:s text:c="4"/>obj-&gt;Mesages_label= gtk_label_new ("Messages");</text:p>
      <text:p text:style-name="P30"><text:s text:c="4"/>obj-&gt;SR_label=gtk_label_new ("SR"); </text:p>
      <text:p text:style-name="P30"></text:p>
      <text:p text:style-name="P30"><text:s text:c="4"/>gtk_label_set_justify (GTK_LABEL (obj-&gt;pagenum), GTK_JUSTIFY_CENTER);</text:p>
      <text:p text:style-name="P30"><text:s text:c="4"/>gtk_label_set_justify (GTK_LABEL (obj-&gt;label), GTK_JUSTIFY_LEFT);</text:p>
      <text:p text:style-name="P30"><text:s text:c="4"/>gtk_label_set_justify (GTK_LABEL (obj-&gt;PC_label), GTK_JUSTIFY_LEFT);</text:p>
      <text:p text:style-name="P30"><text:s text:c="4"/>gtk_label_set_justify (GTK_LABEL (obj-&gt;Accumulator_label), GTK_JUSTIFY_LEFT);</text:p>
      <text:p text:style-name="P30"><text:s text:c="4"/>gtk_label_set_justify (GTK_LABEL (obj-&gt;CPMA_label), GTK_JUSTIFY_LEFT);</text:p>
      <text:p text:style-name="P30"><text:s text:c="4"/>gtk_label_set_justify (GTK_LABEL (obj-&gt;Mesages_label), GTK_JUSTIFY_CENTER);</text:p>
      <text:p text:style-name="P30"><text:s text:c="4"/>gtk_label_set_justify (GTK_LABEL (obj-&gt;Mesages_label), GTK_JUSTIFY_LEFT);</text:p>
      <text:p text:style-name="P30"><text:s text:c="4"/>gtk_label_set_justify (GTK_LABEL (obj-&gt;SR_label), GTK_JUSTIFY_LEFT);</text:p>
      <text:p text:style-name="P30"></text:p>
      <text:p text:style-name="P30">// values</text:p>
      <text:p text:style-name="P30"></text:p>
      <text:p text:style-name="P30"><text:s text:c="4"/>obj-&gt;value = gtk_label_new ("Contents");</text:p>
      <text:p text:style-name="P30"><text:s text:c="4"/>obj-&gt;PC_value= gtk_label_new ("0");</text:p>
      <text:p text:style-name="P30"><text:s text:c="4"/>obj-&gt;Accumulator_value= gtk_label_new ("0");</text:p>
      <text:p text:style-name="P30"><text:s text:c="4"/>obj-&gt;CPMA_value = gtk_label_new ("0");</text:p>
      <text:p text:style-name="P30"><text:s text:c="4"/>obj-&gt;IR_value= gtk_label_new ("0");</text:p>
      <text:p text:style-name="P30"><text:s text:c="4"/>obj-&gt;Link_value= gtk_label_new ("0");</text:p>
      <text:p text:style-name="P30"><text:s text:c="4"/>obj-&gt;Memory_Buffer_value= gtk_label_new ("0");</text:p>
      <text:p text:style-name="P30"></text:p>
      <text:p text:style-name="P30"><text:s text:c="4"/>gtk_label_set_justify (GTK_LABEL (obj-&gt;value), GTK_JUSTIFY_LEFT);</text:p>
      <text:p text:style-name="P30"><text:s text:c="4"/>gtk_label_set_justify (GTK_LABEL (obj-&gt;PC_value), GTK_JUSTIFY_RIGHT);</text:p>
      <text:p text:style-name="P30"><text:s text:c="4"/>gtk_label_set_justify (GTK_LABEL (obj-&gt;Accumulator_value), GTK_JUSTIFY_LEFT);</text:p>
      <text:p text:style-name="P30"><text:s text:c="4"/>gtk_label_set_justify (GTK_LABEL (obj-&gt;CPMA_value), GTK_JUSTIFY_RIGHT);</text:p>
      <text:p text:style-name="P30">}</text:p>
      <text:p text:style-name="P30">/****************************************************************************</text:p>
      <text:p text:style-name="P30"><text:s text:c="23"/>create buttons</text:p>
      <text:p text:style-name="P30">****************************************************************************/</text:p>
      <text:p text:style-name="P30"><text:soft-page-break/>void create_buttons(g_items* obj)</text:p>
      <text:p text:style-name="P30">{</text:p>
      <text:p text:style-name="P30">// radio button needs to be created and label created</text:p>
      <text:p text:style-name="P30"></text:p>
      <text:p text:style-name="P30"></text:p>
      <text:p text:style-name="P30"><text:s text:c="4"/>obj-&gt;run_button = gtk_button_new_with_label ("RUN");</text:p>
      <text:p text:style-name="P30"><text:s text:c="4"/>obj-&gt;show_breakpoints = gtk_button_new_with_label ("Show Breakpoints");</text:p>
      <text:p text:style-name="P30"><text:s text:c="4"/>obj-&gt;exit_button = gtk_button_new_with_label ("Exit");</text:p>
      <text:p text:style-name="P30"><text:s text:c="4"/>obj-&gt;step = gtk_button_new_with_label ("Step");</text:p>
      <text:p text:style-name="P30">}</text:p>
      <text:p text:style-name="P30"></text:p>
      <text:p text:style-name="P30">/****************************************************************************</text:p>
      <text:p text:style-name="P30"><text:s text:c="22"/>entry box</text:p>
      <text:p text:style-name="P30">****************************************************************************/</text:p>
      <text:p text:style-name="P30">void create_entrybox (g_items* obj)</text:p>
      <text:p text:style-name="P30">{</text:p>
      <text:p text:style-name="P30"><text:s text:c="4"/>obj-&gt;BreakP_entry = gtk_entry_new();</text:p>
      <text:p text:style-name="P30"><text:s text:c="4"/>obj-&gt;Trace_entry = gtk_entry_new();</text:p>
      <text:p text:style-name="P30"><text:s text:c="4"/>obj-&gt;memory_entry= gtk_entry_new();</text:p>
      <text:p text:style-name="P30"><text:s text:c="4"/>obj-&gt;SR_entry= gtk_entry_new();</text:p>
      <text:p text:style-name="P30"><text:s text:c="4"/>obj-&gt;page_number_entry= gtk_entry_new();</text:p>
      <text:p text:style-name="P30"></text:p>
      <text:p text:style-name="P30">}</text:p>
      <text:p text:style-name="P30"></text:p>
      <text:p text:style-name="P30">/********************************************************************</text:p>
      <text:p text:style-name="P30"><text:s text:c="2"/>Create a grid and attach the button </text:p>
      <text:p text:style-name="P30">********************************************************************/</text:p>
      <text:p text:style-name="P30">void set_grid(g_items * obj)</text:p>
      <text:p text:style-name="P30">{</text:p>
      <text:p text:style-name="P30"><text:s text:c="4"/>int lcol ,c1row, c2row;</text:p>
      <text:p text:style-name="P30"><text:s text:c="4"/>lcol =3;</text:p>
      <text:p text:style-name="P30"><text:s text:c="4"/>c1row = c2row = 2;</text:p>
      <text:p text:style-name="P30"></text:p>
      <text:p text:style-name="P30"><text:s text:c="4"/>obj-&gt;grid = gtk_grid_new ();</text:p>
      <text:p text:style-name="P30"><text:s text:c="4"/>gtk_grid_set_column_spacing (GTK_GRID (obj-&gt;grid), 10);</text:p>
      <text:p text:style-name="P30"><text:s text:c="4"/>gtk_grid_set_row_spacing (GTK_GRID (obj-&gt;grid), 3);</text:p>
      <text:p text:style-name="P30"><text:s text:c="4"/>gtk_grid_set_column_homogeneous (GTK_GRID (obj-&gt;grid), TRUE);</text:p>
      <text:p text:style-name="P30"></text:p>
      <text:p text:style-name="P30"><text:s text:c="4"/>//**************************************************(left ,Top, width, height)</text:p>
      <text:p text:style-name="P30"><text:s text:c="4"/>gtk_widget_set_vexpand (obj-&gt;scrolled_window, TRUE);</text:p>
      <text:p text:style-name="P30"><text:s text:c="4"/>//gtk_grid_attach (GTK_GRID (obj-&gt;grid), obj-&gt;scrolled_window ,1, 4, 2, 5);</text:p>
      <text:p text:style-name="P30"></text:p>
      <text:p text:style-name="P30"><text:s text:c="4"/>/* set button location on the grid */</text:p>
      <text:p text:style-name="P30"><text:s text:c="4"/>gtk_grid_attach (GTK_GRID (obj-&gt;grid), obj-&gt;run_button ,1, 1, 1, 1);</text:p>
      <text:p text:style-name="P30"><text:s text:c="4"/>gtk_grid_attach_next_to (GTK_GRID (obj-&gt;grid),obj-&gt;step, obj-&gt;run_button,GTK_POS_RIGHT,1,1);</text:p>
      <text:p text:style-name="P30"><text:s text:c="4"/>gtk_grid_attach_next_to (GTK_GRID (obj-&gt;grid),obj-&gt;show_breakpoints, obj-&gt;step,GTK_POS_RIGHT,1,1);</text:p>
      <text:p text:style-name="P30"><text:s text:c="4"/>gtk_grid_attach_next_to (GTK_GRID (obj-&gt;grid),obj-&gt;exit_button, obj-<text:soft-page-break/>&gt;show_breakpoints,GTK_POS_RIGHT,1,1);</text:p>
      <text:p text:style-name="P30"><text:s text:c="4"/>gtk_grid_attach_next_to (GTK_GRID (obj-&gt;grid),obj-&gt;pagenum, obj-&gt;step,GTK_POS_BOTTOM,1,1);</text:p>
      <text:p text:style-name="P30"><text:s text:c="4"/>gtk_grid_attach_next_to (GTK_GRID (obj-&gt;grid),obj-&gt;page_number_entry, obj-&gt;pagenum,GTK_POS_BOTTOM,1,1);</text:p>
      <text:p text:style-name="P30"><text:s text:c="4"/>// radio button at top of the screen </text:p>
      <text:p text:style-name="P30"><text:s text:c="4"/>gtk_grid_attach_next_to (GTK_GRID (obj-&gt;grid),obj-&gt;display_memory_page, obj-&gt;page_number_entry,GTK_POS_BOTTOM,1,1);</text:p>
      <text:p text:style-name="P30"><text:s text:c="4"/>gtk_grid_attach_next_to (GTK_GRID (obj-&gt;grid),obj-&gt;display_lst_file, obj-&gt;display_memory_page ,GTK_POS_LEFT,1,1);</text:p>
      <text:p text:style-name="P30"><text:s text:c="4"/>// place top text screen</text:p>
      <text:p text:style-name="P30"><text:s text:c="4"/>gtk_grid_attach_next_to (GTK_GRID (obj-&gt;grid),obj-&gt;scrolled_window, obj-&gt;display_lst_file ,GTK_POS_BOTTOM,2,5);</text:p>
      <text:p text:style-name="P30"></text:p>
      <text:p text:style-name="P30"><text:s text:c="4"/>/****************************************************************************</text:p>
      <text:p text:style-name="P30"><text:s text:c="4"/>NOTE: variables lcol and c1row are uto incremented to ensure that</text:p>
      <text:p text:style-name="P30"><text:s text:c="4"/>adding new things to the grid will be the one next to ot the on e</text:p>
      <text:p text:style-name="P30"><text:s text:c="4"/>below it</text:p>
      <text:p text:style-name="P30"><text:s text:c="4"/>*****************************************************************************/</text:p>
      <text:p text:style-name="P30"></text:p>
      <text:p text:style-name="P30">//***********************************************************(left ,Top, width, height)</text:p>
      <text:p text:style-name="P30"><text:s text:c="4"/>gtk_grid_attach (GTK_GRID (obj-&gt;grid), obj-&gt;label , lcol , c1row , 1, 1);</text:p>
      <text:p text:style-name="P30"><text:s text:c="4"/>gtk_grid_attach_next_to (GTK_GRID (obj-&gt;grid),obj-&gt;PC_label, obj-&gt;label,GTK_POS_BOTTOM,1,1);</text:p>
      <text:p text:style-name="P30"><text:s text:c="4"/>gtk_grid_attach_next_to (GTK_GRID (obj-&gt;grid),obj-&gt;Accumulator_label, obj-&gt;PC_label,GTK_POS_BOTTOM,1,1);</text:p>
      <text:p text:style-name="P30"><text:s text:c="4"/>gtk_grid_attach_next_to (GTK_GRID (obj-&gt;grid),obj-&gt;CPMA_label, obj-&gt;Accumulator_label,GTK_POS_BOTTOM,1,1);</text:p>
      <text:p text:style-name="P30"><text:s text:c="4"/>gtk_grid_attach_next_to (GTK_GRID (obj-&gt;grid),obj-&gt;IR_label, obj-&gt;CPMA_label,GTK_POS_BOTTOM,1,1);</text:p>
      <text:p text:style-name="P30"><text:s text:c="4"/>gtk_grid_attach_next_to (GTK_GRID (obj-&gt;grid),obj-&gt;Link_label, obj-&gt;IR_label,GTK_POS_BOTTOM,1,1);</text:p>
      <text:p text:style-name="P30"><text:s text:c="4"/>gtk_grid_attach_next_to (GTK_GRID (obj-&gt;grid),obj-&gt;Memory_Buffer_label, obj-&gt;Link_label,GTK_POS_BOTTOM,1,1);</text:p>
      <text:p text:style-name="P30"><text:s text:c="4"/>gtk_grid_attach_next_to (GTK_GRID (obj-&gt;grid),obj-&gt;SR_label, obj-&gt;Memory_Buffer_label,GTK_POS_BOTTOM,1,1);</text:p>
      <text:p text:style-name="P30"><text:s text:c="4"/></text:p>
      <text:p text:style-name="P30"></text:p>
      <text:p text:style-name="P30">//*IR_label *Link_label, Memory_Buffer_label</text:p>
      <text:p text:style-name="P30"></text:p>
      <text:p text:style-name="P30"><text:s text:c="4"/>gtk_grid_attach (GTK_GRID (obj-&gt;grid), obj-&gt;value <text:s text:c="3"/>,(++lcol), c2row , 1, 1);</text:p>
      <text:p text:style-name="P30"><text:s text:c="4"/>gtk_grid_attach (GTK_GRID (obj-&gt;grid), obj-&gt;PC_value, (lcol), ++c2row , 1, 1);</text:p>
      <text:p text:style-name="P30"><text:s text:c="4"/>gtk_grid_attach (GTK_GRID (obj-&gt;grid), obj-&gt;Accumulator_value ,lcol, ++c2row , 1, 1);</text:p>
      <text:p text:style-name="P30"><text:s text:c="4"/>gtk_grid_attach (GTK_GRID (obj-&gt;grid), obj-&gt;CPMA_value ,lcol, ++c2row, 1, 1);</text:p>
      <text:p text:style-name="P30"><text:s text:c="4"/>gtk_grid_attach_next_to (GTK_GRID (obj-&gt;grid),obj-&gt;IR_value, obj-&gt;CPMA_value,GTK_POS_BOTTOM,1,1);</text:p>
      <text:p text:style-name="P30"><text:s text:c="4"/>gtk_grid_attach_next_to (GTK_GRID (obj-&gt;grid),obj-&gt;Link_value, obj-&gt;IR_value,GTK_POS_BOTTOM,1,1);</text:p>
      <text:p text:style-name="P30"><text:s text:c="4"/>gtk_grid_attach_next_to (GTK_GRID (obj-&gt;grid),obj-&gt;Memory_Buffer_value, obj-<text:soft-page-break/>&gt;Link_value,GTK_POS_BOTTOM,1,1);</text:p>
      <text:p text:style-name="P30"><text:s text:c="4"/>gtk_grid_attach_next_to (GTK_GRID (obj-&gt;grid),obj-&gt;SR_entry, obj-&gt;Memory_Buffer_value,GTK_POS_BOTTOM,1,1);</text:p>
      <text:p text:style-name="P30"></text:p>
      <text:p text:style-name="P30">// radio Buttons placement</text:p>
      <text:p text:style-name="P30"><text:s text:c="4"/>gtk_grid_attach_next_to (GTK_GRID (obj-&gt;grid),obj-&gt;radio_set_BP, obj-&gt;SR_entry,GTK_POS_BOTTOM,1,1);</text:p>
      <text:p text:style-name="P30"><text:s text:c="4"/>gtk_grid_attach_next_to (GTK_GRID (obj-&gt;grid),obj-&gt;radio_clear_BP, obj-&gt;radio_set_BP,GTK_POS_BOTTOM,1,1);</text:p>
      <text:p text:style-name="P30"><text:s text:c="4"/>gtk_grid_attach_next_to (GTK_GRID (obj-&gt;grid),obj-&gt;BreakP_entry,obj-&gt;radio_clear_BP, GTK_POS_BOTTOM, 1,1);</text:p>
      <text:p text:style-name="P30"><text:s text:c="4"/>gtk_grid_attach_next_to (GTK_GRID (obj-&gt;grid),obj-&gt;memory_entry,obj-&gt;BreakP_entry, GTK_POS_BOTTOM, 1,1);</text:p>
      <text:p text:style-name="P30"><text:s text:c="4"/></text:p>
      <text:p text:style-name="P30"><text:s text:c="4"/>gtk_grid_attach_next_to (GTK_GRID (obj-&gt;grid),obj-&gt;memory_entry_label, obj-&gt;memory_entry ,GTK_POS_LEFT,1,1);</text:p>
      <text:p text:style-name="P30"><text:s text:c="4"/>// set and clear trace points </text:p>
      <text:p text:style-name="P30"><text:s text:c="4"/>gtk_grid_attach_next_to (GTK_GRID (obj-&gt;grid),obj-&gt;radioB_SetTr, obj-&gt;SR_label,GTK_POS_BOTTOM,1,1);</text:p>
      <text:p text:style-name="P30"><text:s text:c="4"/>gtk_grid_attach_next_to (GTK_GRID (obj-&gt;grid),obj-&gt;radioB_ClrTr, obj-&gt;radioB_SetTr,GTK_POS_BOTTOM,1,1);</text:p>
      <text:p text:style-name="P30"><text:s text:c="4"/>gtk_grid_attach_next_to (GTK_GRID (obj-&gt;grid),obj-&gt;Trace_entry, obj-&gt;radioB_ClrTr,GTK_POS_BOTTOM,1,1);</text:p>
      <text:p text:style-name="P30"></text:p>
      <text:p text:style-name="P30">// buttons at the buttom of text window </text:p>
      <text:p text:style-name="P30"><text:s text:c="4"/>gtk_grid_attach_next_to (GTK_GRID (obj-&gt;grid),obj-&gt;memory_trace,obj-&gt;scrolled_window ,GTK_POS_BOTTOM,1,1);</text:p>
      <text:p text:style-name="P30"><text:s text:c="4"/>gtk_grid_attach_next_to (GTK_GRID (obj-&gt;grid),obj-&gt;branch_trace,obj-&gt;memory_trace ,GTK_POS_RIGHT,1,1);</text:p>
      <text:p text:style-name="P30"><text:s text:c="4"/>gtk_grid_attach_next_to (GTK_GRID (obj-&gt;grid),obj-&gt;trace_text_window, obj-&gt;memory_trace,GTK_POS_BOTTOM,2,10); </text:p>
      <text:p text:style-name="P30"></text:p>
      <text:p text:style-name="P30">// message window</text:p>
      <text:p text:style-name="P30"><text:s text:c="4"/>gtk_grid_attach_next_to (GTK_GRID (obj-&gt;grid),obj-&gt;Mesages_label, obj-&gt;memory_entry_label ,GTK_POS_BOTTOM,2,1);</text:p>
      <text:p text:style-name="P30"><text:s text:c="4"/>gtk_grid_attach_next_to (GTK_GRID (obj-&gt;grid),obj-&gt;scrolled_msg, obj-&gt;Mesages_label,GTK_POS_BOTTOM,2,1);</text:p>
      <text:p text:style-name="P30">}</text:p>
      <text:p text:style-name="P30"></text:p>
      <text:p text:style-name="P30">void create_buffers(g_items * obj)</text:p>
      <text:p text:style-name="P30">{</text:p>
      <text:p text:style-name="P30"><text:s text:c="4"/>/* text view windows with buffers</text:p>
      <text:p text:style-name="P30"><text:s text:c="6"/>does not add scroll functionality here</text:p>
      <text:p text:style-name="P30"><text:s text:c="5"/>that is done in create_test_boxes */</text:p>
      <text:p text:style-name="P30"></text:p>
      <text:p text:style-name="P30"><text:s text:c="4"/>/*****************************************************************</text:p>
      <text:p text:style-name="P30"><text:s text:c="8"/>Text view is a widget in which can display the text buffer.</text:p>
      <text:p text:style-name="P30"><text:s text:c="8"/>The line wrapping is set to break lines in between words.</text:p>
      <text:p text:style-name="P30"><text:s text:c="4"/>*******************************************************************/</text:p>
      <text:p text:style-name="P30"><text:soft-page-break/><text:s text:c="4"/>/* The text buffer represents the text being edited */</text:p>
      <text:p text:style-name="P30"><text:s text:c="4"/>obj-&gt;buffer = gtk_text_buffer_new (NULL); <text:s text:c="2"/>//input buffer</text:p>
      <text:p text:style-name="P30"><text:s text:c="4"/>obj-&gt;text_view = gtk_text_view_new_with_buffer (obj-&gt;buffer);</text:p>
      <text:p text:style-name="P30"><text:s text:c="4"/>gtk_text_view_set_wrap_mode (GTK_TEXT_VIEW (obj-&gt;text_view), GTK_WRAP_WORD);</text:p>
      <text:p text:style-name="P30"></text:p>
      <text:p text:style-name="P30"><text:s text:c="4"/>obj-&gt;msgbuff = gtk_text_buffer_new (NULL); <text:s text:c="2"/>//input buffer</text:p>
      <text:p text:style-name="P30"><text:s text:c="4"/>obj-&gt;messages_txt = gtk_text_view_new_with_buffer (obj-&gt;msgbuff);</text:p>
      <text:p text:style-name="P30"><text:s text:c="4"/>gtk_text_view_set_wrap_mode (GTK_TEXT_VIEW (obj-&gt;messages_txt), GTK_WRAP_WORD);</text:p>
      <text:p text:style-name="P30"></text:p>
      <text:p text:style-name="P30"><text:s text:c="4"/>obj-&gt;trace_text_buffer = gtk_text_buffer_new (NULL); <text:s text:c="2"/>//input buffer</text:p>
      <text:p text:style-name="P30"><text:s text:c="4"/>obj-&gt;trace_text_view = gtk_text_view_new_with_buffer (obj-&gt;trace_text_buffer);</text:p>
      <text:p text:style-name="P30"><text:s text:c="4"/>gtk_text_view_set_wrap_mode (GTK_TEXT_VIEW (obj-&gt;trace_text_view), GTK_WRAP_WORD);</text:p>
      <text:p text:style-name="P30">}</text:p>
      <text:p text:style-name="P30"></text:p>
      <text:p text:style-name="P30">void create_text_boxes (g_items * obj)</text:p>
      <text:p text:style-name="P30">{</text:p>
      <text:p text:style-name="P30"><text:s text:c="4"/>/* Create the scrolled window. Usually NULL is passed for both parameters so</text:p>
      <text:p text:style-name="P30"><text:s text:c="5"/>* that it creates the horizontal/vertical adjustments automatically. Setting</text:p>
      <text:p text:style-name="P30"><text:s text:c="5"/>* the scrollbar policy to automatic allows the scrollbars to only show up</text:p>
      <text:p text:style-name="P30"><text:s text:c="5"/>* when needed.</text:p>
      <text:p text:style-name="P30"><text:s text:c="5"/>*/</text:p>
      <text:p text:style-name="P30"><text:s text:c="4"/>obj-&gt;scrolled_window = gtk_scrolled_window_new (NULL, NULL);</text:p>
      <text:p text:style-name="P30"><text:s text:c="4"/>gtk_scrolled_window_set_policy (GTK_SCROLLED_WINDOW (obj-&gt;scrolled_window),</text:p>
      <text:p text:style-name="P30"><text:s text:c="36"/>GTK_POLICY_AUTOMATIC,</text:p>
      <text:p text:style-name="P30"><text:s text:c="36"/>GTK_POLICY_AUTOMATIC);</text:p>
      <text:p text:style-name="P30"></text:p>
      <text:p text:style-name="P30"><text:s text:c="4"/>/* The function directly below is used to add children to the scrolled window</text:p>
      <text:p text:style-name="P30"><text:s text:c="5"/>* with scrolling capabilities (e.g text_view), otherwise,</text:p>
      <text:p text:style-name="P30"><text:s text:c="5"/>* gtk_scrolled_window_add_with_viewport() would have been used</text:p>
      <text:p text:style-name="P30"><text:s text:c="5"/>*/</text:p>
      <text:p text:style-name="P30"><text:s text:c="4"/>gtk_container_add (GTK_CONTAINER (obj-&gt;scrolled_window), obj-&gt;text_view);</text:p>
      <text:p text:style-name="P30"><text:s text:c="4"/>gtk_container_set_border_width (GTK_CONTAINER (obj-&gt;scrolled_window), 5);</text:p>
      <text:p text:style-name="P30"></text:p>
      <text:p text:style-name="P30">// here sets messages box</text:p>
      <text:p text:style-name="P30"></text:p>
      <text:p text:style-name="P30"><text:s text:c="4"/>obj-&gt;scrolled_msg = gtk_scrolled_window_new (NULL, NULL);</text:p>
      <text:p text:style-name="P30"><text:s text:c="4"/>gtk_scrolled_window_set_policy (GTK_SCROLLED_WINDOW (obj-&gt;scrolled_msg),</text:p>
      <text:p text:style-name="P30"><text:s text:c="36"/>GTK_POLICY_AUTOMATIC,</text:p>
      <text:p text:style-name="P30"><text:s text:c="36"/>GTK_POLICY_AUTOMATIC);</text:p>
      <text:p text:style-name="P30"></text:p>
      <text:p text:style-name="P30"><text:s text:c="4"/>gtk_container_add (GTK_CONTAINER (obj-&gt;scrolled_msg), obj-&gt;messages_txt);</text:p>
      <text:p text:style-name="P30"><text:s text:c="4"/>gtk_container_set_border_width (GTK_CONTAINER (obj-&gt;scrolled_msg), 5);</text:p>
      <text:p text:style-name="P30"></text:p>
      <text:p text:style-name="P30"></text:p>
      <text:p text:style-name="P30"><text:s text:c="3"/>// here set trace memory and branch trace memory text window</text:p>
      <text:p text:style-name="P30"><text:s text:c="4"/>obj-&gt;trace_text_window = gtk_scrolled_window_new (NULL, NULL);</text:p>
      <text:p text:style-name="P30"><text:s text:c="4"/>gtk_scrolled_window_set_policy (GTK_SCROLLED_WINDOW (obj-&gt;trace_text_window),</text:p>
      <text:p text:style-name="P30"><text:s text:c="36"/>GTK_POLICY_AUTOMATIC,</text:p>
      <text:p text:style-name="P30"><text:soft-page-break/><text:s text:c="36"/>GTK_POLICY_AUTOMATIC);</text:p>
      <text:p text:style-name="P30"></text:p>
      <text:p text:style-name="P30"><text:s text:c="4"/>gtk_container_add (GTK_CONTAINER (obj-&gt;trace_text_window), obj-&gt;trace_text_view);</text:p>
      <text:p text:style-name="P30"><text:s text:c="4"/>gtk_container_set_border_width (GTK_CONTAINER (obj-&gt;trace_text_window), 5);</text:p>
      <text:p text:style-name="P30"></text:p>
      <text:p text:style-name="P30"></text:p>
      <text:p text:style-name="P30">}</text:p>
      <text:p text:style-name="P30"></text:p>
      <text:p text:style-name="P30">/*****************************************************************</text:p>
      <text:p text:style-name="P30"><text:s text:c="21"/>CREATE RADIO BUTTONS</text:p>
      <text:p text:style-name="P30">*******************************************************************/</text:p>
      <text:p text:style-name="P30">void create_radio_buttons(g_items* obj)</text:p>
      <text:p text:style-name="P30">{</text:p>
      <text:p text:style-name="P30"><text:s text:c="4"/>obj-&gt;radio_set_BP=gtk_radio_button_new_with_label(NULL, "Set Breakpoint");</text:p>
      <text:p text:style-name="P30"></text:p>
      <text:p text:style-name="P30"><text:s text:c="4"/>obj-&gt;radio_clear_BP=gtk_radio_button_new_with_label_from_widget</text:p>
      <text:p text:style-name="P30"><text:s text:c="24"/>(GTK_RADIO_BUTTON (obj-&gt;radio_set_BP), "Clear Breakpoint");</text:p>
      <text:p text:style-name="P30"></text:p>
      <text:p text:style-name="P30"><text:s text:c="4"/>obj-&gt;radioB_SetTr =gtk_radio_button_new_with_label(NULL, "Set Tracepoint");</text:p>
      <text:p text:style-name="P30"><text:s text:c="4"/>obj-&gt;radioB_ClrTr =gtk_radio_button_new_with_label_from_widget(</text:p>
      <text:p text:style-name="P30"><text:s text:c="23"/>GTK_RADIO_BUTTON (obj-&gt;radioB_SetTr), "Clear Tracepoint");</text:p>
      <text:p text:style-name="P30"></text:p>
      <text:p text:style-name="P30"></text:p>
      <text:p text:style-name="P30"><text:s text:c="4"/>obj-&gt;memory_trace =gtk_radio_button_new_with_label(NULL, "Memory Trace");</text:p>
      <text:p text:style-name="P30"><text:s text:c="4"/>obj-&gt;branch_trace =gtk_radio_button_new_with_label_from_widget(</text:p>
      <text:p text:style-name="P30"><text:s text:c="23"/>GTK_RADIO_BUTTON (obj-&gt;memory_trace), "Branch Trace");</text:p>
      <text:p text:style-name="P30"></text:p>
      <text:p text:style-name="P30"><text:s text:c="4"/>obj-&gt;display_memory_page = gtk_radio_button_new_with_label(NULL, "Display Memory Page");</text:p>
      <text:p text:style-name="P30"><text:s text:c="4"/>obj-&gt;display_lst_file = gtk_radio_button_new_with_label_from_widget(</text:p>
      <text:p text:style-name="P30"><text:s text:c="29"/>GTK_RADIO_BUTTON (obj-&gt;display_memory_page), "Display List File");</text:p>
      <text:p text:style-name="P30">}</text:p>
      <text:p text:style-name="P30"></text:p>
      <text:p text:style-name="P30">/*****************************************************************</text:p>
      <text:p text:style-name="P30"><text:s text:c="22"/>SET VALUES OF THE RADIO BUTTONS</text:p>
      <text:p text:style-name="P30">*******************************************************************/</text:p>
      <text:p text:style-name="P30">void set_radio_buttons( g_items *obj)</text:p>
      <text:p text:style-name="P30">{</text:p>
      <text:p text:style-name="P30">// set values</text:p>
      <text:p text:style-name="P30"><text:s text:c="4"/>gtk_toggle_button_set_active (GTK_TOGGLE_BUTTON (obj-&gt;radio_set_BP), TRUE);</text:p>
      <text:p text:style-name="P30"><text:s text:c="4"/>gtk_toggle_button_set_active (GTK_TOGGLE_BUTTON (obj-&gt;radio_clear_BP), FALSE);</text:p>
      <text:p text:style-name="P30"></text:p>
      <text:p text:style-name="P30"><text:s text:c="4"/>gtk_toggle_button_set_active (GTK_TOGGLE_BUTTON (obj-&gt;radioB_SetTr), TRUE);</text:p>
      <text:p text:style-name="P30"><text:s text:c="4"/>gtk_toggle_button_set_active (GTK_TOGGLE_BUTTON (obj-&gt;radioB_ClrTr), FALSE);</text:p>
      <text:p text:style-name="P30"></text:p>
      <text:p text:style-name="P30"><text:s text:c="2"/></text:p>
      <text:p text:style-name="P30"><text:s text:c="4"/>gtk_toggle_button_set_active (GTK_TOGGLE_BUTTON (obj-&gt;memory_trace), TRUE);</text:p>
      <text:p text:style-name="P30"><text:s text:c="4"/>gtk_toggle_button_set_active (GTK_TOGGLE_BUTTON (obj-&gt;branch_trace), TRUE);</text:p>
      <text:p text:style-name="P30"></text:p>
      <text:p text:style-name="P30"><text:s text:c="5"/>gtk_toggle_button_set_active (GTK_TOGGLE_BUTTON (obj-&gt;display_lst_file), TRUE);</text:p>
      <text:p text:style-name="P30"><text:soft-page-break/><text:s text:c="5"/>gtk_toggle_button_set_active (GTK_TOGGLE_BUTTON (obj-&gt;display_memory_page), FALSE); <text:s text:c="2"/></text:p>
      <text:p text:style-name="P30">}</text:p>
      <text:p text:style-name="P30"></text:p>
      <text:p text:style-name="P30">/*****************************************************************</text:p>
      <text:p text:style-name="P30"><text:s text:c="21"/>Create entry box callbacks</text:p>
      <text:p text:style-name="P30">*******************************************************************/</text:p>
      <text:p text:style-name="P30">void entry_box_cb(g_items *obj)</text:p>
      <text:p text:style-name="P30">{</text:p>
      <text:p text:style-name="P30"><text:s text:c="4"/>g_signal_connect (GTK_ENTRY (obj-&gt;BreakP_entry), "activate",</text:p>
      <text:p text:style-name="P30"><text:s text:c="22"/>G_CALLBACK (breakpoint_handler), obj);</text:p>
      <text:p text:style-name="P30"></text:p>
      <text:p text:style-name="P30"><text:s text:c="4"/>g_signal_connect (GTK_ENTRY (obj-&gt;Trace_entry), "activate",</text:p>
      <text:p text:style-name="P30"><text:s text:c="22"/>G_CALLBACK (tracepoint_handler), obj);</text:p>
      <text:p text:style-name="P30"></text:p>
      <text:p text:style-name="P30"><text:s text:c="5"/>g_signal_connect (GTK_ENTRY (obj-&gt;memory_entry), "activate",</text:p>
      <text:p text:style-name="P30"><text:s text:c="22"/>G_CALLBACK (print_memory_location), obj);</text:p>
      <text:p text:style-name="P30"><text:s text:c="5"/></text:p>
      <text:p text:style-name="P30"><text:s text:c="4"/>g_signal_connect (GTK_ENTRY (obj-&gt;SR_entry), "activate",</text:p>
      <text:p text:style-name="P30"><text:s text:c="22"/>G_CALLBACK (sr_entry_callback), obj);</text:p>
      <text:p text:style-name="P30"></text:p>
      <text:p text:style-name="P30"><text:s/>g_signal_connect (GTK_ENTRY (obj-&gt;page_number_entry), "activate",</text:p>
      <text:p text:style-name="P30"><text:s text:c="22"/>G_CALLBACK (page_number_entry_callback), obj);</text:p>
      <text:p text:style-name="P30">}</text:p>
      <text:p text:style-name="P30"></text:p>
      <text:p text:style-name="P30">/*****************************************************************</text:p>
      <text:p text:style-name="P30"><text:s text:c="22"/>RADIO BUTTONS CALLBACKS</text:p>
      <text:p text:style-name="P30">*******************************************************************/</text:p>
      <text:p text:style-name="P30">void radio_button_callbacks( g_items * obj)</text:p>
      <text:p text:style-name="P30">{</text:p>
      <text:p text:style-name="P30"><text:s text:c="2"/>// trace points</text:p>
      <text:p text:style-name="P30"><text:s text:c="3"/>g_signal_connect (GTK_TOGGLE_BUTTON (obj-&gt;memory_trace), "toggled",</text:p>
      <text:p text:style-name="P30"><text:s text:c="22"/>G_CALLBACK (Display_Mem_trace), <text:s/>obj);</text:p>
      <text:p text:style-name="P30"></text:p>
      <text:p text:style-name="P30"><text:s text:c="4"/>g_signal_connect (GTK_TOGGLE_BUTTON (obj-&gt;branch_trace), "toggled",</text:p>
      <text:p text:style-name="P30"><text:s text:c="22"/>G_CALLBACK (Diplay_branch_trace), <text:s/>obj);</text:p>
      <text:p text:style-name="P30"></text:p>
      <text:p text:style-name="P30"><text:s text:c="3"/>g_signal_connect (GTK_TOGGLE_BUTTON (obj-&gt;display_lst_file), "toggled",</text:p>
      <text:p text:style-name="P30"><text:s text:c="22"/>G_CALLBACK (display_lst_file), <text:s/>obj);</text:p>
      <text:p text:style-name="P30"></text:p>
      <text:p text:style-name="P30"><text:s text:c="4"/>g_signal_connect (GTK_TOGGLE_BUTTON (obj-&gt;display_memory_page), "toggled",</text:p>
      <text:p text:style-name="P30"><text:s text:c="22"/>G_CALLBACK (display_memory_page), <text:s/>obj);</text:p>
      <text:p text:style-name="P30">}</text:p>
      <text:p text:style-name="P30"></text:p>
      <text:p text:style-name="P30">/*****************************************************************</text:p>
      <text:p text:style-name="P30"><text:s text:c="22"/>CREATE BUTTONS CALL BACK</text:p>
      <text:p text:style-name="P30">*******************************************************************/</text:p>
      <text:p text:style-name="P30">void create_buttons_callbacks(g_items* obj)</text:p>
      <text:p text:style-name="P30">{</text:p>
      <text:p text:style-name="P30"><text:soft-page-break/><text:s text:c="4"/>/*Connecting the clicked signal to the callback function*/</text:p>
      <text:p text:style-name="P30"></text:p>
      <text:p text:style-name="P30"><text:s text:c="4"/>g_signal_connect (GTK_BUTTON (obj-&gt;run_button), "clicked",</text:p>
      <text:p text:style-name="P30"><text:s text:c="22"/>G_CALLBACK (run_button_click), obj);</text:p>
      <text:p text:style-name="P30"></text:p>
      <text:p text:style-name="P30"><text:s text:c="4"/>g_signal_connect (GTK_BUTTON (obj-&gt;step), "clicked",</text:p>
      <text:p text:style-name="P30"><text:s text:c="22"/>G_CALLBACK (step_button_click), obj);</text:p>
      <text:p text:style-name="P30"></text:p>
      <text:p text:style-name="P30"><text:s text:c="4"/>g_signal_connect (GTK_BUTTON (obj-&gt;show_breakpoints), "clicked",</text:p>
      <text:p text:style-name="P30"><text:s text:c="22"/>G_CALLBACK (show_breakpoints_click), obj);</text:p>
      <text:p text:style-name="P30"></text:p>
      <text:p text:style-name="P30"><text:s text:c="4"/>g_signal_connect (GTK_BUTTON (obj-&gt;exit_button), "clicked",</text:p>
      <text:p text:style-name="P30"><text:s text:c="22"/>G_CALLBACK (exit_button_click), obj);</text:p>
      <text:p text:style-name="P30">}</text:p>
      <text:p text:style-name="P30"></text:p>
      <text:p text:style-name="P30">void activate (GtkApplication *app, gpointer <text:s text:c="3"/>data)</text:p>
      <text:p text:style-name="P30">{</text:p>
      <text:p text:style-name="P30"><text:s text:c="4"/>g_items * obj;</text:p>
      <text:p text:style-name="P30"><text:s text:c="4"/>obj = (g_items *) data;</text:p>
      <text:p text:style-name="P30"></text:p>
      <text:p text:style-name="P30"><text:s text:c="4"/>/******************************************************************</text:p>
      <text:p text:style-name="P30"><text:s text:c="24"/>create window and set size</text:p>
      <text:p text:style-name="P30"><text:s text:c="4"/>******************************************************************/</text:p>
      <text:p text:style-name="P30"><text:s text:c="4"/>obj-&gt;window = gtk_application_window_new (app);</text:p>
      <text:p text:style-name="P30"><text:s text:c="4"/>gtk_window_set_default_size (GTK_WINDOW (obj-&gt;window), 900, 800);</text:p>
      <text:p text:style-name="P30"><text:s text:c="4"/>gtk_window_set_title (GTK_WINDOW (obj-&gt;window), "ECE486/586 PDP8 Project");</text:p>
      <text:p text:style-name="P30"></text:p>
      <text:p text:style-name="P30"></text:p>
      <text:p text:style-name="P30">// call funtion that makes labels</text:p>
      <text:p text:style-name="P30"></text:p>
      <text:p text:style-name="P30"><text:s text:c="4"/>create_labels(obj);</text:p>
      <text:p text:style-name="P30"><text:s text:c="4"/>create_buttons(obj);</text:p>
      <text:p text:style-name="P30"><text:s text:c="4"/>create_buffers(obj);</text:p>
      <text:p text:style-name="P30"><text:s text:c="4"/>create_radio_buttons( obj);</text:p>
      <text:p text:style-name="P30"><text:s text:c="4"/>set_radio_buttons(obj);</text:p>
      <text:p text:style-name="P30"><text:s text:c="4"/>create_text_boxes(obj);</text:p>
      <text:p text:style-name="P30"><text:s text:c="4"/>create_entrybox (obj);</text:p>
      <text:p text:style-name="P30"><text:s text:c="4"/>radio_button_callbacks(obj);</text:p>
      <text:p text:style-name="P30"><text:s text:c="4"/>create_buttons_callbacks(obj);</text:p>
      <text:p text:style-name="P30"><text:s text:c="4"/>entry_box_cb(obj);</text:p>
      <text:p text:style-name="P30"><text:s text:c="4"/>set_grid(obj);</text:p>
      <text:p text:style-name="P30"></text:p>
      <text:p text:style-name="P30"><text:tab/> //Init the system</text:p>
      <text:p text:style-name="P30"><text:tab/> obj-&gt;coherance_vars = malloc( sizeof(struct shared_vars) );</text:p>
      <text:p text:style-name="P30"><text:tab/> init_system(obj-&gt;copy_argc, obj-&gt;copy_argv, obj-&gt;coherance_vars);<text:tab/>//Initialize the simulator</text:p>
      <text:p text:style-name="P30"><text:tab/> //Start the memory page window at page 0</text:p>
      <text:p text:style-name="P30"><text:tab/> print_memory_page(0);</text:p>
      <text:p text:style-name="P30"><text:tab/> print_memory_list();</text:p>
      <text:p text:style-name="P30"><text:soft-page-break/><text:tab/> update_memory_buffer(obj);</text:p>
      <text:p text:style-name="P30"></text:p>
      <text:p text:style-name="P30"><text:s text:c="4"/>gtk_container_add (GTK_CONTAINER (obj-&gt;window), GTK_WIDGET (obj-&gt;grid));</text:p>
      <text:p text:style-name="P30"><text:s text:c="4"/>gtk_widget_show_all (obj-&gt;window);</text:p>
      <text:p text:style-name="P30">}</text:p>
      <text:p text:style-name="P30"></text:p>
      <text:p text:style-name="P30">void update_labels(g_items* object) {</text:p>
      <text:p text:style-name="P30"><text:tab/>uint8_t buffer_size = 4;</text:p>
      <text:p text:style-name="P30"><text:tab/>char PC_text[buffer_size];</text:p>
      <text:p text:style-name="P30"><text:tab/>char AC_text[buffer_size];</text:p>
      <text:p text:style-name="P30"><text:tab/>char CPMA_text[buffer_size];</text:p>
      <text:p text:style-name="P30"><text:tab/>char IR_text[buffer_size];</text:p>
      <text:p text:style-name="P30"><text:tab/>char Link_text[buffer_size];</text:p>
      <text:p text:style-name="P30"><text:tab/>char MB_text[buffer_size];</text:p>
      <text:p text:style-name="P30"></text:p>
      <text:p text:style-name="P30"><text:tab/>sprintf(PC_text, "%04o", object-&gt;coherance_vars-&gt;registers_ptr-&gt;PC);</text:p>
      <text:p text:style-name="P30"><text:tab/>sprintf(AC_text, "%04o", object-&gt;coherance_vars-&gt;registers_ptr-&gt;AC);</text:p>
      <text:p text:style-name="P30"><text:tab/>sprintf(CPMA_text, "%04o", object-&gt;coherance_vars-&gt;registers_ptr-&gt;CPMA);</text:p>
      <text:p text:style-name="P30"><text:tab/>sprintf(IR_text, "%01o", object-&gt;coherance_vars-&gt;registers_ptr-&gt;IR);</text:p>
      <text:p text:style-name="P30"><text:tab/>sprintf(Link_text, "%01o", object-&gt;coherance_vars-&gt;registers_ptr-&gt;link_bit);</text:p>
      <text:p text:style-name="P30"><text:tab/>sprintf(MB_text, "%04o", object-&gt;coherance_vars-&gt;registers_ptr-&gt;MB);</text:p>
      <text:p text:style-name="P30"></text:p>
      <text:p text:style-name="P30"><text:s text:c="3"/>gtk_label_set_text(GTK_LABEL (object-&gt;PC_value), PC_text);</text:p>
      <text:p text:style-name="P30"><text:s text:c="3"/>gtk_label_set_text(GTK_LABEL (object-&gt;Accumulator_value), AC_text);</text:p>
      <text:p text:style-name="P30"><text:s text:c="3"/>gtk_label_set_text(GTK_LABEL (object-&gt;CPMA_value), CPMA_text);</text:p>
      <text:p text:style-name="P30"><text:s text:c="3"/>gtk_label_set_text(GTK_LABEL (object-&gt;IR_value), IR_text);</text:p>
      <text:p text:style-name="P30"><text:s text:c="3"/>gtk_label_set_text(GTK_LABEL (object-&gt;Link_value), Link_text);</text:p>
      <text:p text:style-name="P30"><text:s text:c="3"/>gtk_label_set_text(GTK_LABEL (object-&gt;Memory_Buffer_value), MB_text);</text:p>
      <text:p text:style-name="P30">}</text:p>
      <text:p text:style-name="P40"/>
      <text:p text:style-name="P30"/>
      <text:p text:style-name="P36">gui.h</text:p>
      <text:p text:style-name="P30">/******************************************************************************</text:p>
      <text:p text:style-name="P30">** ECE486/586 PDP-8 Simulator</text:p>
      <text:p text:style-name="P30">** Sean Koppenhafer, Luis Santiago, Ken Benderly, J.S. Peirce</text:p>
      <text:p text:style-name="P30">** </text:p>
      <text:p text:style-name="P30">** gui.h</text:p>
      <text:p text:style-name="P30">******************************************************************************/</text:p>
      <text:p text:style-name="P30"></text:p>
      <text:p text:style-name="P30">#ifndef _GUI_H</text:p>
      <text:p text:style-name="P30">#define _GUI_H</text:p>
      <text:p text:style-name="P30"></text:p>
      <text:p text:style-name="P30">#include &lt;gtk/gtk.h&gt;</text:p>
      <text:p text:style-name="P30">#include &lt;stdio.h&gt;</text:p>
      <text:p text:style-name="P30">#include &lt;stdlib.h&gt;</text:p>
      <text:p text:style-name="P30">#include "cpu.h"</text:p>
      <text:p text:style-name="P30"></text:p>
      <text:p text:style-name="P30">typedef struct g_tag</text:p>
      <text:p text:style-name="P30">{ <text:s text:c="2"/></text:p>
      <text:p text:style-name="P30"><text:soft-page-break/><text:s text:c="4"/>GtkWidget *window;</text:p>
      <text:p text:style-name="P30"><text:s text:c="4"/>GtkWidget *grid;</text:p>
      <text:p text:style-name="P30"><text:s/>// top buttons</text:p>
      <text:p text:style-name="P30"><text:s text:c="4"/>GtkWidget <text:s/>* run_button, *step, *show_breakpoints, * exit_button;</text:p>
      <text:p text:style-name="P30">// name of all labels</text:p>
      <text:p text:style-name="P30"><text:s text:c="4"/>GtkWidget *pagenum, *label, *PC_label, *Accumulator_label, *CPMA_label;</text:p>
      <text:p text:style-name="P30"><text:s text:c="4"/>GtkWidget *Mesages_label, *IR_label, *Link_label, *Memory_Buffer_label;</text:p>
      <text:p text:style-name="P30"><text:s text:c="4"/>GtkWidget *memory_entry_label, *SR_label; <text:s text:c="3"/></text:p>
      <text:p text:style-name="P30"></text:p>
      <text:p text:style-name="P30">// name if labels to be changed with the values of the registers</text:p>
      <text:p text:style-name="P30"><text:s text:c="4"/>GtkWidget *value, *PC_value, *Accumulator_value, *CPMA_value;</text:p>
      <text:p text:style-name="P30"><text:s text:c="4"/>GtkWidget *IR_value, *Link_value, *Memory_Buffer_value;</text:p>
      <text:p text:style-name="P30"></text:p>
      <text:p text:style-name="P30">// windows, buffers</text:p>
      <text:p text:style-name="P30"><text:s text:c="4"/>GtkWidget *scrolled_window, * scrolled_msg, *text_view, *messages_txt;</text:p>
      <text:p text:style-name="P30"><text:s text:c="4"/>GtkWidget *trace_text_window, *trace_text_view;</text:p>
      <text:p text:style-name="P30"></text:p>
      <text:p text:style-name="P30">// buffers</text:p>
      <text:p text:style-name="P30"><text:s text:c="4"/>GtkTextBuffer *buffer, *msgbuff, *trace_text_buffer;</text:p>
      <text:p text:style-name="P30"><text:s text:c="4"/></text:p>
      <text:p text:style-name="P30">// Breakpoint and Trace windows</text:p>
      <text:p text:style-name="P30"><text:s text:c="4"/>GtkWidget <text:s/>*BreakP_entry,*Trace_entry;</text:p>
      <text:p text:style-name="P30"><text:s text:c="4"/>GtkWidget <text:s/>*memory_entry, *SR_entry, *page_number_entry;;</text:p>
      <text:p text:style-name="P30"></text:p>
      <text:p text:style-name="P30">// Buttons </text:p>
      <text:p text:style-name="P30"><text:s text:c="4"/>GtkWidget *radio_set_BP, *radio_clear_BP,*radioB_SetTr;</text:p>
      <text:p text:style-name="P30"><text:s text:c="4"/>GtkWidget *radioB_ClrTr, * display_memory_page, * display_lst_file; <text:s text:c="2"/>// radio buttons</text:p>
      <text:p text:style-name="P30"><text:s text:c="4"/>GtkWidget * memory_pages, *memory_trace, *branch_trace;</text:p>
      <text:p text:style-name="P30"><text:s text:c="2"/></text:p>
      <text:p text:style-name="P30">// file descriptor for screen</text:p>
      <text:p text:style-name="P30"><text:s text:c="4"/>GFile *FP;</text:p>
      <text:p text:style-name="P30"><text:s text:c="4"/>gchar *fname;</text:p>
      <text:p text:style-name="P30"></text:p>
      <text:p text:style-name="P30">// Local stuff</text:p>
      <text:p text:style-name="P30"><text:s text:c="4"/>int copy_argc;</text:p>
      <text:p text:style-name="P30"><text:s text:c="4"/>char ** copy_argv;</text:p>
      <text:p text:style-name="P30"><text:s text:c="4"/>struct shared_vars* coherance_vars; </text:p>
      <text:p text:style-name="P30">} g_items;</text:p>
      <text:p text:style-name="P30"></text:p>
      <text:p text:style-name="P30">// PROTOTYPES</text:p>
      <text:p text:style-name="P30">void create_labels(g_items * obj);</text:p>
      <text:p text:style-name="P30">void create_buttons(g_items* obj);</text:p>
      <text:p text:style-name="P30">void create_entrybox (g_items* obj);</text:p>
      <text:p text:style-name="P30">void set_grid(g_items * obj);</text:p>
      <text:p text:style-name="P30">void create_buffers(g_items * obj);</text:p>
      <text:p text:style-name="P30">void create_text_boxes (g_items * obj);</text:p>
      <text:p text:style-name="P30">void create_radio_buttons(g_items* obj);</text:p>
      <text:p text:style-name="P30">void set_radio_buttons( g_items *obj);</text:p>
      <text:p text:style-name="P30">void radio_button_callbacks( g_items * obj);</text:p>
      <text:p text:style-name="P30"><text:soft-page-break/>void create_buttons_callbacks(g_items* obj);</text:p>
      <text:p text:style-name="P30">void activate (GtkApplication *app, gpointer <text:s text:c="3"/>data);</text:p>
      <text:p text:style-name="P30">void update_labels(g_items*);</text:p>
      <text:p text:style-name="P30"></text:p>
      <text:p text:style-name="P30">#endif</text:p>
      <text:p text:style-name="P40"/>
      <text:p text:style-name="P30"/>
      <text:p text:style-name="P36">kb_input.c</text:p>
      <text:p text:style-name="P30">/******************************************************************************</text:p>
      <text:p text:style-name="P30">** ECE486/586 PDP-8 Simulator</text:p>
      <text:p text:style-name="P30">** Sean Koppenhafer, Luis Santiago, Ken Benderly, J.S. Peirce</text:p>
      <text:p text:style-name="P30">** </text:p>
      <text:p text:style-name="P30">** 12 FEB 2015</text:p>
      <text:p text:style-name="P30">** kb_input.c - Implements non-blocking keyboard I/O</text:p>
      <text:p text:style-name="P30">**</text:p>
      <text:p text:style-name="P30">** The functions in this file were created from these references:</text:p>
      <text:p text:style-name="P30">** http://www.cs.cmu.edu/afs/cs/academic/class/15492-f07/www/pthreads.html#CREATIONTERMINATION</text:p>
      <text:p text:style-name="P30">** http://cc.byexamples.com/2007/04/08/non-blocking-user-input-in-loop-without-ncurses/</text:p>
      <text:p text:style-name="P30">** http://stackoverflow.com/questions/717572/how-do-you-do-non-blocking-console-i-o-on-linux-in-c</text:p>
      <text:p text:style-name="P30">******************************************************************************/</text:p>
      <text:p text:style-name="P30"></text:p>
      <text:p text:style-name="P30">#include "kb_input.h"</text:p>
      <text:p text:style-name="P30"></text:p>
      <text:p text:style-name="P30">/******************************************************************************</text:p>
      <text:p text:style-name="P30">** THIS FUNCTION RUNS IN A THREAD. IT READS KEYBOARD INPUT AND STORES</text:p>
      <text:p text:style-name="P30">** THE CHARS INPUTTED.</text:p>
      <text:p text:style-name="P30">******************************************************************************/</text:p>
      <text:p text:style-name="P30">void* read_keyboard(void* kb_layout) {</text:p>
      <text:p text:style-name="P30"><text:s text:c="3"/>struct keyboard* local_kb = (struct keyboard*)kb_layout;</text:p>
      <text:p text:style-name="P30"><text:s text:c="3"/>int kb_return = 0;</text:p>
      <text:p text:style-name="P30"><text:s text:c="3"/>char inputted_char;</text:p>
      <text:p text:style-name="P30"></text:p>
      <text:p text:style-name="P30"><text:tab/>//Enable reading chars without hitting enter</text:p>
      <text:p text:style-name="P30"><text:tab/>nonblocking(NB_ENABLE);</text:p>
      <text:p text:style-name="P30"></text:p>
      <text:p text:style-name="P30"><text:tab/>//Begin the main reading loop</text:p>
      <text:p text:style-name="P30"><text:s text:c="3"/>while(!kb_return) {</text:p>
      <text:p text:style-name="P30"><text:s text:c="6"/>kb_return = kbhit();<text:tab/>//Check if key pressed</text:p>
      <text:p text:style-name="P30"></text:p>
      <text:p text:style-name="P30"><text:tab/><text:tab/>//Check to see if key was pressed</text:p>
      <text:p text:style-name="P30"><text:s text:c="6"/>if (kb_return != 0) {</text:p>
      <text:p text:style-name="P30"><text:tab/> <text:s text:c="2"/><text:tab/>inputted_char = fgetc(stdin);</text:p>
      <text:p text:style-name="P30"></text:p>
      <text:p text:style-name="P30"><text:tab/> <text:s text:c="2"/><text:tab/>pthread_mutex_lock(&amp;keyboard_mux);</text:p>
      <text:p text:style-name="P30"><text:s text:c="9"/>local_kb-&gt;input_char = inputted_char;</text:p>
      <text:p text:style-name="P30"><text:tab/> <text:s text:c="3"/><text:tab/>local_kb-&gt;input_flag = 1;</text:p>
      <text:p text:style-name="P30"><text:tab/> <text:s text:c="3"/><text:tab/>pthread_mutex_unlock(&amp;keyboard_mux);</text:p>
      <text:p text:style-name="P30"></text:p>
      <text:p text:style-name="P30"><text:soft-page-break/><text:s text:c="9"/>kb_return = 0;</text:p>
      <text:p text:style-name="P30"><text:s text:c="6"/>}</text:p>
      <text:p text:style-name="P30"></text:p>
      <text:p text:style-name="P30"><text:tab/><text:tab/>pthread_mutex_lock(&amp;keyboard_mux);</text:p>
      <text:p text:style-name="P30"><text:tab/><text:tab/>if(local_kb-&gt;quit) kb_return = 1;</text:p>
      <text:p text:style-name="P30"><text:tab/><text:tab/>pthread_mutex_unlock(&amp;keyboard_mux);</text:p>
      <text:p text:style-name="P30"><text:tab/>}</text:p>
      <text:p text:style-name="P30"><text:s text:c="3"/>nonblocking(NB_DISABLE);</text:p>
      <text:p text:style-name="P30"></text:p>
      <text:p text:style-name="P30"><text:s text:c="3"/>pthread_exit(0);</text:p>
      <text:p text:style-name="P30">}</text:p>
      <text:p text:style-name="P30"></text:p>
      <text:p text:style-name="P30">/******************************************************************************</text:p>
      <text:p text:style-name="P30">** THIS FUNCTION EMULATES THE WINDOWS FUNCTION KBHIT()</text:p>
      <text:p text:style-name="P30">******************************************************************************/</text:p>
      <text:p text:style-name="P30">int kbhit() {</text:p>
      <text:p text:style-name="P30"><text:tab/>struct timeval tv;</text:p>
      <text:p text:style-name="P30"><text:tab/>fd_set fds;</text:p>
      <text:p text:style-name="P30"><text:tab/>tv.tv_sec = 0;</text:p>
      <text:p text:style-name="P30"><text:tab/>tv.tv_usec = 0;</text:p>
      <text:p text:style-name="P30"><text:tab/>FD_ZERO(&amp;fds);</text:p>
      <text:p text:style-name="P30"><text:tab/>FD_SET(STDIN_FILENO, &amp;fds); //STDIN_FILENO is 0</text:p>
      <text:p text:style-name="P30"><text:tab/>select(STDIN_FILENO+1, &amp;fds, NULL, NULL, &amp;tv);</text:p>
      <text:p text:style-name="P30"><text:tab/>return FD_ISSET(STDIN_FILENO, &amp;fds);</text:p>
      <text:p text:style-name="P30">}</text:p>
      <text:p text:style-name="P30"></text:p>
      <text:p text:style-name="P30">/******************************************************************************</text:p>
      <text:p text:style-name="P30">** THIS FUNCTION SETS THE TERMINAL TO NONBLOCKING MODE SO ENTER DOES NOT</text:p>
      <text:p text:style-name="P30">** NEED TO BE PRESSED TO CAPTURE THE CHARACTER</text:p>
      <text:p text:style-name="P30">******************************************************************************/</text:p>
      <text:p text:style-name="P30">void nonblocking(int state) {</text:p>
      <text:p text:style-name="P30"><text:tab/>struct termios ttystate;</text:p>
      <text:p text:style-name="P30"></text:p>
      <text:p text:style-name="P30"><text:tab/>//get the terminal state</text:p>
      <text:p text:style-name="P30"><text:tab/>tcgetattr(STDIN_FILENO, &amp;ttystate);</text:p>
      <text:p text:style-name="P30"></text:p>
      <text:p text:style-name="P30"><text:tab/>if (state==NB_ENABLE)</text:p>
      <text:p text:style-name="P30"><text:tab/>{</text:p>
      <text:p text:style-name="P30"><text:tab/><text:tab/> //turn off canonical mode</text:p>
      <text:p text:style-name="P30"><text:tab/><text:tab/> ttystate.c_lflag &amp;= ~ICANON;</text:p>
      <text:p text:style-name="P30"><text:tab/><text:tab/> //minimum of number input read.</text:p>
      <text:p text:style-name="P30"><text:tab/><text:tab/> ttystate.c_cc[VMIN] = 1;</text:p>
      <text:p text:style-name="P30"><text:tab/>}</text:p>
      <text:p text:style-name="P30"><text:tab/>else if (state==NB_DISABLE)</text:p>
      <text:p text:style-name="P30"><text:tab/>{</text:p>
      <text:p text:style-name="P30"><text:tab/><text:tab/> //turn on canonical mode</text:p>
      <text:p text:style-name="P30"><text:tab/><text:tab/> ttystate.c_lflag |= ICANON;</text:p>
      <text:p text:style-name="P30"><text:tab/>}</text:p>
      <text:p text:style-name="P30"><text:tab/>//set the terminal attributes.</text:p>
      <text:p text:style-name="P30"><text:soft-page-break/><text:tab/>tcsetattr(STDIN_FILENO, TCSANOW, &amp;ttystate); </text:p>
      <text:p text:style-name="P30">}</text:p>
      <text:p text:style-name="P40"/>
      <text:p text:style-name="P30"/>
      <text:p text:style-name="P36">kb_input.h</text:p>
      <text:p text:style-name="P36"><text:span text:style-name="T6">/******************************************************************************</text:span></text:p>
      <text:p text:style-name="P36"><text:span text:style-name="T6">** ECE486/586 PDP-8 Simulator</text:span></text:p>
      <text:p text:style-name="P36"><text:span text:style-name="T6">** Sean Koppenhafer, Luis Santiago, Ken Benderly, J.S. Peirce</text:span></text:p>
      <text:p text:style-name="P36"><text:span text:style-name="T6">** </text:span></text:p>
      <text:p text:style-name="P36"><text:span text:style-name="T6">** 12 FEB 2015</text:span></text:p>
      <text:p text:style-name="P36"><text:span text:style-name="T6">** kb_input.h</text:span></text:p>
      <text:p text:style-name="P36"><text:span text:style-name="T6">******************************************************************************/</text:span></text:p>
      <text:p text:style-name="P36"><text:span text:style-name="T6"></text:span></text:p>
      <text:p text:style-name="P36"><text:span text:style-name="T6">#ifndef KB_INPUT_H</text:span></text:p>
      <text:p text:style-name="P36"><text:span text:style-name="T6">#define KB_INPUT_H</text:span></text:p>
      <text:p text:style-name="P36"><text:span text:style-name="T6"></text:span></text:p>
      <text:p text:style-name="P36"><text:span text:style-name="T6">#include &lt;stdio.h&gt;</text:span></text:p>
      <text:p text:style-name="P36"><text:span text:style-name="T6">#include &lt;unistd.h&gt;</text:span></text:p>
      <text:p text:style-name="P36"><text:span text:style-name="T6">#include &lt;termios.h&gt;</text:span></text:p>
      <text:p text:style-name="P36"><text:span text:style-name="T6">#include &lt;sys/select.h&gt;</text:span></text:p>
      <text:p text:style-name="P36"><text:span text:style-name="T6">#include &lt;pthread.h&gt;</text:span></text:p>
      <text:p text:style-name="P36"><text:span text:style-name="T6">#include &lt;stdlib.h&gt;</text:span></text:p>
      <text:p text:style-name="P36"><text:span text:style-name="T6">#include &lt;stdint.h&gt;</text:span></text:p>
      <text:p text:style-name="P36"><text:span text:style-name="T6"></text:span></text:p>
      <text:p text:style-name="P36"><text:span text:style-name="T6">#define NB_ENABLE 1</text:span></text:p>
      <text:p text:style-name="P36"><text:span text:style-name="T6">#define NB_DISABLE 0</text:span></text:p>
      <text:p text:style-name="P36"><text:span text:style-name="T6"></text:span></text:p>
      <text:p text:style-name="P36"><text:span text:style-name="T6">pthread_mutex_t keyboard_mux;</text:span></text:p>
      <text:p text:style-name="P36"><text:span text:style-name="T6"></text:span></text:p>
      <text:p text:style-name="P36"><text:span text:style-name="T6">struct keyboard {</text:span></text:p>
      <text:p text:style-name="P36"><text:span text:style-name="T6"><text:s text:c="3"/>char input_char;</text:span></text:p>
      <text:p text:style-name="P36"><text:span text:style-name="T6"><text:s text:c="3"/>uint8_t input_flag;<text:tab/>//0 = no input, 1 = input</text:span></text:p>
      <text:p text:style-name="P36"><text:span text:style-name="T6"><text:s text:c="3"/>uint8_t quit;</text:span></text:p>
      <text:p text:style-name="P36"><text:span text:style-name="T6">};</text:span></text:p>
      <text:p text:style-name="P36"><text:span text:style-name="T6"></text:span></text:p>
      <text:p text:style-name="P36"><text:span text:style-name="T6">void* read_keyboard(void*);</text:span></text:p>
      <text:p text:style-name="P36"><text:span text:style-name="T6">int kbhit(void);</text:span></text:p>
      <text:p text:style-name="P36"><text:span text:style-name="T6">void nonblocking(int);</text:span></text:p>
      <text:p text:style-name="P36"><text:span text:style-name="T6"></text:span></text:p>
      <text:p text:style-name="P36"><text:span text:style-name="T6">#endif</text:span></text:p>
      <text:p text:style-name="P41"/>
      <text:p text:style-name="P36"/>
      <text:p text:style-name="P36">main.c</text:p>
      <text:p text:style-name="P30">/******************************************************************************</text:p>
      <text:p text:style-name="P30">** ECE486/586 PDP-8 Simulator</text:p>
      <text:p text:style-name="P30">** Sean Koppenhafer, Luis Santiago, Ken Benderly, J.S. Peirce</text:p>
      <text:p text:style-name="P30">** </text:p>
      <text:p text:style-name="P30">** main.c - Implements all of the glue logic. Init functions, run functions,</text:p>
      <text:p text:style-name="P30"><text:soft-page-break/>close functions, etc.</text:p>
      <text:p text:style-name="P30">******************************************************************************/</text:p>
      <text:p text:style-name="P30"></text:p>
      <text:p text:style-name="P30">#include "main.h"</text:p>
      <text:p text:style-name="P30"></text:p>
      <text:p text:style-name="P30">#define OP_CODE_MASK 07000<text:tab/><text:tab/>// bits 0,1,2</text:p>
      <text:p text:style-name="P30"></text:p>
      <text:p text:style-name="P30">static uint32_t clock_cycles = 0;</text:p>
      <text:p text:style-name="P30">static uint32_t opcode_freq[OPCODE_NUM];</text:p>
      <text:p text:style-name="P30">static uint8_t opcode_cycles[OPCODE_NUM] = {2,2,2,2,2,1,0,1};</text:p>
      <text:p text:style-name="P30">static const char *opcode_text[OPCODE_NUM];</text:p>
      <text:p text:style-name="P30"></text:p>
      <text:p text:style-name="P30">extern uint8_t tracepoint_reached;</text:p>
      <text:p text:style-name="P30">regs* registers;</text:p>
      <text:p text:style-name="P30"></text:p>
      <text:p text:style-name="P30">int main(int argc, char* argv[]) {</text:p>
      <text:p text:style-name="P30"><text:tab/>unsigned int i;</text:p>
      <text:p text:style-name="P30">#ifdef GUI</text:p>
      <text:p text:style-name="P30"><text:s text:c="4"/>GtkApplication *app;</text:p>
      <text:p text:style-name="P30"><text:s text:c="4"/>g_items *obj = malloc(sizeof(*obj));</text:p>
      <text:p text:style-name="P30"><text:s text:c="4"/>obj-&gt;copy_argv= argv;</text:p>
      <text:p text:style-name="P30"><text:s text:c="4"/>obj-&gt;copy_argc = argc;</text:p>
      <text:p text:style-name="P30"><text:s text:c="4"/>app = gtk_application_new ("ECE.Project", G_APPLICATION_FLAGS_NONE);</text:p>
      <text:p text:style-name="P30"><text:s text:c="4"/>g_signal_connect (app, "activate", G_CALLBACK (activate), obj);</text:p>
      <text:p text:style-name="P30"><text:s text:c="4"/>g_application_run (G_APPLICATION (app), 0, NULL);</text:p>
      <text:p text:style-name="P30"><text:s text:c="4"/>g_object_unref (app);</text:p>
      <text:p text:style-name="P30">#else</text:p>
      <text:p text:style-name="P30"><text:tab/>run_no_GUI(argc, argv);</text:p>
      <text:p text:style-name="P30">#endif</text:p>
      <text:p text:style-name="P30"></text:p>
      <text:p text:style-name="P30">#ifdef GUI</text:p>
      <text:p text:style-name="P30"><text:tab/>free(obj-&gt;coherance_vars);</text:p>
      <text:p text:style-name="P30"><text:s text:c="3"/>free(obj);</text:p>
      <text:p text:style-name="P30"></text:p>
      <text:p text:style-name="P30"><text:s text:c="3"/>remove_text_files("MEMORY_PAGE.txt");</text:p>
      <text:p text:style-name="P30"><text:s text:c="3"/>remove_text_files("memory_trace.txt");</text:p>
      <text:p text:style-name="P30"><text:s text:c="3"/>remove_text_files("branch_trace.txt");</text:p>
      <text:p text:style-name="P30"><text:s text:c="3"/>remove_text_files("breakpoints.txt");</text:p>
      <text:p text:style-name="P30">#endif</text:p>
      <text:p text:style-name="P30"></text:p>
      <text:p text:style-name="P30"><text:tab/>// Free allocated list file memory</text:p>
      <text:p text:style-name="P30"><text:tab/>for(i=0; i &lt; PAGES * WORDS_PER_PAGE; i++){</text:p>
      <text:p text:style-name="P30"><text:tab/><text:tab/>if (assembly_list[i] != NULL){</text:p>
      <text:p text:style-name="P30"><text:tab/><text:tab/><text:tab/>free(assembly_list[i]);</text:p>
      <text:p text:style-name="P30"><text:tab/><text:tab/>}</text:p>
      <text:p text:style-name="P30"><text:tab/>}</text:p>
      <text:p text:style-name="P30"><text:tab/></text:p>
      <text:p text:style-name="P30"><text:tab/>return(0);</text:p>
      <text:p text:style-name="P30">}/*end main*/</text:p>
      <text:p text:style-name="P30"><text:soft-page-break/></text:p>
      <text:p text:style-name="P30">/******************************************************************************</text:p>
      <text:p text:style-name="P30">** REMOVES ALL OF THE TEXT FILES WE USE FOR PRINTING TO THE GUI BUFFERS</text:p>
      <text:p text:style-name="P30">******************************************************************************/</text:p>
      <text:p text:style-name="P30">void remove_text_files(char * buffer)</text:p>
      <text:p text:style-name="P30">{</text:p>
      <text:p text:style-name="P30"><text:tab/>if(remove(buffer) == 0) {</text:p>
      <text:p text:style-name="P30"><text:tab/> #ifdef TRACE_DEBUG</text:p>
      <text:p text:style-name="P30"><text:tab/> printf("File %s <text:s/>deleted.\n", buffer);</text:p>
      <text:p text:style-name="P30"><text:tab/> #endif</text:p>
      <text:p text:style-name="P30"><text:tab/>}</text:p>
      <text:p text:style-name="P30"><text:tab/>else {</text:p>
      <text:p text:style-name="P30"><text:tab/> #ifdef TRACE_DEBUG</text:p>
      <text:p text:style-name="P30"><text:tab/> fprintf(stderr, "Error deleting the file %s.\n", buffer);</text:p>
      <text:p text:style-name="P30"><text:tab/> #endif</text:p>
      <text:p text:style-name="P30"><text:tab/>}</text:p>
      <text:p text:style-name="P30">}</text:p>
      <text:p text:style-name="P30"></text:p>
      <text:p text:style-name="P30">/******************************************************************************</text:p>
      <text:p text:style-name="P30">** RUNS THE PROGRAM WITHOUT THE GUI<text:tab/></text:p>
      <text:p text:style-name="P30">******************************************************************************/</text:p>
      <text:p text:style-name="P30">void run_no_GUI(int argc, char** argv) {</text:p>
      <text:p text:style-name="P30"><text:tab/>int thread1_return, thread2_return;</text:p>
      <text:p text:style-name="P30"><text:tab/>pthread_t keyboard_thread, simulator_thread;</text:p>
      <text:p text:style-name="P30"><text:tab/>struct shared_vars* shared_items = malloc( sizeof(struct shared_vars) );</text:p>
      <text:p text:style-name="P30"><text:tab/>init_system(argc, argv, shared_items);</text:p>
      <text:p text:style-name="P30"><text:tab/>shared_items-&gt;ran_once = 1;</text:p>
      <text:p text:style-name="P30"></text:p>
      <text:p text:style-name="P30"><text:tab/>thread1_return = pthread_create(&amp;keyboard_thread, NULL, read_keyboard, (void*)(shared_items-&gt;kb_ptr));</text:p>
      <text:p text:style-name="P30"><text:tab/>if(thread1_return) {</text:p>
      <text:p text:style-name="P30"><text:tab/><text:tab/>fprintf(stderr, "Keyboard thread failed\n");</text:p>
      <text:p text:style-name="P30"><text:tab/><text:tab/>exit(-1);</text:p>
      <text:p text:style-name="P30"><text:s text:c="3"/>}</text:p>
      <text:p text:style-name="P30"></text:p>
      <text:p text:style-name="P30"><text:tab/>thread2_return = pthread_create( &amp;simulator_thread, NULL, run_program, (void*)shared_items);</text:p>
      <text:p text:style-name="P30"><text:tab/>if(thread2_return) {</text:p>
      <text:p text:style-name="P30"><text:tab/><text:tab/>fprintf(stderr, "Simulator thread failed\n");</text:p>
      <text:p text:style-name="P30"><text:tab/><text:tab/>exit(-2);</text:p>
      <text:p text:style-name="P30"><text:s text:c="3"/>}</text:p>
      <text:p text:style-name="P30"></text:p>
      <text:p text:style-name="P30"><text:tab/>//Run the threads</text:p>
      <text:p text:style-name="P30"><text:tab/>pthread_join(keyboard_thread, NULL);</text:p>
      <text:p text:style-name="P30"><text:tab/>pthread_join(simulator_thread, NULL);</text:p>
      <text:p text:style-name="P30"></text:p>
      <text:p text:style-name="P30"><text:tab/>shutdown_system(shared_items);<text:tab/></text:p>
      <text:p text:style-name="P30"><text:tab/>free(shared_items);</text:p>
      <text:p text:style-name="P30">}</text:p>
      <text:p text:style-name="P30"><text:soft-page-break/></text:p>
      <text:p text:style-name="P30">/******************************************************************************</text:p>
      <text:p text:style-name="P30">** <text:tab/>RUN THE PROGRAM UNTIL BREAKPOINT/TRACEPOINT FOUND OR EXECUTION FINISHES <text:tab/></text:p>
      <text:p text:style-name="P30">******************************************************************************/</text:p>
      <text:p text:style-name="P30">void* run_program(void* args)</text:p>
      <text:p text:style-name="P30">{</text:p>
      <text:p text:style-name="P30"><text:tab/>struct shared_vars* shared = (struct shared_vars*)args;</text:p>
      <text:p text:style-name="P30"></text:p>
      <text:p text:style-name="P30"><text:tab/>while( (shared-&gt;execution_done != 1) &amp;&amp; (shared-&gt;breakpoint_reached != 1) <text:s/>&amp;&amp; (tracepoint_reached != 1) ) {</text:p>
      <text:p text:style-name="P30"><text:tab/><text:tab/>execute_opcode(shared);</text:p>
      <text:p text:style-name="P30"><text:tab/>}</text:p>
      <text:p text:style-name="P30"></text:p>
      <text:p text:style-name="P30"><text:tab/>pthread_mutex_lock(&amp;keyboard_mux);</text:p>
      <text:p text:style-name="P30"><text:tab/>shared-&gt;kb_ptr-&gt;quit = 1;</text:p>
      <text:p text:style-name="P30"><text:tab/>pthread_mutex_unlock(&amp;keyboard_mux);</text:p>
      <text:p text:style-name="P30"></text:p>
      <text:p text:style-name="P30"><text:tab/>pthread_exit(0);</text:p>
      <text:p text:style-name="P30">}</text:p>
      <text:p text:style-name="P30"></text:p>
      <text:p text:style-name="P30">/******************************************************************************</text:p>
      <text:p text:style-name="P30">**<text:tab/><text:tab/>EXECUTES A SINGLE OPCODE AND RETURNS<text:tab/></text:p>
      <text:p text:style-name="P30">******************************************************************************/</text:p>
      <text:p text:style-name="P30">void execute_opcode(struct shared_vars* shared){</text:p>
      <text:p text:style-name="P30"><text:tab/>const uint8_t microinstruction = 7;</text:p>
      <text:p text:style-name="P30"><text:tab/>char instruct_text[80];</text:p>
      <text:p text:style-name="P30"><text:tab/>uint8_t subgroup_returns[3];</text:p>
      <text:p text:style-name="P30"><text:tab/>uint8_t subgroup_taken;<text:tab/><text:tab/>//Will be 0 if branch not taken, 1 if taken</text:p>
      <text:p text:style-name="P30"><text:tab/>uint16_t current_PC;<text:tab/><text:tab/><text:tab/>//Used for the branch trace file</text:p>
      <text:p text:style-name="P30"><text:tab/>uint16_t current_instruction;</text:p>
      <text:p text:style-name="P30"><text:tab/>uint8_t addressing_mode;</text:p>
      <text:p text:style-name="P30"></text:p>
      <text:p text:style-name="P30"><text:tab/>current_instruction = mem_read(registers-&gt;PC, INSTRUCTION_FETCH);<text:tab/>// load the next instruction</text:p>
      <text:p text:style-name="P30"></text:p>
      <text:p text:style-name="P30"><text:tab/>#ifdef GUI</text:p>
      <text:p text:style-name="P30"><text:tab/>//Don't stop on a breakpoint when stepping</text:p>
      <text:p text:style-name="P30"><text:tab/>//Breakpoint serviced allows a user to run again a after a breakpoint was reached</text:p>
      <text:p text:style-name="P30"><text:tab/>if( (current_instruction &amp; MEMORY_BREAKPOINT_BIT) &amp;&amp; !(shared-&gt;step_or_run) &amp;&amp;</text:p>
      <text:p text:style-name="P30"><text:tab/><text:tab/><text:tab/>!(shared-&gt;breakpoint_serviced) ) {</text:p>
      <text:p text:style-name="P30"><text:tab/><text:tab/>shared-&gt;breakpoint_reached = 1;</text:p>
      <text:p text:style-name="P30"><text:tab/><text:tab/>goto EXIT;</text:p>
      <text:p text:style-name="P30"><text:tab/>}</text:p>
      <text:p text:style-name="P30"><text:tab/>else {</text:p>
      <text:p text:style-name="P30"><text:tab/><text:tab/>shared-&gt;breakpoint_serviced = 0;</text:p>
      <text:p text:style-name="P30"><text:tab/>}</text:p>
      <text:p text:style-name="P30"><text:tab/>#endif</text:p>
      <text:p text:style-name="P30"></text:p>
      <text:p text:style-name="P30"><text:soft-page-break/><text:tab/>registers-&gt;PC++;<text:tab/><text:tab/><text:tab/><text:tab/><text:tab/><text:tab/><text:tab/><text:tab/><text:tab/><text:tab/><text:tab/><text:tab/><text:tab/><text:tab/><text:tab/><text:tab/><text:tab/>// increment the PC</text:p>
      <text:p text:style-name="P30"><text:tab/>registers-&gt;IR = (current_instruction &gt;&gt; 9) &amp; 0x7;<text:tab/><text:tab/><text:tab/><text:tab/><text:tab/><text:tab/>// Only grab the 3 opcode bits</text:p>
      <text:p text:style-name="P30"></text:p>
      <text:p text:style-name="P30"></text:p>
      <text:p text:style-name="P30"><text:tab/>//Microinstructions don't have indirect or auto increment modes</text:p>
      <text:p text:style-name="P30"><text:tab/>//Set the addressing mode to direct to not add additional cycles onto micro ops</text:p>
      <text:p text:style-name="P30"><text:tab/>if(registers-&gt;IR != microinstruction) {</text:p>
      <text:p text:style-name="P30"><text:tab/><text:tab/>addressing_mode = EffAddCalc(current_instruction, registers);<text:tab/><text:tab/>// Load the CPMA with effective address</text:p>
      <text:p text:style-name="P30"><text:tab/>}</text:p>
      <text:p text:style-name="P30"><text:tab/>else {</text:p>
      <text:p text:style-name="P30"><text:tab/><text:tab/>addressing_mode = DIRECT_MODE;</text:p>
      <text:p text:style-name="P30"><text:tab/>}</text:p>
      <text:p text:style-name="P30"></text:p>
      <text:p text:style-name="P30"><text:tab/>/* !update trace file here for instruction read! */</text:p>
      <text:p text:style-name="P30"><text:tab/>switch(current_instruction &amp; OP_CODE_MASK){</text:p>
      <text:p text:style-name="P30"><text:tab/>case OP_CODE_AND:</text:p>
      <text:p text:style-name="P30"><text:tab/><text:tab/>AND(registers);</text:p>
      <text:p text:style-name="P30"><text:tab/><text:tab/>strcpy(instruct_text, "AND");</text:p>
      <text:p text:style-name="P30"><text:tab/><text:tab/>opcode_freq[0]++;</text:p>
      <text:p text:style-name="P30"><text:tab/><text:tab/>break;</text:p>
      <text:p text:style-name="P30"><text:tab/>case OP_CODE_TAD:</text:p>
      <text:p text:style-name="P30"><text:tab/><text:tab/>TAD(registers);</text:p>
      <text:p text:style-name="P30"><text:tab/><text:tab/>strcpy(instruct_text, "TAD");</text:p>
      <text:p text:style-name="P30"><text:tab/><text:tab/>opcode_freq[1]++;</text:p>
      <text:p text:style-name="P30"><text:tab/><text:tab/>break;</text:p>
      <text:p text:style-name="P30"><text:tab/>case OP_CODE_ISZ:</text:p>
      <text:p text:style-name="P30"><text:tab/><text:tab/>ISZ(registers);</text:p>
      <text:p text:style-name="P30"><text:tab/><text:tab/>strcpy(instruct_text, "ISZ");</text:p>
      <text:p text:style-name="P30"><text:tab/><text:tab/>opcode_freq[2]++;</text:p>
      <text:p text:style-name="P30"><text:tab/><text:tab/>break;</text:p>
      <text:p text:style-name="P30"><text:tab/>case OP_CODE_DCA:</text:p>
      <text:p text:style-name="P30"><text:tab/><text:tab/>DCA(registers);</text:p>
      <text:p text:style-name="P30"><text:tab/><text:tab/>strcpy(instruct_text, "DCA");</text:p>
      <text:p text:style-name="P30"><text:tab/><text:tab/>opcode_freq[3]++;</text:p>
      <text:p text:style-name="P30"><text:tab/><text:tab/>break;</text:p>
      <text:p text:style-name="P30"><text:tab/>case OP_CODE_JMS:</text:p>
      <text:p text:style-name="P30"><text:tab/><text:tab/>JMS(registers);</text:p>
      <text:p text:style-name="P30"><text:tab/><text:tab/>strcpy(instruct_text, "JMS");</text:p>
      <text:p text:style-name="P30"><text:tab/><text:tab/>opcode_freq[4]++;</text:p>
      <text:p text:style-name="P30"><text:tab/><text:tab/>break;</text:p>
      <text:p text:style-name="P30"><text:tab/>case OP_CODE_JMP:</text:p>
      <text:p text:style-name="P30"><text:tab/><text:tab/>JMP(registers);</text:p>
      <text:p text:style-name="P30"><text:tab/><text:tab/>strcpy(instruct_text, "JMP");</text:p>
      <text:p text:style-name="P30"><text:tab/><text:tab/>opcode_freq[5]++;</text:p>
      <text:p text:style-name="P30"><text:tab/><text:tab/>break;</text:p>
      <text:p text:style-name="P30"><text:tab/>case OP_CODE_IO:</text:p>
      <text:p text:style-name="P30"><text:soft-page-break/><text:tab/><text:tab/>opcode_freq[6]++;</text:p>
      <text:p text:style-name="P30"><text:tab/></text:p>
      <text:p text:style-name="P30"><text:tab/><text:tab/>switch(current_instruction &amp; IO_OPCODE_BITS_MASK) {</text:p>
      <text:p text:style-name="P30"><text:tab/><text:tab/><text:tab/>case IO_OPCODE_KCF_BITS:</text:p>
      <text:p text:style-name="P30"><text:tab/><text:tab/><text:tab/><text:tab/>KCF(shared-&gt;kb_ptr);</text:p>
      <text:p text:style-name="P30"><text:tab/><text:tab/><text:tab/><text:tab/>strcpy(instruct_text, "KCF");</text:p>
      <text:p text:style-name="P30"><text:tab/><text:tab/><text:tab/><text:tab/>break;</text:p>
      <text:p text:style-name="P30"><text:tab/><text:tab/><text:tab/>case IO_OPCODE_KSF_BITS:</text:p>
      <text:p text:style-name="P30"><text:tab/><text:tab/><text:tab/><text:tab/>KSF(registers, shared-&gt;kb_ptr);</text:p>
      <text:p text:style-name="P30"><text:tab/><text:tab/><text:tab/><text:tab/>strcpy(instruct_text, "KSF");</text:p>
      <text:p text:style-name="P30"><text:tab/><text:tab/><text:tab/><text:tab/>break;</text:p>
      <text:p text:style-name="P30"><text:tab/><text:tab/><text:tab/>case IO_OPCODE_KCC_BITS:</text:p>
      <text:p text:style-name="P30"><text:tab/><text:tab/><text:tab/><text:tab/>KCC(registers, shared-&gt;kb_ptr);</text:p>
      <text:p text:style-name="P30"><text:tab/><text:tab/><text:tab/><text:tab/>strcpy(instruct_text, "KCC");</text:p>
      <text:p text:style-name="P30"><text:tab/><text:tab/><text:tab/><text:tab/>break;</text:p>
      <text:p text:style-name="P30"><text:tab/><text:tab/><text:tab/>case IO_OPCODE_KRS_BITS:</text:p>
      <text:p text:style-name="P30"><text:tab/><text:tab/><text:tab/><text:tab/>KRS(registers, shared-&gt;kb_ptr);</text:p>
      <text:p text:style-name="P30"><text:tab/><text:tab/><text:tab/><text:tab/>strcpy(instruct_text, "KRS");</text:p>
      <text:p text:style-name="P30"><text:tab/><text:tab/><text:tab/><text:tab/>break;</text:p>
      <text:p text:style-name="P30"><text:tab/><text:tab/><text:tab/>case IO_OPCODE_KRB_BITS:</text:p>
      <text:p text:style-name="P30"><text:tab/><text:tab/><text:tab/><text:tab/>KRB(registers, shared-&gt;kb_ptr);</text:p>
      <text:p text:style-name="P30"><text:tab/><text:tab/><text:tab/><text:tab/>strcpy(instruct_text, "KRB");</text:p>
      <text:p text:style-name="P30"><text:tab/><text:tab/><text:tab/><text:tab/>break;</text:p>
      <text:p text:style-name="P30"><text:tab/><text:tab/><text:tab/>case IO_OPCODE_TFL_BITS:</text:p>
      <text:p text:style-name="P30"><text:tab/><text:tab/><text:tab/><text:tab/>TFL(registers);</text:p>
      <text:p text:style-name="P30"><text:tab/><text:tab/><text:tab/><text:tab/>strcpy(instruct_text, "TFL");</text:p>
      <text:p text:style-name="P30"><text:tab/><text:tab/><text:tab/><text:tab/>break;</text:p>
      <text:p text:style-name="P30"><text:tab/><text:tab/><text:tab/>case IO_OPCODE_TSF_BITS:</text:p>
      <text:p text:style-name="P30"><text:tab/><text:tab/><text:tab/><text:tab/>TSF(registers);</text:p>
      <text:p text:style-name="P30"><text:tab/><text:tab/><text:tab/><text:tab/>strcpy(instruct_text, "TSF");</text:p>
      <text:p text:style-name="P30"><text:tab/><text:tab/><text:tab/><text:tab/>break;</text:p>
      <text:p text:style-name="P30"><text:tab/><text:tab/><text:tab/>case IO_OPCODE_TCF_BITS:</text:p>
      <text:p text:style-name="P30"><text:tab/><text:tab/><text:tab/><text:tab/>TCF(registers);</text:p>
      <text:p text:style-name="P30"><text:tab/><text:tab/><text:tab/><text:tab/>strcpy(instruct_text, "TCF");</text:p>
      <text:p text:style-name="P30"><text:tab/><text:tab/><text:tab/><text:tab/>break;</text:p>
      <text:p text:style-name="P30"><text:tab/><text:tab/><text:tab/>case IO_OPCODE_TPC_BITS:</text:p>
      <text:p text:style-name="P30"><text:tab/><text:tab/><text:tab/><text:tab/>TPC(registers);</text:p>
      <text:p text:style-name="P30"><text:tab/><text:tab/><text:tab/><text:tab/>strcpy(instruct_text, "TPC");</text:p>
      <text:p text:style-name="P30"><text:tab/><text:tab/><text:tab/><text:tab/>break;</text:p>
      <text:p text:style-name="P30"><text:tab/><text:tab/><text:tab/>case IO_OPCODE_TLS_BITS:</text:p>
      <text:p text:style-name="P30"><text:tab/><text:tab/><text:tab/><text:tab/>TLS(registers);</text:p>
      <text:p text:style-name="P30"><text:tab/><text:tab/><text:tab/><text:tab/>strcpy(instruct_text, "TLS");</text:p>
      <text:p text:style-name="P30"><text:tab/><text:tab/><text:tab/><text:tab/>break;</text:p>
      <text:p text:style-name="P30"><text:tab/><text:tab/>}</text:p>
      <text:p text:style-name="P30"><text:tab/><text:tab/>break;</text:p>
      <text:p text:style-name="P30"><text:tab/>case OP_CODE_MICRO:</text:p>
      <text:p text:style-name="P30"><text:tab/><text:tab/>opcode_freq[7]++;</text:p>
      <text:p text:style-name="P30"><text:tab/><text:tab/>instruct_text[0] = '\0'; // intialize string as empty</text:p>
      <text:p text:style-name="P30"><text:tab/><text:tab/>switch(current_instruction &amp; MICRO_INSTRUCTION_GROUP_BIT){</text:p>
      <text:p text:style-name="P30"><text:soft-page-break/><text:tab/><text:tab/>case 0:<text:tab/>// Group 1</text:p>
      <text:p text:style-name="P30"><text:tab/><text:tab/><text:tab/>// Go through the bits and exeucute in sequence if high</text:p>
      <text:p text:style-name="P30"><text:tab/><text:tab/><text:tab/>if((current_instruction &amp; MICRO_INSTRUCTION_BITS_MASK) == 0){</text:p>
      <text:p text:style-name="P30"><text:tab/><text:tab/><text:tab/><text:tab/>break;<text:tab/>// NOP instruction</text:p>
      <text:p text:style-name="P30"><text:tab/><text:tab/><text:tab/>}</text:p>
      <text:p text:style-name="P30"><text:tab/><text:tab/><text:tab/>if((current_instruction &amp; MICRO_INSTRUCTION_CLA_BITS) == MICRO_INSTRUCTION_CLA_BITS){</text:p>
      <text:p text:style-name="P30"><text:tab/><text:tab/><text:tab/><text:tab/>CLA(registers);</text:p>
      <text:p text:style-name="P30"><text:tab/><text:tab/><text:tab/><text:tab/>strcat(instruct_text, "CLA ");</text:p>
      <text:p text:style-name="P30"><text:tab/><text:tab/><text:tab/>}</text:p>
      <text:p text:style-name="P30"><text:tab/><text:tab/><text:tab/>if((current_instruction &amp; MICRO_INSTRUCTION_CLL_BITS) == MICRO_INSTRUCTION_CLL_BITS){</text:p>
      <text:p text:style-name="P30"><text:tab/><text:tab/><text:tab/><text:tab/>CLL(registers);</text:p>
      <text:p text:style-name="P30"><text:tab/><text:tab/><text:tab/><text:tab/>strcat(instruct_text, "CLL ");</text:p>
      <text:p text:style-name="P30"><text:tab/><text:tab/><text:tab/>}</text:p>
      <text:p text:style-name="P30"><text:tab/><text:tab/><text:tab/>if((current_instruction &amp; MICRO_INSTRUCTION_CMA_BITS) == MICRO_INSTRUCTION_CMA_BITS){</text:p>
      <text:p text:style-name="P30"><text:tab/><text:tab/><text:tab/><text:tab/>CMA(registers);</text:p>
      <text:p text:style-name="P30"><text:tab/><text:tab/><text:tab/><text:tab/>strcat(instruct_text, "CMA ");</text:p>
      <text:p text:style-name="P30"><text:tab/><text:tab/><text:tab/>}</text:p>
      <text:p text:style-name="P30"><text:tab/><text:tab/><text:tab/>if((current_instruction &amp; MICRO_INSTRUCTION_CML_BITS) == MICRO_INSTRUCTION_CML_BITS){</text:p>
      <text:p text:style-name="P30"><text:tab/><text:tab/><text:tab/><text:tab/>CML(registers);</text:p>
      <text:p text:style-name="P30"><text:tab/><text:tab/><text:tab/><text:tab/>strcat(instruct_text, "CML ");</text:p>
      <text:p text:style-name="P30"><text:tab/><text:tab/><text:tab/>}</text:p>
      <text:p text:style-name="P30"><text:tab/><text:tab/><text:tab/>if((current_instruction &amp; MICRO_INSTRUCTION_IAC_BITS) == MICRO_INSTRUCTION_IAC_BITS){</text:p>
      <text:p text:style-name="P30"><text:tab/><text:tab/><text:tab/><text:tab/>IAC(registers);</text:p>
      <text:p text:style-name="P30"><text:tab/><text:tab/><text:tab/><text:tab/>strcat(instruct_text, "IAC ");</text:p>
      <text:p text:style-name="P30"><text:tab/><text:tab/><text:tab/>}</text:p>
      <text:p text:style-name="P30"><text:tab/><text:tab/><text:tab/>if((current_instruction &amp; MICRO_INSTRUCTION_RAR_BITS) == MICRO_INSTRUCTION_RAR_BITS){</text:p>
      <text:p text:style-name="P30"><text:tab/><text:tab/><text:tab/><text:tab/>if((current_instruction &amp; MICRO_INSTRUCTION_RTR_BITS) == MICRO_INSTRUCTION_RTR_BITS){</text:p>
      <text:p text:style-name="P30"><text:tab/><text:tab/><text:tab/><text:tab/><text:tab/>RTR(registers);</text:p>
      <text:p text:style-name="P30"><text:tab/><text:tab/><text:tab/><text:tab/><text:tab/>strcat(instruct_text, "RTR ");</text:p>
      <text:p text:style-name="P30"><text:tab/><text:tab/><text:tab/><text:tab/>} else {</text:p>
      <text:p text:style-name="P30"><text:tab/><text:tab/><text:tab/><text:tab/><text:tab/>RAR(registers);</text:p>
      <text:p text:style-name="P30"><text:tab/><text:tab/><text:tab/><text:tab/><text:tab/>strcat(instruct_text, "RAR ");</text:p>
      <text:p text:style-name="P30"><text:tab/><text:tab/><text:tab/><text:tab/>}</text:p>
      <text:p text:style-name="P30"><text:tab/><text:tab/><text:tab/>}</text:p>
      <text:p text:style-name="P30"><text:tab/><text:tab/><text:tab/>if((current_instruction &amp; MICRO_INSTRUCTION_RAL_BITS) == MICRO_INSTRUCTION_RAL_BITS){</text:p>
      <text:p text:style-name="P30"><text:tab/><text:tab/><text:tab/><text:tab/>if((current_instruction &amp; MICRO_INSTRUCTION_RTL_BITS) == MICRO_INSTRUCTION_RTL_BITS){</text:p>
      <text:p text:style-name="P30"><text:tab/><text:tab/><text:tab/><text:tab/><text:tab/>RTL(registers);</text:p>
      <text:p text:style-name="P30"><text:tab/><text:tab/><text:tab/><text:tab/><text:tab/>strcat(instruct_text, "RTL ");</text:p>
      <text:p text:style-name="P30"><text:tab/><text:tab/><text:tab/><text:tab/>} else {</text:p>
      <text:p text:style-name="P30"><text:tab/><text:tab/><text:tab/><text:tab/><text:tab/>RAL(registers);</text:p>
      <text:p text:style-name="P30"><text:soft-page-break/><text:tab/><text:tab/><text:tab/><text:tab/><text:tab/>strcat(instruct_text, "RAL ");</text:p>
      <text:p text:style-name="P30"><text:tab/><text:tab/><text:tab/><text:tab/>}</text:p>
      <text:p text:style-name="P30"><text:tab/><text:tab/><text:tab/>}</text:p>
      <text:p text:style-name="P30"><text:tab/><text:tab/><text:tab/>break;</text:p>
      <text:p text:style-name="P30"></text:p>
      <text:p text:style-name="P30"><text:tab/><text:tab/>case MICRO_INSTRUCTION_GROUP_BIT:<text:tab/>// Group 2</text:p>
      <text:p text:style-name="P30"><text:tab/><text:tab/><text:tab/><text:tab/>//OR subgroup if bit 3 is not set and bits 0-2 are not set</text:p>
      <text:p text:style-name="P30"><text:tab/><text:tab/><text:tab/>if( !(current_instruction &amp; MICRO_GROUP2_SUBGROUP_BIT) &amp;&amp; !(current_instruction &amp; 07) ) {</text:p>
      <text:p text:style-name="P30"><text:tab/><text:tab/><text:tab/><text:tab/>// Set returns to 0 initially</text:p>
      <text:p text:style-name="P30"><text:tab/><text:tab/><text:tab/><text:tab/>subgroup_returns[0] = subgroup_returns[1] = subgroup_returns[2] = 0;</text:p>
      <text:p text:style-name="P30"><text:tab/><text:tab/><text:tab/><text:tab/>if((current_instruction &amp; MICRO_INSTRUCTION_SMA_BITS) == MICRO_INSTRUCTION_SMA_BITS){</text:p>
      <text:p text:style-name="P30"><text:tab/><text:tab/><text:tab/><text:tab/><text:tab/>subgroup_returns[0] = SMA(registers);</text:p>
      <text:p text:style-name="P30"><text:tab/><text:tab/><text:tab/><text:tab/><text:tab/>strcat(instruct_text, "SMA ");</text:p>
      <text:p text:style-name="P30"><text:tab/><text:tab/><text:tab/><text:tab/>}</text:p>
      <text:p text:style-name="P30"><text:tab/><text:tab/><text:tab/><text:tab/>if((current_instruction &amp; MICRO_INSTRUCTION_SZA_BITS) == MICRO_INSTRUCTION_SZA_BITS){</text:p>
      <text:p text:style-name="P30"><text:tab/><text:tab/><text:tab/><text:tab/><text:tab/>subgroup_returns[1] = SZA(registers);</text:p>
      <text:p text:style-name="P30"><text:tab/><text:tab/><text:tab/><text:tab/><text:tab/>strcat(instruct_text, "SZA ");</text:p>
      <text:p text:style-name="P30"><text:tab/><text:tab/><text:tab/><text:tab/>}</text:p>
      <text:p text:style-name="P30"><text:tab/><text:tab/><text:tab/><text:tab/>if((current_instruction &amp; MICRO_INSTRUCTION_SNL_BITS) == MICRO_INSTRUCTION_SNL_BITS){</text:p>
      <text:p text:style-name="P30"><text:tab/><text:tab/><text:tab/><text:tab/><text:tab/>subgroup_returns[2] = SNL(registers);</text:p>
      <text:p text:style-name="P30"><text:tab/><text:tab/><text:tab/><text:tab/><text:tab/>strcat(instruct_text, "SNL ");</text:p>
      <text:p text:style-name="P30"><text:tab/><text:tab/><text:tab/><text:tab/>}</text:p>
      <text:p text:style-name="P30"><text:tab/><text:tab/><text:tab/><text:tab/>subgroup_taken = 0;</text:p>
      <text:p text:style-name="P30"><text:tab/><text:tab/><text:tab/><text:tab/>current_PC = registers-&gt;PC;</text:p>
      <text:p text:style-name="P30"><text:tab/><text:tab/><text:tab/><text:tab/>//If any in a sequence would skip, then skip</text:p>
      <text:p text:style-name="P30"><text:tab/><text:tab/><text:tab/><text:tab/>if(subgroup_returns[0] || subgroup_returns[1] || subgroup_returns[2]) {</text:p>
      <text:p text:style-name="P30"><text:tab/><text:tab/><text:tab/><text:tab/><text:tab/>registers-&gt;PC++;</text:p>
      <text:p text:style-name="P30"><text:tab/><text:tab/><text:tab/><text:tab/><text:tab/>subgroup_taken = 1;</text:p>
      <text:p text:style-name="P30"><text:tab/><text:tab/><text:tab/><text:tab/>}</text:p>
      <text:p text:style-name="P30"><text:tab/><text:tab/><text:tab/><text:tab/>write_branch_trace(current_PC, current_PC + 1, conditional_text, subgroup_taken);</text:p>
      <text:p text:style-name="P30"><text:tab/><text:tab/><text:tab/>}</text:p>
      <text:p text:style-name="P30"><text:tab/><text:tab/><text:tab/>//AND subgroup if bit 3 is set and bits 0-2 are not set</text:p>
      <text:p text:style-name="P30"><text:tab/><text:tab/><text:tab/>else if( current_instruction &amp; MICRO_GROUP2_SUBGROUP_BIT ) {</text:p>
      <text:p text:style-name="P30"><text:tab/><text:tab/><text:tab/><text:tab/>//Set to 1 initially so it passes the AND at the end</text:p>
      <text:p text:style-name="P30"><text:tab/><text:tab/><text:tab/><text:tab/>subgroup_returns[0] = 1;</text:p>
      <text:p text:style-name="P30"><text:tab/><text:tab/><text:tab/><text:tab/>subgroup_returns[1] = 1;</text:p>
      <text:p text:style-name="P30"><text:tab/><text:tab/><text:tab/><text:tab/>subgroup_returns[2] = 1;</text:p>
      <text:p text:style-name="P30"><text:tab/><text:tab/><text:tab/><text:tab/></text:p>
      <text:p text:style-name="P30"><text:tab/><text:tab/><text:tab/><text:tab/>if((current_instruction &amp; MICRO_INSTRUCTION_SPA_BITS) == MICRO_INSTRUCTION_SPA_BITS){</text:p>
      <text:p text:style-name="P30"><text:tab/><text:tab/><text:tab/><text:tab/><text:tab/>subgroup_returns[0] = SPA(registers);</text:p>
      <text:p text:style-name="P30"><text:tab/><text:tab/><text:tab/><text:tab/><text:tab/>strcat(instruct_text, "SPA ");</text:p>
      <text:p text:style-name="P30"><text:tab/><text:tab/><text:tab/><text:tab/>}</text:p>
      <text:p text:style-name="P30"><text:tab/><text:tab/><text:tab/><text:tab/>if((current_instruction &amp; MICRO_INSTRUCTION_SNA_BITS) == <text:soft-page-break/>MICRO_INSTRUCTION_SNA_BITS){</text:p>
      <text:p text:style-name="P30"><text:tab/><text:tab/><text:tab/><text:tab/><text:tab/>subgroup_returns[1] = SNA(registers);</text:p>
      <text:p text:style-name="P30"><text:tab/><text:tab/><text:tab/><text:tab/><text:tab/>strcat(instruct_text, "SNA ");</text:p>
      <text:p text:style-name="P30"><text:tab/><text:tab/><text:tab/><text:tab/>}</text:p>
      <text:p text:style-name="P30"><text:tab/><text:tab/><text:tab/><text:tab/>if((current_instruction &amp; MICRO_INSTRUCTION_SZL_BITS) == MICRO_INSTRUCTION_SZL_BITS){</text:p>
      <text:p text:style-name="P30"><text:tab/><text:tab/><text:tab/><text:tab/><text:tab/>subgroup_returns[2] = SZL(registers);</text:p>
      <text:p text:style-name="P30"><text:tab/><text:tab/><text:tab/><text:tab/><text:tab/>strcat(instruct_text, "SZL ");</text:p>
      <text:p text:style-name="P30"><text:tab/><text:tab/><text:tab/><text:tab/>}</text:p>
      <text:p text:style-name="P30"></text:p>
      <text:p text:style-name="P30"><text:tab/><text:tab/><text:tab/><text:tab/>subgroup_taken = 0;</text:p>
      <text:p text:style-name="P30"><text:tab/><text:tab/><text:tab/><text:tab/>current_PC = registers-&gt;PC;</text:p>
      <text:p text:style-name="P30"><text:tab/><text:tab/><text:tab/><text:tab/>//If all in sequence are skip, then skip</text:p>
      <text:p text:style-name="P30"><text:tab/><text:tab/><text:tab/><text:tab/>if(subgroup_returns[0] &amp;&amp; subgroup_returns[1] &amp;&amp; subgroup_returns[2]) {</text:p>
      <text:p text:style-name="P30"><text:tab/><text:tab/><text:tab/><text:tab/><text:tab/>registers-&gt;PC++;</text:p>
      <text:p text:style-name="P30"><text:tab/><text:tab/><text:tab/><text:tab/><text:tab/>subgroup_taken = 1;</text:p>
      <text:p text:style-name="P30"><text:tab/><text:tab/><text:tab/><text:tab/>}</text:p>
      <text:p text:style-name="P30"><text:tab/><text:tab/><text:tab/><text:tab/>write_branch_trace(current_PC, current_PC + 1, conditional_text, subgroup_taken);</text:p>
      <text:p text:style-name="P30"><text:tab/><text:tab/><text:tab/>}</text:p>
      <text:p text:style-name="P30"></text:p>
      <text:p text:style-name="P30"><text:tab/><text:tab/><text:tab/>//SKP will run along with SPA, SNA or SZL if bits 3-5 are not checked</text:p>
      <text:p text:style-name="P30"><text:tab/><text:tab/><text:tab/>if((current_instruction &amp; 07770) == MICRO_INSTRUCTION_SKP_BITS){</text:p>
      <text:p text:style-name="P30"><text:tab/><text:tab/><text:tab/><text:tab/>SKP(registers);</text:p>
      <text:p text:style-name="P30"><text:tab/><text:tab/><text:tab/><text:tab/>strcat(instruct_text, "SKP ");</text:p>
      <text:p text:style-name="P30"><text:tab/><text:tab/><text:tab/>}</text:p>
      <text:p text:style-name="P30"><text:tab/><text:tab/><text:tab/>if((current_instruction &amp; MICRO_INSTRUCTION_CLA_BITS) == MICRO_INSTRUCTION_CLA_BITS){</text:p>
      <text:p text:style-name="P30"><text:tab/><text:tab/><text:tab/><text:tab/>CLA(registers);</text:p>
      <text:p text:style-name="P30"><text:tab/><text:tab/><text:tab/><text:tab/>strcat(instruct_text, "CLA ");</text:p>
      <text:p text:style-name="P30"><text:tab/><text:tab/><text:tab/>}</text:p>
      <text:p text:style-name="P30"><text:tab/><text:tab/><text:tab/>if((current_instruction &amp; MICRO_INSTRUCTION_OSR_BITS) == MICRO_INSTRUCTION_OSR_BITS){</text:p>
      <text:p text:style-name="P30"><text:tab/><text:tab/><text:tab/><text:tab/>OSR(registers);</text:p>
      <text:p text:style-name="P30"><text:tab/><text:tab/><text:tab/><text:tab/>strcat(instruct_text, "OSR ");</text:p>
      <text:p text:style-name="P30"><text:tab/><text:tab/><text:tab/>}</text:p>
      <text:p text:style-name="P30"><text:tab/><text:tab/><text:tab/>if((current_instruction &amp; MICRO_INSTRUCTION_HLT_BITS) == MICRO_INSTRUCTION_HLT_BITS){</text:p>
      <text:p text:style-name="P30"><text:tab/><text:tab/><text:tab/><text:tab/>HLT(shared-&gt;kb_ptr);</text:p>
      <text:p text:style-name="P30"><text:tab/><text:tab/><text:tab/><text:tab/>shared-&gt;execution_done = 1;</text:p>
      <text:p text:style-name="P30"><text:tab/><text:tab/><text:tab/><text:tab/>strcat(instruct_text, "HLT ");</text:p>
      <text:p text:style-name="P30"><text:tab/><text:tab/><text:tab/>}</text:p>
      <text:p text:style-name="P30"><text:tab/><text:tab/><text:tab/>break;</text:p>
      <text:p text:style-name="P30"><text:tab/><text:tab/>}</text:p>
      <text:p text:style-name="P30"><text:tab/><text:tab/>break;</text:p>
      <text:p text:style-name="P30"><text:tab/>}</text:p>
      <text:p text:style-name="P30"><text:tab/>//printf("Instruction = %s\n", instruct_text);</text:p>
      <text:p text:style-name="P30"></text:p>
      <text:p text:style-name="P30"><text:soft-page-break/><text:tab/>#ifdef MEMORY_DEBUG</text:p>
      <text:p text:style-name="P30"><text:tab/><text:tab/>switch (addressing_mode){</text:p>
      <text:p text:style-name="P30"><text:tab/><text:tab/>case 0:</text:p>
      <text:p text:style-name="P30"><text:tab/><text:tab/>printf("Opcode: %u Addressing mode: %u %s\n", registers-&gt;IR,0, "Direct Mode, \tZero Page");</text:p>
      <text:p text:style-name="P30"><text:tab/><text:tab/>break;</text:p>
      <text:p text:style-name="P30"><text:tab/><text:tab/>case 1:</text:p>
      <text:p text:style-name="P30"><text:tab/><text:tab/>printf("Opcode: %u Addressing mode: %u %s\n", registers-&gt;IR,1, "Direct Mode, \tCurrent Page");</text:p>
      <text:p text:style-name="P30"><text:tab/><text:tab/>break;</text:p>
      <text:p text:style-name="P30"><text:tab/><text:tab/>case 2:</text:p>
      <text:p text:style-name="P30"><text:tab/><text:tab/>printf("Opcode: %u Addressing mode: %u %s\n", registers-&gt;IR,2, "Indirect Mode, \tZero Page");</text:p>
      <text:p text:style-name="P30"><text:tab/><text:tab/>break;</text:p>
      <text:p text:style-name="P30"><text:tab/><text:tab/>case 3:</text:p>
      <text:p text:style-name="P30"><text:tab/><text:tab/>printf("Opcode: %u Addressing mode: %u %s\n", registers-&gt;IR,3, "Indirect Mode, \tCurrent Page");</text:p>
      <text:p text:style-name="P30"><text:tab/><text:tab/>break;</text:p>
      <text:p text:style-name="P30"><text:tab/><text:tab/>case 4:</text:p>
      <text:p text:style-name="P30"><text:tab/><text:tab/>printf("Opcode: %u Addressing mode: %u %s\n", registers-&gt;IR,4, "Indirect Mode, \tAuto Indexing");</text:p>
      <text:p text:style-name="P30"><text:tab/><text:tab/>break;</text:p>
      <text:p text:style-name="P30"><text:tab/><text:tab/>default:</text:p>
      <text:p text:style-name="P30"><text:tab/><text:tab/>break;</text:p>
      <text:p text:style-name="P30"><text:tab/><text:tab/>}</text:p>
      <text:p text:style-name="P30"><text:tab/>#endif</text:p>
      <text:p text:style-name="P30"></text:p>
      <text:p text:style-name="P30"><text:tab/>#ifdef DEBUG</text:p>
      <text:p text:style-name="P30"><text:tab/>printf("Cycles Before = %u, ", clock_cycles);</text:p>
      <text:p text:style-name="P30"><text:tab/>#endif</text:p>
      <text:p text:style-name="P30"></text:p>
      <text:p text:style-name="P30"><text:tab/>if(addressing_mode == DIRECT_MODE ||addressing_mode == (DIRECT_MODE +1) <text:s/>) {</text:p>
      <text:p text:style-name="P30"><text:tab/><text:tab/>clock_cycles += opcode_cycles[registers-&gt;IR];</text:p>
      <text:p text:style-name="P30"><text:tab/>}</text:p>
      <text:p text:style-name="P30"><text:tab/>else if(addressing_mode == INDIRECT_MODE || addressing_mode == (INDIRECT_MODE+1)) {</text:p>
      <text:p text:style-name="P30"><text:tab/><text:tab/>clock_cycles += opcode_cycles[registers-&gt;IR] + 1;</text:p>
      <text:p text:style-name="P30"><text:tab/>}</text:p>
      <text:p text:style-name="P30"><text:tab/>else {<text:tab/>/* Autoincrement mode */</text:p>
      <text:p text:style-name="P30"><text:tab/><text:tab/>clock_cycles += opcode_cycles[registers-&gt;IR] + 2;</text:p>
      <text:p text:style-name="P30"><text:tab/>}</text:p>
      <text:p text:style-name="P30"></text:p>
      <text:p text:style-name="P30"><text:tab/>#ifdef DEBUG</text:p>
      <text:p text:style-name="P30"><text:tab/><text:tab/>printf("Cycles After = %u\n", clock_cycles);</text:p>
      <text:p text:style-name="P30"><text:tab/><text:tab/>printf("After opcode: %s - %04o, AC: %04o, Link: %01o, MB: %04o, PC: %04o, CPMA: %04o\n\n", instruct_text, current_instruction &amp; MEMORY_MASK, </text:p>
      <text:p text:style-name="P30"><text:tab/><text:tab/><text:tab/><text:tab/>registers-&gt;AC &amp; CUTOFF_MASK, registers-&gt;link_bit, registers-&gt;MB &amp; CUTOFF_MASK, registers-&gt;PC, registers-&gt;CPMA);</text:p>
      <text:p text:style-name="P30"><text:tab/>#endif</text:p>
      <text:p text:style-name="P30"><text:soft-page-break/></text:p>
      <text:p text:style-name="P30">#ifdef GUI</text:p>
      <text:p text:style-name="P30">EXIT:</text:p>
      <text:p text:style-name="P30">#endif </text:p>
      <text:p text:style-name="P30"><text:tab/>return;<text:tab/>//For exiting on breakpoint</text:p>
      <text:p text:style-name="P30">} // end run_program</text:p>
      <text:p text:style-name="P30"></text:p>
      <text:p text:style-name="P30">/******************************************************************************</text:p>
      <text:p text:style-name="P30">** <text:tab/>MALLOCS STRUCTS, INITS MEMORY, AND OPENS TRACE FILES</text:p>
      <text:p text:style-name="P30">******************************************************************************/</text:p>
      <text:p text:style-name="P30">void init_system(int argc, char* argv[], struct shared_vars* shared) {</text:p>
      <text:p text:style-name="P30"><text:tab/>int trace_return;</text:p>
      <text:p text:style-name="P30"><text:tab/>int i;</text:p>
      <text:p text:style-name="P30"><text:tab/>int branch_trace_open;</text:p>
      <text:p text:style-name="P30"></text:p>
      <text:p text:style-name="P30"><text:tab/>//Malloc structs needed in g_items</text:p>
      <text:p text:style-name="P30"><text:tab/>registers = malloc(sizeof(regs));</text:p>
      <text:p text:style-name="P30"><text:tab/>shared-&gt;registers_ptr = registers;</text:p>
      <text:p text:style-name="P30"><text:tab/>shared-&gt;kb_ptr = malloc(sizeof(struct keyboard));</text:p>
      <text:p text:style-name="P30"><text:tab/>shared-&gt;kb_ptr-&gt;input_flag = 0;</text:p>
      <text:p text:style-name="P30"><text:tab/>shared-&gt;kb_ptr-&gt;quit = 0;</text:p>
      <text:p text:style-name="P30"><text:tab/>shared-&gt;execution_done = 0;</text:p>
      <text:p text:style-name="P30"><text:tab/>shared-&gt;breakpoint_reached = 0;</text:p>
      <text:p text:style-name="P30"><text:tab/>shared-&gt;step_or_run = RUN;</text:p>
      <text:p text:style-name="P30"><text:tab/>shared-&gt;ran_once = 0;</text:p>
      <text:p text:style-name="P30"><text:tab/>shared-&gt;branch_trace = 1;</text:p>
      <text:p text:style-name="P30"><text:tab/>shared-&gt;last_mem_page = 0;</text:p>
      <text:p text:style-name="P30"></text:p>
      <text:p text:style-name="P30"><text:tab/>//For RAND in TSF</text:p>
      <text:p text:style-name="P30"><text:tab/>srand(time(NULL));</text:p>
      <text:p text:style-name="P30"></text:p>
      <text:p text:style-name="P30"><text:tab/>mem_init();</text:p>
      <text:p text:style-name="P30"><text:tab/>fill_memory(argc, argv);</text:p>
      <text:p text:style-name="P30"></text:p>
      <text:p text:style-name="P30"><text:tab/>//can capture return values to verify fopen &amp;&amp; fclose</text:p>
      <text:p text:style-name="P30"><text:tab/>trace_return = trace_init();</text:p>
      <text:p text:style-name="P30"><text:tab/>if(trace_return) {</text:p>
      <text:p text:style-name="P30"><text:tab/><text:tab/>printf("Unable to open trace file. Exiting\n");</text:p>
      <text:p text:style-name="P30"><text:tab/><text:tab/>exit(-1);</text:p>
      <text:p text:style-name="P30"><text:tab/>}</text:p>
      <text:p text:style-name="P30"><text:tab/>branch_trace_open = branch_trace_init();</text:p>
      <text:p text:style-name="P30"><text:tab/>if(branch_trace_open) exit(branch_trace_open);</text:p>
      <text:p text:style-name="P30"></text:p>
      <text:p text:style-name="P30"><text:tab/>#ifdef MEMORY_DEBUG</text:p>
      <text:p text:style-name="P30"><text:tab/>mem_print_valid();</text:p>
      <text:p text:style-name="P30"><text:tab/>#endif</text:p>
      <text:p text:style-name="P30"><text:tab/>reset_regs(registers);<text:tab/><text:tab/>// initialize the CPU </text:p>
      <text:p text:style-name="P30"></text:p>
      <text:p text:style-name="P30"><text:tab/>for(i = 0; i &lt; OPCODE_NUM; i++) {</text:p>
      <text:p text:style-name="P30"><text:soft-page-break/><text:tab/><text:tab/>opcode_freq[i] = 0;</text:p>
      <text:p text:style-name="P30"><text:tab/>}</text:p>
      <text:p text:style-name="P30"></text:p>
      <text:p text:style-name="P30"><text:tab/>opcode_text[0] = "AND";</text:p>
      <text:p text:style-name="P30"><text:tab/>opcode_text[1] = "TAD";</text:p>
      <text:p text:style-name="P30"><text:tab/>opcode_text[2] = "ISZ";</text:p>
      <text:p text:style-name="P30"><text:tab/>opcode_text[3] = "DCA";</text:p>
      <text:p text:style-name="P30"><text:tab/>opcode_text[4] = "JMS";</text:p>
      <text:p text:style-name="P30"><text:tab/>opcode_text[5] = "JMP";</text:p>
      <text:p text:style-name="P30"><text:tab/>opcode_text[6] = "I\\O";</text:p>
      <text:p text:style-name="P30"><text:tab/>opcode_text[7] = "Micro Ops";</text:p>
      <text:p text:style-name="P30">}</text:p>
      <text:p text:style-name="P30"></text:p>
      <text:p text:style-name="P30">/******************************************************************************</text:p>
      <text:p text:style-name="P30">** FILLS MEMORY WITH INPUTTED MEMORY FILE</text:p>
      <text:p text:style-name="P30">@CHANGELOG:</text:p>
      <text:p text:style-name="P30"><text:tab/>JSP:</text:p>
      <text:p text:style-name="P30"><text:tab/>-Modified argv count and first 'if' statement to take tracefile arg</text:p>
      <text:p text:style-name="P30"><text:tab/>-Added tracefile generation functions</text:p>
      <text:p text:style-name="P30">******************************************************************************/</text:p>
      <text:p text:style-name="P30">void fill_memory(int argc, char* argv[]) {</text:p>
      <text:p text:style-name="P30"><text:tab/>const uint8_t data_mask = 0x3F;<text:tab/><text:tab/>/* Keep lower 6 bits of the upper/lower bytes */</text:p>
      <text:p text:style-name="P30"><text:tab/>const uint8_t address_mask = 0x40;<text:tab/>/* Mask to check the address bit */</text:p>
      <text:p text:style-name="P30"><text:tab/>const uint8_t high_shift<text:tab/>= 6;<text:tab/><text:tab/>/* Shifts the high byte */</text:p>
      <text:p text:style-name="P30"><text:tab/>FILE* program_file;</text:p>
      <text:p text:style-name="P30"><text:tab/>FILE* list_file;</text:p>
      <text:p text:style-name="P30"><text:tab/>uint16_t high_byte, low_byte, word_value;</text:p>
      <text:p text:style-name="P30"><text:tab/>static uint16_t address = 0;</text:p>
      <text:p text:style-name="P30"><text:tab/>char list_filename[256], assembly_string[256];</text:p>
      <text:p text:style-name="P30"><text:tab/>unsigned int i, j, addr, value, line_number;</text:p>
      <text:p text:style-name="P30"></text:p>
      <text:p text:style-name="P30"><text:tab/>int return1, return2, c;</text:p>
      <text:p text:style-name="P30"><text:tab/>return1 = return2 = 0;</text:p>
      <text:p text:style-name="P30"></text:p>
      <text:p text:style-name="P30"><text:tab/>if(argc == 3) {</text:p>
      <text:p text:style-name="P30"><text:tab/><text:tab/>program_file = fopen(argv[1], "r");</text:p>
      <text:p text:style-name="P30"><text:tab/><text:tab/>trace_name = argv[2];</text:p>
      <text:p text:style-name="P30"><text:tab/>}</text:p>
      <text:p text:style-name="P30"><text:tab/>else {</text:p>
      <text:p text:style-name="P30"><text:tab/><text:tab/>printf("Please provide a valid program filename to use with the simulator.\n");</text:p>
      <text:p text:style-name="P30"><text:tab/><text:tab/>printf("FORMAT:\n PDP_sim &lt;input_file&gt; &lt;trace_file&gt;\n");</text:p>
      <text:p text:style-name="P30"><text:tab/><text:tab/>exit(-1);</text:p>
      <text:p text:style-name="P30"><text:tab/>}</text:p>
      <text:p text:style-name="P30"><text:tab/>if(program_file == NULL) {</text:p>
      <text:p text:style-name="P30"><text:tab/><text:tab/>printf("The entered program filename does not exist.\n");</text:p>
      <text:p text:style-name="P30"><text:tab/><text:tab/>exit(-2);</text:p>
      <text:p text:style-name="P30"><text:tab/>}</text:p>
      <text:p text:style-name="P30"></text:p>
      <text:p text:style-name="P30"><text:tab/>/* Main loop that loads the memory */</text:p>
      <text:p text:style-name="P30"><text:soft-page-break/><text:tab/>for(;;) {</text:p>
      <text:p text:style-name="P30"><text:tab/><text:tab/>/* Grab up to a maximum of three octal values */</text:p>
      <text:p text:style-name="P30"><text:tab/><text:tab/>return1 = fscanf(program_file, "%3" SCNo16, &amp;high_byte);</text:p>
      <text:p text:style-name="P30"><text:tab/><text:tab/>return2 = fscanf(program_file, "%3" SCNo16, &amp;low_byte);</text:p>
      <text:p text:style-name="P30"><text:tab/></text:p>
      <text:p text:style-name="P30"><text:tab/><text:tab/>if(return1 == EOF || return2 == EOF)</text:p>
      <text:p text:style-name="P30"><text:tab/><text:tab/><text:tab/>break;</text:p>
      <text:p text:style-name="P30"></text:p>
      <text:p text:style-name="P30"><text:tab/><text:tab/>word_value = ((high_byte &amp; data_mask) &lt;&lt; high_shift) | (low_byte &amp; data_mask);</text:p>
      <text:p text:style-name="P30"></text:p>
      <text:p text:style-name="P30"><text:tab/><text:tab/>#ifdef FILL_DEBUG</text:p>
      <text:p text:style-name="P30"><text:tab/><text:tab/><text:tab/>printf("From file - high: %o, low: %o\n", high_byte, low_byte);</text:p>
      <text:p text:style-name="P30"><text:tab/><text:tab/><text:tab/>printf("Word_value: %o\n", word_value);</text:p>
      <text:p text:style-name="P30"><text:tab/><text:tab/>#endif</text:p>
      <text:p text:style-name="P30"></text:p>
      <text:p text:style-name="P30"><text:tab/><text:tab/>if(high_byte &amp; address_mask) {</text:p>
      <text:p text:style-name="P30"><text:tab/><text:tab/><text:tab/>address = word_value;</text:p>
      <text:p text:style-name="P30"><text:tab/><text:tab/><text:tab/>#ifdef FILL_DEBUG</text:p>
      <text:p text:style-name="P30"><text:tab/><text:tab/><text:tab/><text:tab/>printf("Address changed to: %o\n", address);</text:p>
      <text:p text:style-name="P30"><text:tab/><text:tab/><text:tab/>#endif</text:p>
      <text:p text:style-name="P30"><text:tab/><text:tab/>}</text:p>
      <text:p text:style-name="P30"><text:tab/><text:tab/>else {<text:tab/><text:tab/></text:p>
      <text:p text:style-name="P30"><text:tab/><text:tab/><text:tab/>memory[address] = word_value | MEMORY_VALID_BIT;</text:p>
      <text:p text:style-name="P30"><text:tab/><text:tab/><text:tab/>#ifdef FILL_DEBUG</text:p>
      <text:p text:style-name="P30"><text:tab/><text:tab/><text:tab/><text:tab/>printf("Memory value at address %o set to: %o\n", address, memory[address]);</text:p>
      <text:p text:style-name="P30"><text:tab/><text:tab/><text:tab/>#endif</text:p>
      <text:p text:style-name="P30"><text:tab/><text:tab/><text:tab/>address++;</text:p>
      <text:p text:style-name="P30"><text:tab/><text:tab/>}</text:p>
      <text:p text:style-name="P30"></text:p>
      <text:p text:style-name="P30"><text:tab/><text:tab/>#ifdef FILL_DEBUG</text:p>
      <text:p text:style-name="P30"><text:tab/><text:tab/><text:tab/>printf("\n");</text:p>
      <text:p text:style-name="P30"><text:tab/><text:tab/>#endif</text:p>
      <text:p text:style-name="P30"><text:tab/>}/*end for*/</text:p>
      <text:p text:style-name="P30"></text:p>
      <text:p text:style-name="P30"><text:tab/>// Initialize array of list file strings to NULL</text:p>
      <text:p text:style-name="P30"><text:tab/>for(i=0; i &lt; PAGES * WORDS_PER_PAGE; i++){</text:p>
      <text:p text:style-name="P30"><text:tab/><text:tab/>assembly_list[i] = NULL;</text:p>
      <text:p text:style-name="P30"><text:tab/>}</text:p>
      <text:p text:style-name="P30"></text:p>
      <text:p text:style-name="P30"><text:tab/>// Determine list filename by replacing .obj with .lst</text:p>
      <text:p text:style-name="P30"><text:tab/>strcpy(list_filename, argv[1]);</text:p>
      <text:p text:style-name="P30"><text:tab/>strcpy(list_filename + strlen(argv[1]) - 3, "lst");</text:p>
      <text:p text:style-name="P30">//<text:tab/>printf("list file name is: %s\n", list_filename);</text:p>
      <text:p text:style-name="P30"><text:tab/></text:p>
      <text:p text:style-name="P30"><text:tab/>// Load in list file</text:p>
      <text:p text:style-name="P30"><text:tab/>list_file = fopen(list_filename, "r");</text:p>
      <text:p text:style-name="P30"><text:tab/>if(list_file != NULL){</text:p>
      <text:p text:style-name="P30"><text:tab/><text:tab/>while(fscanf(list_file, "%i", &amp;line_number) != EOF){</text:p>
      <text:p text:style-name="P30"><text:soft-page-break/><text:tab/><text:tab/><text:tab/>do { <text:s/>// read the next character that isn't a space</text:p>
      <text:p text:style-name="P30"><text:tab/><text:tab/><text:tab/><text:tab/>c = fgetc(list_file);</text:p>
      <text:p text:style-name="P30"><text:tab/><text:tab/><text:tab/>} while(c == ' ' || c == '\t');</text:p>
      <text:p text:style-name="P30"><text:tab/><text:tab/><text:tab/>ungetc(c, list_file); <text:s/>// put the non-space character back</text:p>
      <text:p text:style-name="P30"><text:tab/><text:tab/><text:tab/>if (c &gt;= '0' &amp;&amp; c &lt;= '9'){ <text:s/>// if this starts with a number, then it's valid data or code</text:p>
      <text:p text:style-name="P30">//<text:tab/><text:tab/><text:tab/><text:tab/>printf("%i ", line_number);</text:p>
      <text:p text:style-name="P30"><text:tab/><text:tab/><text:tab/><text:tab/>fscanf(list_file, "%o %o", &amp;addr, &amp;value);</text:p>
      <text:p text:style-name="P30">//<text:tab/><text:tab/><text:tab/><text:tab/>printf("%o %o ", addr, value);</text:p>
      <text:p text:style-name="P30"><text:tab/><text:tab/><text:tab/><text:tab/>do { <text:s/>// read the next character that isn't a space</text:p>
      <text:p text:style-name="P30"><text:tab/><text:tab/><text:tab/><text:tab/><text:tab/>c = fgetc(list_file);</text:p>
      <text:p text:style-name="P30"><text:tab/><text:tab/><text:tab/><text:tab/>} while(c == ' ' || c == '\t');</text:p>
      <text:p text:style-name="P30"><text:tab/><text:tab/><text:tab/><text:tab/>ungetc(c, list_file); <text:s/>// put the non-space character back</text:p>
      <text:p text:style-name="P30"><text:tab/><text:tab/><text:tab/><text:tab/>fgets(assembly_string, 255, list_file);</text:p>
      <text:p text:style-name="P30"><text:tab/><text:tab/><text:tab/><text:tab/>assembly_string[strlen(assembly_string) - 1] = '\0'; // remove terminating '\n'</text:p>
      <text:p text:style-name="P30"><text:tab/><text:tab/><text:tab/><text:tab/>assembly_list[addr] = (char*) malloc(strlen(assembly_string) + 1 * sizeof(char));</text:p>
      <text:p text:style-name="P30"><text:tab/><text:tab/><text:tab/><text:tab/>strcpy(assembly_list[addr], assembly_string);</text:p>
      <text:p text:style-name="P30"><text:tab/><text:tab/><text:tab/><text:tab/>for(j=0; j &lt; strlen(assembly_list[addr]); j++){ // convert tabs to spaces</text:p>
      <text:p text:style-name="P30"><text:tab/><text:tab/><text:tab/><text:tab/><text:tab/>if(assembly_list[addr][j] == '\t'){</text:p>
      <text:p text:style-name="P30"><text:tab/><text:tab/><text:tab/><text:tab/><text:tab/><text:tab/>assembly_list[addr][j] = ' ';</text:p>
      <text:p text:style-name="P30"><text:tab/><text:tab/><text:tab/><text:tab/><text:tab/>}</text:p>
      <text:p text:style-name="P30"><text:tab/><text:tab/><text:tab/><text:tab/>}</text:p>
      <text:p text:style-name="P30">//<text:tab/><text:tab/><text:tab/><text:tab/>printf("%s\n", assembly_list[addr]);</text:p>
      <text:p text:style-name="P30"><text:tab/><text:tab/><text:tab/>} else { <text:s/>// otherwise read the rest of the line, ignore it, and continue</text:p>
      <text:p text:style-name="P30"><text:tab/><text:tab/><text:tab/><text:tab/>fgets(assembly_string, 255, list_file);</text:p>
      <text:p text:style-name="P30"><text:tab/><text:tab/><text:tab/>}</text:p>
      <text:p text:style-name="P30"><text:tab/><text:tab/>}</text:p>
      <text:p text:style-name="P30"><text:tab/><text:tab/>fclose(list_file);</text:p>
      <text:p text:style-name="P30"><text:tab/>}</text:p>
      <text:p text:style-name="P30"><text:tab/>fclose(program_file);</text:p>
      <text:p text:style-name="P30">}</text:p>
      <text:p text:style-name="P30"></text:p>
      <text:p text:style-name="P30">/******************************************************************************</text:p>
      <text:p text:style-name="P30">**<text:tab/><text:tab/>PRINTS THE REQUESTED STATS<text:tab/></text:p>
      <text:p text:style-name="P30">******************************************************************************/</text:p>
      <text:p text:style-name="P30">void print_stats(void) {</text:p>
      <text:p text:style-name="P30"><text:tab/>int i;</text:p>
      <text:p text:style-name="P30"><text:tab/>uint32_t executed_total = 0;</text:p>
      <text:p text:style-name="P30"></text:p>
      <text:p text:style-name="P30"><text:tab/>printf("*************************************************************\n");</text:p>
      <text:p text:style-name="P30"><text:tab/>printf("***********************PRINTING STATS************************\n");</text:p>
      <text:p text:style-name="P30"><text:tab/>printf("*************************************************************\n");</text:p>
      <text:p text:style-name="P30"><text:tab/>printf("Total clock cycles = %u\n", clock_cycles);</text:p>
      <text:p text:style-name="P30"><text:tab/></text:p>
      <text:p text:style-name="P30"><text:tab/>for(i = 0; i &lt; OPCODE_NUM; i++) {</text:p>
      <text:p text:style-name="P30"><text:tab/><text:tab/>printf("%s was executed %u times\n", opcode_text[i], opcode_freq[i]);</text:p>
      <text:p text:style-name="P30"><text:tab/><text:tab/>executed_total += opcode_freq[i];</text:p>
      <text:p text:style-name="P30"><text:soft-page-break/><text:tab/>}</text:p>
      <text:p text:style-name="P30"></text:p>
      <text:p text:style-name="P30"><text:tab/>printf("The total number of opcodes executed = %u\n", executed_total);</text:p>
      <text:p text:style-name="P30">}</text:p>
      <text:p text:style-name="P30"></text:p>
      <text:p text:style-name="P30">/******************************************************************************</text:p>
      <text:p text:style-name="P30">**<text:tab/><text:tab/>FREES MEMORY, CLOSES TRACE FILES AND PRINTS INFORMATION</text:p>
      <text:p text:style-name="P30">******************************************************************************/</text:p>
      <text:p text:style-name="P30">void shutdown_system(struct shared_vars* shared) {</text:p>
      <text:p text:style-name="P30"><text:tab/><text:tab/>free(shared-&gt;registers_ptr);</text:p>
      <text:p text:style-name="P30"><text:tab/><text:tab/>free(shared-&gt;kb_ptr);</text:p>
      <text:p text:style-name="P30"><text:tab/><text:tab/>if(shared-&gt;ran_once) {</text:p>
      <text:p text:style-name="P30"><text:tab/><text:tab/><text:tab/>#ifdef DEBUG</text:p>
      <text:p text:style-name="P30"><text:tab/><text:tab/><text:tab/>mem_print_valid();</text:p>
      <text:p text:style-name="P30"><text:tab/><text:tab/><text:tab/>#endif</text:p>
      <text:p text:style-name="P30"><text:tab/><text:tab/><text:tab/>print_stats();</text:p>
      <text:p text:style-name="P30"><text:tab/><text:tab/>}</text:p>
      <text:p text:style-name="P30"><text:tab/><text:tab/>trace_close();</text:p>
      <text:p text:style-name="P30"><text:tab/><text:tab/>close_branch_trace();</text:p>
      <text:p text:style-name="P30">}<text:tab/></text:p>
      <text:p text:style-name="P30">/******************************************************************************</text:p>
      <text:p text:style-name="P30">**<text:tab/>EOF</text:p>
      <text:p text:style-name="P30">******************************************************************************/</text:p>
      <text:p text:style-name="P40"/>
      <text:p text:style-name="P30"/>
      <text:p text:style-name="P36">main.h</text:p>
      <text:p text:style-name="P30">/******************************************************************************</text:p>
      <text:p text:style-name="P30">** ECE486/586 PDP-8 Simulator</text:p>
      <text:p text:style-name="P30">** Sean Koppenhafer, Luis Santiago, Ken Benderly, J.S. Peirce</text:p>
      <text:p text:style-name="P30">** </text:p>
      <text:p text:style-name="P30">** main.h</text:p>
      <text:p text:style-name="P30">******************************************************************************/</text:p>
      <text:p text:style-name="P30"></text:p>
      <text:p text:style-name="P30">#ifndef MAIN_H</text:p>
      <text:p text:style-name="P30">#define MAIN_H</text:p>
      <text:p text:style-name="P30"></text:p>
      <text:p text:style-name="P30">//#define FILL_DEBUG</text:p>
      <text:p text:style-name="P30">//#define DEBUG</text:p>
      <text:p text:style-name="P30">#define DEBUG_GUI</text:p>
      <text:p text:style-name="P30">//#define GUI</text:p>
      <text:p text:style-name="P30"></text:p>
      <text:p text:style-name="P30">#ifdef GUI</text:p>
      <text:p text:style-name="P30">#include &lt;gtk/gtk.h&gt;</text:p>
      <text:p text:style-name="P30">#include "gui.h"</text:p>
      <text:p text:style-name="P30">#include "callback.h"</text:p>
      <text:p text:style-name="P30">#endif</text:p>
      <text:p text:style-name="P30"></text:p>
      <text:p text:style-name="P30">#include &lt;stdio.h&gt;</text:p>
      <text:p text:style-name="P30">#include &lt;stdlib.h&gt;</text:p>
      <text:p text:style-name="P30"><text:soft-page-break/>#include &lt;stdint.h&gt;</text:p>
      <text:p text:style-name="P30">#include &lt;string.h&gt;</text:p>
      <text:p text:style-name="P30">#include "memory.h"</text:p>
      <text:p text:style-name="P30"></text:p>
      <text:p text:style-name="P30">#include "kb_input.h"</text:p>
      <text:p text:style-name="P30">#include "branch_trace.h"</text:p>
      <text:p text:style-name="P30"></text:p>
      <text:p text:style-name="P30">#define OPCODE_NUM 8</text:p>
      <text:p text:style-name="P30">#define STEP 1</text:p>
      <text:p text:style-name="P30">#define RUN 0</text:p>
      <text:p text:style-name="P30"></text:p>
      <text:p text:style-name="P30">//This struct holds variables that both the GUI and non GUI versio need</text:p>
      <text:p text:style-name="P30">typedef struct shared_vars {</text:p>
      <text:p text:style-name="P30"><text:tab/>regs *registers_ptr;</text:p>
      <text:p text:style-name="P30"><text:s text:c="3"/>struct keyboard* kb_ptr;</text:p>
      <text:p text:style-name="P30"><text:tab/>uint8_t breakpoint_reached;</text:p>
      <text:p text:style-name="P30"><text:tab/>uint8_t breakpoint_serviced;<text:tab/>//Used to run again after a breakpoint was reached</text:p>
      <text:p text:style-name="P30"><text:tab/>uint8_t step_or_run;</text:p>
      <text:p text:style-name="P30"><text:tab/>uint8_t execution_done;</text:p>
      <text:p text:style-name="P30"><text:tab/>uint8_t ran_once;</text:p>
      <text:p text:style-name="P30"><text:tab/>uint8_t branch_trace;<text:tab/>//Will be a 1 if branch trace last screen loaded</text:p>
      <text:p text:style-name="P30"><text:tab/>int last_mem_page;</text:p>
      <text:p text:style-name="P30">} shared_vars;</text:p>
      <text:p text:style-name="P30"></text:p>
      <text:p text:style-name="P30">int main(int argc, char* argv[]);</text:p>
      <text:p text:style-name="P30">void run_no_GUI(int, char**);</text:p>
      <text:p text:style-name="P30">void* run_program(void*);</text:p>
      <text:p text:style-name="P30">void execute_opcode(struct shared_vars*);</text:p>
      <text:p text:style-name="P30">void init_system(int argc, char* argv[], struct shared_vars*);</text:p>
      <text:p text:style-name="P30">void fill_memory(int argc, char* argv[]);<text:tab/>/* Fills memory at bootup */</text:p>
      <text:p text:style-name="P30">void print_stats(void);</text:p>
      <text:p text:style-name="P30">void shutdown_system(struct shared_vars*);</text:p>
      <text:p text:style-name="P30">void remove_text_files(char * buffer);</text:p>
      <text:p text:style-name="P30"></text:p>
      <text:p text:style-name="P30">#endif</text:p>
      <text:p text:style-name="P40"/>
      <text:p text:style-name="P30"/>
      <text:p text:style-name="P36">memory.c</text:p>
      <text:p text:style-name="P36"><text:span text:style-name="T6">/******************************************************************************</text:span></text:p>
      <text:p text:style-name="P36"><text:span text:style-name="T6">** ECE486/586 PDP-8 Simulator</text:span></text:p>
      <text:p text:style-name="P36"><text:span text:style-name="T6">** Sean Koppenhafer, Luis Santiago, Ken Benderly, J.S. Peirce</text:span></text:p>
      <text:p text:style-name="P36"><text:span text:style-name="T6">** </text:span></text:p>
      <text:p text:style-name="P36"><text:span text:style-name="T6">** 21 JANUARY 2015</text:span></text:p>
      <text:p text:style-name="P36"><text:span text:style-name="T6">** MEMORY.C <text:tab/>IMPLEMENTATION FILE FOR MEMORY OP FUNCTIONS</text:span></text:p>
      <text:p text:style-name="P36"><text:span text:style-name="T6">******************************************************************************/</text:span></text:p>
      <text:p text:style-name="P36"><text:span text:style-name="T6">#include "memory.h"</text:span></text:p>
      <text:p text:style-name="P36"><text:span text:style-name="T6">#include "cpu.h"</text:span></text:p>
      <text:p text:style-name="P36"><text:span text:style-name="T6"></text:span></text:p>
      <text:p text:style-name="P36"><text:span text:style-name="T6">uint8_t tracepoint_reached;</text:span></text:p>
      <text:p text:style-name="P36"><text:soft-page-break/><text:span text:style-name="T6">uint8_t tracepoint_number;</text:span></text:p>
      <text:p text:style-name="P36"><text:span text:style-name="T6">extern regs* registers;</text:span></text:p>
      <text:p text:style-name="P36"><text:span text:style-name="T6"></text:span></text:p>
      <text:p text:style-name="P36"><text:span text:style-name="T6">/******************************************************************************</text:span></text:p>
      <text:p text:style-name="P36"><text:span text:style-name="T6">** <text:tab/>READ FROM MEMORY</text:span></text:p>
      <text:p text:style-name="P36"><text:span text:style-name="T6">**<text:tab/>FOR READ_OR_FETCH VARIABLE: 0 = DATA READ<text:tab/><text:tab/>1 = INSTRUCTION_FETCH</text:span></text:p>
      <text:p text:style-name="P36"><text:span text:style-name="T6">******************************************************************************/</text:span></text:p>
      <text:p text:style-name="P36"><text:span text:style-name="T6">uint16_t mem_read(uint16_t to_convert, uint8_t read_or_fetch){</text:span></text:p>
      <text:p text:style-name="P36"><text:span text:style-name="T6"><text:tab/>uint16_t page;</text:span></text:p>
      <text:p text:style-name="P36"><text:span text:style-name="T6"><text:tab/>uint8_t offset;</text:span></text:p>
      <text:p text:style-name="P36"><text:span text:style-name="T6"><text:tab/>uint16_t converted;</text:span></text:p>
      <text:p text:style-name="P36"><text:span text:style-name="T6"><text:tab/>uint16_t retval;</text:span></text:p>
      <text:p text:style-name="P36"><text:span text:style-name="T6"></text:span></text:p>
      <text:p text:style-name="P36"><text:span text:style-name="T6"><text:tab/>//parse address from CPMA</text:span></text:p>
      <text:p text:style-name="P36"><text:span text:style-name="T6"><text:tab/>page = (0b0000111110000000 &amp; to_convert);//0xF80</text:span></text:p>
      <text:p text:style-name="P36"><text:span text:style-name="T6"><text:tab/>offset = (0b0000000001111111 &amp; to_convert);//0x7F</text:span></text:p>
      <text:p text:style-name="P36"><text:span text:style-name="T6"><text:tab/>converted = (page + offset);</text:span></text:p>
      <text:p text:style-name="P36"><text:span text:style-name="T6"><text:tab/>#ifdef MEMORY_DEBUG</text:span></text:p>
      <text:p text:style-name="P36"><text:span text:style-name="T6"><text:tab/><text:tab/>printf("UNCONVERTED:\n");</text:span></text:p>
      <text:p text:style-name="P36"><text:span text:style-name="T6"><text:tab/><text:tab/>printf("Address:\n\tHEX: 0x%x\tOCTAL: %o\tDEC: %u\n",to_convert,to_convert,to_convert);</text:span></text:p>
      <text:p text:style-name="P36"><text:span text:style-name="T6"><text:tab/><text:tab/>printf("CONVERTED:\n");</text:span></text:p>
      <text:p text:style-name="P36"><text:span text:style-name="T6"><text:tab/><text:tab/>printf("Address:\n\tHEX: 0x%x\tOCTAL: %o\tDEC: %u\n",converted,converted,converted);</text:span></text:p>
      <text:p text:style-name="P36"><text:span text:style-name="T6"><text:tab/><text:tab/>printf("Page:\n\tHEX: 0x%x\tOCTAL: %o\tDEC: %u\n",page,page,page);</text:span></text:p>
      <text:p text:style-name="P36"><text:span text:style-name="T6"><text:tab/><text:tab/>printf("Offset:\n\tHEX: 0x%x\tOCTAL: %o\tDEC: %u\n",offset,offset,offset);</text:span></text:p>
      <text:p text:style-name="P36"><text:span text:style-name="T6"><text:tab/>#endif</text:span></text:p>
      <text:p text:style-name="P36"><text:span text:style-name="T6"></text:span></text:p>
      <text:p text:style-name="P36"><text:span text:style-name="T6"><text:tab/>//Print to trace file and handle the fetch accordingly</text:span></text:p>
      <text:p text:style-name="P36"><text:span text:style-name="T6"><text:tab/>if(read_or_fetch == DATA_READ) {</text:span></text:p>
      <text:p text:style-name="P36"><text:span text:style-name="T6"><text:tab/><text:tab/>//First check if a tracepoint has been reached</text:span></text:p>
      <text:p text:style-name="P36"><text:span text:style-name="T6"><text:tab/><text:tab/>retval = memory[converted];</text:span></text:p>
      <text:p text:style-name="P36"><text:span text:style-name="T6"><text:tab/><text:tab/>if(retval &amp; MEMORY_TRACEPOINT_BIT) {</text:span></text:p>
      <text:p text:style-name="P36"><text:span text:style-name="T6"><text:tab/><text:tab/><text:tab/>tracepoint_reached = 1;</text:span></text:p>
      <text:p text:style-name="P36"><text:span text:style-name="T6"><text:tab/><text:tab/><text:tab/>tracepoint_number = converted;</text:span></text:p>
      <text:p text:style-name="P36"><text:span text:style-name="T6"><text:tab/><text:tab/>}</text:span></text:p>
      <text:p text:style-name="P36"><text:span text:style-name="T6"></text:span></text:p>
      <text:p text:style-name="P36"><text:span text:style-name="T6"><text:tab/><text:tab/>//Remove internal state bits for read</text:span></text:p>
      <text:p text:style-name="P36"><text:span text:style-name="T6"><text:tab/><text:tab/>retval &amp;= CUTOFF_MASK;</text:span></text:p>
      <text:p text:style-name="P36"><text:span text:style-name="T6"><text:tab/><text:tab/>#ifdef PRETTY_PRINT</text:span></text:p>
      <text:p text:style-name="P36"><text:span text:style-name="T6"><text:tab/><text:tab/>fprintf( trace_file, "DR %04o\n", converted);</text:span></text:p>
      <text:p text:style-name="P36"><text:span text:style-name="T6"><text:tab/><text:tab/>#else</text:span></text:p>
      <text:p text:style-name="P36"><text:span text:style-name="T6"><text:tab/><text:tab/>fprintf( trace_file, "0 %04o\n", converted);</text:span></text:p>
      <text:p text:style-name="P36"><text:span text:style-name="T6"><text:tab/><text:tab/>#endif</text:span></text:p>
      <text:p text:style-name="P36"><text:span text:style-name="T6"><text:tab/>}</text:span></text:p>
      <text:p text:style-name="P36"><text:span text:style-name="T6"><text:tab/>else if(read_or_fetch == INSTRUCTION_FETCH) {</text:span></text:p>
      <text:p text:style-name="P36"><text:span text:style-name="T6"><text:tab/><text:tab/>retval = memory[converted];</text:span></text:p>
      <text:p text:style-name="P36"><text:span text:style-name="T6"><text:tab/><text:tab/>#ifdef PRETTY_PRINT</text:span></text:p>
      <text:p text:style-name="P36"><text:span text:style-name="T6"><text:tab/><text:tab/>fprintf( trace_file, "IF %04o\n", converted);</text:span></text:p>
      <text:p text:style-name="P36"><text:soft-page-break/><text:span text:style-name="T6"><text:tab/><text:tab/>#else</text:span></text:p>
      <text:p text:style-name="P36"><text:span text:style-name="T6"><text:tab/><text:tab/>fprintf( trace_file, "2 %04o\n", converted);</text:span></text:p>
      <text:p text:style-name="P36"><text:span text:style-name="T6"><text:tab/><text:tab/>#endif</text:span></text:p>
      <text:p text:style-name="P36"><text:span text:style-name="T6"><text:tab/>}</text:span></text:p>
      <text:p text:style-name="P36"><text:span text:style-name="T6"><text:tab/>else {</text:span></text:p>
      <text:p text:style-name="P36"><text:span text:style-name="T6"><text:tab/><text:tab/>fprintf( trace_file, "Read type not recognized\n");</text:span></text:p>
      <text:p text:style-name="P36"><text:span text:style-name="T6"><text:tab/>}</text:span></text:p>
      <text:p text:style-name="P36"><text:span text:style-name="T6"></text:span></text:p>
      <text:p text:style-name="P36"><text:span text:style-name="T6"><text:tab/>return retval;</text:span></text:p>
      <text:p text:style-name="P36"><text:span text:style-name="T6">}/*end mem_read()*/</text:span></text:p>
      <text:p text:style-name="P36"><text:span text:style-name="T6"></text:span></text:p>
      <text:p text:style-name="P36"><text:span text:style-name="T6">/******************************************************************************</text:span></text:p>
      <text:p text:style-name="P36"><text:span text:style-name="T6">** <text:tab/>WRITE TO MEMORY <text:tab/></text:span></text:p>
      <text:p text:style-name="P36"><text:span text:style-name="T6">******************************************************************************/</text:span></text:p>
      <text:p text:style-name="P36"><text:span text:style-name="T6">void mem_write(uint16_t to_convert, uint16_t data){</text:span></text:p>
      <text:p text:style-name="P36"><text:span text:style-name="T6"><text:tab/>uint16_t page;</text:span></text:p>
      <text:p text:style-name="P36"><text:span text:style-name="T6"><text:tab/>uint8_t offset;</text:span></text:p>
      <text:p text:style-name="P36"><text:span text:style-name="T6"><text:tab/>uint16_t converted;</text:span></text:p>
      <text:p text:style-name="P36"><text:span text:style-name="T6"><text:tab/>//parse address from CPMA</text:span></text:p>
      <text:p text:style-name="P36"><text:span text:style-name="T6"><text:tab/>page = (0b0000111110000000 &amp; to_convert);//0xF80</text:span></text:p>
      <text:p text:style-name="P36"><text:span text:style-name="T6"><text:tab/>offset = (0b0000000001111111 &amp; to_convert);//0x7F</text:span></text:p>
      <text:p text:style-name="P36"><text:span text:style-name="T6"><text:tab/>converted = (page + offset);</text:span></text:p>
      <text:p text:style-name="P36"><text:span text:style-name="T6"><text:tab/>#ifdef MEMORY_DEBUG</text:span></text:p>
      <text:p text:style-name="P36"><text:span text:style-name="T6"><text:tab/><text:tab/>printf("UNCONVERTED:\n");</text:span></text:p>
      <text:p text:style-name="P36"><text:span text:style-name="T6"><text:tab/><text:tab/>printf("Address:\n\tHEX: 0x%x\tOCTAL: %o\tDEC: %u\n",to_convert,to_convert,to_convert);</text:span></text:p>
      <text:p text:style-name="P36"><text:span text:style-name="T6"><text:tab/><text:tab/>printf("CONVERTED:\n");</text:span></text:p>
      <text:p text:style-name="P36"><text:span text:style-name="T6"><text:tab/><text:tab/>printf("Address:\n\tHEX: 0x%x\tOCTAL: %o\tDEC: %u\n",converted,converted,converted);</text:span></text:p>
      <text:p text:style-name="P36"><text:span text:style-name="T6"><text:tab/><text:tab/>printf("Page:\n\tHEX: 0x%x\tOCTAL: %o\tDEC: %u\n",page,page,page);</text:span></text:p>
      <text:p text:style-name="P36"><text:span text:style-name="T6"><text:tab/><text:tab/>printf("Offset:\n\tHEX: 0x%x\tOCTAL: %o\tDEC: %u\n",offset,offset,offset);</text:span></text:p>
      <text:p text:style-name="P36"><text:span text:style-name="T6"><text:tab/>#endif</text:span></text:p>
      <text:p text:style-name="P36"><text:span text:style-name="T6"></text:span></text:p>
      <text:p text:style-name="P36"><text:span text:style-name="T6"><text:tab/>/* Write to trace file */</text:span></text:p>
      <text:p text:style-name="P36"><text:span text:style-name="T6"><text:tab/>#ifdef PRETTY_PRINT</text:span></text:p>
      <text:p text:style-name="P36"><text:span text:style-name="T6"><text:tab/>fprintf( trace_file, "DW %04o\n", converted);</text:span></text:p>
      <text:p text:style-name="P36"><text:span text:style-name="T6"><text:tab/>#else</text:span></text:p>
      <text:p text:style-name="P36"><text:span text:style-name="T6"><text:tab/>fprintf( trace_file, "1 %04o\n", converted);</text:span></text:p>
      <text:p text:style-name="P36"><text:span text:style-name="T6"><text:tab/>#endif</text:span></text:p>
      <text:p text:style-name="P36"><text:span text:style-name="T6"><text:tab/><text:tab/></text:span></text:p>
      <text:p text:style-name="P36"><text:span text:style-name="T6"><text:tab/>//Check if tracepoint is set</text:span></text:p>
      <text:p text:style-name="P36"><text:span text:style-name="T6"><text:tab/>if(memory[converted] &amp; MEMORY_TRACEPOINT_BIT) tracepoint_reached = 1;</text:span></text:p>
      <text:p text:style-name="P36"><text:span text:style-name="T6"></text:span></text:p>
      <text:p text:style-name="P36"><text:span text:style-name="T6"><text:tab/>memory[converted] &amp;= ~MEMORY_MASK;<text:tab/>//Clear the data field</text:span></text:p>
      <text:p text:style-name="P36"><text:span text:style-name="T6"><text:tab/>memory[converted] |= data &amp; MEMORY_MASK;</text:span></text:p>
      <text:p text:style-name="P36"><text:span text:style-name="T6"></text:span></text:p>
      <text:p text:style-name="P36"><text:span text:style-name="T6"><text:tab/>#ifdef MEMORY_DEBUG</text:span></text:p>
      <text:p text:style-name="P36"><text:span text:style-name="T6"><text:tab/><text:tab/>printf("CALLEE-&gt;WROTE: %o to: %o IN OCTAL\n", data, converted);</text:span></text:p>
      <text:p text:style-name="P36"><text:span text:style-name="T6"><text:tab/><text:tab/>printf("CALLEE-&gt;WROTE: %u to: %u IN UNSIGNED DEC\n", data, converted);</text:span></text:p>
      <text:p text:style-name="P36"><text:soft-page-break/><text:span text:style-name="T6"><text:tab/>#endif</text:span></text:p>
      <text:p text:style-name="P36"><text:span text:style-name="T6">}/*end mem_write*/</text:span></text:p>
      <text:p text:style-name="P36"><text:span text:style-name="T6"></text:span></text:p>
      <text:p text:style-name="P36"><text:span text:style-name="T6">/******************************************************************************</text:span></text:p>
      <text:p text:style-name="P36"><text:span text:style-name="T6">** <text:tab/>INITIALIZE THE MEMORY <text:tab/></text:span></text:p>
      <text:p text:style-name="P36"><text:span text:style-name="T6">******************************************************************************/</text:span></text:p>
      <text:p text:style-name="P36"><text:span text:style-name="T6">void mem_init(void){</text:span></text:p>
      <text:p text:style-name="P36"><text:span text:style-name="T6"><text:tab/>unsigned int i;</text:span></text:p>
      <text:p text:style-name="P36"><text:span text:style-name="T6"></text:span></text:p>
      <text:p text:style-name="P36"><text:span text:style-name="T6"><text:tab/>for(i=0; i &lt; PAGES * WORDS_PER_PAGE; i++){</text:span></text:p>
      <text:p text:style-name="P36"><text:span text:style-name="T6"><text:tab/><text:tab/>memory[i] &amp;= ~(MEMORY_VALID_BIT | MEMORY_BREAKPOINT_BIT); // clear valid and breakpoint bits</text:span></text:p>
      <text:p text:style-name="P36"><text:span text:style-name="T6"><text:tab/>}<text:tab/></text:span></text:p>
      <text:p text:style-name="P36"><text:span text:style-name="T6">} // end mem_init</text:span></text:p>
      <text:p text:style-name="P36"><text:span text:style-name="T6"></text:span></text:p>
      <text:p text:style-name="P36"><text:span text:style-name="T6">/******************************************************************************</text:span></text:p>
      <text:p text:style-name="P36"><text:span text:style-name="T6">** <text:tab/>PRINT ALL VALID MEMORY LOCATIONS<text:tab/></text:span></text:p>
      <text:p text:style-name="P36"><text:span text:style-name="T6">******************************************************************************/</text:span></text:p>
      <text:p text:style-name="P36"><text:span text:style-name="T6">void mem_print_valid(void){</text:span></text:p>
      <text:p text:style-name="P36"><text:span text:style-name="T6"><text:tab/>unsigned int i;</text:span></text:p>
      <text:p text:style-name="P36"><text:span text:style-name="T6"></text:span></text:p>
      <text:p text:style-name="P36"><text:span text:style-name="T6"><text:tab/>printf("******************************PRINTING VALID MEMORY**************************\n");</text:span></text:p>
      <text:p text:style-name="P36"><text:span text:style-name="T6"><text:tab/>printf("Address <text:s text:c="3"/>Contents\n");</text:span></text:p>
      <text:p text:style-name="P36"><text:span text:style-name="T6"><text:tab/>printf("------- <text:s text:c="3"/>--------\n");</text:span></text:p>
      <text:p text:style-name="P36"><text:span text:style-name="T6"><text:tab/>for(i=0; i &lt; PAGES * WORDS_PER_PAGE; i++){</text:span></text:p>
      <text:p text:style-name="P36"><text:span text:style-name="T6"><text:tab/><text:tab/>if (memory[i] &amp; MEMORY_VALID_BIT){</text:span></text:p>
      <text:p text:style-name="P36"><text:span text:style-name="T6"><text:tab/><text:tab/><text:tab/>printf("%04o <text:s text:c="6"/>%04o\n", i, memory[i] &amp; MEMORY_MASK);</text:span></text:p>
      <text:p text:style-name="P36"><text:span text:style-name="T6"><text:tab/><text:tab/>}</text:span></text:p>
      <text:p text:style-name="P36"><text:span text:style-name="T6"><text:tab/>}</text:span></text:p>
      <text:p text:style-name="P36"><text:span text:style-name="T6"><text:tab/>printf("\n");</text:span></text:p>
      <text:p text:style-name="P36"><text:span text:style-name="T6">} // end mem_print_valid</text:span></text:p>
      <text:p text:style-name="P36"><text:span text:style-name="T6"></text:span></text:p>
      <text:p text:style-name="P36"><text:span text:style-name="T6">/******************************************************************************</text:span></text:p>
      <text:p text:style-name="P36"><text:span text:style-name="T6">**<text:tab/>OPEN THE TRACEFILE TO APPEND, START AT BEGINNING OF FILE: "a+"</text:span></text:p>
      <text:p text:style-name="P36"><text:span text:style-name="T6">******************************************************************************/</text:span></text:p>
      <text:p text:style-name="P36"><text:span text:style-name="T6">int trace_init(){</text:span></text:p>
      <text:p text:style-name="P36"><text:span text:style-name="T6"><text:tab/>int ret_val;</text:span></text:p>
      <text:p text:style-name="P36"><text:span text:style-name="T6"><text:tab/>trace_file = fopen(trace_name, "w");</text:span></text:p>
      <text:p text:style-name="P36"><text:span text:style-name="T6"><text:tab/></text:span></text:p>
      <text:p text:style-name="P36"><text:span text:style-name="T6"><text:tab/>if(trace_file == NULL){</text:span></text:p>
      <text:p text:style-name="P36"><text:span text:style-name="T6"><text:tab/>#ifdef TRACE_DEBUG</text:span></text:p>
      <text:p text:style-name="P36"><text:span text:style-name="T6"><text:tab/><text:tab/>printf("ERROR: Unable to open memory trace file: %s\n", trace_name);</text:span></text:p>
      <text:p text:style-name="P36"><text:span text:style-name="T6"><text:tab/>#endif</text:span></text:p>
      <text:p text:style-name="P36"><text:span text:style-name="T6"><text:tab/><text:tab/>ret_val = -1;</text:span></text:p>
      <text:p text:style-name="P36"><text:span text:style-name="T6"><text:tab/>}/*end if*/</text:span></text:p>
      <text:p text:style-name="P36"><text:span text:style-name="T6"><text:tab/>else{</text:span></text:p>
      <text:p text:style-name="P36"><text:span text:style-name="T6"><text:tab/>#ifdef TRACE_DEBUG</text:span></text:p>
      <text:p text:style-name="P36"><text:span text:style-name="T6"><text:tab/><text:tab/>printf("Memory trace file: %s opened successfully\n", trace_name);</text:span></text:p>
      <text:p text:style-name="P36"><text:soft-page-break/><text:span text:style-name="T6"><text:tab/>#endif</text:span></text:p>
      <text:p text:style-name="P36"><text:span text:style-name="T6"><text:tab/><text:tab/>ret_val=0;</text:span></text:p>
      <text:p text:style-name="P36"><text:span text:style-name="T6"><text:tab/>}/*end else*/</text:span></text:p>
      <text:p text:style-name="P36"><text:span text:style-name="T6">return ret_val;</text:span></text:p>
      <text:p text:style-name="P36"><text:span text:style-name="T6">}/*end trace_init()*/</text:span></text:p>
      <text:p text:style-name="P36"><text:span text:style-name="T6"></text:span></text:p>
      <text:p text:style-name="P36"><text:span text:style-name="T6">/******************************************************************************</text:span></text:p>
      <text:p text:style-name="P36"><text:span text:style-name="T6">** WRITES TO THE MEMORY TRACE FILE IN THE MIDDLE OF THE PROGRAM</text:span></text:p>
      <text:p text:style-name="P36"><text:span text:style-name="T6">******************************************************************************/</text:span></text:p>
      <text:p text:style-name="P36"><text:span text:style-name="T6">void update_memory_trace(void) {</text:span></text:p>
      <text:p text:style-name="P36"><text:span text:style-name="T6"><text:tab/>fclose(trace_file);</text:span></text:p>
      <text:p text:style-name="P36"><text:span text:style-name="T6"><text:tab/>trace_file = fopen(trace_name, "a");</text:span></text:p>
      <text:p text:style-name="P36"><text:span text:style-name="T6"><text:tab/><text:tab/></text:span></text:p>
      <text:p text:style-name="P36"><text:span text:style-name="T6"><text:tab/>#ifdef TRACE_DEBUG</text:span></text:p>
      <text:p text:style-name="P36"><text:span text:style-name="T6"><text:tab/>if(trace_file == NULL) {</text:span></text:p>
      <text:p text:style-name="P36"><text:span text:style-name="T6"><text:tab/><text:tab/>printf("ERROR: Failed to open memory trace file for append.\n");</text:span></text:p>
      <text:p text:style-name="P36"><text:span text:style-name="T6"><text:tab/>}</text:span></text:p>
      <text:p text:style-name="P36"><text:span text:style-name="T6"><text:tab/>else {</text:span></text:p>
      <text:p text:style-name="P36"><text:span text:style-name="T6"><text:tab/><text:tab/>printf("Branch trace file opened successfully for append\n");</text:span></text:p>
      <text:p text:style-name="P36"><text:span text:style-name="T6"><text:tab/>}</text:span></text:p>
      <text:p text:style-name="P36"><text:span text:style-name="T6"><text:tab/>#endif</text:span></text:p>
      <text:p text:style-name="P36"><text:span text:style-name="T6">}</text:span></text:p>
      <text:p text:style-name="P36"><text:span text:style-name="T6"></text:span></text:p>
      <text:p text:style-name="P36"><text:span text:style-name="T6">/******************************************************************************</text:span></text:p>
      <text:p text:style-name="P36"><text:span text:style-name="T6">** CALL THIS FUNCTION AT COMPLETION OF PROGRAM TO CLOSE TRACEFILE</text:span></text:p>
      <text:p text:style-name="P36"><text:span text:style-name="T6">** TODO: MAY NOT BE A BAD IDEA TO OPEN/CLOSE EACH TIME WE WRITE OUT?</text:span></text:p>
      <text:p text:style-name="P36"><text:span text:style-name="T6">******************************************************************************/</text:span></text:p>
      <text:p text:style-name="P36"><text:span text:style-name="T6">int trace_close(){</text:span></text:p>
      <text:p text:style-name="P36"><text:span text:style-name="T6"><text:tab/>int ret_val;</text:span></text:p>
      <text:p text:style-name="P36"><text:span text:style-name="T6"><text:tab/>ret_val = fclose(trace_file);</text:span></text:p>
      <text:p text:style-name="P36"><text:span text:style-name="T6">return ret_val;</text:span></text:p>
      <text:p text:style-name="P36"><text:span text:style-name="T6">}/*end close_trace()*/</text:span></text:p>
      <text:p text:style-name="P36"><text:span text:style-name="T6"></text:span></text:p>
      <text:p text:style-name="P36"><text:span text:style-name="T6">/******************************************************************************</text:span></text:p>
      <text:p text:style-name="P36"><text:span text:style-name="T6">**<text:tab/>RETURN EFFECTIVE ADDRESS AT ZERO PAGE</text:span></text:p>
      <text:p text:style-name="P36"><text:span text:style-name="T6">******************************************************************************/</text:span></text:p>
      <text:p text:style-name="P36"><text:span text:style-name="T6">uint16_t zeropage (uint16_t instruction)</text:span></text:p>
      <text:p text:style-name="P36"><text:span text:style-name="T6">{</text:span></text:p>
      <text:p text:style-name="P36"><text:span text:style-name="T6"><text:s text:c="4"/>return instruction &amp; OFFSET_MASK;</text:span></text:p>
      <text:p text:style-name="P36"><text:span text:style-name="T6">}</text:span></text:p>
      <text:p text:style-name="P36"><text:span text:style-name="T6"></text:span></text:p>
      <text:p text:style-name="P36"><text:span text:style-name="T6">/******************************************************************************</text:span></text:p>
      <text:p text:style-name="P36"><text:span text:style-name="T6">**<text:tab/>RETURN EFFECTVE ADDRESS AT THE CURRENT PAGE</text:span></text:p>
      <text:p text:style-name="P36"><text:span text:style-name="T6">******************************************************************************/</text:span></text:p>
      <text:p text:style-name="P36"><text:span text:style-name="T6">uint16_t currentpage (uint16_t instruction, regs* reg)</text:span></text:p>
      <text:p text:style-name="P36"><text:span text:style-name="T6">{</text:span></text:p>
      <text:p text:style-name="P36"><text:span text:style-name="T6"><text:s text:c="4"/>return ( (reg-&gt;PC &amp; PAGE_MASK) | (instruction &amp; OFFSET_MASK) );</text:span></text:p>
      <text:p text:style-name="P36"><text:span text:style-name="T6">}</text:span></text:p>
      <text:p text:style-name="P36"><text:span text:style-name="T6"></text:span></text:p>
      <text:p text:style-name="P36"><text:soft-page-break/><text:span text:style-name="T6">/******************************************************************************</text:span></text:p>
      <text:p text:style-name="P36"><text:span text:style-name="T6">**<text:tab/>DECODE ADDRESS</text:span></text:p>
      <text:p text:style-name="P36"><text:span text:style-name="T6">******************************************************************************/</text:span></text:p>
      <text:p text:style-name="P36"><text:span text:style-name="T6">// Check bit 4 (on PDP8 ) <text:s/>to federmine current page or zero page mode</text:span></text:p>
      <text:p text:style-name="P36"><text:span text:style-name="T6"></text:span></text:p>
      <text:p text:style-name="P36"><text:span text:style-name="T6">uint16_t getaddress(uint16_t instruction,regs* reg, uint8_t * page)</text:span></text:p>
      <text:p text:style-name="P36"><text:span text:style-name="T6">{</text:span></text:p>
      <text:p text:style-name="P36"><text:span text:style-name="T6"><text:tab/>uint16_t retval;</text:span></text:p>
      <text:p text:style-name="P36"><text:span text:style-name="T6"><text:tab/>if (PageMode(instruction)) </text:span></text:p>
      <text:p text:style-name="P36"><text:span text:style-name="T6"><text:s text:c="3"/>{</text:span></text:p>
      <text:p text:style-name="P36"><text:span text:style-name="T6"><text:s text:c="3"/><text:tab/>retval = currentpage(instruction, reg);</text:span></text:p>
      <text:p text:style-name="P36"><text:span text:style-name="T6"><text:s text:c="2"/><text:tab/>*page=1;</text:span></text:p>
      <text:p text:style-name="P36"><text:span text:style-name="T6"><text:s text:c="3"/>}</text:span></text:p>
      <text:p text:style-name="P36"><text:span text:style-name="T6"><text:s text:c="3"/>else</text:span></text:p>
      <text:p text:style-name="P36"><text:span text:style-name="T6"><text:s text:c="3"/>{</text:span></text:p>
      <text:p text:style-name="P36"><text:span text:style-name="T6"><text:s text:c="3"/><text:tab/>retval = zeropage(instruction);</text:span></text:p>
      <text:p text:style-name="P36"><text:span text:style-name="T6"><text:tab/>*page=0;</text:span></text:p>
      <text:p text:style-name="P36"><text:span text:style-name="T6"><text:s text:c="3"/>}</text:span></text:p>
      <text:p text:style-name="P36"><text:span text:style-name="T6"></text:span></text:p>
      <text:p text:style-name="P36"><text:span text:style-name="T6"><text:tab/>return retval;</text:span></text:p>
      <text:p text:style-name="P36"><text:span text:style-name="T6">}</text:span></text:p>
      <text:p text:style-name="P36"><text:span text:style-name="T6"></text:span></text:p>
      <text:p text:style-name="P36"><text:span text:style-name="T6">/******************************************************************************</text:span></text:p>
      <text:p text:style-name="P36"><text:span text:style-name="T6">**<text:tab/>CALCULATE THE EFFECTIVE ADDRESS</text:span></text:p>
      <text:p text:style-name="P36"><text:span text:style-name="T6">**<text:tab/>RETURNS 0 FOR DIRECT ADDRESSING page 0</text:span></text:p>
      <text:p text:style-name="P36"><text:span text:style-name="T6">** <text:s text:c="13"/>1 FOR DIRECT ADDRESSING CURRENT PAGE</text:span></text:p>
      <text:p text:style-name="P36"><text:span text:style-name="T6">** <text:s text:c="13"/>2 FOR INDIRECT ADDRESSING PAGE O </text:span></text:p>
      <text:p text:style-name="P36"><text:span text:style-name="T6">** <text:s text:c="13"/>3 FOR INDIRECT CURRENT PAGE,</text:span></text:p>
      <text:p text:style-name="P36"><text:span text:style-name="T6">** <text:s text:c="13"/>4 FOR AUTOINCREMENT</text:span></text:p>
      <text:p text:style-name="P36"><text:span text:style-name="T6">******************************************************************************/</text:span></text:p>
      <text:p text:style-name="P36"><text:span text:style-name="T6">uint8_t EffAddCalc(uint16_t instruction, regs* reg)</text:span></text:p>
      <text:p text:style-name="P36"><text:span text:style-name="T6">{</text:span></text:p>
      <text:p text:style-name="P36"><text:span text:style-name="T6"><text:tab/>uint16_t ptr_address, indirect_address;</text:span></text:p>
      <text:p text:style-name="P36"><text:span text:style-name="T6"><text:tab/>uint8_t addressing_mode, page_mode;</text:span></text:p>
      <text:p text:style-name="P36"><text:span text:style-name="T6"></text:span></text:p>
      <text:p text:style-name="P36"><text:span text:style-name="T6">page_mode =0;</text:span></text:p>
      <text:p text:style-name="P36"><text:span text:style-name="T6"><text:s text:c="4"/>if(AddrMode(instruction))</text:span></text:p>
      <text:p text:style-name="P36"><text:span text:style-name="T6"><text:s text:c="4"/>{</text:span></text:p>
      <text:p text:style-name="P36"><text:span text:style-name="T6"><text:s text:c="8"/>/* Indirect mode</text:span></text:p>
      <text:p text:style-name="P36"><text:span text:style-name="T6"><text:s text:c="9"/>gets the ponter address*/</text:span></text:p>
      <text:p text:style-name="P36"><text:span text:style-name="T6"><text:tab/>ptr_address = getaddress(instruction, reg, &amp; page_mode);</text:span></text:p>
      <text:p text:style-name="P36"><text:span text:style-name="T6"><text:s text:c="8"/>indirect_address = mem_read(ptr_address, DATA_READ);</text:span></text:p>
      <text:p text:style-name="P36"><text:span text:style-name="T6"><text:tab/></text:span></text:p>
      <text:p text:style-name="P36"><text:span text:style-name="T6"><text:tab/>addressing_mode = INDIRECT_MODE+ page_mode;</text:span></text:p>
      <text:p text:style-name="P36"><text:span text:style-name="T6"><text:s text:c="8"/></text:span></text:p>
      <text:p text:style-name="P36"><text:span text:style-name="T6"><text:s text:c="8"/>// check if address is the range of auto indexing</text:span></text:p>
      <text:p text:style-name="P36"><text:span text:style-name="T6"><text:s text:c="8"/>if (ptr_address &gt;= 010 &amp;&amp; ptr_address &lt;= 017)</text:span></text:p>
      <text:p text:style-name="P36"><text:span text:style-name="T6"><text:s text:c="8"/>{</text:span></text:p>
      <text:p text:style-name="P36"><text:span text:style-name="T6"><text:s text:c="12"/>addressing_mode = AUTOINCREMENT_MODE;</text:span></text:p>
      <text:p text:style-name="P36"><text:soft-page-break/><text:span text:style-name="T6"><text:s text:c="12"/>++indirect_address;</text:span></text:p>
      <text:p text:style-name="P36"><text:span text:style-name="T6"><text:s text:c="12"/>mem_write(ptr_address, indirect_address );</text:span></text:p>
      <text:p text:style-name="P36"><text:span text:style-name="T6"><text:s text:c="12"/></text:span></text:p>
      <text:p text:style-name="P36"><text:span text:style-name="T6"><text:s text:c="8"/>}</text:span></text:p>
      <text:p text:style-name="P36"><text:span text:style-name="T6"><text:s text:c="8"/></text:span></text:p>
      <text:p text:style-name="P36"><text:span text:style-name="T6"><text:s text:c="8"/>reg-&gt;CPMA= indirect_address;</text:span></text:p>
      <text:p text:style-name="P36"><text:span text:style-name="T6"><text:s text:c="4"/>}</text:span></text:p>
      <text:p text:style-name="P36"><text:span text:style-name="T6"><text:s text:c="4"/>else</text:span></text:p>
      <text:p text:style-name="P36"><text:span text:style-name="T6"><text:s text:c="4"/>{</text:span></text:p>
      <text:p text:style-name="P36"><text:span text:style-name="T6"><text:s text:c="8"/>// not indirect just store the value</text:span></text:p>
      <text:p text:style-name="P36"><text:span text:style-name="T6"><text:s text:c="8"/>reg-&gt;CPMA = getaddress(instruction, reg,&amp; page_mode);</text:span></text:p>
      <text:p text:style-name="P36"><text:span text:style-name="T6"><text:tab/><text:tab/> <text:s/>addressing_mode = DIRECT_MODE + page_mode;</text:span></text:p>
      <text:p text:style-name="P36"><text:span text:style-name="T6"><text:s text:c="4"/>}</text:span></text:p>
      <text:p text:style-name="P36"><text:span text:style-name="T6"></text:span></text:p>
      <text:p text:style-name="P36"><text:span text:style-name="T6"><text:tab/> return addressing_mode;</text:span></text:p>
      <text:p text:style-name="P36"><text:span text:style-name="T6">}</text:span></text:p>
      <text:p text:style-name="P36"><text:span text:style-name="T6"></text:span></text:p>
      <text:p text:style-name="P36"><text:span text:style-name="T6">/******************************************************************************</text:span></text:p>
      <text:p text:style-name="P36"><text:span text:style-name="T6">**<text:tab/>SETS A BREAKPOINT IN MEMORY</text:span></text:p>
      <text:p text:style-name="P36"><text:span text:style-name="T6">******************************************************************************/</text:span></text:p>
      <text:p text:style-name="P36"><text:span text:style-name="T6">void set_breakpoint(uint16_t breakpoint_address) {</text:span></text:p>
      <text:p text:style-name="P36"><text:span text:style-name="T6"><text:tab/>memory[breakpoint_address] |= MEMORY_BREAKPOINT_BIT;</text:span></text:p>
      <text:p text:style-name="P36"><text:span text:style-name="T6">}</text:span></text:p>
      <text:p text:style-name="P36"><text:span text:style-name="T6"></text:span></text:p>
      <text:p text:style-name="P36"><text:span text:style-name="T6">/******************************************************************************</text:span></text:p>
      <text:p text:style-name="P36"><text:span text:style-name="T6">**<text:tab/>REMOVES A BREAKPOINT FROM MEMORY</text:span></text:p>
      <text:p text:style-name="P36"><text:span text:style-name="T6">******************************************************************************/</text:span></text:p>
      <text:p text:style-name="P36"><text:span text:style-name="T6">void remove_breakpoint(uint16_t breakpoint_address) {</text:span></text:p>
      <text:p text:style-name="P36"><text:span text:style-name="T6"><text:tab/>memory[breakpoint_address] &amp;= ~MEMORY_BREAKPOINT_BIT;</text:span></text:p>
      <text:p text:style-name="P36"><text:span text:style-name="T6">}</text:span></text:p>
      <text:p text:style-name="P36"><text:span text:style-name="T6"></text:span></text:p>
      <text:p text:style-name="P36"><text:span text:style-name="T6">/******************************************************************************</text:span></text:p>
      <text:p text:style-name="P36"><text:span text:style-name="T6">**<text:tab/>SETS A TRACEPOINT IN MEMORY</text:span></text:p>
      <text:p text:style-name="P36"><text:span text:style-name="T6">******************************************************************************/</text:span></text:p>
      <text:p text:style-name="P36"><text:span text:style-name="T6">void set_tracepoint(uint16_t tracepoint_address) {</text:span></text:p>
      <text:p text:style-name="P36"><text:span text:style-name="T6"><text:tab/>memory[tracepoint_address] |= MEMORY_TRACEPOINT_BIT;</text:span></text:p>
      <text:p text:style-name="P36"><text:span text:style-name="T6">}</text:span></text:p>
      <text:p text:style-name="P36"><text:span text:style-name="T6"></text:span></text:p>
      <text:p text:style-name="P36"><text:span text:style-name="T6">/******************************************************************************</text:span></text:p>
      <text:p text:style-name="P36"><text:span text:style-name="T6">**<text:tab/>REMOVES A TRACEPOINT FROM MEMORY</text:span></text:p>
      <text:p text:style-name="P36"><text:span text:style-name="T6">******************************************************************************/</text:span></text:p>
      <text:p text:style-name="P36"><text:span text:style-name="T6">void remove_tracepoint(uint16_t tracepoint_address) {</text:span></text:p>
      <text:p text:style-name="P36"><text:span text:style-name="T6"><text:tab/>memory[tracepoint_address] &amp;= ~MEMORY_TRACEPOINT_BIT;</text:span></text:p>
      <text:p text:style-name="P36"><text:span text:style-name="T6">}</text:span></text:p>
      <text:p text:style-name="P36"><text:span text:style-name="T6"></text:span></text:p>
      <text:p text:style-name="P36"><text:span text:style-name="T6">/******************************************************************************</text:span></text:p>
      <text:p text:style-name="P36"><text:span text:style-name="T6">**<text:tab/>PRINTS A PAGE OF MEMORY TO A TEXT FILE NAMED MEMORY_PAGE.TXT</text:span></text:p>
      <text:p text:style-name="P36"><text:span text:style-name="T6">** CAN BE OPENED BY THE GUI TO PRINT TO THE TEXT WINDOW</text:span></text:p>
      <text:p text:style-name="P36"><text:span text:style-name="T6">******************************************************************************/</text:span></text:p>
      <text:p text:style-name="P36"><text:soft-page-break/><text:span text:style-name="T6">void print_memory_page(int page_number) {</text:span></text:p>
      <text:p text:style-name="P36"><text:span text:style-name="T6"><text:tab/>uint16_t page_base_address, page_max_address, index;</text:span></text:p>
      <text:p text:style-name="P36"><text:span text:style-name="T6"><text:tab/>uint16_t data_values[8];</text:span></text:p>
      <text:p text:style-name="P36"><text:span text:style-name="T6"><text:tab/>FILE* memory_print_file;</text:span></text:p>
      <text:p text:style-name="P36"><text:span text:style-name="T6"><text:tab/>char* memory_print_file_name = "MEMORY_PAGE.txt";</text:span></text:p>
      <text:p text:style-name="P36"><text:span text:style-name="T6"><text:tab/></text:span></text:p>
      <text:p text:style-name="P36"><text:span text:style-name="T6"><text:tab/>memory_print_file = fopen(memory_print_file_name, "w");</text:span></text:p>
      <text:p text:style-name="P36"><text:span text:style-name="T6"><text:tab/></text:span></text:p>
      <text:p text:style-name="P36"><text:span text:style-name="T6"><text:tab/>if(memory_print_file == NULL) {</text:span></text:p>
      <text:p text:style-name="P36"><text:span text:style-name="T6"><text:tab/><text:tab/>printf("Error opening MEMORY_PAGE.txt\n");</text:span></text:p>
      <text:p text:style-name="P36"><text:span text:style-name="T6"><text:tab/>}</text:span></text:p>
      <text:p text:style-name="P36"><text:span text:style-name="T6"><text:tab/>else {</text:span></text:p>
      <text:p text:style-name="P36"><text:span text:style-name="T6"><text:tab/><text:tab/>//Move the 5 bit page number to the page bits a PDP8 address</text:span></text:p>
      <text:p text:style-name="P36"><text:span text:style-name="T6"><text:tab/><text:tab/>page_base_address = (page_number &amp; 0x1F) &lt;&lt; 7;</text:span></text:p>
      <text:p text:style-name="P36"><text:span text:style-name="T6"><text:tab/><text:tab/>page_max_address = ((page_number + 1) &amp; 0x3F) &lt;&lt; 7;</text:span></text:p>
      <text:p text:style-name="P36"><text:span text:style-name="T6"><text:tab/><text:tab/></text:span></text:p>
      <text:p text:style-name="P36"><text:span text:style-name="T6"><text:tab/><text:tab/>fprintf(memory_print_file, " <text:s text:c="3"/>\t| <text:s text:c="29"/>PAGE: %o <text:s text:c="10"/>\t\t <text:s text:c="7"/>|\n", page_number);</text:span></text:p>
      <text:p text:style-name="P36"><text:span text:style-name="T6"><text:tab/><text:tab/>fprintf(memory_print_file, " <text:s text:c="3"/>\t| <text:s text:c="11"/>LSB OCTAL DIGIT OF ADDRESS <text:s text:c="12"/>|\n");</text:span></text:p>
      <text:p text:style-name="P36"><text:span text:style-name="T6"><text:tab/><text:tab/>fprintf(memory_print_file, " <text:s text:c="3"/>\t|-----------------------------------------------------------------------|\n");</text:span></text:p>
      <text:p text:style-name="P36"><text:span text:style-name="T6"><text:tab/><text:tab/>fprintf(memory_print_file, " <text:s text:c="3"/>\t| <text:s text:c="2"/>0 <text:s text:c="2"/>| <text:s text:c="2"/>1 <text:s text:c="2"/>| <text:s text:c="2"/>2 <text:s text:c="2"/>| <text:s text:c="2"/>3 <text:s text:c="2"/>| <text:s text:c="2"/>4 <text:s text:c="2"/>| <text:s text:c="2"/>5 <text:s text:c="2"/>| <text:s text:c="2"/>6 <text:s text:c="2"/>| <text:s text:c="2"/>7 <text:s text:c="2"/>|\n");</text:span></text:p>
      <text:p text:style-name="P36"><text:span text:style-name="T6"><text:tab/><text:tab/>fprintf(memory_print_file, "MSB <text:s/>|-----------------------------------------------------------------------|\n");</text:span></text:p>
      <text:p text:style-name="P36"><text:span text:style-name="T6"><text:tab/><text:tab/>for(index = page_base_address; index &lt; page_max_address; index += 8) {</text:span></text:p>
      <text:p text:style-name="P36"><text:span text:style-name="T6"><text:tab/><text:tab/><text:tab/>//Grab the data values from memory</text:span></text:p>
      <text:p text:style-name="P36"><text:span text:style-name="T6"><text:tab/><text:tab/><text:tab/>data_values[0] = memory[index] &amp; MEMORY_MASK;</text:span></text:p>
      <text:p text:style-name="P36"><text:span text:style-name="T6"><text:tab/><text:tab/><text:tab/>data_values[1] = memory[index + 1] &amp; MEMORY_MASK;</text:span></text:p>
      <text:p text:style-name="P36"><text:span text:style-name="T6"><text:tab/><text:tab/><text:tab/>data_values[2] = memory[index + 2] &amp; MEMORY_MASK;</text:span></text:p>
      <text:p text:style-name="P36"><text:span text:style-name="T6"><text:tab/><text:tab/><text:tab/>data_values[3] = memory[index + 3] &amp; MEMORY_MASK;</text:span></text:p>
      <text:p text:style-name="P36"><text:span text:style-name="T6"><text:tab/><text:tab/><text:tab/>data_values[4] = memory[index + 4] &amp; MEMORY_MASK;</text:span></text:p>
      <text:p text:style-name="P36"><text:span text:style-name="T6"><text:tab/><text:tab/><text:tab/>data_values[5] = memory[index + 5] &amp; MEMORY_MASK;</text:span></text:p>
      <text:p text:style-name="P36"><text:span text:style-name="T6"><text:tab/><text:tab/><text:tab/>data_values[6] = memory[index + 6] &amp; MEMORY_MASK;</text:span></text:p>
      <text:p text:style-name="P36"><text:span text:style-name="T6"><text:tab/><text:tab/><text:tab/>data_values[7] = memory[index + 7] &amp; MEMORY_MASK;</text:span></text:p>
      <text:p text:style-name="P36"><text:span text:style-name="T6"><text:tab/><text:tab/><text:tab/></text:span></text:p>
      <text:p text:style-name="P36"><text:span text:style-name="T6"><text:tab/><text:tab/><text:tab/>fprintf(memory_print_file, "%03o | %04o %04o %04o %04o %04o %04o %04o %04o|\n", </text:span></text:p>
      <text:p text:style-name="P36"><text:span text:style-name="T6"><text:tab/><text:tab/><text:tab/><text:tab/><text:tab/>(index &amp; 07770) &gt;&gt; 3, data_values[0], data_values[1], data_values[2], </text:span></text:p>
      <text:p text:style-name="P36"><text:span text:style-name="T6"><text:tab/><text:tab/><text:tab/><text:tab/><text:tab/>data_values[3], data_values[4], data_values[5], data_values[6], </text:span></text:p>
      <text:p text:style-name="P36"><text:span text:style-name="T6"><text:tab/><text:tab/><text:tab/><text:tab/><text:tab/>data_values[7]);</text:span></text:p>
      <text:p text:style-name="P36"><text:span text:style-name="T6"><text:tab/><text:tab/>}</text:span></text:p>
      <text:p text:style-name="P36"><text:span text:style-name="T6"><text:tab/><text:tab/>fprintf(memory_print_file, " <text:s text:c="6"/>|------------------------------------------------------------------------|\n");</text:span></text:p>
      <text:p text:style-name="P36"><text:span text:style-name="T6"><text:tab/>}</text:span></text:p>
      <text:p text:style-name="P36"><text:span text:style-name="T6"></text:span></text:p>
      <text:p text:style-name="P36"><text:span text:style-name="T6"><text:tab/>fclose(memory_print_file);</text:span></text:p>
      <text:p text:style-name="P36"><text:span text:style-name="T6">}</text:span></text:p>
      <text:p text:style-name="P36"><text:soft-page-break/><text:span text:style-name="T6"></text:span></text:p>
      <text:p text:style-name="P36"><text:span text:style-name="T6">/******************************************************************************</text:span></text:p>
      <text:p text:style-name="P36"><text:span text:style-name="T6">**<text:tab/>PRINTS VALID MEMORY ALONG WITH THE LIST FILE ASSEMBLBY CODE AND COMMENTS</text:span></text:p>
      <text:p text:style-name="P36"><text:span text:style-name="T6">** CAN BE OPENED BY THE GUI TO PRINT TO THE TEXT WINDOW</text:span></text:p>
      <text:p text:style-name="P36"><text:span text:style-name="T6">******************************************************************************/</text:span></text:p>
      <text:p text:style-name="P36"><text:span text:style-name="T6">void print_memory_list(void) {</text:span></text:p>
      <text:p text:style-name="P36"><text:span text:style-name="T6"><text:tab/>FILE* memory_print_file;</text:span></text:p>
      <text:p text:style-name="P36"><text:span text:style-name="T6"><text:tab/>char* memory_print_file_name = "MEMORY_LIST.txt";</text:span></text:p>
      <text:p text:style-name="P36"><text:span text:style-name="T6"><text:tab/>unsigned int i;</text:span></text:p>
      <text:p text:style-name="P36"><text:span text:style-name="T6"><text:tab/></text:span></text:p>
      <text:p text:style-name="P36"><text:span text:style-name="T6"><text:tab/>memory_print_file = fopen(memory_print_file_name, "w");</text:span></text:p>
      <text:p text:style-name="P36"><text:span text:style-name="T6"><text:tab/></text:span></text:p>
      <text:p text:style-name="P36"><text:span text:style-name="T6"><text:tab/>if(memory_print_file == NULL) {</text:span></text:p>
      <text:p text:style-name="P36"><text:span text:style-name="T6"><text:tab/><text:tab/>printf("Error opening MEMORY_LIST.txt\n");</text:span></text:p>
      <text:p text:style-name="P36"><text:span text:style-name="T6"><text:tab/>}</text:span></text:p>
      <text:p text:style-name="P36"><text:span text:style-name="T6"><text:tab/>else {</text:span></text:p>
      <text:p text:style-name="P36"><text:span text:style-name="T6"><text:tab/><text:tab/>for(i=0; i &lt; PAGES * WORDS_PER_PAGE; i++){</text:span></text:p>
      <text:p text:style-name="P36"><text:span text:style-name="T6"><text:tab/><text:tab/><text:tab/>if(memory[i] &amp; MEMORY_VALID_BIT){</text:span></text:p>
      <text:p text:style-name="P36"><text:span text:style-name="T6"><text:tab/><text:tab/><text:tab/><text:tab/>// first print breakpoint, tracepoint bits</text:span></text:p>
      <text:p text:style-name="P36"><text:span text:style-name="T6"><text:tab/><text:tab/><text:tab/><text:tab/>if(memory[i] &amp; MEMORY_BREAKPOINT_BIT){</text:span></text:p>
      <text:p text:style-name="P36"><text:span text:style-name="T6"><text:tab/><text:tab/><text:tab/><text:tab/><text:tab/>fprintf(memory_print_file, "b");</text:span></text:p>
      <text:p text:style-name="P36"><text:span text:style-name="T6"><text:tab/><text:tab/><text:tab/><text:tab/>} else {</text:span></text:p>
      <text:p text:style-name="P36"><text:span text:style-name="T6"><text:tab/><text:tab/><text:tab/><text:tab/><text:tab/>fprintf(memory_print_file, " <text:s text:c="2"/>");</text:span></text:p>
      <text:p text:style-name="P36"><text:span text:style-name="T6"><text:tab/><text:tab/><text:tab/><text:tab/>}</text:span></text:p>
      <text:p text:style-name="P36"><text:span text:style-name="T6"><text:tab/><text:tab/><text:tab/><text:tab/>if(memory[i] &amp; MEMORY_TRACEPOINT_BIT){</text:span></text:p>
      <text:p text:style-name="P36"><text:span text:style-name="T6"><text:tab/><text:tab/><text:tab/><text:tab/><text:tab/>fprintf(memory_print_file, "t ");</text:span></text:p>
      <text:p text:style-name="P36"><text:span text:style-name="T6"><text:tab/><text:tab/><text:tab/><text:tab/>} else {</text:span></text:p>
      <text:p text:style-name="P36"><text:span text:style-name="T6"><text:tab/><text:tab/><text:tab/><text:tab/><text:tab/>fprintf(memory_print_file, " <text:s text:c="2"/>");</text:span></text:p>
      <text:p text:style-name="P36"><text:span text:style-name="T6"><text:tab/><text:tab/><text:tab/><text:tab/>}</text:span></text:p>
      <text:p text:style-name="P36"><text:span text:style-name="T6"><text:tab/><text:tab/><text:tab/><text:tab/>// print current PC indicator, or a bunch of spaces</text:span></text:p>
      <text:p text:style-name="P36"><text:span text:style-name="T6"><text:tab/><text:tab/><text:tab/><text:tab/>if(i == registers-&gt;PC){</text:span></text:p>
      <text:p text:style-name="P36"><text:span text:style-name="T6"><text:tab/><text:tab/><text:tab/><text:tab/><text:tab/>fprintf(memory_print_file, "==&gt; ");</text:span></text:p>
      <text:p text:style-name="P36"><text:span text:style-name="T6"><text:tab/><text:tab/><text:tab/><text:tab/>} else {</text:span></text:p>
      <text:p text:style-name="P36"><text:span text:style-name="T6"><text:tab/><text:tab/><text:tab/><text:tab/><text:tab/>fprintf(memory_print_file, " <text:s text:c="8"/>");</text:span></text:p>
      <text:p text:style-name="P36"><text:span text:style-name="T6"><text:tab/><text:tab/><text:tab/><text:tab/>}</text:span></text:p>
      <text:p text:style-name="P36"><text:span text:style-name="T6"><text:tab/><text:tab/><text:tab/><text:tab/></text:span></text:p>
      <text:p text:style-name="P36"><text:span text:style-name="T6"><text:tab/><text:tab/><text:tab/><text:tab/>fprintf(memory_print_file, "%04o %04o", i, memory[i] &amp; MEMORY_MASK);</text:span></text:p>
      <text:p text:style-name="P36"><text:span text:style-name="T6"><text:tab/><text:tab/><text:tab/><text:tab/>if (assembly_list[i] != NULL){</text:span></text:p>
      <text:p text:style-name="P36"><text:span text:style-name="T6"><text:tab/><text:tab/><text:tab/><text:tab/><text:tab/>fprintf(memory_print_file, " <text:s/>%s", assembly_list[i]);</text:span></text:p>
      <text:p text:style-name="P36"><text:span text:style-name="T6"><text:tab/><text:tab/><text:tab/><text:tab/>}</text:span></text:p>
      <text:p text:style-name="P36"><text:span text:style-name="T6"><text:tab/><text:tab/><text:tab/><text:tab/>fprintf(memory_print_file, "\n");</text:span></text:p>
      <text:p text:style-name="P36"><text:span text:style-name="T6"><text:tab/><text:tab/><text:tab/>}</text:span></text:p>
      <text:p text:style-name="P36"><text:span text:style-name="T6"><text:tab/><text:tab/>}</text:span></text:p>
      <text:p text:style-name="P36"><text:span text:style-name="T6"><text:tab/>}</text:span></text:p>
      <text:p text:style-name="P36"><text:span text:style-name="T6"><text:tab/>fclose(memory_print_file);</text:span></text:p>
      <text:p text:style-name="P36"><text:span text:style-name="T6">}</text:span></text:p>
      <text:p text:style-name="P36"><text:span text:style-name="T6"></text:span></text:p>
      <text:p text:style-name="P36"><text:soft-page-break/><text:span text:style-name="T6">/******************************************************************************</text:span></text:p>
      <text:p text:style-name="P36"><text:span text:style-name="T6"><text:s/>* <text:tab/>PRINT BREAKPOINTS</text:span></text:p>
      <text:p text:style-name="P36"><text:span text:style-name="T6"><text:s/>*****************************************************************************/</text:span></text:p>
      <text:p text:style-name="P36"><text:span text:style-name="T6">void print_breakpoints(void){</text:span></text:p>
      <text:p text:style-name="P36"><text:span text:style-name="T6"><text:tab/>const char* breakpoint_filename = "breakpoints.txt";</text:span></text:p>
      <text:p text:style-name="P36"><text:span text:style-name="T6"><text:tab/>FILE * breakpoint_file;</text:span></text:p>
      <text:p text:style-name="P36"><text:span text:style-name="T6"><text:tab/>int index = 0;</text:span></text:p>
      <text:p text:style-name="P36"><text:span text:style-name="T6"><text:tab/>breakpoint_file = fopen(breakpoint_filename, "w");</text:span></text:p>
      <text:p text:style-name="P36"><text:span text:style-name="T6"></text:span></text:p>
      <text:p text:style-name="P36"><text:span text:style-name="T6"><text:tab/>#ifdef TRACE_DEBUG<text:tab/><text:tab/><text:tab/></text:span></text:p>
      <text:p text:style-name="P36"><text:span text:style-name="T6"><text:tab/>if(breakpoint_file == NULL){</text:span></text:p>
      <text:p text:style-name="P36"><text:span text:style-name="T6"><text:tab/><text:tab/>printf("File open error, does it exist?\n");</text:span></text:p>
      <text:p text:style-name="P36"><text:span text:style-name="T6"><text:tab/>}else{</text:span></text:p>
      <text:p text:style-name="P36"><text:span text:style-name="T6"><text:tab/><text:tab/>printf("File opened successfully!\n");</text:span></text:p>
      <text:p text:style-name="P36"><text:span text:style-name="T6"><text:tab/>}//end else</text:span></text:p>
      <text:p text:style-name="P36"><text:span text:style-name="T6"><text:tab/>#endif</text:span></text:p>
      <text:p text:style-name="P36"><text:span text:style-name="T6"></text:span></text:p>
      <text:p text:style-name="P36"><text:span text:style-name="T6"><text:tab/>fprintf(breakpoint_file, "Breakpoints set at addresses: ");</text:span></text:p>
      <text:p text:style-name="P36"><text:span text:style-name="T6"><text:tab/>//walk memory <text:tab/></text:span></text:p>
      <text:p text:style-name="P36"><text:span text:style-name="T6"><text:tab/>for(; index&lt;(PAGES*WORDS_PER_PAGE); index++){</text:span></text:p>
      <text:p text:style-name="P36"><text:span text:style-name="T6"><text:tab/><text:tab/>//if BREAKPOINT bit set, write to file</text:span></text:p>
      <text:p text:style-name="P36"><text:span text:style-name="T6"><text:tab/><text:tab/>if((memory[index] &amp; MEMORY_BREAKPOINT_BIT)){</text:span></text:p>
      <text:p text:style-name="P36"><text:span text:style-name="T6"><text:tab/><text:tab/><text:tab/>fprintf(breakpoint_file, " %04o,", index);</text:span></text:p>
      <text:p text:style-name="P36"><text:span text:style-name="T6"><text:tab/><text:tab/><text:tab/>#ifdef TRACE_DEBUG</text:span></text:p>
      <text:p text:style-name="P36"><text:span text:style-name="T6"><text:tab/><text:tab/><text:tab/>printf("Wrote: %04o to: %s\n", index, breakpoint_filename);</text:span></text:p>
      <text:p text:style-name="P36"><text:span text:style-name="T6"><text:tab/><text:tab/><text:tab/>#endif</text:span></text:p>
      <text:p text:style-name="P36"><text:span text:style-name="T6"><text:tab/><text:tab/>}//end if</text:span></text:p>
      <text:p text:style-name="P36"><text:span text:style-name="T6"><text:tab/>}//end for</text:span></text:p>
      <text:p text:style-name="P36"><text:span text:style-name="T6"></text:span></text:p>
      <text:p text:style-name="P36"><text:span text:style-name="T6"><text:tab/>fclose(breakpoint_file);</text:span></text:p>
      <text:p text:style-name="P36"><text:span text:style-name="T6">}//end print_breakpoints</text:span></text:p>
      <text:p text:style-name="P36"><text:span text:style-name="T6"></text:span></text:p>
      <text:p text:style-name="P36"><text:span text:style-name="T6">/******************************************************************************</text:span></text:p>
      <text:p text:style-name="P36"><text:span text:style-name="T6"><text:s/>* <text:tab/>EOF</text:span></text:p>
      <text:p text:style-name="P36"><text:span text:style-name="T6"><text:s/>*****************************************************************************/</text:span></text:p>
      <text:p text:style-name="P41"/>
      <text:p text:style-name="P36"/>
      <text:p text:style-name="P36">memory.h</text:p>
      <text:p text:style-name="P36"><text:span text:style-name="T6">/******************************************************************************</text:span></text:p>
      <text:p text:style-name="P36"><text:span text:style-name="T6">** ECE486/586 PDP-8 Simulator</text:span></text:p>
      <text:p text:style-name="P36"><text:span text:style-name="T6">** Sean Koppenhafer, Luis Santiago, Ken, J.S. Peirce</text:span></text:p>
      <text:p text:style-name="P36"><text:span text:style-name="T6">** </text:span></text:p>
      <text:p text:style-name="P36"><text:span text:style-name="T6">** 15 JANUARY 2015</text:span></text:p>
      <text:p text:style-name="P36"><text:span text:style-name="T6">** memory.h</text:span></text:p>
      <text:p text:style-name="P36"><text:span text:style-name="T6">******************************************************************************/</text:span></text:p>
      <text:p text:style-name="P36"><text:span text:style-name="T6"></text:span></text:p>
      <text:p text:style-name="P36"><text:span text:style-name="T6">#include &lt;inttypes.h&gt;</text:span></text:p>
      <text:p text:style-name="P36"><text:span text:style-name="T6">#include &lt;unistd.h&gt;</text:span></text:p>
      <text:p text:style-name="P36"><text:span text:style-name="T6">#include &lt;stdio.h&gt;</text:span></text:p>
      <text:p text:style-name="P36"><text:soft-page-break/><text:span text:style-name="T6">#include "cpu.h"<text:tab/>//Needed for regs</text:span></text:p>
      <text:p text:style-name="P36"><text:span text:style-name="T6"></text:span></text:p>
      <text:p text:style-name="P36"><text:span text:style-name="T6">#ifndef MEMORY_H</text:span></text:p>
      <text:p text:style-name="P36"><text:span text:style-name="T6">#define MEMORY_H</text:span></text:p>
      <text:p text:style-name="P36"><text:span text:style-name="T6"></text:span></text:p>
      <text:p text:style-name="P36"><text:span text:style-name="T6">//#define PRETTY_PRINT</text:span></text:p>
      <text:p text:style-name="P36"><text:span text:style-name="T6"></text:span></text:p>
      <text:p text:style-name="P36"><text:span text:style-name="T6">/* Total memory size is 4K */</text:span></text:p>
      <text:p text:style-name="P36"><text:span text:style-name="T6">#define WORDS_PER_PAGE 128</text:span></text:p>
      <text:p text:style-name="P36"><text:span text:style-name="T6">#define PAGES 32</text:span></text:p>
      <text:p text:style-name="P36"><text:span text:style-name="T6"></text:span></text:p>
      <text:p text:style-name="P36"><text:span text:style-name="T6">#define MEMORY_MASK<text:tab/><text:tab/><text:tab/><text:tab/>0xFFF<text:tab/>/*Only 12 bits needed for address or a data*/</text:span></text:p>
      <text:p text:style-name="P36"><text:span text:style-name="T6">#define MEMORY_VALID_BIT <text:tab/><text:tab/>0x8000</text:span></text:p>
      <text:p text:style-name="P36"><text:span text:style-name="T6">#define MEMORY_BREAKPOINT_BIT<text:tab/>0x4000</text:span></text:p>
      <text:p text:style-name="P36"><text:span text:style-name="T6">#define MEMORY_TRACEPOINT_BIT 0x2000</text:span></text:p>
      <text:p text:style-name="P36"><text:span text:style-name="T6"></text:span></text:p>
      <text:p text:style-name="P36"><text:span text:style-name="T6">/* For trace files */</text:span></text:p>
      <text:p text:style-name="P36"><text:span text:style-name="T6">#define DATA_READ 0</text:span></text:p>
      <text:p text:style-name="P36"><text:span text:style-name="T6">#define INSTRUCTION_FETCH 1</text:span></text:p>
      <text:p text:style-name="P36"><text:span text:style-name="T6"></text:span></text:p>
      <text:p text:style-name="P36"><text:span text:style-name="T6">/* Addressing mode defines */</text:span></text:p>
      <text:p text:style-name="P36"><text:span text:style-name="T6">#define DIRECT_MODE 0</text:span></text:p>
      <text:p text:style-name="P36"><text:span text:style-name="T6">#define INDIRECT_MODE 2</text:span></text:p>
      <text:p text:style-name="P36"><text:span text:style-name="T6">#define AUTOINCREMENT_MODE 4</text:span></text:p>
      <text:p text:style-name="P36"><text:span text:style-name="T6"></text:span></text:p>
      <text:p text:style-name="P36"><text:span text:style-name="T6">/* Effective address */</text:span></text:p>
      <text:p text:style-name="P36"><text:span text:style-name="T6">#define PageMode(var) <text:tab/>((var) &amp; (1&lt;&lt;7))</text:span></text:p>
      <text:p text:style-name="P36"><text:span text:style-name="T6">#define AddrMode(var) <text:tab/>((var) &amp; (1&lt;&lt;8))</text:span></text:p>
      <text:p text:style-name="P36"><text:span text:style-name="T6">#define OFFSET_MASK <text:s text:c="2"/><text:tab/>0X7F</text:span></text:p>
      <text:p text:style-name="P36"><text:span text:style-name="T6">#define PAGE_MASK<text:tab/>0XF80</text:span></text:p>
      <text:p text:style-name="P36"><text:span text:style-name="T6"></text:span></text:p>
      <text:p text:style-name="P36"><text:span text:style-name="T6">uint16_t memory[PAGES * WORDS_PER_PAGE];</text:span></text:p>
      <text:p text:style-name="P36"><text:span text:style-name="T6">char * assembly_list[PAGES * WORDS_PER_PAGE];</text:span></text:p>
      <text:p text:style-name="P36"><text:span text:style-name="T6">char *trace_name;</text:span></text:p>
      <text:p text:style-name="P36"><text:span text:style-name="T6">FILE *trace_file;</text:span></text:p>
      <text:p text:style-name="P36"><text:span text:style-name="T6"></text:span></text:p>
      <text:p text:style-name="P36"><text:span text:style-name="T6">// Prototypes</text:span></text:p>
      <text:p text:style-name="P36"><text:span text:style-name="T6">void mem_init(void);</text:span></text:p>
      <text:p text:style-name="P36"><text:span text:style-name="T6">void mem_print_valid(void);</text:span></text:p>
      <text:p text:style-name="P36"><text:span text:style-name="T6">int trace_init();</text:span></text:p>
      <text:p text:style-name="P36"><text:span text:style-name="T6">void update_memory_trace(void);</text:span></text:p>
      <text:p text:style-name="P36"><text:span text:style-name="T6">int trace_close();</text:span></text:p>
      <text:p text:style-name="P36"><text:span text:style-name="T6">uint16_t mem_read(uint16_t to_convert, uint8_t read_or_fetch);</text:span></text:p>
      <text:p text:style-name="P36"><text:span text:style-name="T6">void mem_write(uint16_t to_convert, uint16_t data);</text:span></text:p>
      <text:p text:style-name="P36"><text:span text:style-name="T6">uint16_t zeropage(uint16_t);</text:span></text:p>
      <text:p text:style-name="P36"><text:span text:style-name="T6">uint16_t currentpage(uint16_t, regs*);</text:span></text:p>
      <text:p text:style-name="P36"><text:span text:style-name="T6">uint8_t EffAddCalc(uint16_t, regs*);</text:span></text:p>
      <text:p text:style-name="P36"><text:span text:style-name="T6"></text:span></text:p>
      <text:p text:style-name="P36"><text:soft-page-break/><text:span text:style-name="T6">//GUI functions</text:span></text:p>
      <text:p text:style-name="P36"><text:span text:style-name="T6">void set_breakpoint(uint16_t);</text:span></text:p>
      <text:p text:style-name="P36"><text:span text:style-name="T6">void remove_breakpoint(uint16_t);</text:span></text:p>
      <text:p text:style-name="P36"><text:span text:style-name="T6">void set_tracepoint(uint16_t);</text:span></text:p>
      <text:p text:style-name="P36"><text:span text:style-name="T6">void remove_tracepoint(uint16_t);</text:span></text:p>
      <text:p text:style-name="P36"><text:span text:style-name="T6">void print_memory_page(int);</text:span></text:p>
      <text:p text:style-name="P36"><text:span text:style-name="T6">void print_memory_list(void);</text:span></text:p>
      <text:p text:style-name="P36"><text:span text:style-name="T6">void print_breakpoints(void);</text:span></text:p>
      <text:p text:style-name="P36"><text:span text:style-name="T6"></text:span></text:p>
      <text:p text:style-name="P36"><text:span text:style-name="T6">/******************************************************************************</text:span></text:p>
      <text:p text:style-name="P36"><text:span text:style-name="T6">**<text:tab/>EOF</text:span></text:p>
      <text:p text:style-name="P36"><text:span text:style-name="T6">******************************************************************************/</text:span></text:p>
      <text:p text:style-name="P36"><text:span text:style-name="T6">#endif</text:span></text:p>
      <text:p text:style-name="P41"/>
      <text:p text:style-name="P36"/>
      <text:p text:style-name="P36">makefile</text:p>
      <text:p text:style-name="P30">CC=gcc</text:p>
      <text:p text:style-name="P30">CFLAGS= -g -c -Wall</text:p>
      <text:p text:style-name="P30">LDFLAGS= -pthread</text:p>
      <text:p text:style-name="P30">SOURCES=main.c memory.c cpu.c kb_input.c branch_trace.c</text:p>
      <text:p text:style-name="P30">OBJECTS=$(SOURCES:.c=.o)</text:p>
      <text:p text:style-name="P30">EXECUTABLE=PDP8_sim</text:p>
      <text:p text:style-name="P30"></text:p>
      <text:p text:style-name="P30">all: $(SOURCES) $(EXECUTABLE)</text:p>
      <text:p text:style-name="P30"></text:p>
      <text:p text:style-name="P30">$(EXECUTABLE): $(OBJECTS)</text:p>
      <text:p text:style-name="P30"><text:tab/>$(CC) $(LDFLAGS) $(OBJECTS) -o $@</text:p>
      <text:p text:style-name="P30"></text:p>
      <text:p text:style-name="P30">.c.o:</text:p>
      <text:p text:style-name="P30"><text:tab/>$(CC) $(CFLAGS) $&lt; -o $@</text:p>
      <text:p text:style-name="P30"></text:p>
      <text:p text:style-name="P30">clean:</text:p>
      <text:p text:style-name="P30"><text:tab/>rm -rf *~ *.o $(EXECUTABLE)</text:p>
      <text:p text:style-name="P30"></text:p>
      <text:p text:style-name="P30"># to generate this list use: gcc -MM -g -c -Wall *.c</text:p>
      <text:p text:style-name="P30"></text:p>
      <text:p text:style-name="P30">cpu.o: cpu.c cpu.h</text:p>
      <text:p text:style-name="P30">main.o: main.c main.h memory.h cpu.h</text:p>
      <text:p text:style-name="P30">memory.o: memory.c memory.h</text:p>
      <text:p text:style-name="P30">kb_input.o: kb_input.c kb_input.h</text:p>
      <text:p text:style-name="P30">branch_trace.o: branch_trace.c branch_trace.h</text:p>
      <text:p text:style-name="P40"/>
      <text:p text:style-name="P30"/>
      <text:p text:style-name="P36">makefile.gui</text:p>
      <text:p text:style-name="P36"><text:span text:style-name="T6">CC=gcc</text:span></text:p>
      <text:p text:style-name="P36"><text:span text:style-name="T6">CFLAGS= -g -c -Wall -DGUI `pkg-config --cflags gtk+-3.0`</text:span></text:p>
      <text:p text:style-name="P36"><text:span text:style-name="T6">LDFLAGS= -pthread</text:span></text:p>
      <text:p text:style-name="P36"><text:span text:style-name="T6">GTKLINK=`pkg-config --libs gtk+-3.0`</text:span></text:p>
      <text:p text:style-name="P36"><text:soft-page-break/><text:span text:style-name="T6">SOURCES=main.c memory.c cpu.c kb_input.c branch_trace.c gui.c callback.c</text:span></text:p>
      <text:p text:style-name="P36"><text:span text:style-name="T6">OBJECTS=$(SOURCES:.c=.o)</text:span></text:p>
      <text:p text:style-name="P36"><text:span text:style-name="T6">EXECUTABLE=PDP8_sim</text:span></text:p>
      <text:p text:style-name="P36"><text:span text:style-name="T6"></text:span></text:p>
      <text:p text:style-name="P36"><text:span text:style-name="T6">all: $(SOURCES) $(EXECUTABLE)</text:span></text:p>
      <text:p text:style-name="P36"><text:span text:style-name="T6"></text:span></text:p>
      <text:p text:style-name="P36"><text:span text:style-name="T6">$(EXECUTABLE): $(OBJECTS)</text:span></text:p>
      <text:p text:style-name="P36"><text:span text:style-name="T6"><text:tab/>$(CC) $(LDFLAGS) $(OBJECTS) -o $@ $(GTKLINK)</text:span></text:p>
      <text:p text:style-name="P36"><text:span text:style-name="T6"></text:span></text:p>
      <text:p text:style-name="P36"><text:span text:style-name="T6">.c.o:</text:span></text:p>
      <text:p text:style-name="P36"><text:span text:style-name="T6"><text:tab/>$(CC) $(CFLAGS) $&lt; -o $@</text:span></text:p>
      <text:p text:style-name="P36"><text:span text:style-name="T6"></text:span></text:p>
      <text:p text:style-name="P36"><text:span text:style-name="T6">clean:</text:span></text:p>
      <text:p text:style-name="P36"><text:span text:style-name="T6"><text:tab/>rm -rf *~ *.o $(EXECUTABLE)</text:span></text:p>
      <text:p text:style-name="P36"><text:span text:style-name="T6"></text:span></text:p>
      <text:p text:style-name="P36"><text:span text:style-name="T6"># to generate this list use: gcc -MM -g -c -Wall *.c</text:span></text:p>
      <text:p text:style-name="P36"><text:span text:style-name="T6"></text:span></text:p>
      <text:p text:style-name="P36"><text:span text:style-name="T6">branch_trace.o: branch_trace.c branch_trace.h</text:span></text:p>
      <text:p text:style-name="P36"><text:span text:style-name="T6">callback.o: callback.c callback.h gui.h</text:span></text:p>
      <text:p text:style-name="P36"><text:span text:style-name="T6">cpu.o: cpu.c cpu.h kb_input.h memory.h branch_trace.h</text:span></text:p>
      <text:p text:style-name="P36"><text:span text:style-name="T6">gui.o: gui.c gui.h callback.h</text:span></text:p>
      <text:p text:style-name="P36"><text:span text:style-name="T6">kb_input.o: kb_input.c kb_input.h</text:span></text:p>
      <text:p text:style-name="P36"><text:span text:style-name="T6">kb_test.o: kb_test.c</text:span></text:p>
      <text:p text:style-name="P36"><text:span text:style-name="T6">main.o: main.c main.h memory.h cpu.h kb_input.h branch_trace.h callback.h gui.h</text:span></text:p>
      <text:p text:style-name="P36"><text:span text:style-name="T6">memory.o: memory.c memory.h cpu.h kb_input.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5-03-03T22:30:50.054369627</meta:creation-date>
    <dc:date>2015-03-08T18:50:09.902826354</dc:date>
    <meta:editing-duration>PT1H17M1S</meta:editing-duration>
    <meta:editing-cycles>26</meta:editing-cycles>
    <meta:generator>LibreOffice/4.2.7.2$Linux_X86_64 LibreOffice_project/420m0$Build-2</meta:generator>
    <dc:creator>sean </dc:creator>
    <meta:document-statistic meta:table-count="0" meta:image-count="0" meta:object-count="0" meta:page-count="85" meta:paragraph-count="3863" meta:word-count="14523" meta:character-count="135552" meta:non-whitespace-character-count="113936"/>
  </office:meta>
</office:document-meta>
</file>